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svg:font-family="'DejaVu Sans'"/>
    <style:font-face style:name="OpenSymbol" svg:font-family="OpenSymbol"/>
    <style:font-face style:name="StarSymbol" svg:font-family="StarSymbol"/>
    <style:font-face style:name="DejaVu Sans Mono" svg:font-family="'DejaVu Sans Mono'" style:font-family-generic="modern" style:font-pitch="fixed"/>
    <style:font-face style:name="DejaVu Sans1" svg:font-family="'DejaVu Sans'" style:font-family-generic="system" style:font-pitch="variable"/>
  </office:font-face-decls>
  <office:automatic-styles>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B" style:family="table-column">
      <style:table-column-properties style:column-width="11.333cm" style:rel-column-width="4369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B" style:family="table-column">
      <style:table-column-properties style:column-width="5.666cm" style:rel-column-width="21844*"/>
    </style:style>
    <style:style style:name="Tableau4.C" style:family="table-column">
      <style:table-column-properties style:column-width="5.666cm" style:rel-column-width="21846*"/>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293cm" style:rel-column-width="4984*"/>
    </style:style>
    <style:style style:name="Tableau5.B" style:family="table-column">
      <style:table-column-properties style:column-width="4.87cm" style:rel-column-width="18775*"/>
    </style:style>
    <style:style style:name="Tableau5.C" style:family="table-column">
      <style:table-column-properties style:column-width="3.336cm" style:rel-column-width="12859*"/>
    </style:style>
    <style:style style:name="Tableau5.D" style:family="table-column">
      <style:table-column-properties style:column-width="7.5cm" style:rel-column-width="28917*"/>
    </style:style>
    <style:style style:name="Tableau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C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background-color="transparent" fo:padding="0.097cm" fo:border-left="0.002cm solid #000000" fo:border-right="none" fo:border-top="none" fo:border-bottom="0.002cm solid #000000">
        <style:background-image/>
      </style:table-cell-properties>
    </style:style>
    <style:style style:name="Tableau5.B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71" style:family="table">
      <style:table-properties style:width="16.999cm" table:align="margins"/>
    </style:style>
    <style:style style:name="Tableau71.A" style:family="table-column">
      <style:table-column-properties style:column-width="5.666cm" style:rel-column-width="21845*"/>
    </style:style>
    <style:style style:name="Tableau71.B" style:family="table-column">
      <style:table-column-properties style:column-width="11.333cm" style:rel-column-width="43690*"/>
    </style:style>
    <style:style style:name="Tableau71.A1" style:family="table-cell">
      <style:table-cell-properties fo:padding="0.097cm" fo:border-left="0.002cm solid #000000" fo:border-right="none" fo:border-top="0.002cm solid #000000" fo:border-bottom="0.002cm solid #000000"/>
    </style:style>
    <style:style style:name="Tableau71.B1" style:family="table-cell">
      <style:table-cell-properties fo:padding="0.097cm" fo:border="0.002cm solid #000000"/>
    </style:style>
    <style:style style:name="Tableau71.A2" style:family="table-cell">
      <style:table-cell-properties fo:padding="0.097cm" fo:border-left="0.002cm solid #000000" fo:border-right="none" fo:border-top="none" fo:border-bottom="0.002cm solid #000000"/>
    </style:style>
    <style:style style:name="Tableau71.B2" style:family="table-cell">
      <style:table-cell-properties fo:padding="0.097cm" fo:border-left="0.002cm solid #000000" fo:border-right="0.002cm solid #000000" fo:border-top="none" fo:border-bottom="0.002cm solid #000000"/>
    </style:style>
    <style:style style:name="Tableau72" style:family="table">
      <style:table-properties style:width="16.999cm" table:align="margins"/>
    </style:style>
    <style:style style:name="Tableau72.A" style:family="table-column">
      <style:table-column-properties style:column-width="5.666cm" style:rel-column-width="21845*"/>
    </style:style>
    <style:style style:name="Tableau72.B" style:family="table-column">
      <style:table-column-properties style:column-width="5.666cm" style:rel-column-width="21844*"/>
    </style:style>
    <style:style style:name="Tableau72.C" style:family="table-column">
      <style:table-column-properties style:column-width="5.666cm" style:rel-column-width="21846*"/>
    </style:style>
    <style:style style:name="Tableau72.A1" style:family="table-cell">
      <style:table-cell-properties fo:padding="0.097cm" fo:border-left="0.002cm solid #000000" fo:border-right="none" fo:border-top="0.002cm solid #000000" fo:border-bottom="0.002cm solid #000000"/>
    </style:style>
    <style:style style:name="Tableau72.C1" style:family="table-cell">
      <style:table-cell-properties fo:padding="0.097cm" fo:border="0.002cm solid #000000"/>
    </style:style>
    <style:style style:name="Tableau72.A2" style:family="table-cell">
      <style:table-cell-properties fo:padding="0.097cm" fo:border-left="0.002cm solid #000000" fo:border-right="none" fo:border-top="none" fo:border-bottom="0.002cm solid #000000"/>
    </style:style>
    <style:style style:name="Tableau72.C2" style:family="table-cell">
      <style:table-cell-properties fo:padding="0.097cm" fo:border-left="0.002cm solid #000000" fo:border-right="0.002cm solid #000000" fo:border-top="none" fo:border-bottom="0.002cm solid #000000"/>
    </style:style>
    <style:style style:name="Tableau73" style:family="table">
      <style:table-properties style:width="16.999cm" table:align="margins"/>
    </style:style>
    <style:style style:name="Tableau73.A" style:family="table-column">
      <style:table-column-properties style:column-width="1.164cm" style:rel-column-width="4488*"/>
    </style:style>
    <style:style style:name="Tableau73.B" style:family="table-column">
      <style:table-column-properties style:column-width="7.334cm" style:rel-column-width="28275*"/>
    </style:style>
    <style:style style:name="Tableau73.C" style:family="table-column">
      <style:table-column-properties style:column-width="4.249cm" style:rel-column-width="16382*"/>
    </style:style>
    <style:style style:name="Tableau73.D" style:family="table-column">
      <style:table-column-properties style:column-width="4.251cm" style:rel-column-width="16390*"/>
    </style:style>
    <style:style style:name="Tableau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73.C1" style:family="table-cell">
      <style:table-cell-properties fo:padding="0.097cm" fo:border-left="0.002cm solid #000000" fo:border-right="none" fo:border-top="0.002cm solid #000000" fo:border-bottom="0.002cm solid #000000"/>
    </style:style>
    <style:style style:name="Tableau73.D1" style:family="table-cell">
      <style:table-cell-properties fo:padding="0.097cm" fo:border="0.002cm solid #000000"/>
    </style:style>
    <style:style style:name="Tableau73.A2" style:family="table-cell">
      <style:table-cell-properties fo:padding="0.097cm" fo:border-left="0.002cm solid #000000" fo:border-right="none" fo:border-top="none" fo:border-bottom="0.002cm solid #000000"/>
    </style:style>
    <style:style style:name="Tableau73.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B" style:family="table-column">
      <style:table-column-properties style:column-width="11.333cm" style:rel-column-width="4369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0.741cm" style:rel-column-width="2856*"/>
    </style:style>
    <style:style style:name="Tableau2.B" style:family="table-column">
      <style:table-column-properties style:column-width="2.566cm" style:rel-column-width="9894*"/>
    </style:style>
    <style:style style:name="Tableau2.C" style:family="table-column">
      <style:table-column-properties style:column-width="2.619cm" style:rel-column-width="10098*"/>
    </style:style>
    <style:style style:name="Tableau2.D" style:family="table-column">
      <style:table-column-properties style:column-width="11.072cm" style:rel-column-width="42687*"/>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4.249cm" style:rel-column-width="16382*"/>
    </style:style>
    <style:style style:name="Tableau6.B" style:family="table-column">
      <style:table-column-properties style:column-width="3.133cm" style:rel-column-width="12077*"/>
    </style:style>
    <style:style style:name="Tableau6.C" style:family="table-column">
      <style:table-column-properties style:column-width="3.201cm" style:rel-column-width="12342*"/>
    </style:style>
    <style:style style:name="Tableau6.D" style:family="table-column">
      <style:table-column-properties style:column-width="6.415cm" style:rel-column-width="24734*"/>
    </style:style>
    <style:style style:name="Tableau6.A1" style:family="table-cell">
      <style:table-cell-properties fo:padding="0.097cm" fo:border-left="0.002cm solid #000000" fo:border-right="none" fo:border-top="0.002cm solid #000000" fo:border-bottom="0.002cm solid #000000"/>
    </style:style>
    <style:style style:name="Tableau6.D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111cm" style:rel-column-width="4284*"/>
    </style:style>
    <style:style style:name="Tableau7.B" style:family="table-column">
      <style:table-column-properties style:column-width="7.385cm" style:rel-column-width="28473*"/>
    </style:style>
    <style:style style:name="Tableau7.C" style:family="table-column">
      <style:table-column-properties style:column-width="3.154cm" style:rel-column-width="12159*"/>
    </style:style>
    <style:style style:name="Tableau7.D" style:family="table-column">
      <style:table-column-properties style:column-width="5.348cm" style:rel-column-width="20619*"/>
    </style:style>
    <style:style style:name="Tableau7.1" style:family="table-row">
      <style:table-row-properties style:keep-together="false" fo:keep-together="always"/>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0.923cm" style:rel-column-width="3556*"/>
    </style:style>
    <style:style style:name="Tableau8.B" style:family="table-column">
      <style:table-column-properties style:column-width="5.507cm" style:rel-column-width="21230*"/>
    </style:style>
    <style:style style:name="Tableau8.C" style:family="table-column">
      <style:table-column-properties style:column-width="1.429cm" style:rel-column-width="5508*"/>
    </style:style>
    <style:style style:name="Tableau8.D" style:family="table-column">
      <style:table-column-properties style:column-width="9.14cm" style:rel-column-width="35241*"/>
    </style:style>
    <style:style style:name="Tableau8.1" style:family="table-row">
      <style:table-row-properties style:keep-together="false" fo:keep-together="always"/>
    </style:style>
    <style:style style:name="Tableau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C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8.A43" style:family="table-cell">
      <style:table-cell-properties fo:padding="0.097cm" fo:border-left="0.002cm solid #000000" fo:border-right="none" fo:border-top="none" fo:border-bottom="none"/>
    </style:style>
    <style:style style:name="Tableau8.D43" style:family="table-cell">
      <style:table-cell-properties fo:padding="0.097cm" fo:border-left="0.002cm solid #000000" fo:border-right="0.002cm solid #000000" fo:border-top="none" fo:border-bottom="none"/>
    </style:style>
    <style:style style:name="Tableau11" style:family="table">
      <style:table-properties style:width="16.999cm" table:align="margins"/>
    </style:style>
    <style:style style:name="Tableau11.A" style:family="table-column">
      <style:table-column-properties style:column-width="5.666cm" style:rel-column-width="21845*"/>
    </style:style>
    <style:style style:name="Tableau11.B" style:family="table-column">
      <style:table-column-properties style:column-width="11.333cm" style:rel-column-width="43690*"/>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5" style:family="table">
      <style:table-properties style:width="16.999cm" table:align="margins"/>
    </style:style>
    <style:style style:name="Tableau15.A" style:family="table-column">
      <style:table-column-properties style:column-width="5.666cm" style:rel-column-width="21842*"/>
    </style:style>
    <style:style style:name="Tableau15.B" style:family="table-column">
      <style:table-column-properties style:column-width="4.203cm" style:rel-column-width="16205*"/>
    </style:style>
    <style:style style:name="Tableau15.C" style:family="table-column">
      <style:table-column-properties style:column-width="7.13cm" style:rel-column-width="27488*"/>
    </style:style>
    <style:style style:name="Tableau15.A1" style:family="table-cell">
      <style:table-cell-properties fo:padding="0.097cm" fo:border-left="0.002cm solid #000000" fo:border-right="none" fo:border-top="0.002cm solid #000000" fo:border-bottom="0.002cm solid #000000"/>
    </style:style>
    <style:style style:name="Tableau15.C1" style:family="table-cell">
      <style:table-cell-properties fo:padding="0.097cm" fo:border="0.002cm solid #000000"/>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16" style:family="table">
      <style:table-properties style:width="16.999cm" table:align="margins"/>
    </style:style>
    <style:style style:name="Tableau16.A" style:family="table-column">
      <style:table-column-properties style:column-width="5.666cm" style:rel-column-width="21845*"/>
    </style:style>
    <style:style style:name="Tableau16.B" style:family="table-column">
      <style:table-column-properties style:column-width="5.666cm" style:rel-column-width="21844*"/>
    </style:style>
    <style:style style:name="Tableau16.C" style:family="table-column">
      <style:table-column-properties style:column-width="5.666cm" style:rel-column-width="21846*"/>
    </style:style>
    <style:style style:name="Tableau16.A1" style:family="table-cell">
      <style:table-cell-properties fo:padding="0.097cm" fo:border-left="0.002cm solid #000000" fo:border-right="none" fo:border-top="0.002cm solid #000000" fo:border-bottom="0.002cm solid #000000"/>
    </style:style>
    <style:style style:name="Tableau16.C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C2" style:family="table-cell">
      <style:table-cell-properties fo:padding="0.097cm" fo:border-left="0.002cm solid #000000" fo:border-right="0.002cm solid #000000" fo:border-top="none" fo:border-bottom="0.002cm solid #000000"/>
    </style:style>
    <style:style style:name="Tableau13" style:family="table">
      <style:table-properties style:width="16.999cm" table:align="margins"/>
    </style:style>
    <style:style style:name="Tableau13.A" style:family="table-column">
      <style:table-column-properties style:column-width="0.847cm" style:rel-column-width="3264*"/>
    </style:style>
    <style:style style:name="Tableau13.B" style:family="table-column">
      <style:table-column-properties style:column-width="5.874cm" style:rel-column-width="22645*"/>
    </style:style>
    <style:style style:name="Tableau13.C" style:family="table-column">
      <style:table-column-properties style:column-width="2.535cm" style:rel-column-width="9772*"/>
    </style:style>
    <style:style style:name="Tableau13.D" style:family="table-column">
      <style:table-column-properties style:column-width="7.743cm" style:rel-column-width="29854*"/>
    </style:style>
    <style:style style:name="Tableau13.1" style:family="table-row">
      <style:table-row-properties style:keep-together="false" fo:keep-together="always"/>
    </style:style>
    <style:style style:name="Tableau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3.C1" style:family="table-cell">
      <style:table-cell-properties fo:padding="0.097cm" fo:border-left="0.002cm solid #000000" fo:border-right="none" fo:border-top="0.002cm solid #000000" fo:border-bottom="0.002cm solid #000000"/>
    </style:style>
    <style:style style:name="Tableau13.D1" style:family="table-cell">
      <style:table-cell-properties fo:padding="0.097cm" fo:border="0.002cm solid #000000"/>
    </style:style>
    <style:style style:name="Tableau13.A2" style:family="table-cell">
      <style:table-cell-properties fo:padding="0.097cm" fo:border-left="0.002cm solid #000000" fo:border-right="none" fo:border-top="none" fo:border-bottom="0.002cm solid #000000"/>
    </style:style>
    <style:style style:name="Tableau13.D2" style:family="table-cell">
      <style:table-cell-properties fo:padding="0.097cm" fo:border-left="0.002cm solid #000000" fo:border-right="0.002cm solid #000000" fo:border-top="none" fo:border-bottom="0.002cm solid #000000"/>
    </style:style>
    <style:style style:name="Tableau32" style:family="table">
      <style:table-properties style:width="16.999cm" table:align="margins"/>
    </style:style>
    <style:style style:name="Tableau32.A" style:family="table-column">
      <style:table-column-properties style:column-width="5.666cm" style:rel-column-width="21845*"/>
    </style:style>
    <style:style style:name="Tableau32.B" style:family="table-column">
      <style:table-column-properties style:column-width="11.333cm" style:rel-column-width="43690*"/>
    </style:style>
    <style:style style:name="Tableau32.A1" style:family="table-cell">
      <style:table-cell-properties fo:padding="0.097cm" fo:border-left="0.002cm solid #000000" fo:border-right="none" fo:border-top="0.002cm solid #000000" fo:border-bottom="0.002cm solid #000000"/>
    </style:style>
    <style:style style:name="Tableau32.B1" style:family="table-cell">
      <style:table-cell-properties fo:padding="0.097cm" fo:border="0.002cm solid #000000"/>
    </style:style>
    <style:style style:name="Tableau32.A2" style:family="table-cell">
      <style:table-cell-properties fo:padding="0.097cm" fo:border-left="0.002cm solid #000000" fo:border-right="none" fo:border-top="none" fo:border-bottom="0.002cm solid #000000"/>
    </style:style>
    <style:style style:name="Tableau32.B2" style:family="table-cell">
      <style:table-cell-properties fo:padding="0.097cm" fo:border-left="0.002cm solid #000000"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0.767cm" style:rel-column-width="2958*"/>
    </style:style>
    <style:style style:name="Tableau9.B" style:family="table-column">
      <style:table-column-properties style:column-width="6.736cm" style:rel-column-width="25970*"/>
    </style:style>
    <style:style style:name="Tableau9.C" style:family="table-column">
      <style:table-column-properties style:column-width="1.752cm" style:rel-column-width="6752*"/>
    </style:style>
    <style:style style:name="Tableau9.D" style:family="table-column">
      <style:table-column-properties style:column-width="7.743cm" style:rel-column-width="29855*"/>
    </style:style>
    <style:style style:name="Tableau9.1" style:family="table-row">
      <style:table-row-properties style:keep-together="false" fo:keep-together="always"/>
    </style:style>
    <style:style style:name="Tableau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9.C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81" style:family="table">
      <style:table-properties style:width="16.999cm" table:align="margins"/>
    </style:style>
    <style:style style:name="Tableau81.A" style:family="table-column">
      <style:table-column-properties style:column-width="4.815cm" style:rel-column-width="18564*"/>
    </style:style>
    <style:style style:name="Tableau81.B" style:family="table-column">
      <style:table-column-properties style:column-width="2.249cm" style:rel-column-width="8670*"/>
    </style:style>
    <style:style style:name="Tableau81.C" style:family="table-column">
      <style:table-column-properties style:column-width="9.934cm" style:rel-column-width="38301*"/>
    </style:style>
    <style:style style:name="Tableau81.1" style:family="table-row">
      <style:table-row-properties style:keep-together="false" fo:keep-together="always"/>
    </style:style>
    <style:style style:name="Tableau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1.B1" style:family="table-cell">
      <style:table-cell-properties fo:padding="0.097cm" fo:border-left="0.002cm solid #000000" fo:border-right="none" fo:border-top="0.002cm solid #000000" fo:border-bottom="0.002cm solid #000000"/>
    </style:style>
    <style:style style:name="Tableau81.C1" style:family="table-cell">
      <style:table-cell-properties fo:padding="0.097cm" fo:border="0.002cm solid #000000"/>
    </style:style>
    <style:style style:name="Tableau81.A2" style:family="table-cell">
      <style:table-cell-properties fo:padding="0.097cm" fo:border-left="0.002cm solid #000000" fo:border-right="none" fo:border-top="none" fo:border-bottom="0.002cm solid #000000"/>
    </style:style>
    <style:style style:name="Tableau81.C2" style:family="table-cell">
      <style:table-cell-properties fo:padding="0.097cm" fo:border-left="0.002cm solid #000000" fo:border-right="0.002cm solid #000000" fo:border-top="none" fo:border-bottom="0.002cm solid #000000"/>
    </style:style>
    <style:style style:name="Tableau51" style:family="table">
      <style:table-properties style:width="16.999cm" table:align="margins"/>
    </style:style>
    <style:style style:name="Tableau51.A" style:family="table-column">
      <style:table-column-properties style:column-width="5.666cm" style:rel-column-width="21845*"/>
    </style:style>
    <style:style style:name="Tableau51.B" style:family="table-column">
      <style:table-column-properties style:column-width="11.333cm" style:rel-column-width="43690*"/>
    </style:style>
    <style:style style:name="Tableau51.A1" style:family="table-cell">
      <style:table-cell-properties fo:padding="0.097cm" fo:border-left="0.002cm solid #000000" fo:border-right="none" fo:border-top="0.002cm solid #000000" fo:border-bottom="0.002cm solid #000000"/>
    </style:style>
    <style:style style:name="Tableau51.B1" style:family="table-cell">
      <style:table-cell-properties fo:padding="0.097cm" fo:border="0.002cm solid #000000"/>
    </style:style>
    <style:style style:name="Tableau51.A2" style:family="table-cell">
      <style:table-cell-properties fo:padding="0.097cm" fo:border-left="0.002cm solid #000000" fo:border-right="none" fo:border-top="none" fo:border-bottom="0.002cm solid #000000"/>
    </style:style>
    <style:style style:name="Tableau51.B2" style:family="table-cell">
      <style:table-cell-properties fo:padding="0.097cm" fo:border-left="0.002cm solid #000000" fo:border-right="0.002cm solid #000000" fo:border-top="none" fo:border-bottom="0.002cm solid #000000"/>
    </style:style>
    <style:style style:name="Tableau52" style:family="table">
      <style:table-properties style:width="16.999cm" table:align="margins"/>
    </style:style>
    <style:style style:name="Tableau52.A" style:family="table-column">
      <style:table-column-properties style:column-width="4.815cm" style:rel-column-width="18564*"/>
    </style:style>
    <style:style style:name="Tableau52.B" style:family="table-column">
      <style:table-column-properties style:column-width="2.249cm" style:rel-column-width="8670*"/>
    </style:style>
    <style:style style:name="Tableau52.C" style:family="table-column">
      <style:table-column-properties style:column-width="9.934cm" style:rel-column-width="38301*"/>
    </style:style>
    <style:style style:name="Tableau52.1" style:family="table-row">
      <style:table-row-properties style:keep-together="false" fo:keep-together="always"/>
    </style:style>
    <style:style style:name="Tableau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2.B1" style:family="table-cell">
      <style:table-cell-properties fo:padding="0.097cm" fo:border-left="0.002cm solid #000000" fo:border-right="none" fo:border-top="0.002cm solid #000000" fo:border-bottom="0.002cm solid #000000"/>
    </style:style>
    <style:style style:name="Tableau52.C1" style:family="table-cell">
      <style:table-cell-properties fo:padding="0.097cm" fo:border="0.002cm solid #000000"/>
    </style:style>
    <style:style style:name="Tableau52.A2" style:family="table-cell">
      <style:table-cell-properties fo:padding="0.097cm" fo:border-left="0.002cm solid #000000" fo:border-right="none" fo:border-top="none" fo:border-bottom="0.002cm solid #000000"/>
    </style:style>
    <style:style style:name="Tableau52.C2" style:family="table-cell">
      <style:table-cell-properties fo:padding="0.097cm" fo:border-left="0.002cm solid #000000" fo:border-right="0.002cm solid #000000" fo:border-top="none" fo:border-bottom="0.002cm solid #000000"/>
    </style:style>
    <style:style style:name="Tableau53" style:family="table">
      <style:table-properties style:width="16.999cm" table:align="margins"/>
    </style:style>
    <style:style style:name="Tableau53.A" style:family="table-column">
      <style:table-column-properties style:column-width="4.815cm" style:rel-column-width="18564*"/>
    </style:style>
    <style:style style:name="Tableau53.B" style:family="table-column">
      <style:table-column-properties style:column-width="2.249cm" style:rel-column-width="8670*"/>
    </style:style>
    <style:style style:name="Tableau53.C" style:family="table-column">
      <style:table-column-properties style:column-width="9.934cm" style:rel-column-width="38301*"/>
    </style:style>
    <style:style style:name="Tableau53.1" style:family="table-row">
      <style:table-row-properties style:keep-together="false" fo:keep-together="always"/>
    </style:style>
    <style:style style:name="Tableau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3.B1" style:family="table-cell">
      <style:table-cell-properties fo:padding="0.097cm" fo:border-left="0.002cm solid #000000" fo:border-right="none" fo:border-top="0.002cm solid #000000" fo:border-bottom="0.002cm solid #000000"/>
    </style:style>
    <style:style style:name="Tableau53.C1" style:family="table-cell">
      <style:table-cell-properties fo:padding="0.097cm" fo:border="0.002cm solid #000000"/>
    </style:style>
    <style:style style:name="Tableau53.A2" style:family="table-cell">
      <style:table-cell-properties fo:padding="0.097cm" fo:border-left="0.002cm solid #000000" fo:border-right="none" fo:border-top="none" fo:border-bottom="0.002cm solid #000000"/>
    </style:style>
    <style:style style:name="Tableau53.C2" style:family="table-cell">
      <style:table-cell-properties fo:padding="0.097cm" fo:border-left="0.002cm solid #000000" fo:border-right="0.002cm solid #000000" fo:border-top="none" fo:border-bottom="0.002cm solid #000000"/>
    </style:style>
    <style:style style:name="Tableau82" style:family="table">
      <style:table-properties style:width="16.999cm" table:align="margins"/>
    </style:style>
    <style:style style:name="Tableau82.A" style:family="table-column">
      <style:table-column-properties style:column-width="5.666cm" style:rel-column-width="21845*"/>
    </style:style>
    <style:style style:name="Tableau82.B" style:family="table-column">
      <style:table-column-properties style:column-width="11.333cm" style:rel-column-width="43690*"/>
    </style:style>
    <style:style style:name="Tableau82.A1" style:family="table-cell">
      <style:table-cell-properties fo:padding="0.097cm" fo:border-left="0.002cm solid #000000" fo:border-right="none" fo:border-top="0.002cm solid #000000" fo:border-bottom="0.002cm solid #000000"/>
    </style:style>
    <style:style style:name="Tableau82.B1" style:family="table-cell">
      <style:table-cell-properties fo:padding="0.097cm" fo:border="0.002cm solid #000000"/>
    </style:style>
    <style:style style:name="Tableau82.A2" style:family="table-cell">
      <style:table-cell-properties fo:padding="0.097cm" fo:border-left="0.002cm solid #000000" fo:border-right="none" fo:border-top="none" fo:border-bottom="0.002cm solid #000000"/>
    </style:style>
    <style:style style:name="Tableau82.B2" style:family="table-cell">
      <style:table-cell-properties fo:padding="0.097cm" fo:border-left="0.002cm solid #000000" fo:border-right="0.002cm solid #000000" fo:border-top="none" fo:border-bottom="0.002cm solid #000000"/>
    </style:style>
    <style:style style:name="Tableau83" style:family="table">
      <style:table-properties style:width="16.999cm" table:align="margins"/>
    </style:style>
    <style:style style:name="Tableau83.A" style:family="table-column">
      <style:table-column-properties style:column-width="4.815cm" style:rel-column-width="18564*"/>
    </style:style>
    <style:style style:name="Tableau83.B" style:family="table-column">
      <style:table-column-properties style:column-width="2.249cm" style:rel-column-width="8670*"/>
    </style:style>
    <style:style style:name="Tableau83.C" style:family="table-column">
      <style:table-column-properties style:column-width="9.934cm" style:rel-column-width="38301*"/>
    </style:style>
    <style:style style:name="Tableau83.1" style:family="table-row">
      <style:table-row-properties style:keep-together="false" fo:keep-together="always"/>
    </style:style>
    <style:style style:name="Tableau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3.B1" style:family="table-cell">
      <style:table-cell-properties fo:padding="0.097cm" fo:border-left="0.002cm solid #000000" fo:border-right="none" fo:border-top="0.002cm solid #000000" fo:border-bottom="0.002cm solid #000000"/>
    </style:style>
    <style:style style:name="Tableau83.C1" style:family="table-cell">
      <style:table-cell-properties fo:padding="0.097cm" fo:border="0.002cm solid #000000"/>
    </style:style>
    <style:style style:name="Tableau83.A2" style:family="table-cell">
      <style:table-cell-properties fo:padding="0.097cm" fo:border-left="0.002cm solid #000000" fo:border-right="none" fo:border-top="none" fo:border-bottom="0.002cm solid #000000"/>
    </style:style>
    <style:style style:name="Tableau83.C2" style:family="table-cell">
      <style:table-cell-properties fo:padding="0.097cm" fo:border-left="0.002cm solid #000000" fo:border-right="0.002cm solid #000000" fo:border-top="none" fo:border-bottom="0.002cm solid #000000"/>
    </style:style>
    <style:style style:name="Tableau84" style:family="table">
      <style:table-properties style:width="16.999cm" table:align="margins"/>
    </style:style>
    <style:style style:name="Tableau84.A" style:family="table-column">
      <style:table-column-properties style:column-width="4.815cm" style:rel-column-width="18564*"/>
    </style:style>
    <style:style style:name="Tableau84.B" style:family="table-column">
      <style:table-column-properties style:column-width="2.249cm" style:rel-column-width="8670*"/>
    </style:style>
    <style:style style:name="Tableau84.C" style:family="table-column">
      <style:table-column-properties style:column-width="9.934cm" style:rel-column-width="38301*"/>
    </style:style>
    <style:style style:name="Tableau84.1" style:family="table-row">
      <style:table-row-properties style:keep-together="false" fo:keep-together="always"/>
    </style:style>
    <style:style style:name="Tableau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4.B1" style:family="table-cell">
      <style:table-cell-properties fo:padding="0.097cm" fo:border-left="0.002cm solid #000000" fo:border-right="none" fo:border-top="0.002cm solid #000000" fo:border-bottom="0.002cm solid #000000"/>
    </style:style>
    <style:style style:name="Tableau84.C1" style:family="table-cell">
      <style:table-cell-properties fo:padding="0.097cm" fo:border="0.002cm solid #000000"/>
    </style:style>
    <style:style style:name="Tableau84.A2" style:family="table-cell">
      <style:table-cell-properties fo:padding="0.097cm" fo:border-left="0.002cm solid #000000" fo:border-right="none" fo:border-top="none" fo:border-bottom="0.002cm solid #000000"/>
    </style:style>
    <style:style style:name="Tableau84.C2" style:family="table-cell">
      <style:table-cell-properties fo:padding="0.097cm" fo:border-left="0.002cm solid #000000" fo:border-right="0.002cm solid #000000" fo:border-top="none" fo:border-bottom="0.002cm solid #000000"/>
    </style:style>
    <style:style style:name="Tableau46" style:family="table">
      <style:table-properties style:width="16.999cm" table:align="margins"/>
    </style:style>
    <style:style style:name="Tableau46.A" style:family="table-column">
      <style:table-column-properties style:column-width="5.666cm" style:rel-column-width="21845*"/>
    </style:style>
    <style:style style:name="Tableau46.B" style:family="table-column">
      <style:table-column-properties style:column-width="11.333cm" style:rel-column-width="43690*"/>
    </style:style>
    <style:style style:name="Tableau46.A1" style:family="table-cell">
      <style:table-cell-properties fo:padding="0.097cm" fo:border-left="0.002cm solid #000000" fo:border-right="none" fo:border-top="0.002cm solid #000000" fo:border-bottom="0.002cm solid #000000"/>
    </style:style>
    <style:style style:name="Tableau46.B1" style:family="table-cell">
      <style:table-cell-properties fo:padding="0.097cm" fo:border="0.002cm solid #000000"/>
    </style:style>
    <style:style style:name="Tableau46.A2" style:family="table-cell">
      <style:table-cell-properties fo:padding="0.097cm" fo:border-left="0.002cm solid #000000" fo:border-right="none" fo:border-top="none" fo:border-bottom="0.002cm solid #000000"/>
    </style:style>
    <style:style style:name="Tableau46.B2" style:family="table-cell">
      <style:table-cell-properties fo:padding="0.097cm" fo:border-left="0.002cm solid #000000" fo:border-right="0.002cm solid #000000" fo:border-top="none" fo:border-bottom="0.002cm solid #000000"/>
    </style:style>
    <style:style style:name="Tableau47" style:family="table">
      <style:table-properties style:width="16.999cm" table:align="margins"/>
    </style:style>
    <style:style style:name="Tableau47.A" style:family="table-column">
      <style:table-column-properties style:column-width="4.815cm" style:rel-column-width="18564*"/>
    </style:style>
    <style:style style:name="Tableau47.B" style:family="table-column">
      <style:table-column-properties style:column-width="2.249cm" style:rel-column-width="8670*"/>
    </style:style>
    <style:style style:name="Tableau47.C" style:family="table-column">
      <style:table-column-properties style:column-width="9.934cm" style:rel-column-width="38301*"/>
    </style:style>
    <style:style style:name="Tableau47.1" style:family="table-row">
      <style:table-row-properties style:keep-together="false" fo:keep-together="always"/>
    </style:style>
    <style:style style:name="Tableau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7.B1" style:family="table-cell">
      <style:table-cell-properties fo:padding="0.097cm" fo:border-left="0.002cm solid #000000" fo:border-right="none" fo:border-top="0.002cm solid #000000" fo:border-bottom="0.002cm solid #000000"/>
    </style:style>
    <style:style style:name="Tableau47.C1" style:family="table-cell">
      <style:table-cell-properties fo:padding="0.097cm" fo:border="0.002cm solid #000000"/>
    </style:style>
    <style:style style:name="Tableau47.A2" style:family="table-cell">
      <style:table-cell-properties fo:padding="0.097cm" fo:border-left="0.002cm solid #000000" fo:border-right="none" fo:border-top="none" fo:border-bottom="0.002cm solid #000000"/>
    </style:style>
    <style:style style:name="Tableau47.C2" style:family="table-cell">
      <style:table-cell-properties fo:padding="0.097cm" fo:border-left="0.002cm solid #000000" fo:border-right="0.002cm solid #000000" fo:border-top="none" fo:border-bottom="0.002cm solid #000000"/>
    </style:style>
    <style:style style:name="Tableau49" style:family="table">
      <style:table-properties style:width="16.999cm" table:align="margins"/>
    </style:style>
    <style:style style:name="Tableau49.A" style:family="table-column">
      <style:table-column-properties style:column-width="5.422cm" style:rel-column-width="20904*"/>
    </style:style>
    <style:style style:name="Tableau49.B" style:family="table-column">
      <style:table-column-properties style:column-width="2.436cm" style:rel-column-width="9391*"/>
    </style:style>
    <style:style style:name="Tableau49.C" style:family="table-column">
      <style:table-column-properties style:column-width="9.14cm" style:rel-column-width="35240*"/>
    </style:style>
    <style:style style:name="Tableau49.1" style:family="table-row">
      <style:table-row-properties style:keep-together="false" fo:keep-together="always"/>
    </style:style>
    <style:style style:name="Tableau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9.B1" style:family="table-cell">
      <style:table-cell-properties fo:padding="0.097cm" fo:border-left="0.002cm solid #000000" fo:border-right="none" fo:border-top="0.002cm solid #000000" fo:border-bottom="0.002cm solid #000000"/>
    </style:style>
    <style:style style:name="Tableau49.C1" style:family="table-cell">
      <style:table-cell-properties fo:padding="0.097cm" fo:border="0.002cm solid #000000"/>
    </style:style>
    <style:style style:name="Tableau49.A2" style:family="table-cell">
      <style:table-cell-properties fo:padding="0.097cm" fo:border-left="0.002cm solid #000000" fo:border-right="none" fo:border-top="none" fo:border-bottom="0.002cm solid #000000"/>
    </style:style>
    <style:style style:name="Tableau49.C2" style:family="table-cell">
      <style:table-cell-properties fo:padding="0.097cm" fo:border-left="0.002cm solid #000000" fo:border-right="0.002cm solid #000000" fo:border-top="none" fo:border-bottom="0.002cm solid #000000"/>
    </style:style>
    <style:style style:name="Tableau33" style:family="table">
      <style:table-properties style:width="16.999cm" table:align="margins"/>
    </style:style>
    <style:style style:name="Tableau33.A" style:family="table-column">
      <style:table-column-properties style:column-width="5.666cm" style:rel-column-width="21845*"/>
    </style:style>
    <style:style style:name="Tableau33.B" style:family="table-column">
      <style:table-column-properties style:column-width="11.333cm" style:rel-column-width="43690*"/>
    </style:style>
    <style:style style:name="Tableau33.A1" style:family="table-cell">
      <style:table-cell-properties fo:padding="0.097cm" fo:border-left="0.002cm solid #000000" fo:border-right="none" fo:border-top="0.002cm solid #000000" fo:border-bottom="0.002cm solid #000000"/>
    </style:style>
    <style:style style:name="Tableau33.B1" style:family="table-cell">
      <style:table-cell-properties fo:padding="0.097cm" fo:border="0.002cm solid #000000"/>
    </style:style>
    <style:style style:name="Tableau33.A2" style:family="table-cell">
      <style:table-cell-properties fo:padding="0.097cm" fo:border-left="0.002cm solid #000000" fo:border-right="none" fo:border-top="none" fo:border-bottom="0.002cm solid #000000"/>
    </style:style>
    <style:style style:name="Tableau33.B2" style:family="table-cell">
      <style:table-cell-properties fo:padding="0.097cm" fo:border-left="0.002cm solid #000000" fo:border-right="0.002cm solid #000000" fo:border-top="none" fo:border-bottom="0.002cm solid #000000"/>
    </style:style>
    <style:style style:name="Tableau57" style:family="table">
      <style:table-properties style:width="16.999cm" table:align="margins"/>
    </style:style>
    <style:style style:name="Tableau57.A" style:family="table-column">
      <style:table-column-properties style:column-width="5.666cm" style:rel-column-width="21845*"/>
    </style:style>
    <style:style style:name="Tableau57.B" style:family="table-column">
      <style:table-column-properties style:column-width="5.666cm" style:rel-column-width="21844*"/>
    </style:style>
    <style:style style:name="Tableau57.C" style:family="table-column">
      <style:table-column-properties style:column-width="5.666cm" style:rel-column-width="21846*"/>
    </style:style>
    <style:style style:name="Tableau57.A1" style:family="table-cell">
      <style:table-cell-properties fo:padding="0.097cm" fo:border-left="0.002cm solid #000000" fo:border-right="none" fo:border-top="0.002cm solid #000000" fo:border-bottom="0.002cm solid #000000"/>
    </style:style>
    <style:style style:name="Tableau57.C1" style:family="table-cell">
      <style:table-cell-properties fo:padding="0.097cm" fo:border="0.002cm solid #000000"/>
    </style:style>
    <style:style style:name="Tableau57.A2" style:family="table-cell">
      <style:table-cell-properties fo:padding="0.097cm" fo:border-left="0.002cm solid #000000" fo:border-right="none" fo:border-top="none" fo:border-bottom="0.002cm solid #000000"/>
    </style:style>
    <style:style style:name="Tableau57.C2" style:family="table-cell">
      <style:table-cell-properties fo:padding="0.097cm" fo:border-left="0.002cm solid #000000"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4.815cm" style:rel-column-width="18564*"/>
    </style:style>
    <style:style style:name="Tableau10.B" style:family="table-column">
      <style:table-column-properties style:column-width="2.249cm" style:rel-column-width="8670*"/>
    </style:style>
    <style:style style:name="Tableau10.C" style:family="table-column">
      <style:table-column-properties style:column-width="9.934cm" style:rel-column-width="38301*"/>
    </style:style>
    <style:style style:name="Tableau10.1" style:family="table-row">
      <style:table-row-properties style:keep-together="false" fo:keep-together="always"/>
    </style:style>
    <style:style style:name="Tableau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0.B1" style:family="table-cell">
      <style:table-cell-properties fo:padding="0.097cm" fo:border-left="0.002cm solid #000000" fo:border-right="none" fo:border-top="0.002cm solid #000000" fo:border-bottom="0.002cm solid #000000"/>
    </style:style>
    <style:style style:name="Tableau10.C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50" style:family="table">
      <style:table-properties style:width="16.999cm" table:align="margins"/>
    </style:style>
    <style:style style:name="Tableau50.A" style:family="table-column">
      <style:table-column-properties style:column-width="4.815cm" style:rel-column-width="18564*"/>
    </style:style>
    <style:style style:name="Tableau50.B" style:family="table-column">
      <style:table-column-properties style:column-width="2.249cm" style:rel-column-width="8670*"/>
    </style:style>
    <style:style style:name="Tableau50.C" style:family="table-column">
      <style:table-column-properties style:column-width="9.934cm" style:rel-column-width="38301*"/>
    </style:style>
    <style:style style:name="Tableau50.1" style:family="table-row">
      <style:table-row-properties style:keep-together="false" fo:keep-together="always"/>
    </style:style>
    <style:style style:name="Tableau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0.B1" style:family="table-cell">
      <style:table-cell-properties fo:padding="0.097cm" fo:border-left="0.002cm solid #000000" fo:border-right="none" fo:border-top="0.002cm solid #000000" fo:border-bottom="0.002cm solid #000000"/>
    </style:style>
    <style:style style:name="Tableau50.C1" style:family="table-cell">
      <style:table-cell-properties fo:padding="0.097cm" fo:border="0.002cm solid #000000"/>
    </style:style>
    <style:style style:name="Tableau50.A2" style:family="table-cell">
      <style:table-cell-properties fo:padding="0.097cm" fo:border-left="0.002cm solid #000000" fo:border-right="none" fo:border-top="none" fo:border-bottom="0.002cm solid #000000"/>
    </style:style>
    <style:style style:name="Tableau50.C2" style:family="table-cell">
      <style:table-cell-properties fo:padding="0.097cm" fo:border-left="0.002cm solid #000000" fo:border-right="0.002cm solid #000000" fo:border-top="none" fo:border-bottom="0.002cm solid #000000"/>
    </style:style>
    <style:style style:name="Tableau34" style:family="table">
      <style:table-properties style:width="16.999cm" table:align="margins"/>
    </style:style>
    <style:style style:name="Tableau34.A" style:family="table-column">
      <style:table-column-properties style:column-width="5.666cm" style:rel-column-width="21845*"/>
    </style:style>
    <style:style style:name="Tableau34.B" style:family="table-column">
      <style:table-column-properties style:column-width="11.333cm" style:rel-column-width="43690*"/>
    </style:style>
    <style:style style:name="Tableau34.A1" style:family="table-cell">
      <style:table-cell-properties fo:padding="0.097cm" fo:border-left="0.002cm solid #000000" fo:border-right="none" fo:border-top="0.002cm solid #000000" fo:border-bottom="0.002cm solid #000000"/>
    </style:style>
    <style:style style:name="Tableau34.B1" style:family="table-cell">
      <style:table-cell-properties fo:padding="0.097cm" fo:border="0.002cm solid #000000"/>
    </style:style>
    <style:style style:name="Tableau34.A2" style:family="table-cell">
      <style:table-cell-properties fo:padding="0.097cm" fo:border-left="0.002cm solid #000000" fo:border-right="none" fo:border-top="none" fo:border-bottom="0.002cm solid #000000"/>
    </style:style>
    <style:style style:name="Tableau34.B2" style:family="table-cell">
      <style:table-cell-properties fo:padding="0.097cm" fo:border-left="0.002cm solid #000000" fo:border-right="0.002cm solid #000000" fo:border-top="none" fo:border-bottom="0.002cm solid #000000"/>
    </style:style>
    <style:style style:name="Tableau35" style:family="table">
      <style:table-properties style:width="16.999cm" table:align="margins"/>
    </style:style>
    <style:style style:name="Tableau35.A" style:family="table-column">
      <style:table-column-properties style:column-width="4.815cm" style:rel-column-width="18564*"/>
    </style:style>
    <style:style style:name="Tableau35.B" style:family="table-column">
      <style:table-column-properties style:column-width="2.249cm" style:rel-column-width="8670*"/>
    </style:style>
    <style:style style:name="Tableau35.C" style:family="table-column">
      <style:table-column-properties style:column-width="9.934cm" style:rel-column-width="38301*"/>
    </style:style>
    <style:style style:name="Tableau35.1" style:family="table-row">
      <style:table-row-properties style:keep-together="false" fo:keep-together="always"/>
    </style:style>
    <style:style style:name="Tableau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5.B1" style:family="table-cell">
      <style:table-cell-properties fo:padding="0.097cm" fo:border-left="0.002cm solid #000000" fo:border-right="none" fo:border-top="0.002cm solid #000000" fo:border-bottom="0.002cm solid #000000"/>
    </style:style>
    <style:style style:name="Tableau35.C1" style:family="table-cell">
      <style:table-cell-properties fo:padding="0.097cm" fo:border="0.002cm solid #000000"/>
    </style:style>
    <style:style style:name="Tableau35.A2" style:family="table-cell">
      <style:table-cell-properties fo:padding="0.097cm" fo:border-left="0.002cm solid #000000" fo:border-right="none" fo:border-top="none" fo:border-bottom="0.002cm solid #000000"/>
    </style:style>
    <style:style style:name="Tableau35.C2" style:family="table-cell">
      <style:table-cell-properties fo:padding="0.097cm" fo:border-left="0.002cm solid #000000" fo:border-right="0.002cm solid #000000" fo:border-top="none" fo:border-bottom="0.002cm solid #000000"/>
    </style:style>
    <style:style style:name="Tableau54" style:family="table">
      <style:table-properties style:width="16.999cm" table:align="margins"/>
    </style:style>
    <style:style style:name="Tableau54.A" style:family="table-column">
      <style:table-column-properties style:column-width="4.815cm" style:rel-column-width="18564*"/>
    </style:style>
    <style:style style:name="Tableau54.B" style:family="table-column">
      <style:table-column-properties style:column-width="2.249cm" style:rel-column-width="8670*"/>
    </style:style>
    <style:style style:name="Tableau54.C" style:family="table-column">
      <style:table-column-properties style:column-width="9.934cm" style:rel-column-width="38301*"/>
    </style:style>
    <style:style style:name="Tableau54.1" style:family="table-row">
      <style:table-row-properties style:keep-together="false" fo:keep-together="always"/>
    </style:style>
    <style:style style:name="Tableau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4.B1" style:family="table-cell">
      <style:table-cell-properties fo:padding="0.097cm" fo:border-left="0.002cm solid #000000" fo:border-right="none" fo:border-top="0.002cm solid #000000" fo:border-bottom="0.002cm solid #000000"/>
    </style:style>
    <style:style style:name="Tableau54.C1" style:family="table-cell">
      <style:table-cell-properties fo:padding="0.097cm" fo:border="0.002cm solid #000000"/>
    </style:style>
    <style:style style:name="Tableau54.A2" style:family="table-cell">
      <style:table-cell-properties fo:padding="0.097cm" fo:border-left="0.002cm solid #000000" fo:border-right="none" fo:border-top="none" fo:border-bottom="0.002cm solid #000000"/>
    </style:style>
    <style:style style:name="Tableau54.C2" style:family="table-cell">
      <style:table-cell-properties fo:padding="0.097cm" fo:border-left="0.002cm solid #000000" fo:border-right="0.002cm solid #000000" fo:border-top="none" fo:border-bottom="0.002cm solid #000000"/>
    </style:style>
    <style:style style:name="Tableau36" style:family="table">
      <style:table-properties style:width="16.999cm" table:align="margins"/>
    </style:style>
    <style:style style:name="Tableau36.A" style:family="table-column">
      <style:table-column-properties style:column-width="5.666cm" style:rel-column-width="21845*"/>
    </style:style>
    <style:style style:name="Tableau36.B" style:family="table-column">
      <style:table-column-properties style:column-width="11.333cm" style:rel-column-width="43690*"/>
    </style:style>
    <style:style style:name="Tableau36.A1" style:family="table-cell">
      <style:table-cell-properties fo:padding="0.097cm" fo:border-left="0.002cm solid #000000" fo:border-right="none" fo:border-top="0.002cm solid #000000" fo:border-bottom="0.002cm solid #000000"/>
    </style:style>
    <style:style style:name="Tableau36.B1" style:family="table-cell">
      <style:table-cell-properties fo:padding="0.097cm" fo:border="0.002cm solid #000000"/>
    </style:style>
    <style:style style:name="Tableau36.A2" style:family="table-cell">
      <style:table-cell-properties fo:padding="0.097cm" fo:border-left="0.002cm solid #000000" fo:border-right="none" fo:border-top="none" fo:border-bottom="0.002cm solid #000000"/>
    </style:style>
    <style:style style:name="Tableau36.B2" style:family="table-cell">
      <style:table-cell-properties fo:padding="0.097cm" fo:border-left="0.002cm solid #000000" fo:border-right="0.002cm solid #000000" fo:border-top="none" fo:border-bottom="0.002cm solid #000000"/>
    </style:style>
    <style:style style:name="Tableau48" style:family="table">
      <style:table-properties style:width="16.999cm" table:align="margins"/>
    </style:style>
    <style:style style:name="Tableau48.A" style:family="table-column">
      <style:table-column-properties style:column-width="3.863cm" style:rel-column-width="14892*"/>
    </style:style>
    <style:style style:name="Tableau48.B" style:family="table-column">
      <style:table-column-properties style:column-width="4.207cm" style:rel-column-width="16218*"/>
    </style:style>
    <style:style style:name="Tableau48.C" style:family="table-column">
      <style:table-column-properties style:column-width="8.929cm" style:rel-column-width="34425*"/>
    </style:style>
    <style:style style:name="Tableau48.A1" style:family="table-cell">
      <style:table-cell-properties fo:padding="0.097cm" fo:border-left="0.002cm solid #000000" fo:border-right="none" fo:border-top="0.002cm solid #000000" fo:border-bottom="0.002cm solid #000000"/>
    </style:style>
    <style:style style:name="Tableau48.C1" style:family="table-cell">
      <style:table-cell-properties fo:padding="0.097cm" fo:border="0.002cm solid #000000"/>
    </style:style>
    <style:style style:name="Tableau48.A2" style:family="table-cell">
      <style:table-cell-properties fo:padding="0.097cm" fo:border-left="0.002cm solid #000000" fo:border-right="none" fo:border-top="none" fo:border-bottom="0.002cm solid #000000"/>
    </style:style>
    <style:style style:name="Tableau48.C2" style:family="table-cell">
      <style:table-cell-properties fo:padding="0.097cm" fo:border-left="0.002cm solid #000000" fo:border-right="0.002cm solid #000000" fo:border-top="none" fo:border-bottom="0.002cm solid #000000"/>
    </style:style>
    <style:style style:name="Tableau37" style:family="table">
      <style:table-properties style:width="16.999cm" table:align="margins"/>
    </style:style>
    <style:style style:name="Tableau37.A" style:family="table-column">
      <style:table-column-properties style:column-width="4.815cm" style:rel-column-width="18564*"/>
    </style:style>
    <style:style style:name="Tableau37.B" style:family="table-column">
      <style:table-column-properties style:column-width="2.249cm" style:rel-column-width="8670*"/>
    </style:style>
    <style:style style:name="Tableau37.C" style:family="table-column">
      <style:table-column-properties style:column-width="9.934cm" style:rel-column-width="38301*"/>
    </style:style>
    <style:style style:name="Tableau37.1" style:family="table-row">
      <style:table-row-properties style:keep-together="false" fo:keep-together="always"/>
    </style:style>
    <style:style style:name="Tableau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7.B1" style:family="table-cell">
      <style:table-cell-properties fo:padding="0.097cm" fo:border-left="0.002cm solid #000000" fo:border-right="none" fo:border-top="0.002cm solid #000000" fo:border-bottom="0.002cm solid #000000"/>
    </style:style>
    <style:style style:name="Tableau37.C1" style:family="table-cell">
      <style:table-cell-properties fo:padding="0.097cm" fo:border="0.002cm solid #000000"/>
    </style:style>
    <style:style style:name="Tableau37.A2" style:family="table-cell">
      <style:table-cell-properties fo:padding="0.097cm" fo:border-left="0.002cm solid #000000" fo:border-right="none" fo:border-top="none" fo:border-bottom="0.002cm solid #000000"/>
    </style:style>
    <style:style style:name="Tableau37.C2" style:family="table-cell">
      <style:table-cell-properties fo:padding="0.097cm" fo:border-left="0.002cm solid #000000" fo:border-right="0.002cm solid #000000" fo:border-top="none" fo:border-bottom="0.002cm solid #000000"/>
    </style:style>
    <style:style style:name="Tableau55" style:family="table">
      <style:table-properties style:width="16.999cm" table:align="margins"/>
    </style:style>
    <style:style style:name="Tableau55.A" style:family="table-column">
      <style:table-column-properties style:column-width="4.815cm" style:rel-column-width="18564*"/>
    </style:style>
    <style:style style:name="Tableau55.B" style:family="table-column">
      <style:table-column-properties style:column-width="2.249cm" style:rel-column-width="8670*"/>
    </style:style>
    <style:style style:name="Tableau55.C" style:family="table-column">
      <style:table-column-properties style:column-width="9.934cm" style:rel-column-width="38301*"/>
    </style:style>
    <style:style style:name="Tableau55.1" style:family="table-row">
      <style:table-row-properties style:keep-together="false" fo:keep-together="always"/>
    </style:style>
    <style:style style:name="Tableau5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5.B1" style:family="table-cell">
      <style:table-cell-properties fo:padding="0.097cm" fo:border-left="0.002cm solid #000000" fo:border-right="none" fo:border-top="0.002cm solid #000000" fo:border-bottom="0.002cm solid #000000"/>
    </style:style>
    <style:style style:name="Tableau55.C1" style:family="table-cell">
      <style:table-cell-properties fo:padding="0.097cm" fo:border="0.002cm solid #000000"/>
    </style:style>
    <style:style style:name="Tableau55.A2" style:family="table-cell">
      <style:table-cell-properties fo:padding="0.097cm" fo:border-left="0.002cm solid #000000" fo:border-right="none" fo:border-top="none" fo:border-bottom="0.002cm solid #000000"/>
    </style:style>
    <style:style style:name="Tableau55.C2" style:family="table-cell">
      <style:table-cell-properties fo:padding="0.097cm" fo:border-left="0.002cm solid #000000" fo:border-right="0.002cm solid #000000" fo:border-top="none" fo:border-bottom="0.002cm solid #000000"/>
    </style:style>
    <style:style style:name="Tableau38" style:family="table">
      <style:table-properties style:width="16.999cm" table:align="margins"/>
    </style:style>
    <style:style style:name="Tableau38.A" style:family="table-column">
      <style:table-column-properties style:column-width="5.666cm" style:rel-column-width="21845*"/>
    </style:style>
    <style:style style:name="Tableau38.B" style:family="table-column">
      <style:table-column-properties style:column-width="11.333cm" style:rel-column-width="43690*"/>
    </style:style>
    <style:style style:name="Tableau38.A1" style:family="table-cell">
      <style:table-cell-properties fo:padding="0.097cm" fo:border-left="0.002cm solid #000000" fo:border-right="none" fo:border-top="0.002cm solid #000000" fo:border-bottom="0.002cm solid #000000"/>
    </style:style>
    <style:style style:name="Tableau38.B1" style:family="table-cell">
      <style:table-cell-properties fo:padding="0.097cm" fo:border="0.002cm solid #000000"/>
    </style:style>
    <style:style style:name="Tableau38.A2" style:family="table-cell">
      <style:table-cell-properties fo:padding="0.097cm" fo:border-left="0.002cm solid #000000" fo:border-right="none" fo:border-top="none" fo:border-bottom="0.002cm solid #000000"/>
    </style:style>
    <style:style style:name="Tableau38.B2" style:family="table-cell">
      <style:table-cell-properties fo:padding="0.097cm" fo:border-left="0.002cm solid #000000" fo:border-right="0.002cm solid #000000" fo:border-top="none" fo:border-bottom="0.002cm solid #000000"/>
    </style:style>
    <style:style style:name="Tableau39" style:family="table">
      <style:table-properties style:width="16.999cm" table:align="margins"/>
    </style:style>
    <style:style style:name="Tableau39.A" style:family="table-column">
      <style:table-column-properties style:column-width="4.815cm" style:rel-column-width="18564*"/>
    </style:style>
    <style:style style:name="Tableau39.B" style:family="table-column">
      <style:table-column-properties style:column-width="2.249cm" style:rel-column-width="8670*"/>
    </style:style>
    <style:style style:name="Tableau39.C" style:family="table-column">
      <style:table-column-properties style:column-width="9.934cm" style:rel-column-width="38301*"/>
    </style:style>
    <style:style style:name="Tableau39.1" style:family="table-row">
      <style:table-row-properties style:keep-together="false" fo:keep-together="always"/>
    </style:style>
    <style:style style:name="Tableau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9.B1" style:family="table-cell">
      <style:table-cell-properties fo:padding="0.097cm" fo:border-left="0.002cm solid #000000" fo:border-right="none" fo:border-top="0.002cm solid #000000" fo:border-bottom="0.002cm solid #000000"/>
    </style:style>
    <style:style style:name="Tableau39.C1" style:family="table-cell">
      <style:table-cell-properties fo:padding="0.097cm" fo:border="0.002cm solid #000000"/>
    </style:style>
    <style:style style:name="Tableau39.A2" style:family="table-cell">
      <style:table-cell-properties fo:padding="0.097cm" fo:border-left="0.002cm solid #000000" fo:border-right="none" fo:border-top="none" fo:border-bottom="0.002cm solid #000000"/>
    </style:style>
    <style:style style:name="Tableau39.C2" style:family="table-cell">
      <style:table-cell-properties fo:padding="0.097cm" fo:border-left="0.002cm solid #000000" fo:border-right="0.002cm solid #000000" fo:border-top="none" fo:border-bottom="0.002cm solid #000000"/>
    </style:style>
    <style:style style:name="Tableau56" style:family="table">
      <style:table-properties style:width="16.999cm" table:align="margins"/>
    </style:style>
    <style:style style:name="Tableau56.A" style:family="table-column">
      <style:table-column-properties style:column-width="3.863cm" style:rel-column-width="14892*"/>
    </style:style>
    <style:style style:name="Tableau56.B" style:family="table-column">
      <style:table-column-properties style:column-width="4.207cm" style:rel-column-width="16218*"/>
    </style:style>
    <style:style style:name="Tableau56.C" style:family="table-column">
      <style:table-column-properties style:column-width="8.929cm" style:rel-column-width="34425*"/>
    </style:style>
    <style:style style:name="Tableau56.A1" style:family="table-cell">
      <style:table-cell-properties fo:padding="0.097cm" fo:border-left="0.002cm solid #000000" fo:border-right="none" fo:border-top="0.002cm solid #000000" fo:border-bottom="0.002cm solid #000000"/>
    </style:style>
    <style:style style:name="Tableau56.C1" style:family="table-cell">
      <style:table-cell-properties fo:padding="0.097cm" fo:border="0.002cm solid #000000"/>
    </style:style>
    <style:style style:name="Tableau56.A2" style:family="table-cell">
      <style:table-cell-properties fo:padding="0.097cm" fo:border-left="0.002cm solid #000000" fo:border-right="none" fo:border-top="none" fo:border-bottom="0.002cm solid #000000"/>
    </style:style>
    <style:style style:name="Tableau56.C2" style:family="table-cell">
      <style:table-cell-properties fo:padding="0.097cm" fo:border-left="0.002cm solid #000000" fo:border-right="0.002cm solid #000000" fo:border-top="none" fo:border-bottom="0.002cm solid #000000"/>
    </style:style>
    <style:style style:name="Tableau79" style:family="table">
      <style:table-properties style:width="16.999cm" table:align="margins"/>
    </style:style>
    <style:style style:name="Tableau79.A" style:family="table-column">
      <style:table-column-properties style:column-width="4.815cm" style:rel-column-width="18564*"/>
    </style:style>
    <style:style style:name="Tableau79.B" style:family="table-column">
      <style:table-column-properties style:column-width="2.249cm" style:rel-column-width="8670*"/>
    </style:style>
    <style:style style:name="Tableau79.C" style:family="table-column">
      <style:table-column-properties style:column-width="9.934cm" style:rel-column-width="38301*"/>
    </style:style>
    <style:style style:name="Tableau79.1" style:family="table-row">
      <style:table-row-properties style:keep-together="false" fo:keep-together="always"/>
    </style:style>
    <style:style style:name="Tableau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79.B1" style:family="table-cell">
      <style:table-cell-properties fo:padding="0.097cm" fo:border-left="0.002cm solid #000000" fo:border-right="none" fo:border-top="0.002cm solid #000000" fo:border-bottom="0.002cm solid #000000"/>
    </style:style>
    <style:style style:name="Tableau79.C1" style:family="table-cell">
      <style:table-cell-properties fo:padding="0.097cm" fo:border="0.002cm solid #000000"/>
    </style:style>
    <style:style style:name="Tableau79.A2" style:family="table-cell">
      <style:table-cell-properties fo:padding="0.097cm" fo:border-left="0.002cm solid #000000" fo:border-right="none" fo:border-top="none" fo:border-bottom="0.002cm solid #000000"/>
    </style:style>
    <style:style style:name="Tableau79.C2" style:family="table-cell">
      <style:table-cell-properties fo:padding="0.097cm" fo:border-left="0.002cm solid #000000" fo:border-right="0.002cm solid #000000" fo:border-top="none" fo:border-bottom="0.002cm solid #000000"/>
    </style:style>
    <style:style style:name="Tableau58" style:family="table">
      <style:table-properties style:width="16.999cm" table:align="margins"/>
    </style:style>
    <style:style style:name="Tableau58.A" style:family="table-column">
      <style:table-column-properties style:column-width="5.666cm" style:rel-column-width="21845*"/>
    </style:style>
    <style:style style:name="Tableau58.B" style:family="table-column">
      <style:table-column-properties style:column-width="11.333cm" style:rel-column-width="43690*"/>
    </style:style>
    <style:style style:name="Tableau58.A1" style:family="table-cell">
      <style:table-cell-properties fo:padding="0.097cm" fo:border-left="0.002cm solid #000000" fo:border-right="none" fo:border-top="0.002cm solid #000000" fo:border-bottom="0.002cm solid #000000"/>
    </style:style>
    <style:style style:name="Tableau58.B1" style:family="table-cell">
      <style:table-cell-properties fo:padding="0.097cm" fo:border="0.002cm solid #000000"/>
    </style:style>
    <style:style style:name="Tableau58.A2" style:family="table-cell">
      <style:table-cell-properties fo:padding="0.097cm" fo:border-left="0.002cm solid #000000" fo:border-right="none" fo:border-top="none" fo:border-bottom="0.002cm solid #000000"/>
    </style:style>
    <style:style style:name="Tableau58.B2" style:family="table-cell">
      <style:table-cell-properties fo:padding="0.097cm" fo:border-left="0.002cm solid #000000" fo:border-right="0.002cm solid #000000" fo:border-top="none" fo:border-bottom="0.002cm solid #000000"/>
    </style:style>
    <style:style style:name="Tableau59" style:family="table">
      <style:table-properties style:width="16.999cm" table:align="margins"/>
    </style:style>
    <style:style style:name="Tableau59.A" style:family="table-column">
      <style:table-column-properties style:column-width="5.345cm" style:rel-column-width="20605*"/>
    </style:style>
    <style:style style:name="Tableau59.B" style:family="table-column">
      <style:table-column-properties style:column-width="1.718cm" style:rel-column-width="6623*"/>
    </style:style>
    <style:style style:name="Tableau59.C" style:family="table-column">
      <style:table-column-properties style:column-width="9.936cm" style:rel-column-width="38307*"/>
    </style:style>
    <style:style style:name="Tableau59.1" style:family="table-row">
      <style:table-row-properties style:keep-together="false" fo:keep-together="always"/>
    </style:style>
    <style:style style:name="Tableau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59.B1" style:family="table-cell">
      <style:table-cell-properties fo:padding="0.097cm" fo:border-left="0.002cm solid #000000" fo:border-right="none" fo:border-top="0.002cm solid #000000" fo:border-bottom="0.002cm solid #000000"/>
    </style:style>
    <style:style style:name="Tableau59.C1" style:family="table-cell">
      <style:table-cell-properties fo:padding="0.097cm" fo:border="0.002cm solid #000000"/>
    </style:style>
    <style:style style:name="Tableau59.A2" style:family="table-cell">
      <style:table-cell-properties fo:padding="0.097cm" fo:border-left="0.002cm solid #000000" fo:border-right="none" fo:border-top="none" fo:border-bottom="0.002cm solid #000000"/>
    </style:style>
    <style:style style:name="Tableau59.C2" style:family="table-cell">
      <style:table-cell-properties fo:padding="0.097cm" fo:border-left="0.002cm solid #000000" fo:border-right="0.002cm solid #000000" fo:border-top="none" fo:border-bottom="0.002cm solid #000000"/>
    </style:style>
    <style:style style:name="Tableau60" style:family="table">
      <style:table-properties style:width="16.999cm" table:align="margins"/>
    </style:style>
    <style:style style:name="Tableau60.A" style:family="table-column">
      <style:table-column-properties style:column-width="3.863cm" style:rel-column-width="14892*"/>
    </style:style>
    <style:style style:name="Tableau60.B" style:family="table-column">
      <style:table-column-properties style:column-width="4.207cm" style:rel-column-width="16218*"/>
    </style:style>
    <style:style style:name="Tableau60.C" style:family="table-column">
      <style:table-column-properties style:column-width="8.929cm" style:rel-column-width="34425*"/>
    </style:style>
    <style:style style:name="Tableau60.A1" style:family="table-cell">
      <style:table-cell-properties fo:padding="0.097cm" fo:border-left="0.002cm solid #000000" fo:border-right="none" fo:border-top="0.002cm solid #000000" fo:border-bottom="0.002cm solid #000000"/>
    </style:style>
    <style:style style:name="Tableau60.C1" style:family="table-cell">
      <style:table-cell-properties fo:padding="0.097cm" fo:border="0.002cm solid #000000"/>
    </style:style>
    <style:style style:name="Tableau60.A2" style:family="table-cell">
      <style:table-cell-properties fo:padding="0.097cm" fo:border-left="0.002cm solid #000000" fo:border-right="none" fo:border-top="none" fo:border-bottom="0.002cm solid #000000"/>
    </style:style>
    <style:style style:name="Tableau60.C2" style:family="table-cell">
      <style:table-cell-properties fo:padding="0.097cm" fo:border-left="0.002cm solid #000000" fo:border-right="0.002cm solid #000000" fo:border-top="none" fo:border-bottom="0.002cm solid #000000"/>
    </style:style>
    <style:style style:name="Tableau40" style:family="table">
      <style:table-properties style:width="16.999cm" table:align="margins"/>
    </style:style>
    <style:style style:name="Tableau40.A" style:family="table-column">
      <style:table-column-properties style:column-width="5.666cm" style:rel-column-width="21845*"/>
    </style:style>
    <style:style style:name="Tableau40.B" style:family="table-column">
      <style:table-column-properties style:column-width="11.333cm" style:rel-column-width="43690*"/>
    </style:style>
    <style:style style:name="Tableau40.A1" style:family="table-cell">
      <style:table-cell-properties fo:padding="0.097cm" fo:border-left="0.002cm solid #000000" fo:border-right="none" fo:border-top="0.002cm solid #000000" fo:border-bottom="0.002cm solid #000000"/>
    </style:style>
    <style:style style:name="Tableau40.B1" style:family="table-cell">
      <style:table-cell-properties fo:padding="0.097cm" fo:border="0.002cm solid #000000"/>
    </style:style>
    <style:style style:name="Tableau40.A2" style:family="table-cell">
      <style:table-cell-properties fo:padding="0.097cm" fo:border-left="0.002cm solid #000000" fo:border-right="none" fo:border-top="none" fo:border-bottom="0.002cm solid #000000"/>
    </style:style>
    <style:style style:name="Tableau40.B2" style:family="table-cell">
      <style:table-cell-properties fo:padding="0.097cm" fo:border-left="0.002cm solid #000000" fo:border-right="0.002cm solid #000000" fo:border-top="none" fo:border-bottom="0.002cm solid #000000"/>
    </style:style>
    <style:style style:name="Tableau41" style:family="table">
      <style:table-properties style:width="16.999cm" table:align="margins"/>
    </style:style>
    <style:style style:name="Tableau41.A" style:family="table-column">
      <style:table-column-properties style:column-width="4.815cm" style:rel-column-width="18564*"/>
    </style:style>
    <style:style style:name="Tableau41.B" style:family="table-column">
      <style:table-column-properties style:column-width="2.249cm" style:rel-column-width="8670*"/>
    </style:style>
    <style:style style:name="Tableau41.C" style:family="table-column">
      <style:table-column-properties style:column-width="9.934cm" style:rel-column-width="38301*"/>
    </style:style>
    <style:style style:name="Tableau41.1" style:family="table-row">
      <style:table-row-properties style:keep-together="false" fo:keep-together="always"/>
    </style:style>
    <style:style style:name="Tableau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1.B1" style:family="table-cell">
      <style:table-cell-properties fo:padding="0.097cm" fo:border-left="0.002cm solid #000000" fo:border-right="none" fo:border-top="0.002cm solid #000000" fo:border-bottom="0.002cm solid #000000"/>
    </style:style>
    <style:style style:name="Tableau41.C1" style:family="table-cell">
      <style:table-cell-properties fo:padding="0.097cm" fo:border="0.002cm solid #000000"/>
    </style:style>
    <style:style style:name="Tableau41.A2" style:family="table-cell">
      <style:table-cell-properties fo:padding="0.097cm" fo:border-left="0.002cm solid #000000" fo:border-right="none" fo:border-top="none" fo:border-bottom="0.002cm solid #000000"/>
    </style:style>
    <style:style style:name="Tableau41.C2" style:family="table-cell">
      <style:table-cell-properties fo:padding="0.097cm" fo:border-left="0.002cm solid #000000" fo:border-right="0.002cm solid #000000" fo:border-top="none" fo:border-bottom="0.002cm solid #000000"/>
    </style:style>
    <style:style style:name="Tableau80" style:family="table">
      <style:table-properties style:width="16.999cm" table:align="margins"/>
    </style:style>
    <style:style style:name="Tableau80.A" style:family="table-column">
      <style:table-column-properties style:column-width="4.815cm" style:rel-column-width="18564*"/>
    </style:style>
    <style:style style:name="Tableau80.B" style:family="table-column">
      <style:table-column-properties style:column-width="2.249cm" style:rel-column-width="8670*"/>
    </style:style>
    <style:style style:name="Tableau80.C" style:family="table-column">
      <style:table-column-properties style:column-width="9.934cm" style:rel-column-width="38301*"/>
    </style:style>
    <style:style style:name="Tableau80.1" style:family="table-row">
      <style:table-row-properties style:keep-together="false" fo:keep-together="always"/>
    </style:style>
    <style:style style:name="Tableau8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0.B1" style:family="table-cell">
      <style:table-cell-properties fo:padding="0.097cm" fo:border-left="0.002cm solid #000000" fo:border-right="none" fo:border-top="0.002cm solid #000000" fo:border-bottom="0.002cm solid #000000"/>
    </style:style>
    <style:style style:name="Tableau80.C1" style:family="table-cell">
      <style:table-cell-properties fo:padding="0.097cm" fo:border="0.002cm solid #000000"/>
    </style:style>
    <style:style style:name="Tableau80.A2" style:family="table-cell">
      <style:table-cell-properties fo:padding="0.097cm" fo:border-left="0.002cm solid #000000" fo:border-right="none" fo:border-top="none" fo:border-bottom="0.002cm solid #000000"/>
    </style:style>
    <style:style style:name="Tableau80.C2" style:family="table-cell">
      <style:table-cell-properties fo:padding="0.097cm" fo:border-left="0.002cm solid #000000" fo:border-right="0.002cm solid #000000" fo:border-top="none" fo:border-bottom="0.002cm solid #000000"/>
    </style:style>
    <style:style style:name="Tableau42" style:family="table">
      <style:table-properties style:width="16.999cm" table:align="margins"/>
    </style:style>
    <style:style style:name="Tableau42.A" style:family="table-column">
      <style:table-column-properties style:column-width="5.666cm" style:rel-column-width="21845*"/>
    </style:style>
    <style:style style:name="Tableau42.B" style:family="table-column">
      <style:table-column-properties style:column-width="11.333cm" style:rel-column-width="43690*"/>
    </style:style>
    <style:style style:name="Tableau42.A1" style:family="table-cell">
      <style:table-cell-properties fo:padding="0.097cm" fo:border-left="0.002cm solid #000000" fo:border-right="none" fo:border-top="0.002cm solid #000000" fo:border-bottom="0.002cm solid #000000"/>
    </style:style>
    <style:style style:name="Tableau42.B1" style:family="table-cell">
      <style:table-cell-properties fo:padding="0.097cm" fo:border="0.002cm solid #000000"/>
    </style:style>
    <style:style style:name="Tableau42.A2" style:family="table-cell">
      <style:table-cell-properties fo:padding="0.097cm" fo:border-left="0.002cm solid #000000" fo:border-right="none" fo:border-top="none" fo:border-bottom="0.002cm solid #000000"/>
    </style:style>
    <style:style style:name="Tableau42.B2" style:family="table-cell">
      <style:table-cell-properties fo:padding="0.097cm" fo:border-left="0.002cm solid #000000" fo:border-right="0.002cm solid #000000" fo:border-top="none" fo:border-bottom="0.002cm solid #000000"/>
    </style:style>
    <style:style style:name="Tableau43" style:family="table">
      <style:table-properties style:width="16.999cm" table:align="margins"/>
    </style:style>
    <style:style style:name="Tableau43.A" style:family="table-column">
      <style:table-column-properties style:column-width="4.815cm" style:rel-column-width="18564*"/>
    </style:style>
    <style:style style:name="Tableau43.B" style:family="table-column">
      <style:table-column-properties style:column-width="2.249cm" style:rel-column-width="8670*"/>
    </style:style>
    <style:style style:name="Tableau43.C" style:family="table-column">
      <style:table-column-properties style:column-width="9.934cm" style:rel-column-width="38301*"/>
    </style:style>
    <style:style style:name="Tableau43.1" style:family="table-row">
      <style:table-row-properties style:keep-together="false" fo:keep-together="always"/>
    </style:style>
    <style:style style:name="Tableau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3.B1" style:family="table-cell">
      <style:table-cell-properties fo:padding="0.097cm" fo:border-left="0.002cm solid #000000" fo:border-right="none" fo:border-top="0.002cm solid #000000" fo:border-bottom="0.002cm solid #000000"/>
    </style:style>
    <style:style style:name="Tableau43.C1" style:family="table-cell">
      <style:table-cell-properties fo:padding="0.097cm" fo:border="0.002cm solid #000000"/>
    </style:style>
    <style:style style:name="Tableau43.A2" style:family="table-cell">
      <style:table-cell-properties fo:padding="0.097cm" fo:border-left="0.002cm solid #000000" fo:border-right="none" fo:border-top="none" fo:border-bottom="0.002cm solid #000000"/>
    </style:style>
    <style:style style:name="Tableau43.C2" style:family="table-cell">
      <style:table-cell-properties fo:padding="0.097cm" fo:border-left="0.002cm solid #000000" fo:border-right="0.002cm solid #000000" fo:border-top="none" fo:border-bottom="0.002cm solid #000000"/>
    </style:style>
    <style:style style:name="Tableau44" style:family="table">
      <style:table-properties style:width="16.999cm" table:align="margins"/>
    </style:style>
    <style:style style:name="Tableau44.A" style:family="table-column">
      <style:table-column-properties style:column-width="5.666cm" style:rel-column-width="21845*"/>
    </style:style>
    <style:style style:name="Tableau44.B" style:family="table-column">
      <style:table-column-properties style:column-width="11.333cm" style:rel-column-width="43690*"/>
    </style:style>
    <style:style style:name="Tableau44.A1" style:family="table-cell">
      <style:table-cell-properties fo:padding="0.097cm" fo:border-left="0.002cm solid #000000" fo:border-right="none" fo:border-top="0.002cm solid #000000" fo:border-bottom="0.002cm solid #000000"/>
    </style:style>
    <style:style style:name="Tableau44.B1" style:family="table-cell">
      <style:table-cell-properties fo:padding="0.097cm" fo:border="0.002cm solid #000000"/>
    </style:style>
    <style:style style:name="Tableau44.A2" style:family="table-cell">
      <style:table-cell-properties fo:padding="0.097cm" fo:border-left="0.002cm solid #000000" fo:border-right="none" fo:border-top="none" fo:border-bottom="0.002cm solid #000000"/>
    </style:style>
    <style:style style:name="Tableau44.B2" style:family="table-cell">
      <style:table-cell-properties fo:padding="0.097cm" fo:border-left="0.002cm solid #000000" fo:border-right="0.002cm solid #000000" fo:border-top="none" fo:border-bottom="0.002cm solid #000000"/>
    </style:style>
    <style:style style:name="Tableau65" style:family="table">
      <style:table-properties style:width="16.999cm" table:align="margins"/>
    </style:style>
    <style:style style:name="Tableau65.A" style:family="table-column">
      <style:table-column-properties style:column-width="3.863cm" style:rel-column-width="14892*"/>
    </style:style>
    <style:style style:name="Tableau65.B" style:family="table-column">
      <style:table-column-properties style:column-width="4.207cm" style:rel-column-width="16218*"/>
    </style:style>
    <style:style style:name="Tableau65.C" style:family="table-column">
      <style:table-column-properties style:column-width="8.929cm" style:rel-column-width="34425*"/>
    </style:style>
    <style:style style:name="Tableau65.A1" style:family="table-cell">
      <style:table-cell-properties fo:padding="0.097cm" fo:border-left="0.002cm solid #000000" fo:border-right="none" fo:border-top="0.002cm solid #000000" fo:border-bottom="0.002cm solid #000000"/>
    </style:style>
    <style:style style:name="Tableau65.C1" style:family="table-cell">
      <style:table-cell-properties fo:padding="0.097cm" fo:border="0.002cm solid #000000"/>
    </style:style>
    <style:style style:name="Tableau65.A2" style:family="table-cell">
      <style:table-cell-properties fo:padding="0.097cm" fo:border-left="0.002cm solid #000000" fo:border-right="none" fo:border-top="none" fo:border-bottom="0.002cm solid #000000"/>
    </style:style>
    <style:style style:name="Tableau65.C2" style:family="table-cell">
      <style:table-cell-properties fo:padding="0.097cm" fo:border-left="0.002cm solid #000000" fo:border-right="0.002cm solid #000000" fo:border-top="none" fo:border-bottom="0.002cm solid #000000"/>
    </style:style>
    <style:style style:name="Tableau45" style:family="table">
      <style:table-properties style:width="16.999cm" table:align="margins"/>
    </style:style>
    <style:style style:name="Tableau45.A" style:family="table-column">
      <style:table-column-properties style:column-width="0.979cm" style:rel-column-width="3774*"/>
    </style:style>
    <style:style style:name="Tableau45.B" style:family="table-column">
      <style:table-column-properties style:column-width="6.525cm" style:rel-column-width="25154*"/>
    </style:style>
    <style:style style:name="Tableau45.C" style:family="table-column">
      <style:table-column-properties style:column-width="1.752cm" style:rel-column-width="6752*"/>
    </style:style>
    <style:style style:name="Tableau45.D" style:family="table-column">
      <style:table-column-properties style:column-width="7.743cm" style:rel-column-width="29855*"/>
    </style:style>
    <style:style style:name="Tableau45.1" style:family="table-row">
      <style:table-row-properties style:keep-together="false" fo:keep-together="always"/>
    </style:style>
    <style:style style:name="Tableau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45.C1" style:family="table-cell">
      <style:table-cell-properties fo:padding="0.097cm" fo:border-left="0.002cm solid #000000" fo:border-right="none" fo:border-top="0.002cm solid #000000" fo:border-bottom="0.002cm solid #000000"/>
    </style:style>
    <style:style style:name="Tableau45.D1" style:family="table-cell">
      <style:table-cell-properties fo:padding="0.097cm" fo:border="0.002cm solid #000000"/>
    </style:style>
    <style:style style:name="Tableau45.A2" style:family="table-cell">
      <style:table-cell-properties fo:padding="0.097cm" fo:border-left="0.002cm solid #000000" fo:border-right="none" fo:border-top="none" fo:border-bottom="0.002cm solid #000000"/>
    </style:style>
    <style:style style:name="Tableau45.D2" style:family="table-cell">
      <style:table-cell-properties fo:padding="0.097cm" fo:border-left="0.002cm solid #000000"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5.666cm" style:rel-column-width="21845*"/>
    </style:style>
    <style:style style:name="Tableau12.B" style:family="table-column">
      <style:table-column-properties style:column-width="11.333cm" style:rel-column-width="43690*"/>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8" style:family="table">
      <style:table-properties style:width="16.999cm" table:align="margins"/>
    </style:style>
    <style:style style:name="Tableau18.A" style:family="table-column">
      <style:table-column-properties style:column-width="5.666cm" style:rel-column-width="21845*"/>
    </style:style>
    <style:style style:name="Tableau18.B" style:family="table-column">
      <style:table-column-properties style:column-width="5.666cm" style:rel-column-width="21844*"/>
    </style:style>
    <style:style style:name="Tableau18.C" style:family="table-column">
      <style:table-column-properties style:column-width="5.666cm" style:rel-column-width="21846*"/>
    </style:style>
    <style:style style:name="Tableau18.A1" style:family="table-cell">
      <style:table-cell-properties fo:padding="0.097cm" fo:border-left="0.002cm solid #000000" fo:border-right="none" fo:border-top="0.002cm solid #000000" fo:border-bottom="0.002cm solid #000000"/>
    </style:style>
    <style:style style:name="Tableau18.C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C2" style:family="table-cell">
      <style:table-cell-properties fo:padding="0.097cm" fo:border-left="0.002cm solid #000000" fo:border-right="0.002cm solid #000000" fo:border-top="none" fo:border-bottom="0.002cm solid #000000"/>
    </style:style>
    <style:style style:name="Tableau17" style:family="table">
      <style:table-properties style:width="16.999cm" table:align="margins"/>
    </style:style>
    <style:style style:name="Tableau17.A" style:family="table-column">
      <style:table-column-properties style:column-width="5.666cm" style:rel-column-width="21845*"/>
    </style:style>
    <style:style style:name="Tableau17.B" style:family="table-column">
      <style:table-column-properties style:column-width="5.666cm" style:rel-column-width="21844*"/>
    </style:style>
    <style:style style:name="Tableau17.C" style:family="table-column">
      <style:table-column-properties style:column-width="5.666cm" style:rel-column-width="21846*"/>
    </style:style>
    <style:style style:name="Tableau17.A1" style:family="table-cell">
      <style:table-cell-properties fo:padding="0.097cm" fo:border-left="0.002cm solid #000000" fo:border-right="none" fo:border-top="0.002cm solid #000000" fo:border-bottom="0.002cm solid #000000"/>
    </style:style>
    <style:style style:name="Tableau17.C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C2" style:family="table-cell">
      <style:table-cell-properties fo:padding="0.097cm" fo:border-left="0.002cm solid #000000" fo:border-right="0.002cm solid #000000" fo:border-top="none" fo:border-bottom="0.002cm solid #000000"/>
    </style:style>
    <style:style style:name="Tableau14" style:family="table">
      <style:table-properties style:width="16.999cm" table:align="margins"/>
    </style:style>
    <style:style style:name="Tableau14.A" style:family="table-column">
      <style:table-column-properties style:column-width="4.815cm" style:rel-column-width="18564*"/>
    </style:style>
    <style:style style:name="Tableau14.B" style:family="table-column">
      <style:table-column-properties style:column-width="2.249cm" style:rel-column-width="8670*"/>
    </style:style>
    <style:style style:name="Tableau14.C" style:family="table-column">
      <style:table-column-properties style:column-width="9.934cm" style:rel-column-width="38301*"/>
    </style:style>
    <style:style style:name="Tableau14.1" style:family="table-row">
      <style:table-row-properties style:keep-together="false" fo:keep-together="always"/>
    </style:style>
    <style:style style:name="Tableau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14.B1" style:family="table-cell">
      <style:table-cell-properties fo:padding="0.097cm" fo:border-left="0.002cm solid #000000" fo:border-right="none" fo:border-top="0.002cm solid #000000" fo:border-bottom="0.002cm solid #000000"/>
    </style:style>
    <style:style style:name="Tableau14.C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C2" style:family="table-cell">
      <style:table-cell-properties fo:padding="0.097cm" fo:border-left="0.002cm solid #000000" fo:border-right="0.002cm solid #000000" fo:border-top="none" fo:border-bottom="0.002cm solid #000000"/>
    </style:style>
    <style:style style:name="Tableau19" style:family="table">
      <style:table-properties style:width="16.999cm" table:align="margins"/>
    </style:style>
    <style:style style:name="Tableau19.A" style:family="table-column">
      <style:table-column-properties style:column-width="5.666cm" style:rel-column-width="21845*"/>
    </style:style>
    <style:style style:name="Tableau19.B" style:family="table-column">
      <style:table-column-properties style:column-width="11.333cm" style:rel-column-width="43690*"/>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6.999cm" table:align="margins"/>
    </style:style>
    <style:style style:name="Tableau20.A" style:family="table-column">
      <style:table-column-properties style:column-width="5.666cm" style:rel-column-width="21845*"/>
    </style:style>
    <style:style style:name="Tableau20.B" style:family="table-column">
      <style:table-column-properties style:column-width="5.666cm" style:rel-column-width="21844*"/>
    </style:style>
    <style:style style:name="Tableau20.C" style:family="table-column">
      <style:table-column-properties style:column-width="5.666cm" style:rel-column-width="21846*"/>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21" style:family="table">
      <style:table-properties style:width="16.999cm" table:align="margins"/>
    </style:style>
    <style:style style:name="Tableau21.A" style:family="table-column">
      <style:table-column-properties style:column-width="5.666cm" style:rel-column-width="21845*"/>
    </style:style>
    <style:style style:name="Tableau21.B" style:family="table-column">
      <style:table-column-properties style:column-width="5.666cm" style:rel-column-width="21844*"/>
    </style:style>
    <style:style style:name="Tableau21.C" style:family="table-column">
      <style:table-column-properties style:column-width="5.666cm" style:rel-column-width="21846*"/>
    </style:style>
    <style:style style:name="Tableau21.A1" style:family="table-cell">
      <style:table-cell-properties fo:padding="0.097cm" fo:border-left="0.002cm solid #000000" fo:border-right="none" fo:border-top="0.002cm solid #000000" fo:border-bottom="0.002cm solid #000000"/>
    </style:style>
    <style:style style:name="Tableau21.C1" style:family="table-cell">
      <style:table-cell-properties fo:padding="0.097cm" fo:border="0.002cm solid #000000"/>
    </style:style>
    <style:style style:name="Tableau21.A2" style:family="table-cell">
      <style:table-cell-properties fo:padding="0.097cm" fo:border-left="0.002cm solid #000000" fo:border-right="none" fo:border-top="none" fo:border-bottom="0.002cm solid #000000"/>
    </style:style>
    <style:style style:name="Tableau21.C2" style:family="table-cell">
      <style:table-cell-properties fo:padding="0.097cm" fo:border-left="0.002cm solid #000000" fo:border-right="0.002cm solid #000000" fo:border-top="none" fo:border-bottom="0.002cm solid #000000"/>
    </style:style>
    <style:style style:name="Tableau24" style:family="table">
      <style:table-properties style:width="16.999cm" table:align="margins"/>
    </style:style>
    <style:style style:name="Tableau24.A" style:family="table-column">
      <style:table-column-properties style:column-width="5.666cm" style:rel-column-width="21845*"/>
    </style:style>
    <style:style style:name="Tableau24.B" style:family="table-column">
      <style:table-column-properties style:column-width="11.333cm" style:rel-column-width="43690*"/>
    </style:style>
    <style:style style:name="Tableau24.A1" style:family="table-cell">
      <style:table-cell-properties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999cm" table:align="margins"/>
    </style:style>
    <style:style style:name="Tableau25.A" style:family="table-column">
      <style:table-column-properties style:column-width="5.666cm" style:rel-column-width="21845*"/>
    </style:style>
    <style:style style:name="Tableau25.B" style:family="table-column">
      <style:table-column-properties style:column-width="5.666cm" style:rel-column-width="21844*"/>
    </style:style>
    <style:style style:name="Tableau25.C" style:family="table-column">
      <style:table-column-properties style:column-width="5.666cm" style:rel-column-width="21846*"/>
    </style:style>
    <style:style style:name="Tableau25.A1" style:family="table-cell">
      <style:table-cell-properties fo:padding="0.097cm" fo:border-left="0.002cm solid #000000" fo:border-right="none" fo:border-top="0.002cm solid #000000" fo:border-bottom="0.002cm solid #000000"/>
    </style:style>
    <style:style style:name="Tableau25.C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C2" style:family="table-cell">
      <style:table-cell-properties fo:padding="0.097cm" fo:border-left="0.002cm solid #000000" fo:border-right="0.002cm solid #000000" fo:border-top="none" fo:border-bottom="0.002cm solid #000000"/>
    </style:style>
    <style:style style:name="Tableau26" style:family="table">
      <style:table-properties style:width="16.999cm" table:align="margins"/>
    </style:style>
    <style:style style:name="Tableau26.A" style:family="table-column">
      <style:table-column-properties style:column-width="5.666cm" style:rel-column-width="21845*"/>
    </style:style>
    <style:style style:name="Tableau26.B" style:family="table-column">
      <style:table-column-properties style:column-width="5.666cm" style:rel-column-width="21844*"/>
    </style:style>
    <style:style style:name="Tableau26.C" style:family="table-column">
      <style:table-column-properties style:column-width="5.666cm" style:rel-column-width="21846*"/>
    </style:style>
    <style:style style:name="Tableau26.A1" style:family="table-cell">
      <style:table-cell-properties fo:padding="0.097cm" fo:border-left="0.002cm solid #000000" fo:border-right="none" fo:border-top="0.002cm solid #000000" fo:border-bottom="0.002cm solid #000000"/>
    </style:style>
    <style:style style:name="Tableau26.C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C2" style:family="table-cell">
      <style:table-cell-properties fo:padding="0.097cm" fo:border-left="0.002cm solid #000000" fo:border-right="0.002cm solid #000000" fo:border-top="none" fo:border-bottom="0.002cm solid #000000"/>
    </style:style>
    <style:style style:name="Tableau27" style:family="table">
      <style:table-properties style:width="16.999cm" table:align="margins"/>
    </style:style>
    <style:style style:name="Tableau27.A" style:family="table-column">
      <style:table-column-properties style:column-width="4.815cm" style:rel-column-width="18564*"/>
    </style:style>
    <style:style style:name="Tableau27.B" style:family="table-column">
      <style:table-column-properties style:column-width="2.249cm" style:rel-column-width="8670*"/>
    </style:style>
    <style:style style:name="Tableau27.C" style:family="table-column">
      <style:table-column-properties style:column-width="9.934cm" style:rel-column-width="38301*"/>
    </style:style>
    <style:style style:name="Tableau27.1" style:family="table-row">
      <style:table-row-properties style:keep-together="false" fo:keep-together="always"/>
    </style:style>
    <style:style style:name="Tableau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27.B1" style:family="table-cell">
      <style:table-cell-properties fo:padding="0.097cm" fo:border-left="0.002cm solid #000000" fo:border-right="none" fo:border-top="0.002cm solid #000000" fo:border-bottom="0.002cm solid #000000"/>
    </style:style>
    <style:style style:name="Tableau27.C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C2" style:family="table-cell">
      <style:table-cell-properties fo:padding="0.097cm" fo:border-left="0.002cm solid #000000" fo:border-right="0.002cm solid #000000" fo:border-top="none" fo:border-bottom="0.002cm solid #000000"/>
    </style:style>
    <style:style style:name="Tableau28" style:family="table">
      <style:table-properties style:width="16.999cm" table:align="margins"/>
    </style:style>
    <style:style style:name="Tableau28.A" style:family="table-column">
      <style:table-column-properties style:column-width="5.666cm" style:rel-column-width="21845*"/>
    </style:style>
    <style:style style:name="Tableau28.B" style:family="table-column">
      <style:table-column-properties style:column-width="11.333cm" style:rel-column-width="43690*"/>
    </style:style>
    <style:style style:name="Tableau28.A1" style:family="table-cell">
      <style:table-cell-properties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Tableau29" style:family="table">
      <style:table-properties style:width="16.999cm" table:align="margins"/>
    </style:style>
    <style:style style:name="Tableau29.A" style:family="table-column">
      <style:table-column-properties style:column-width="5.666cm" style:rel-column-width="21845*"/>
    </style:style>
    <style:style style:name="Tableau29.B" style:family="table-column">
      <style:table-column-properties style:column-width="5.666cm" style:rel-column-width="21844*"/>
    </style:style>
    <style:style style:name="Tableau29.C" style:family="table-column">
      <style:table-column-properties style:column-width="5.666cm" style:rel-column-width="21846*"/>
    </style:style>
    <style:style style:name="Tableau29.A1" style:family="table-cell">
      <style:table-cell-properties fo:padding="0.097cm" fo:border-left="0.002cm solid #000000" fo:border-right="none" fo:border-top="0.002cm solid #000000" fo:border-bottom="0.002cm solid #000000"/>
    </style:style>
    <style:style style:name="Tableau29.C1" style:family="table-cell">
      <style:table-cell-properties fo:padding="0.097cm" fo:border="0.002cm solid #000000"/>
    </style:style>
    <style:style style:name="Tableau29.A2" style:family="table-cell">
      <style:table-cell-properties fo:padding="0.097cm" fo:border-left="0.002cm solid #000000" fo:border-right="none" fo:border-top="none" fo:border-bottom="0.002cm solid #000000"/>
    </style:style>
    <style:style style:name="Tableau29.C2" style:family="table-cell">
      <style:table-cell-properties fo:padding="0.097cm" fo:border-left="0.002cm solid #000000" fo:border-right="0.002cm solid #000000" fo:border-top="none" fo:border-bottom="0.002cm solid #000000"/>
    </style:style>
    <style:style style:name="Tableau30" style:family="table">
      <style:table-properties style:width="16.999cm" table:align="margins"/>
    </style:style>
    <style:style style:name="Tableau30.A" style:family="table-column">
      <style:table-column-properties style:column-width="5.666cm" style:rel-column-width="21845*"/>
    </style:style>
    <style:style style:name="Tableau30.B" style:family="table-column">
      <style:table-column-properties style:column-width="5.666cm" style:rel-column-width="21844*"/>
    </style:style>
    <style:style style:name="Tableau30.C" style:family="table-column">
      <style:table-column-properties style:column-width="5.666cm" style:rel-column-width="21846*"/>
    </style:style>
    <style:style style:name="Tableau30.A1" style:family="table-cell">
      <style:table-cell-properties fo:padding="0.097cm" fo:border-left="0.002cm solid #000000" fo:border-right="none" fo:border-top="0.002cm solid #000000" fo:border-bottom="0.002cm solid #000000"/>
    </style:style>
    <style:style style:name="Tableau30.C1" style:family="table-cell">
      <style:table-cell-properties fo:padding="0.097cm" fo:border="0.002cm solid #000000"/>
    </style:style>
    <style:style style:name="Tableau30.A2" style:family="table-cell">
      <style:table-cell-properties fo:padding="0.097cm" fo:border-left="0.002cm solid #000000" fo:border-right="none" fo:border-top="none" fo:border-bottom="0.002cm solid #000000"/>
    </style:style>
    <style:style style:name="Tableau30.C2" style:family="table-cell">
      <style:table-cell-properties fo:padding="0.097cm" fo:border-left="0.002cm solid #000000" fo:border-right="0.002cm solid #000000" fo:border-top="none" fo:border-bottom="0.002cm solid #000000"/>
    </style:style>
    <style:style style:name="Tableau31" style:family="table">
      <style:table-properties style:width="16.999cm" table:align="margins"/>
    </style:style>
    <style:style style:name="Tableau31.A" style:family="table-column">
      <style:table-column-properties style:column-width="0.953cm" style:rel-column-width="3672*"/>
    </style:style>
    <style:style style:name="Tableau31.B" style:family="table-column">
      <style:table-column-properties style:column-width="6.549cm" style:rel-column-width="25249*"/>
    </style:style>
    <style:style style:name="Tableau31.C" style:family="table-column">
      <style:table-column-properties style:column-width="2.332cm" style:rel-column-width="8990*"/>
    </style:style>
    <style:style style:name="Tableau31.D" style:family="table-column">
      <style:table-column-properties style:column-width="7.165cm" style:rel-column-width="27624*"/>
    </style:style>
    <style:style style:name="Tableau31.1" style:family="table-row">
      <style:table-row-properties style:keep-together="false" fo:keep-together="always"/>
    </style:style>
    <style:style style:name="Tableau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1.C1" style:family="table-cell">
      <style:table-cell-properties fo:padding="0.097cm" fo:border-left="0.002cm solid #000000" fo:border-right="none" fo:border-top="0.002cm solid #000000" fo:border-bottom="0.002cm solid #000000"/>
    </style:style>
    <style:style style:name="Tableau31.D1" style:family="table-cell">
      <style:table-cell-properties fo:padding="0.097cm" fo:border="0.002cm solid #000000"/>
    </style:style>
    <style:style style:name="Tableau31.A2" style:family="table-cell">
      <style:table-cell-properties fo:padding="0.097cm" fo:border-left="0.002cm solid #000000" fo:border-right="none" fo:border-top="none" fo:border-bottom="0.002cm solid #000000"/>
    </style:style>
    <style:style style:name="Tableau31.D2" style:family="table-cell">
      <style:table-cell-properties fo:padding="0.097cm" fo:border-left="0.002cm solid #000000" fo:border-right="0.002cm solid #000000" fo:border-top="none" fo:border-bottom="0.002cm solid #000000"/>
    </style:style>
    <style:style style:name="Tableau61" style:family="table">
      <style:table-properties style:width="16.999cm" table:align="margins"/>
    </style:style>
    <style:style style:name="Tableau61.A" style:family="table-column">
      <style:table-column-properties style:column-width="5.666cm" style:rel-column-width="21845*"/>
    </style:style>
    <style:style style:name="Tableau61.B" style:family="table-column">
      <style:table-column-properties style:column-width="11.333cm" style:rel-column-width="43690*"/>
    </style:style>
    <style:style style:name="Tableau61.A1" style:family="table-cell">
      <style:table-cell-properties fo:padding="0.097cm" fo:border-left="0.002cm solid #000000" fo:border-right="none" fo:border-top="0.002cm solid #000000" fo:border-bottom="0.002cm solid #000000"/>
    </style:style>
    <style:style style:name="Tableau61.B1" style:family="table-cell">
      <style:table-cell-properties fo:padding="0.097cm" fo:border="0.002cm solid #000000"/>
    </style:style>
    <style:style style:name="Tableau61.A2" style:family="table-cell">
      <style:table-cell-properties fo:padding="0.097cm" fo:border-left="0.002cm solid #000000" fo:border-right="none" fo:border-top="none" fo:border-bottom="0.002cm solid #000000"/>
    </style:style>
    <style:style style:name="Tableau61.B2" style:family="table-cell">
      <style:table-cell-properties fo:padding="0.097cm" fo:border-left="0.002cm solid #000000" fo:border-right="0.002cm solid #000000" fo:border-top="none" fo:border-bottom="0.002cm solid #000000"/>
    </style:style>
    <style:style style:name="Tableau62" style:family="table">
      <style:table-properties style:width="16.999cm" table:align="margins"/>
    </style:style>
    <style:style style:name="Tableau62.A" style:family="table-column">
      <style:table-column-properties style:column-width="5.666cm" style:rel-column-width="21845*"/>
    </style:style>
    <style:style style:name="Tableau62.B" style:family="table-column">
      <style:table-column-properties style:column-width="5.666cm" style:rel-column-width="21844*"/>
    </style:style>
    <style:style style:name="Tableau62.C" style:family="table-column">
      <style:table-column-properties style:column-width="5.666cm" style:rel-column-width="21846*"/>
    </style:style>
    <style:style style:name="Tableau62.A1" style:family="table-cell">
      <style:table-cell-properties fo:padding="0.097cm" fo:border-left="0.002cm solid #000000" fo:border-right="none" fo:border-top="0.002cm solid #000000" fo:border-bottom="0.002cm solid #000000"/>
    </style:style>
    <style:style style:name="Tableau62.C1" style:family="table-cell">
      <style:table-cell-properties fo:padding="0.097cm" fo:border="0.002cm solid #000000"/>
    </style:style>
    <style:style style:name="Tableau62.A2" style:family="table-cell">
      <style:table-cell-properties fo:padding="0.097cm" fo:border-left="0.002cm solid #000000" fo:border-right="none" fo:border-top="none" fo:border-bottom="0.002cm solid #000000"/>
    </style:style>
    <style:style style:name="Tableau62.C2" style:family="table-cell">
      <style:table-cell-properties fo:padding="0.097cm" fo:border-left="0.002cm solid #000000" fo:border-right="0.002cm solid #000000" fo:border-top="none" fo:border-bottom="0.002cm solid #000000"/>
    </style:style>
    <style:style style:name="Tableau69" style:family="table">
      <style:table-properties style:width="16.999cm" table:align="margins"/>
    </style:style>
    <style:style style:name="Tableau69.A" style:family="table-column">
      <style:table-column-properties style:column-width="5.666cm" style:rel-column-width="21845*"/>
    </style:style>
    <style:style style:name="Tableau69.B" style:family="table-column">
      <style:table-column-properties style:column-width="5.666cm" style:rel-column-width="21844*"/>
    </style:style>
    <style:style style:name="Tableau69.C" style:family="table-column">
      <style:table-column-properties style:column-width="5.666cm" style:rel-column-width="21846*"/>
    </style:style>
    <style:style style:name="Tableau69.A1" style:family="table-cell">
      <style:table-cell-properties fo:padding="0.097cm" fo:border-left="0.002cm solid #000000" fo:border-right="none" fo:border-top="0.002cm solid #000000" fo:border-bottom="0.002cm solid #000000"/>
    </style:style>
    <style:style style:name="Tableau69.C1" style:family="table-cell">
      <style:table-cell-properties fo:padding="0.097cm" fo:border="0.002cm solid #000000"/>
    </style:style>
    <style:style style:name="Tableau69.A2" style:family="table-cell">
      <style:table-cell-properties fo:padding="0.097cm" fo:border-left="0.002cm solid #000000" fo:border-right="none" fo:border-top="none" fo:border-bottom="0.002cm solid #000000"/>
    </style:style>
    <style:style style:name="Tableau69.C2" style:family="table-cell">
      <style:table-cell-properties fo:padding="0.097cm" fo:border-left="0.002cm solid #000000" fo:border-right="0.002cm solid #000000" fo:border-top="none" fo:border-bottom="0.002cm solid #000000"/>
    </style:style>
    <style:style style:name="Tableau70" style:family="table">
      <style:table-properties style:width="16.999cm" table:align="margins"/>
    </style:style>
    <style:style style:name="Tableau70.A" style:family="table-column">
      <style:table-column-properties style:column-width="5.239cm" style:rel-column-width="20197*"/>
    </style:style>
    <style:style style:name="Tableau70.B" style:family="table-column">
      <style:table-column-properties style:column-width="2.593cm" style:rel-column-width="9996*"/>
    </style:style>
    <style:style style:name="Tableau70.C" style:family="table-column">
      <style:table-column-properties style:column-width="9.167cm" style:rel-column-width="35342*"/>
    </style:style>
    <style:style style:name="Tableau70.1" style:family="table-row">
      <style:table-row-properties style:keep-together="false" fo:keep-together="always"/>
    </style:style>
    <style:style style:name="Tableau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70.B1" style:family="table-cell">
      <style:table-cell-properties fo:padding="0.097cm" fo:border-left="0.002cm solid #000000" fo:border-right="none" fo:border-top="0.002cm solid #000000" fo:border-bottom="0.002cm solid #000000"/>
    </style:style>
    <style:style style:name="Tableau70.C1" style:family="table-cell">
      <style:table-cell-properties fo:padding="0.097cm" fo:border="0.002cm solid #000000"/>
    </style:style>
    <style:style style:name="Tableau70.A2" style:family="table-cell">
      <style:table-cell-properties fo:padding="0.097cm" fo:border-left="0.002cm solid #000000" fo:border-right="none" fo:border-top="none" fo:border-bottom="0.002cm solid #000000"/>
    </style:style>
    <style:style style:name="Tableau70.C2" style:family="table-cell">
      <style:table-cell-properties fo:padding="0.097cm" fo:border-left="0.002cm solid #000000" fo:border-right="0.002cm solid #000000" fo:border-top="none" fo:border-bottom="0.002cm solid #000000"/>
    </style:style>
    <style:style style:name="Tableau74" style:family="table">
      <style:table-properties style:width="16.999cm" table:align="margins"/>
    </style:style>
    <style:style style:name="Tableau74.A" style:family="table-column">
      <style:table-column-properties style:column-width="5.666cm" style:rel-column-width="21845*"/>
    </style:style>
    <style:style style:name="Tableau74.B" style:family="table-column">
      <style:table-column-properties style:column-width="11.333cm" style:rel-column-width="43690*"/>
    </style:style>
    <style:style style:name="Tableau74.A1" style:family="table-cell">
      <style:table-cell-properties fo:padding="0.097cm" fo:border-left="0.002cm solid #000000" fo:border-right="none" fo:border-top="0.002cm solid #000000" fo:border-bottom="0.002cm solid #000000"/>
    </style:style>
    <style:style style:name="Tableau74.B1" style:family="table-cell">
      <style:table-cell-properties fo:padding="0.097cm" fo:border="0.002cm solid #000000"/>
    </style:style>
    <style:style style:name="Tableau74.A2" style:family="table-cell">
      <style:table-cell-properties fo:padding="0.097cm" fo:border-left="0.002cm solid #000000" fo:border-right="none" fo:border-top="none" fo:border-bottom="0.002cm solid #000000"/>
    </style:style>
    <style:style style:name="Tableau74.B2" style:family="table-cell">
      <style:table-cell-properties fo:padding="0.097cm" fo:border-left="0.002cm solid #000000" fo:border-right="0.002cm solid #000000" fo:border-top="none" fo:border-bottom="0.002cm solid #000000"/>
    </style:style>
    <style:style style:name="Tableau75" style:family="table">
      <style:table-properties style:width="16.999cm" table:align="margins"/>
    </style:style>
    <style:style style:name="Tableau75.A" style:family="table-column">
      <style:table-column-properties style:column-width="5.666cm" style:rel-column-width="21845*"/>
    </style:style>
    <style:style style:name="Tableau75.B" style:family="table-column">
      <style:table-column-properties style:column-width="5.666cm" style:rel-column-width="21844*"/>
    </style:style>
    <style:style style:name="Tableau75.C" style:family="table-column">
      <style:table-column-properties style:column-width="5.666cm" style:rel-column-width="21846*"/>
    </style:style>
    <style:style style:name="Tableau75.A1" style:family="table-cell">
      <style:table-cell-properties fo:padding="0.097cm" fo:border-left="0.002cm solid #000000" fo:border-right="none" fo:border-top="0.002cm solid #000000" fo:border-bottom="0.002cm solid #000000"/>
    </style:style>
    <style:style style:name="Tableau75.C1" style:family="table-cell">
      <style:table-cell-properties fo:padding="0.097cm" fo:border="0.002cm solid #000000"/>
    </style:style>
    <style:style style:name="Tableau75.A2" style:family="table-cell">
      <style:table-cell-properties fo:padding="0.097cm" fo:border-left="0.002cm solid #000000" fo:border-right="none" fo:border-top="none" fo:border-bottom="0.002cm solid #000000"/>
    </style:style>
    <style:style style:name="Tableau75.C2" style:family="table-cell">
      <style:table-cell-properties fo:padding="0.097cm" fo:border-left="0.002cm solid #000000" fo:border-right="0.002cm solid #000000" fo:border-top="none" fo:border-bottom="0.002cm solid #000000"/>
    </style:style>
    <style:style style:name="Tableau76" style:family="table">
      <style:table-properties style:width="16.999cm" table:align="margins" fo:keep-with-next="always"/>
    </style:style>
    <style:style style:name="Tableau76.A" style:family="table-column">
      <style:table-column-properties style:column-width="5.666cm" style:rel-column-width="21845*"/>
    </style:style>
    <style:style style:name="Tableau76.B" style:family="table-column">
      <style:table-column-properties style:column-width="5.666cm" style:rel-column-width="21844*"/>
    </style:style>
    <style:style style:name="Tableau76.C" style:family="table-column">
      <style:table-column-properties style:column-width="5.666cm" style:rel-column-width="21846*"/>
    </style:style>
    <style:style style:name="Tableau76.A1" style:family="table-cell">
      <style:table-cell-properties fo:padding="0.097cm" fo:border-left="0.002cm solid #000000" fo:border-right="none" fo:border-top="0.002cm solid #000000" fo:border-bottom="0.002cm solid #000000"/>
    </style:style>
    <style:style style:name="Tableau76.C1" style:family="table-cell">
      <style:table-cell-properties fo:padding="0.097cm" fo:border="0.002cm solid #000000"/>
    </style:style>
    <style:style style:name="Tableau76.A2" style:family="table-cell">
      <style:table-cell-properties fo:padding="0.097cm" fo:border-left="0.002cm solid #000000" fo:border-right="none" fo:border-top="none" fo:border-bottom="0.002cm solid #000000"/>
    </style:style>
    <style:style style:name="Tableau76.C2" style:family="table-cell">
      <style:table-cell-properties fo:padding="0.097cm" fo:border-left="0.002cm solid #000000" fo:border-right="0.002cm solid #000000" fo:border-top="none" fo:border-bottom="0.002cm solid #000000"/>
    </style:style>
    <style:style style:name="Tableau78" style:family="table">
      <style:table-properties style:width="16.999cm" table:align="margins" fo:keep-with-next="always"/>
    </style:style>
    <style:style style:name="Tableau78.A" style:family="table-column">
      <style:table-column-properties style:column-width="5.666cm" style:rel-column-width="21845*"/>
    </style:style>
    <style:style style:name="Tableau78.B" style:family="table-column">
      <style:table-column-properties style:column-width="5.666cm" style:rel-column-width="21844*"/>
    </style:style>
    <style:style style:name="Tableau78.C" style:family="table-column">
      <style:table-column-properties style:column-width="5.666cm" style:rel-column-width="21846*"/>
    </style:style>
    <style:style style:name="Tableau78.A1" style:family="table-cell">
      <style:table-cell-properties fo:padding="0.097cm" fo:border-left="0.002cm solid #000000" fo:border-right="none" fo:border-top="0.002cm solid #000000" fo:border-bottom="0.002cm solid #000000"/>
    </style:style>
    <style:style style:name="Tableau78.C1" style:family="table-cell">
      <style:table-cell-properties fo:padding="0.097cm" fo:border="0.002cm solid #000000"/>
    </style:style>
    <style:style style:name="Tableau78.A2" style:family="table-cell">
      <style:table-cell-properties fo:padding="0.097cm" fo:border-left="0.002cm solid #000000" fo:border-right="none" fo:border-top="none" fo:border-bottom="0.002cm solid #000000"/>
    </style:style>
    <style:style style:name="Tableau78.C2" style:family="table-cell">
      <style:table-cell-properties fo:padding="0.097cm" fo:border-left="0.002cm solid #000000" fo:border-right="0.002cm solid #000000" fo:border-top="none" fo:border-bottom="0.002cm solid #000000"/>
    </style:style>
    <style:style style:name="Tableau77" style:family="table">
      <style:table-properties style:width="16.999cm" table:align="margins"/>
    </style:style>
    <style:style style:name="Tableau77.A" style:family="table-column">
      <style:table-column-properties style:column-width="4.048cm" style:rel-column-width="15606*"/>
    </style:style>
    <style:style style:name="Tableau77.B" style:family="table-column">
      <style:table-column-properties style:column-width="3.014cm" style:rel-column-width="11621*"/>
    </style:style>
    <style:style style:name="Tableau77.C" style:family="table-column">
      <style:table-column-properties style:column-width="9.936cm" style:rel-column-width="38308*"/>
    </style:style>
    <style:style style:name="Tableau77.1" style:family="table-row">
      <style:table-row-properties style:keep-together="false" fo:keep-together="always"/>
    </style:style>
    <style:style style:name="Tableau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77.B1" style:family="table-cell">
      <style:table-cell-properties fo:padding="0.097cm" fo:border-left="0.002cm solid #000000" fo:border-right="none" fo:border-top="0.002cm solid #000000" fo:border-bottom="0.002cm solid #000000"/>
    </style:style>
    <style:style style:name="Tableau77.C1" style:family="table-cell">
      <style:table-cell-properties fo:padding="0.097cm" fo:border="0.002cm solid #000000"/>
    </style:style>
    <style:style style:name="Tableau77.A2" style:family="table-cell">
      <style:table-cell-properties fo:padding="0.097cm" fo:border-left="0.002cm solid #000000" fo:border-right="none" fo:border-top="none" fo:border-bottom="0.002cm solid #000000"/>
    </style:style>
    <style:style style:name="Tableau77.C2" style:family="table-cell">
      <style:table-cell-properties fo:padding="0.097cm" fo:border-left="0.002cm solid #000000" fo:border-right="0.002cm solid #000000" fo:border-top="none" fo:border-bottom="0.002cm solid #000000"/>
    </style:style>
    <style:style style:name="Tableau22" style:family="table">
      <style:table-properties style:width="16.999cm" table:align="margins"/>
    </style:style>
    <style:style style:name="Tableau22.A" style:family="table-column">
      <style:table-column-properties style:column-width="5.666cm" style:rel-column-width="21845*"/>
    </style:style>
    <style:style style:name="Tableau22.B" style:family="table-column">
      <style:table-column-properties style:column-width="11.333cm" style:rel-column-width="43690*"/>
    </style:style>
    <style:style style:name="Tableau22.A1" style:family="table-cell">
      <style:table-cell-properties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99cm" table:align="margins"/>
    </style:style>
    <style:style style:name="Tableau23.A" style:family="table-column">
      <style:table-column-properties style:column-width="5.666cm" style:rel-column-width="21845*"/>
    </style:style>
    <style:style style:name="Tableau23.B" style:family="table-column">
      <style:table-column-properties style:column-width="5.666cm" style:rel-column-width="21844*"/>
    </style:style>
    <style:style style:name="Tableau23.C" style:family="table-column">
      <style:table-column-properties style:column-width="5.666cm" style:rel-column-width="21846*"/>
    </style:style>
    <style:style style:name="Tableau23.A1" style:family="table-cell">
      <style:table-cell-properties fo:padding="0.097cm" fo:border-left="0.002cm solid #000000" fo:border-right="none" fo:border-top="0.002cm solid #000000" fo:border-bottom="0.002cm solid #000000"/>
    </style:style>
    <style:style style:name="Tableau23.C1" style:family="table-cell">
      <style:table-cell-properties fo:padding="0.097cm" fo:border="0.002cm solid #000000"/>
    </style:style>
    <style:style style:name="Tableau23.A2" style:family="table-cell">
      <style:table-cell-properties fo:padding="0.097cm" fo:border-left="0.002cm solid #000000" fo:border-right="none" fo:border-top="none" fo:border-bottom="0.002cm solid #000000"/>
    </style:style>
    <style:style style:name="Tableau23.C2" style:family="table-cell">
      <style:table-cell-properties fo:padding="0.097cm" fo:border-left="0.002cm solid #000000" fo:border-right="0.002cm solid #000000" fo:border-top="none" fo:border-bottom="0.002cm solid #000000"/>
    </style:style>
    <style:style style:name="Tableau63" style:family="table">
      <style:table-properties style:width="16.999cm" table:align="margins"/>
    </style:style>
    <style:style style:name="Tableau63.A" style:family="table-column">
      <style:table-column-properties style:column-width="5.666cm" style:rel-column-width="21845*"/>
    </style:style>
    <style:style style:name="Tableau63.B" style:family="table-column">
      <style:table-column-properties style:column-width="5.666cm" style:rel-column-width="21844*"/>
    </style:style>
    <style:style style:name="Tableau63.C" style:family="table-column">
      <style:table-column-properties style:column-width="5.666cm" style:rel-column-width="21846*"/>
    </style:style>
    <style:style style:name="Tableau63.A1" style:family="table-cell">
      <style:table-cell-properties fo:padding="0.097cm" fo:border-left="0.002cm solid #000000" fo:border-right="none" fo:border-top="0.002cm solid #000000" fo:border-bottom="0.002cm solid #000000"/>
    </style:style>
    <style:style style:name="Tableau63.C1" style:family="table-cell">
      <style:table-cell-properties fo:padding="0.097cm" fo:border="0.002cm solid #000000"/>
    </style:style>
    <style:style style:name="Tableau63.A2" style:family="table-cell">
      <style:table-cell-properties fo:padding="0.097cm" fo:border-left="0.002cm solid #000000" fo:border-right="none" fo:border-top="none" fo:border-bottom="0.002cm solid #000000"/>
    </style:style>
    <style:style style:name="Tableau63.C2" style:family="table-cell">
      <style:table-cell-properties fo:padding="0.097cm" fo:border-left="0.002cm solid #000000" fo:border-right="0.002cm solid #000000" fo:border-top="none" fo:border-bottom="0.002cm solid #000000"/>
    </style:style>
    <style:style style:name="Tableau64" style:family="table">
      <style:table-properties style:width="16.999cm" table:align="margins"/>
    </style:style>
    <style:style style:name="Tableau64.A" style:family="table-column">
      <style:table-column-properties style:column-width="4.048cm" style:rel-column-width="15606*"/>
    </style:style>
    <style:style style:name="Tableau64.B" style:family="table-column">
      <style:table-column-properties style:column-width="3.014cm" style:rel-column-width="11621*"/>
    </style:style>
    <style:style style:name="Tableau64.C" style:family="table-column">
      <style:table-column-properties style:column-width="9.936cm" style:rel-column-width="38308*"/>
    </style:style>
    <style:style style:name="Tableau64.1" style:family="table-row">
      <style:table-row-properties style:keep-together="false" fo:keep-together="always"/>
    </style:style>
    <style:style style:name="Tableau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64.B1" style:family="table-cell">
      <style:table-cell-properties fo:padding="0.097cm" fo:border-left="0.002cm solid #000000" fo:border-right="none" fo:border-top="0.002cm solid #000000" fo:border-bottom="0.002cm solid #000000"/>
    </style:style>
    <style:style style:name="Tableau64.C1" style:family="table-cell">
      <style:table-cell-properties fo:padding="0.097cm" fo:border="0.002cm solid #000000"/>
    </style:style>
    <style:style style:name="Tableau64.A2" style:family="table-cell">
      <style:table-cell-properties fo:padding="0.097cm" fo:border-left="0.002cm solid #000000" fo:border-right="none" fo:border-top="none" fo:border-bottom="0.002cm solid #000000"/>
    </style:style>
    <style:style style:name="Tableau64.C2" style:family="table-cell">
      <style:table-cell-properties fo:padding="0.097cm" fo:border-left="0.002cm solid #000000" fo:border-right="0.002cm solid #000000" fo:border-top="none" fo:border-bottom="0.002cm solid #000000"/>
    </style:style>
    <style:style style:name="Tableau66" style:family="table">
      <style:table-properties style:width="16.999cm" table:align="margins"/>
    </style:style>
    <style:style style:name="Tableau66.A" style:family="table-column">
      <style:table-column-properties style:column-width="5.666cm" style:rel-column-width="21845*"/>
    </style:style>
    <style:style style:name="Tableau66.B" style:family="table-column">
      <style:table-column-properties style:column-width="11.333cm" style:rel-column-width="43690*"/>
    </style:style>
    <style:style style:name="Tableau66.A1" style:family="table-cell">
      <style:table-cell-properties fo:padding="0.097cm" fo:border-left="0.002cm solid #000000" fo:border-right="none" fo:border-top="0.002cm solid #000000" fo:border-bottom="0.002cm solid #000000"/>
    </style:style>
    <style:style style:name="Tableau66.B1" style:family="table-cell">
      <style:table-cell-properties fo:padding="0.097cm" fo:border="0.002cm solid #000000"/>
    </style:style>
    <style:style style:name="Tableau66.A2" style:family="table-cell">
      <style:table-cell-properties fo:padding="0.097cm" fo:border-left="0.002cm solid #000000" fo:border-right="none" fo:border-top="none" fo:border-bottom="0.002cm solid #000000"/>
    </style:style>
    <style:style style:name="Tableau66.B2" style:family="table-cell">
      <style:table-cell-properties fo:padding="0.097cm" fo:border-left="0.002cm solid #000000" fo:border-right="0.002cm solid #000000" fo:border-top="none" fo:border-bottom="0.002cm solid #000000"/>
    </style:style>
    <style:style style:name="Tableau67" style:family="table">
      <style:table-properties style:width="16.999cm" table:align="margins"/>
    </style:style>
    <style:style style:name="Tableau67.A" style:family="table-column">
      <style:table-column-properties style:column-width="5.666cm" style:rel-column-width="21845*"/>
    </style:style>
    <style:style style:name="Tableau67.B" style:family="table-column">
      <style:table-column-properties style:column-width="5.666cm" style:rel-column-width="21844*"/>
    </style:style>
    <style:style style:name="Tableau67.C" style:family="table-column">
      <style:table-column-properties style:column-width="5.666cm" style:rel-column-width="21846*"/>
    </style:style>
    <style:style style:name="Tableau67.A1" style:family="table-cell">
      <style:table-cell-properties fo:padding="0.097cm" fo:border-left="0.002cm solid #000000" fo:border-right="none" fo:border-top="0.002cm solid #000000" fo:border-bottom="0.002cm solid #000000"/>
    </style:style>
    <style:style style:name="Tableau67.C1" style:family="table-cell">
      <style:table-cell-properties fo:padding="0.097cm" fo:border="0.002cm solid #000000"/>
    </style:style>
    <style:style style:name="Tableau67.A2" style:family="table-cell">
      <style:table-cell-properties fo:padding="0.097cm" fo:border-left="0.002cm solid #000000" fo:border-right="none" fo:border-top="none" fo:border-bottom="0.002cm solid #000000"/>
    </style:style>
    <style:style style:name="Tableau67.C2" style:family="table-cell">
      <style:table-cell-properties fo:padding="0.097cm" fo:border-left="0.002cm solid #000000" fo:border-right="0.002cm solid #000000" fo:border-top="none" fo:border-bottom="0.002cm solid #000000"/>
    </style:style>
    <style:style style:name="Tableau68" style:family="table">
      <style:table-properties style:width="16.999cm" table:align="margins"/>
    </style:style>
    <style:style style:name="Tableau68.A" style:family="table-column">
      <style:table-column-properties style:column-width="5.666cm" style:rel-column-width="21845*"/>
    </style:style>
    <style:style style:name="Tableau68.B" style:family="table-column">
      <style:table-column-properties style:column-width="5.666cm" style:rel-column-width="21844*"/>
    </style:style>
    <style:style style:name="Tableau68.C" style:family="table-column">
      <style:table-column-properties style:column-width="5.666cm" style:rel-column-width="21846*"/>
    </style:style>
    <style:style style:name="Tableau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68.B1" style:family="table-cell">
      <style:table-cell-properties fo:padding="0.097cm" fo:border-left="0.002cm solid #000000" fo:border-right="none" fo:border-top="0.002cm solid #000000" fo:border-bottom="0.002cm solid #000000"/>
    </style:style>
    <style:style style:name="Tableau68.C1" style:family="table-cell">
      <style:table-cell-properties fo:padding="0.097cm" fo:border="0.002cm solid #000000"/>
    </style:style>
    <style:style style:name="Tableau68.A2" style:family="table-cell">
      <style:table-cell-properties fo:padding="0.097cm" fo:border-left="0.002cm solid #000000" fo:border-right="none" fo:border-top="none" fo:border-bottom="0.002cm solid #000000"/>
    </style:style>
    <style:style style:name="Tableau68.C2" style:family="table-cell">
      <style:table-cell-properties fo:padding="0.097cm" fo:border-left="0.002cm solid #000000" fo:border-right="0.002cm solid #000000" fo:border-top="none" fo:border-bottom="0.002cm solid #000000"/>
    </style:style>
    <style:style style:name="Tableau85" style:family="table">
      <style:table-properties style:width="16.999cm" table:align="margins"/>
    </style:style>
    <style:style style:name="Tableau85.A" style:family="table-column">
      <style:table-column-properties style:column-width="5.666cm" style:rel-column-width="21845*"/>
    </style:style>
    <style:style style:name="Tableau85.B" style:family="table-column">
      <style:table-column-properties style:column-width="11.333cm" style:rel-column-width="43690*"/>
    </style:style>
    <style:style style:name="Tableau85.A1" style:family="table-cell">
      <style:table-cell-properties fo:padding="0.097cm" fo:border-left="0.002cm solid #000000" fo:border-right="none" fo:border-top="0.002cm solid #000000" fo:border-bottom="0.002cm solid #000000"/>
    </style:style>
    <style:style style:name="Tableau85.B1" style:family="table-cell">
      <style:table-cell-properties fo:padding="0.097cm" fo:border="0.002cm solid #000000"/>
    </style:style>
    <style:style style:name="Tableau85.A2" style:family="table-cell">
      <style:table-cell-properties fo:padding="0.097cm" fo:border-left="0.002cm solid #000000" fo:border-right="none" fo:border-top="none" fo:border-bottom="0.002cm solid #000000"/>
    </style:style>
    <style:style style:name="Tableau85.B2" style:family="table-cell">
      <style:table-cell-properties fo:padding="0.097cm" fo:border-left="0.002cm solid #000000" fo:border-right="0.002cm solid #000000" fo:border-top="none" fo:border-bottom="0.002cm solid #000000"/>
    </style:style>
    <style:style style:name="Tableau86" style:family="table">
      <style:table-properties style:width="16.999cm" table:align="margins"/>
    </style:style>
    <style:style style:name="Tableau86.A" style:family="table-column">
      <style:table-column-properties style:column-width="5.666cm" style:rel-column-width="21842*"/>
    </style:style>
    <style:style style:name="Tableau86.C" style:family="table-column">
      <style:table-column-properties style:column-width="5.667cm" style:rel-column-width="21851*"/>
    </style:style>
    <style:style style:name="Tableau86.A1" style:family="table-cell">
      <style:table-cell-properties fo:padding="0.097cm" fo:border-left="0.002cm solid #000000" fo:border-right="none" fo:border-top="0.002cm solid #000000" fo:border-bottom="0.002cm solid #000000"/>
    </style:style>
    <style:style style:name="Tableau86.C1" style:family="table-cell">
      <style:table-cell-properties fo:padding="0.097cm" fo:border="0.002cm solid #000000"/>
    </style:style>
    <style:style style:name="Tableau86.A2" style:family="table-cell">
      <style:table-cell-properties fo:padding="0.097cm" fo:border-left="0.002cm solid #000000" fo:border-right="none" fo:border-top="none" fo:border-bottom="0.002cm solid #000000"/>
    </style:style>
    <style:style style:name="Tableau86.C2" style:family="table-cell">
      <style:table-cell-properties fo:padding="0.097cm" fo:border-left="0.002cm solid #000000" fo:border-right="0.002cm solid #000000" fo:border-top="none" fo:border-bottom="0.002cm solid #000000"/>
    </style:style>
    <style:style style:name="Tableau87" style:family="table">
      <style:table-properties style:width="16.999cm" table:align="margins"/>
    </style:style>
    <style:style style:name="Tableau87.A" style:family="table-column">
      <style:table-column-properties style:column-width="5.666cm" style:rel-column-width="21842*"/>
    </style:style>
    <style:style style:name="Tableau87.B" style:family="table-column">
      <style:table-column-properties style:column-width="3.992cm" style:rel-column-width="15389*"/>
    </style:style>
    <style:style style:name="Tableau87.C" style:family="table-column">
      <style:table-column-properties style:column-width="7.341cm" style:rel-column-width="28304*"/>
    </style:style>
    <style:style style:name="Tableau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87.B1" style:family="table-cell">
      <style:table-cell-properties fo:padding="0.097cm" fo:border-left="0.002cm solid #000000" fo:border-right="none" fo:border-top="0.002cm solid #000000" fo:border-bottom="0.002cm solid #000000"/>
    </style:style>
    <style:style style:name="Tableau87.C1" style:family="table-cell">
      <style:table-cell-properties fo:padding="0.097cm" fo:border="0.002cm solid #000000"/>
    </style:style>
    <style:style style:name="Tableau87.A2" style:family="table-cell">
      <style:table-cell-properties fo:padding="0.097cm" fo:border-left="0.002cm solid #000000" fo:border-right="none" fo:border-top="none" fo:border-bottom="0.002cm solid #000000"/>
    </style:style>
    <style:style style:name="Tableau87.C2" style:family="table-cell">
      <style:table-cell-properties fo:padding="0.097cm" fo:border-left="0.002cm solid #000000" fo:border-right="0.002cm solid #000000" fo:border-top="none" fo:border-bottom="0.002cm solid #000000"/>
    </style:style>
    <style:style style:name="Tableau88" style:family="table">
      <style:table-properties style:width="16.999cm" table:align="margins"/>
    </style:style>
    <style:style style:name="Tableau88.A" style:family="table-column">
      <style:table-column-properties style:column-width="5.666cm" style:rel-column-width="21845*"/>
    </style:style>
    <style:style style:name="Tableau88.B" style:family="table-column">
      <style:table-column-properties style:column-width="11.333cm" style:rel-column-width="43690*"/>
    </style:style>
    <style:style style:name="Tableau88.A1" style:family="table-cell">
      <style:table-cell-properties fo:padding="0.097cm" fo:border-left="0.002cm solid #000000" fo:border-right="none" fo:border-top="0.002cm solid #000000" fo:border-bottom="0.002cm solid #000000"/>
    </style:style>
    <style:style style:name="Tableau88.B1" style:family="table-cell">
      <style:table-cell-properties fo:padding="0.097cm" fo:border="0.002cm solid #000000"/>
    </style:style>
    <style:style style:name="Tableau88.A2" style:family="table-cell">
      <style:table-cell-properties fo:padding="0.097cm" fo:border-left="0.002cm solid #000000" fo:border-right="none" fo:border-top="none" fo:border-bottom="0.002cm solid #000000"/>
    </style:style>
    <style:style style:name="Tableau88.B2" style:family="table-cell">
      <style:table-cell-properties fo:padding="0.097cm" fo:border-left="0.002cm solid #000000" fo:border-right="0.002cm solid #000000" fo:border-top="none" fo:border-bottom="0.002cm solid #000000"/>
    </style:style>
    <style:style style:name="Tableau89" style:family="table">
      <style:table-properties style:width="16.999cm" table:align="margins"/>
    </style:style>
    <style:style style:name="Tableau89.A" style:family="table-column">
      <style:table-column-properties style:column-width="5.666cm" style:rel-column-width="21842*"/>
    </style:style>
    <style:style style:name="Tableau89.C" style:family="table-column">
      <style:table-column-properties style:column-width="5.667cm" style:rel-column-width="21851*"/>
    </style:style>
    <style:style style:name="Tableau89.A1" style:family="table-cell">
      <style:table-cell-properties fo:padding="0.097cm" fo:border-left="0.002cm solid #000000" fo:border-right="none" fo:border-top="0.002cm solid #000000" fo:border-bottom="0.002cm solid #000000"/>
    </style:style>
    <style:style style:name="Tableau89.C1" style:family="table-cell">
      <style:table-cell-properties fo:padding="0.097cm" fo:border="0.002cm solid #000000"/>
    </style:style>
    <style:style style:name="Tableau89.A2" style:family="table-cell">
      <style:table-cell-properties fo:padding="0.097cm" fo:border-left="0.002cm solid #000000" fo:border-right="none" fo:border-top="none" fo:border-bottom="0.002cm solid #000000"/>
    </style:style>
    <style:style style:name="Tableau89.C2" style:family="table-cell">
      <style:table-cell-properties fo:padding="0.097cm" fo:border-left="0.002cm solid #000000" fo:border-right="0.002cm solid #000000" fo:border-top="none" fo:border-bottom="0.002cm solid #000000"/>
    </style:style>
    <style:style style:name="Tableau90" style:family="table">
      <style:table-properties style:width="16.999cm" table:align="margins"/>
    </style:style>
    <style:style style:name="Tableau90.A" style:family="table-column">
      <style:table-column-properties style:column-width="4.101cm" style:rel-column-width="15810*"/>
    </style:style>
    <style:style style:name="Tableau90.B" style:family="table-column">
      <style:table-column-properties style:column-width="1.958cm" style:rel-column-width="7548*"/>
    </style:style>
    <style:style style:name="Tableau90.C" style:family="table-column">
      <style:table-column-properties style:column-width="10.94cm" style:rel-column-width="42177*"/>
    </style:style>
    <style:style style:name="Tableau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90.B1" style:family="table-cell">
      <style:table-cell-properties fo:padding="0.097cm" fo:border-left="0.002cm solid #000000" fo:border-right="none" fo:border-top="0.002cm solid #000000" fo:border-bottom="0.002cm solid #000000"/>
    </style:style>
    <style:style style:name="Tableau90.C1" style:family="table-cell">
      <style:table-cell-properties fo:padding="0.097cm" fo:border="0.002cm solid #000000"/>
    </style:style>
    <style:style style:name="Tableau90.A2" style:family="table-cell">
      <style:table-cell-properties fo:padding="0.097cm" fo:border-left="0.002cm solid #000000" fo:border-right="none" fo:border-top="none" fo:border-bottom="0.002cm solid #000000"/>
    </style:style>
    <style:style style:name="Tableau90.C2" style:family="table-cell">
      <style:table-cell-properties fo:padding="0.097cm" fo:border-left="0.002cm solid #000000" fo:border-right="0.002cm solid #000000" fo:border-top="none" fo:border-bottom="0.002cm solid #000000"/>
    </style:style>
    <style:style style:name="Tableau90.A11" style:family="table-cell">
      <style:table-cell-properties fo:padding="0.097cm" fo:border-left="0.002cm solid #000000" fo:border-right="none" fo:border-top="none" fo:border-bottom="none"/>
    </style:style>
    <style:style style:name="Tableau90.C11" style:family="table-cell">
      <style:table-cell-properties fo:padding="0.097cm" fo:border-left="0.002cm solid #000000" fo:border-right="0.002cm solid #000000" fo:border-top="none" fo:border-bottom="none"/>
    </style:style>
    <style:style style:name="Tableau91" style:family="table">
      <style:table-properties style:width="16.999cm" table:align="margins"/>
    </style:style>
    <style:style style:name="Tableau91.A" style:family="table-column">
      <style:table-column-properties style:column-width="5.666cm" style:rel-column-width="21845*"/>
    </style:style>
    <style:style style:name="Tableau91.B" style:family="table-column">
      <style:table-column-properties style:column-width="11.333cm" style:rel-column-width="43690*"/>
    </style:style>
    <style:style style:name="Tableau91.A1" style:family="table-cell">
      <style:table-cell-properties fo:padding="0.097cm" fo:border-left="0.002cm solid #000000" fo:border-right="none" fo:border-top="0.002cm solid #000000" fo:border-bottom="0.002cm solid #000000"/>
    </style:style>
    <style:style style:name="Tableau91.B1" style:family="table-cell">
      <style:table-cell-properties fo:padding="0.097cm" fo:border="0.002cm solid #000000"/>
    </style:style>
    <style:style style:name="Tableau91.A2" style:family="table-cell">
      <style:table-cell-properties fo:padding="0.097cm" fo:border-left="0.002cm solid #000000" fo:border-right="none" fo:border-top="none" fo:border-bottom="0.002cm solid #000000"/>
    </style:style>
    <style:style style:name="Tableau91.B2" style:family="table-cell">
      <style:table-cell-properties fo:padding="0.097cm" fo:border-left="0.002cm solid #000000" fo:border-right="0.002cm solid #000000" fo:border-top="none" fo:border-bottom="0.002cm solid #000000"/>
    </style:style>
    <style:style style:name="Tableau92" style:family="table">
      <style:table-properties style:width="16.999cm" table:align="margins"/>
    </style:style>
    <style:style style:name="Tableau92.A" style:family="table-column">
      <style:table-column-properties style:column-width="4.815cm" style:rel-column-width="18564*"/>
    </style:style>
    <style:style style:name="Tableau92.B" style:family="table-column">
      <style:table-column-properties style:column-width="2.249cm" style:rel-column-width="8670*"/>
    </style:style>
    <style:style style:name="Tableau92.C" style:family="table-column">
      <style:table-column-properties style:column-width="9.934cm" style:rel-column-width="38301*"/>
    </style:style>
    <style:style style:name="Tableau92.1" style:family="table-row">
      <style:table-row-properties style:keep-together="false" fo:keep-together="always"/>
    </style:style>
    <style:style style:name="Tableau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92.B1" style:family="table-cell">
      <style:table-cell-properties fo:padding="0.097cm" fo:border-left="0.002cm solid #000000" fo:border-right="none" fo:border-top="0.002cm solid #000000" fo:border-bottom="0.002cm solid #000000"/>
    </style:style>
    <style:style style:name="Tableau92.C1" style:family="table-cell">
      <style:table-cell-properties fo:padding="0.097cm" fo:border="0.002cm solid #000000"/>
    </style:style>
    <style:style style:name="Tableau92.A2" style:family="table-cell">
      <style:table-cell-properties fo:padding="0.097cm" fo:border-left="0.002cm solid #000000" fo:border-right="none" fo:border-top="none" fo:border-bottom="0.002cm solid #000000"/>
    </style:style>
    <style:style style:name="Tableau92.C2" style:family="table-cell">
      <style:table-cell-properties fo:padding="0.097cm" fo:border-left="0.002cm solid #000000" fo:border-right="0.002cm solid #000000" fo:border-top="none" fo:border-bottom="0.002cm solid #000000"/>
    </style:style>
    <style:style style:name="Tableau93" style:family="table">
      <style:table-properties style:width="16.999cm" table:align="margins"/>
    </style:style>
    <style:style style:name="Tableau93.A" style:family="table-column">
      <style:table-column-properties style:column-width="4.815cm" style:rel-column-width="18564*"/>
    </style:style>
    <style:style style:name="Tableau93.B" style:family="table-column">
      <style:table-column-properties style:column-width="2.249cm" style:rel-column-width="8670*"/>
    </style:style>
    <style:style style:name="Tableau93.C" style:family="table-column">
      <style:table-column-properties style:column-width="9.934cm" style:rel-column-width="38301*"/>
    </style:style>
    <style:style style:name="Tableau93.1" style:family="table-row">
      <style:table-row-properties style:keep-together="false" fo:keep-together="always"/>
    </style:style>
    <style:style style:name="Tableau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93.B1" style:family="table-cell">
      <style:table-cell-properties fo:padding="0.097cm" fo:border-left="0.002cm solid #000000" fo:border-right="none" fo:border-top="0.002cm solid #000000" fo:border-bottom="0.002cm solid #000000"/>
    </style:style>
    <style:style style:name="Tableau93.C1" style:family="table-cell">
      <style:table-cell-properties fo:padding="0.097cm" fo:border="0.002cm solid #000000"/>
    </style:style>
    <style:style style:name="Tableau93.A2" style:family="table-cell">
      <style:table-cell-properties fo:padding="0.097cm" fo:border-left="0.002cm solid #000000" fo:border-right="none" fo:border-top="none" fo:border-bottom="0.002cm solid #000000"/>
    </style:style>
    <style:style style:name="Tableau93.C2" style:family="table-cell">
      <style:table-cell-properties fo:padding="0.097cm" fo:border-left="0.002cm solid #000000" fo:border-right="0.002cm solid #000000" fo:border-top="none" fo:border-bottom="0.002cm solid #000000"/>
    </style:style>
    <style:style style:name="Tableau94" style:family="table">
      <style:table-properties style:width="16.999cm" table:align="margins"/>
    </style:style>
    <style:style style:name="Tableau94.A" style:family="table-column">
      <style:table-column-properties style:column-width="3.863cm" style:rel-column-width="14892*"/>
    </style:style>
    <style:style style:name="Tableau94.B" style:family="table-column">
      <style:table-column-properties style:column-width="4.207cm" style:rel-column-width="16218*"/>
    </style:style>
    <style:style style:name="Tableau94.C" style:family="table-column">
      <style:table-column-properties style:column-width="8.929cm" style:rel-column-width="34425*"/>
    </style:style>
    <style:style style:name="Tableau94.A1" style:family="table-cell">
      <style:table-cell-properties fo:padding="0.097cm" fo:border-left="0.002cm solid #000000" fo:border-right="none" fo:border-top="0.002cm solid #000000" fo:border-bottom="0.002cm solid #000000"/>
    </style:style>
    <style:style style:name="Tableau94.C1" style:family="table-cell">
      <style:table-cell-properties fo:padding="0.097cm" fo:border="0.002cm solid #000000"/>
    </style:style>
    <style:style style:name="Tableau94.A2" style:family="table-cell">
      <style:table-cell-properties fo:padding="0.097cm" fo:border-left="0.002cm solid #000000" fo:border-right="none" fo:border-top="none" fo:border-bottom="0.002cm solid #000000"/>
    </style:style>
    <style:style style:name="Tableau94.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style:tab-stops>
          <style:tab-stop style:position="6.376cm"/>
        </style:tab-stops>
      </style:paragraph-properties>
    </style:style>
    <style:style style:name="P2" style:family="paragraph" style:parent-style-name="Entete_20_tableau">
      <style:paragraph-properties fo:background-color="transparent">
        <style:background-image/>
      </style:paragraph-properties>
    </style:style>
    <style:style style:name="P3" style:family="paragraph" style:parent-style-name="Preformatted_20_Text">
      <style:paragraph-properties fo:margin-top="0cm" fo:margin-bottom="0.499cm"/>
    </style:style>
    <style:style style:name="P4" style:family="paragraph" style:parent-style-name="Table_20_Contents" style:list-style-name="L1"/>
    <style:style style:name="P5" style:family="paragraph" style:parent-style-name="Table_20_Contents" style:list-style-name="L2"/>
    <style:style style:name="P6" style:family="paragraph" style:parent-style-name="Table_20_Contents" style:list-style-name="L3"/>
    <style:style style:name="P7" style:family="paragraph" style:parent-style-name="Table_20_Contents" style:list-style-name="L4"/>
    <style:style style:name="T1" style:family="text">
      <style:text-properties fo:background-color="#ffff00"/>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freedom library javascript api specification</text:p>
      <text:h text:style-name="Heading_20_1" text:outline-level="1">Fdl</text:h>
      <text:p text:style-name="Standard"/>
      <table:table table:name="Tableau3" table:style-name="Tableau3">
        <table:table-column table:style-name="Tableau3.A"/>
        <table:table-column table:style-name="Tableau3.B"/>
        <table:table-row>
          <table:table-cell table:style-name="Tableau3.A1" office:value-type="string">
            <text:p text:style-name="Standard">Package</text:p>
          </table:table-cell>
          <table:table-cell table:style-name="Tableau3.B1" office:value-type="string">
            <text:p text:style-name="Standard"><text:s/>Fdl</text:p>
          </table:table-cell>
        </table:table-row>
        <table:table-row>
          <table:table-cell table:style-name="Tableau3.A2" office:value-type="string">
            <text:p text:style-name="Standard">Defined in</text:p>
          </table:table-cell>
          <table:table-cell table:style-name="Tableau3.B2" office:value-type="string">
            <text:p text:style-name="Standard">fdl.js</text:p>
          </table:table-cell>
        </table:table-row>
        <table:table-row>
          <table:table-cell table:style-name="Tableau3.A2" office:value-type="string">
            <text:p text:style-name="Standard">Class</text:p>
          </table:table-cell>
          <table:table-cell table:style-name="Tableau3.B2" office:value-type="string">
            <text:p text:style-name="Standard">Fdl</text:p>
          </table:table-cell>
        </table:table-row>
        <table:table-row>
          <table:table-cell table:style-name="Tableau3.A2" office:value-type="string">
            <text:p text:style-name="Standard">Subclasses</text:p>
          </table:table-cell>
          <table:table-cell table:style-name="Tableau3.B2" office:value-type="string">
            <text:p text:style-name="Standard">none</text:p>
          </table:table-cell>
        </table:table-row>
        <table:table-row>
          <table:table-cell table:style-name="Tableau3.A2" office:value-type="string">
            <text:p text:style-name="Standard">Extends</text:p>
          </table:table-cell>
          <table:table-cell table:style-name="Tableau3.B2" office:value-type="string">
            <text:p text:style-name="Standard">none</text:p>
          </table:table-cell>
        </table:table-row>
      </table:table>
      <text:p text:style-name="Standard"/>
      <text:p text:style-name="Standard">Main class.</text:p>
      <text:p text:style-name="Standard"/>
      <text:p text:style-name="Preformatted_20_Text">var myContext = new Fdl.connect({</text:p>
      <text:p text:style-name="Preformatted_20_Text"><text:s text:c="4"/>url:'http://myserver',</text:p>
      <text:p text:style-name="Preformatted_20_Text"><text:s text:c="4"/>login:'mylogin',</text:p>
      <text:p text:style-name="Preformatted_20_Text"><text:s text:c="4"/>password:'secret'</text:p>
      <text:p text:style-name="Preformatted_20_Text">});</text:p>
      <text:p text:style-name="Preformatted_20_Text">if (Fdl.isConnected()) {</text:p>
      <text:p text:style-name="Preformatted_20_Text"><text:s text:c="4"/>var d = new Fdl.Document(({id:9});</text:p>
      <text:p text:style-name="Preformatted_20_Text">} else alert(Fdl.getLastErrorMessage());</text:p>
      <text:h text:style-name="Heading_20_2" text:outline-level="2">Public properties</text:h>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Entete_20_tableau">property</text:p>
          </table:table-cell>
          <table:table-cell table:style-name="Tableau4.A1" office:value-type="string">
            <text:p text:style-name="Entete_20_tableau">type</text:p>
          </table:table-cell>
          <table:table-cell table:style-name="Tableau4.C1" office:value-type="string">
            <text:p text:style-name="Entete_20_tableau">description</text:p>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C2" office:value-type="string">
            <text:p text:style-name="Table_20_Contents"/>
          </table: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C2" office:value-type="string">
            <text:p text:style-name="Table_20_Contents"/>
          </table:table-cell>
        </table:table-row>
      </table:table>
      <text:p text:style-name="Standard"/>
      <text:h text:style-name="Heading_20_2" text:outline-level="2">Public methods</text:h>
      <text:p text:style-name="Standard"/>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Entete_20_tableau"/>
            </table:table-cell>
            <table:table-cell table:style-name="Tableau5.A1" office:value-type="string">
              <text:p text:style-name="Entete_20_tableau">method</text:p>
            </table:table-cell>
            <table:table-cell table:style-name="Tableau5.C1" office:value-type="string">
              <text:p text:style-name="Entete_20_tableau">return type</text:p>
            </table:table-cell>
            <table:table-cell table:style-name="Tableau5.D1" office:value-type="string">
              <text:p text:style-name="Entete_20_tableau">description</text:p>
            </table:table-cell>
          </table:table-row>
        </table:table-header-rows>
        <table:table-row>
          <table:table-cell table:style-name="Tableau5.A2" office:value-type="string">
            <text:p text:style-name="Partiel">P</text:p>
          </table:table-cell>
          <table:table-cell table:style-name="Tableau5.B2" office:value-type="string">
            <text:p text:style-name="Table_20_Contents">connect(url,)</text:p>
          </table:table-cell>
          <table:table-cell table:style-name="Tableau5.B2" office:value-type="string">
            <text:p text:style-name="Table_20_Contents">Context</text:p>
          </table:table-cell>
          <table:table-cell table:style-name="Tableau5.D2" office:value-type="string">
            <text:p text:style-name="Table_20_Contents">set connection to server</text:p>
            <text:p text:style-name="Table_20_Contents">see Fdl.context</text:p>
          </table:table-cell>
        </table:table-row>
        <table:table-row>
          <table:table-cell table:style-name="Tableau5.B2" office:value-type="string">
            <text:p text:style-name="Table_20_Contents"/>
          </table:table-cell>
          <table:table-cell table:style-name="Tableau5.B2" office:value-type="string">
            <text:p text:style-name="Table_20_Contents">setAuthentification(login, password,session)</text:p>
          </table:table-cell>
          <table:table-cell table:style-name="Tableau5.B2" office:value-type="string">
            <text:p text:style-name="Table_20_Contents">User</text:p>
          </table:table-cell>
          <table:table-cell table:style-name="Tableau5.D2" office:value-type="string">
            <text:p text:style-name="Table_20_Contents">to affect new current user.</text:p>
            <text:p text:style-name="Table_20_Contents">Can be do only if connection is established</text:p>
          </table:table-cell>
        </table:table-row>
        <table:table-row>
          <table:table-cell table:style-name="Tableau5.B2" office:value-type="string">
            <text:p text:style-name="Table_20_Contents"/>
          </table:table-cell>
          <table:table-cell table:style-name="Tableau5.B2" office:value-type="string">
            <text:p text:style-name="Table_20_Contents">isConnected()</text:p>
          </table:table-cell>
          <table:table-cell table:style-name="Tableau5.B2" office:value-type="string">
            <text:p text:style-name="Table_20_Contents">boolean</text:p>
          </table:table-cell>
          <table:table-cell table:style-name="Tableau5.D2" office:value-type="string">
            <text:p text:style-name="Table_20_Contents"/>
          </table:table-cell>
        </table:table-row>
        <table:table-row>
          <table:table-cell table:style-name="Tableau5.B2" office:value-type="string">
            <text:p text:style-name="Validate">X</text:p>
          </table:table-cell>
          <table:table-cell table:style-name="Tableau5.B2" office:value-type="string">
            <text:p text:style-name="Table_20_Contents">isAuthenticated()</text:p>
          </table:table-cell>
          <table:table-cell table:style-name="Tableau5.B2" office:value-type="string">
            <text:p text:style-name="Table_20_Contents">boolean</text:p>
          </table:table-cell>
          <table:table-cell table:style-name="Tableau5.D2" office:value-type="string">
            <text:p text:style-name="Table_20_Contents"/>
          </table:table-cell>
        </table:table-row>
        <table:table-row>
          <table:table-cell table:style-name="Tableau5.B2" office:value-type="string">
            <text:p text:style-name="Table_20_Contents"/>
          </table:table-cell>
          <table:table-cell table:style-name="Tableau5.B2" office:value-type="string">
            <text:p text:style-name="Table_20_Contents">getAvailableContexts()</text:p>
          </table:table-cell>
          <table:table-cell table:style-name="Tableau5.B2" office:value-type="string">
            <text:p text:style-name="Table_20_Contents">array of string</text:p>
          </table:table-cell>
          <table:table-cell table:style-name="Tableau5.D2" office:value-type="string">
            <text:p text:style-name="Table_20_Contents">get all context identificator declared in server.</text:p>
          </table:table-cell>
        </table:table-row>
        <table:table-row>
          <table:table-cell table:style-name="Tableau5.B2" office:value-type="string">
            <text:p text:style-name="Validate">X</text:p>
          </table:table-cell>
          <table:table-cell table:style-name="Tableau5.B2" office:value-type="string">
            <text:p text:style-name="Table_20_Contents">getUser()</text:p>
          </table:table-cell>
          <table:table-cell table:style-name="Tableau5.B2" office:value-type="string">
            <text:p text:style-name="Table_20_Contents">user</text:p>
          </table:table-cell>
          <table:table-cell table:style-name="Tableau5.D2" office:value-type="string">
            <text:p text:style-name="Table_20_Contents">the document which referenced the connected user</text:p>
          </table:table-cell>
        </table:table-row>
        <table:table-row>
          <table:table-cell table:style-name="Tableau5.B2" office:value-type="string">
            <text:p text:style-name="Table_20_Contents"/>
          </table:table-cell>
          <table:table-cell table:style-name="Tableau5.B2" office:value-type="string">
            <text:p text:style-name="Table_20_Contents">getApplication()</text:p>
          </table:table-cell>
          <table:table-cell table:style-name="Tableau5.B2" office:value-type="string">
            <text:p text:style-name="Table_20_Contents">application</text:p>
          </table:table-cell>
          <table:table-cell table:style-name="Tableau5.D2" office:value-type="string">
            <text:p text:style-name="Table_20_Contents">The current application</text:p>
          </table:table-cell>
        </table:table-row>
        <table:table-row>
          <table:table-cell table:style-name="Tableau5.B2" office:value-type="string">
            <text:p text:style-name="Table_20_Contents"/>
          </table:table-cell>
          <table:table-cell table:style-name="Tableau5.B2" office:value-type="string">
            <text:p text:style-name="Table_20_Contents">initApplication(name)</text:p>
          </table:table-cell>
          <table:table-cell table:style-name="Tableau5.B2" office:value-type="string">
            <text:p text:style-name="Table_20_Contents">application</text:p>
          </table:table-cell>
          <table:table-cell table:style-name="Tableau5.D2" office:value-type="string">
            <text:p text:style-name="Table_20_Contents">The new application</text:p>
          </table:table-cell>
        </table:table-row>
        <table:table-row>
          <table:table-cell table:style-name="Tableau5.B2" office:value-type="string">
            <text:p text:style-name="Table_20_Contents"/>
          </table:table-cell>
          <table:table-cell table:style-name="Tableau5.B2" office:value-type="string">
            <text:p text:style-name="Table_20_Contents">getError()</text:p>
          </table:table-cell>
          <table:table-cell table:style-name="Tableau5.B2" office:value-type="string">
            <text:p text:style-name="Table_20_Contents">error</text:p>
          </table:table-cell>
          <table:table-cell table:style-name="Tableau5.D2" office:value-type="string">
            <text:p text:style-name="Table_20_Contents">Get the error object </text:p>
          </table:table-cell>
        </table:table-row>
        <table:table-row>
          <table:table-cell table:style-name="Tableau5.B2" office:value-type="string">
            <text:p text:style-name="Validate">X</text:p>
          </table:table-cell>
          <table:table-cell table:style-name="Tableau5.B2" office:value-type="string">
            <text:p text:style-name="Table_20_Contents">getLastErrorMessage()</text:p>
          </table:table-cell>
          <table:table-cell table:style-name="Tableau5.B2" office:value-type="string">
            <text:p text:style-name="Table_20_Contents">string</text:p>
          </table:table-cell>
          <table:table-cell table:style-name="Tableau5.D2" office:value-type="string">
            <text:p text:style-name="Table_20_Contents">get the last error message</text:p>
          </table:table-cell>
        </table:table-row>
        <text:soft-page-break/>
        <table:table-row>
          <table:table-cell table:style-name="Tableau5.B2" office:value-type="string">
            <text:p text:style-name="Validate">X</text:p>
          </table:table-cell>
          <table:table-cell table:style-name="Tableau5.B2" office:value-type="string">
            <text:p text:style-name="Table_20_Contents">getParameter(id)</text:p>
          </table:table-cell>
          <table:table-cell table:style-name="Tableau5.B2" office:value-type="string">
            <text:p text:style-name="Table_20_Contents">string</text:p>
          </table:table-cell>
          <table:table-cell table:style-name="Tableau5.D2" office:value-type="string">
            <text:p text:style-name="Table_20_Contents">return value for a global parameter.</text:p>
            <text:p text:style-name="Table_20_Contents">If it is a user parameter it is the value for current user</text:p>
          </table:table-cell>
        </table:table-row>
        <table:table-row>
          <table:table-cell table:style-name="Tableau5.B2" office:value-type="string">
            <text:p text:style-name="Validate"/>
          </table:table-cell>
          <table:table-cell table:style-name="Tableau5.B2" office:value-type="string">
            <text:p text:style-name="Table_20_Contents">createDocument(id)</text:p>
          </table:table-cell>
          <table:table-cell table:style-name="Tableau5.B2" office:value-type="string">
            <text:p text:style-name="Table_20_Contents">Fdl.Document</text:p>
          </table:table-cell>
          <table:table-cell table:style-name="Tableau5.D2" office:value-type="string">
            <text:p text:style-name="Table_20_Contents">Create a new object document. This document is not stored to database until it is saved.</text:p>
            <text:p text:style-name="Preformatted_20_Text">var d=createDocument({id:'DIR'});</text:p>
            <text:p text:style-name="Preformatted_20_Text">d.setValue('ba_title','my folder');</text:p>
            <text:p text:style-name="Preformatted_20_Text">var good=d.save();</text:p>
            <text:p text:style-name="Preformatted_20_Text">if <text:s/>(good) alert('new doc '+d.getProperty('id'));</text:p>
          </table:table-cell>
        </table:table-row>
      </table:table>
      <text:h text:style-name="Heading_20_1" text:outline-level="1">Fdl.Error</text:h>
      <text:p text:style-name="Standard"/>
      <table:table table:name="Tableau71" table:style-name="Tableau71">
        <table:table-column table:style-name="Tableau71.A"/>
        <table:table-column table:style-name="Tableau71.B"/>
        <table:table-row>
          <table:table-cell table:style-name="Tableau71.A1" office:value-type="string">
            <text:p text:style-name="Standard">Package</text:p>
          </table:table-cell>
          <table:table-cell table:style-name="Tableau71.B1" office:value-type="string">
            <text:p text:style-name="Standard"><text:s/>Fdl</text:p>
          </table:table-cell>
        </table:table-row>
        <table:table-row>
          <table:table-cell table:style-name="Tableau71.A2" office:value-type="string">
            <text:p text:style-name="Standard">Defined in</text:p>
          </table:table-cell>
          <table:table-cell table:style-name="Tableau71.B2" office:value-type="string">
            <text:p text:style-name="Standard">fdl.js</text:p>
          </table:table-cell>
        </table:table-row>
        <table:table-row>
          <table:table-cell table:style-name="Tableau71.A2" office:value-type="string">
            <text:p text:style-name="Standard">Class</text:p>
          </table:table-cell>
          <table:table-cell table:style-name="Tableau71.B2" office:value-type="string">
            <text:p text:style-name="Standard">Error</text:p>
          </table:table-cell>
        </table:table-row>
        <table:table-row>
          <table:table-cell table:style-name="Tableau71.A2" office:value-type="string">
            <text:p text:style-name="Standard">Subclasses</text:p>
          </table:table-cell>
          <table:table-cell table:style-name="Tableau71.B2" office:value-type="string">
            <text:p text:style-name="Standard">none</text:p>
          </table:table-cell>
        </table:table-row>
        <table:table-row>
          <table:table-cell table:style-name="Tableau71.A2" office:value-type="string">
            <text:p text:style-name="Standard">Extends</text:p>
          </table:table-cell>
          <table:table-cell table:style-name="Tableau71.B2" office:value-type="string">
            <text:p text:style-name="Standard">none</text:p>
          </table:table-cell>
        </table:table-row>
      </table:table>
      <text:p text:style-name="Standard"/>
      <text:p text:style-name="Standard"/>
      <text:h text:style-name="Heading_20_2" text:outline-level="2">Public properties</text:h>
      <text:p text:style-name="Standard"/>
      <table:table table:name="Tableau72" table:style-name="Tableau72">
        <table:table-column table:style-name="Tableau72.A"/>
        <table:table-column table:style-name="Tableau72.B"/>
        <table:table-column table:style-name="Tableau72.C"/>
        <table:table-row>
          <table:table-cell table:style-name="Tableau72.A1" office:value-type="string">
            <text:p text:style-name="Entete_20_tableau">property</text:p>
          </table:table-cell>
          <table:table-cell table:style-name="Tableau72.A1" office:value-type="string">
            <text:p text:style-name="Entete_20_tableau">type</text:p>
          </table:table-cell>
          <table:table-cell table:style-name="Tableau72.C1" office:value-type="string">
            <text:p text:style-name="Entete_20_tableau">description</text:p>
          </table:table-cell>
        </table:table-row>
        <table:table-row>
          <table:table-cell table:style-name="Tableau72.A2" office:value-type="string">
            <text:p text:style-name="Table_20_Contents">code</text:p>
          </table:table-cell>
          <table:table-cell table:style-name="Tableau72.A2" office:value-type="string">
            <text:p text:style-name="Table_20_Contents">string</text:p>
          </table:table-cell>
          <table:table-cell table:style-name="Tableau72.C2" office:value-type="string">
            <text:p text:style-name="Table_20_Contents">code to identify the cause of error</text:p>
            <text:p text:style-name="Table_20_Contents"/>
          </table:table-cell>
        </table:table-row>
        <table:table-row>
          <table:table-cell table:style-name="Tableau72.A2" office:value-type="string">
            <text:p text:style-name="Table_20_Contents">message</text:p>
          </table:table-cell>
          <table:table-cell table:style-name="Tableau72.A2" office:value-type="string">
            <text:p text:style-name="Table_20_Contents">string</text:p>
          </table:table-cell>
          <table:table-cell table:style-name="Tableau72.C2" office:value-type="string">
            <text:p text:style-name="Table_20_Contents">localized message</text:p>
            <text:p text:style-name="Table_20_Contents">user comprehensible</text:p>
          </table:table-cell>
        </table:table-row>
      </table:table>
      <text:p text:style-name="Standard"/>
      <text:h text:style-name="Heading_20_2" text:outline-level="2">Public methods</text:h>
      <text:p text:style-name="Standard"/>
      <table:table table:name="Tableau73" table:style-name="Tableau73">
        <table:table-column table:style-name="Tableau73.A"/>
        <table:table-column table:style-name="Tableau73.B"/>
        <table:table-column table:style-name="Tableau73.C"/>
        <table:table-column table:style-name="Tableau73.D"/>
        <table:table-header-rows>
          <table:table-row>
            <table:table-cell table:style-name="Tableau73.A1" office:value-type="string">
              <text:p text:style-name="Entete_20_tableau"/>
            </table:table-cell>
            <table:table-cell table:style-name="Tableau73.A1" office:value-type="string">
              <text:p text:style-name="Entete_20_tableau">method</text:p>
            </table:table-cell>
            <table:table-cell table:style-name="Tableau73.C1" office:value-type="string">
              <text:p text:style-name="Entete_20_tableau">return type</text:p>
            </table:table-cell>
            <table:table-cell table:style-name="Tableau73.D1" office:value-type="string">
              <text:p text:style-name="Entete_20_tableau">description</text:p>
            </table:table-cell>
          </table:table-row>
        </table:table-header-rows>
        <table:table-row>
          <table:table-cell table:style-name="Tableau73.A2" office:value-type="string">
            <text:p text:style-name="Table_20_Contents"/>
          </table:table-cell>
          <table:table-cell table:style-name="Tableau73.A2" office:value-type="string">
            <text:p text:style-name="Table_20_Contents">getLastMessage()</text:p>
          </table:table-cell>
          <table:table-cell table:style-name="Tableau73.A2" office:value-type="string">
            <text:p text:style-name="Table_20_Contents">string</text:p>
          </table:table-cell>
          <table:table-cell table:style-name="Tableau73.D2" office:value-type="string">
            <text:p text:style-name="Table_20_Contents">last localized message</text:p>
            <text:p text:style-name="Table_20_Contents">user comprehensible</text:p>
            <text:p text:style-name="Table_20_Contents"/>
          </table:table-cell>
        </table:table-row>
        <table:table-row>
          <table:table-cell table:style-name="Tableau73.A2" office:value-type="string">
            <text:p text:style-name="Table_20_Contents"/>
          </table:table-cell>
          <table:table-cell table:style-name="Tableau73.A2" office:value-type="string">
            <text:p text:style-name="Table_20_Contents">getMessages()</text:p>
          </table:table-cell>
          <table:table-cell table:style-name="Tableau73.A2" office:value-type="string">
            <text:p text:style-name="Table_20_Contents">array of string</text:p>
          </table:table-cell>
          <table:table-cell table:style-name="Tableau73.D2" office:value-type="string">
            <text:p text:style-name="Table_20_Contents">the last memorized messages</text:p>
          </table:table-cell>
        </table:table-row>
      </table:table>
      <text:p text:style-name="Standard"/>
      <text:h text:style-name="Heading_20_1" text:outline-level="1">Fdl.Document<text:tab/></text:h>
      <text:p text:style-name="Standard"/>
      <table:table table:name="Tableau1" table:style-name="Tableau1">
        <table:table-column table:style-name="Tableau1.A"/>
        <table:table-column table:style-name="Tableau1.B"/>
        <table:table-row>
          <table:table-cell table:style-name="Tableau1.A1" office:value-type="string">
            <text:p text:style-name="Standard">Package</text:p>
          </table:table-cell>
          <table:table-cell table:style-name="Tableau1.B1" office:value-type="string">
            <text:p text:style-name="Standard">Fdl</text:p>
          </table:table-cell>
        </table:table-row>
        <table:table-row>
          <table:table-cell table:style-name="Tableau1.A2" office:value-type="string">
            <text:p text:style-name="Standard">Defined in</text:p>
          </table:table-cell>
          <table:table-cell table:style-name="Tableau1.B2" office:value-type="string">
            <text:p text:style-name="Standard">fdl.js</text:p>
          </table:table-cell>
        </table:table-row>
        <table:table-row>
          <table:table-cell table:style-name="Tableau1.A2" office:value-type="string">
            <text:p text:style-name="Standard">Class</text:p>
          </table:table-cell>
          <table:table-cell table:style-name="Tableau1.B2" office:value-type="string">
            <text:p text:style-name="Standard">Document</text:p>
          </table:table-cell>
        </table:table-row>
        <table:table-row>
          <table:table-cell table:style-name="Tableau1.A2" office:value-type="string">
            <text:p text:style-name="Standard">Subclasses</text:p>
          </table:table-cell>
          <table:table-cell table:style-name="Tableau1.B2" office:value-type="string">
            <text:p text:style-name="Standard">Collection, Profil, Search</text:p>
          </table:table-cell>
        </table:table-row>
        <table:table-row>
          <table:table-cell table:style-name="Tableau1.A2" office:value-type="string">
            <text:p text:style-name="Standard">Extends</text:p>
          </table:table-cell>
          <table:table-cell table:style-name="Tableau1.B2" office:value-type="string">
            <text:p text:style-name="Standard">none</text:p>
          </table:table-cell>
        </table:table-row>
      </table:table>
      <text:p text:style-name="Standard"/>
      <text:h text:style-name="Heading_20_2" text:outline-level="2">Constructor</text:h>
      <text:p text:style-name="Preformatted_20_Text">var myDoc = new Fdl.Document({</text:p>
      <text:p text:style-name="Preformatted_20_Text"><text:s text:c="4"/>id: 1245,</text:p>
      <text:p text:style-name="Preformatted_20_Text"><text:s text:c="4"/>latest: false</text:p>
      <text:p text:style-name="Preformatted_20_Text">});</text:p>
      <text:p text:style-name="Preformatted_20_Text"/>
      <text:p text:style-name="Standard"/>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Entete_20_tableau"/>
          </table:table-cell>
          <table:table-cell table:style-name="Tableau2.A1" office:value-type="string">
            <text:p text:style-name="Entete_20_tableau">parameter</text:p>
          </table:table-cell>
          <table:table-cell table:style-name="Tableau2.A1" office:value-type="string">
            <text:p text:style-name="Entete_20_tableau">type</text:p>
          </table:table-cell>
          <table:table-cell table:style-name="Tableau2.D1" office:value-type="string">
            <text:p text:style-name="Entete_20_tableau">description</text:p>
          </table:table-cell>
        </table:table-row>
        <table:table-row>
          <table:table-cell table:style-name="Tableau2.A2" office:value-type="string">
            <text:p text:style-name="Validate">X</text:p>
          </table:table-cell>
          <table:table-cell table:style-name="Tableau2.A2" office:value-type="string">
            <text:p text:style-name="Table_20_Contents">id</text:p>
          </table:table-cell>
          <table:table-cell table:style-name="Tableau2.A2" office:value-type="string">
            <text:p text:style-name="Table_20_Contents">any</text:p>
          </table:table-cell>
          <table:table-cell table:style-name="Tableau2.D2" office:value-type="string">
            <text:p text:style-name="Table_20_Contents">numeric identificator or logical name (string)</text:p>
            <text:p text:style-name="Table_20_Contents"/>
          </table:table-cell>
        </table:table-row>
        <table:table-row>
          <table:table-cell table:style-name="Tableau2.A2" office:value-type="string">
            <text:p text:style-name="Validate">X</text:p>
          </table:table-cell>
          <table:table-cell table:style-name="Tableau2.A2" office:value-type="string">
            <text:p text:style-name="Table_20_Contents">latest</text:p>
          </table:table-cell>
          <table:table-cell table:style-name="Tableau2.A2" office:value-type="string">
            <text:p text:style-name="Table_20_Contents">boolean</text:p>
          </table:table-cell>
          <table:table-cell table:style-name="Tableau2.D2" office:value-type="string">
            <text:p text:style-name="Table_20_Contents">force latest revision if true.</text:p>
            <text:p text:style-name="Table_20_Contents">Default is true.</text:p>
          </table:table-cell>
        </table:table-row>
        <table:table-row>
          <table:table-cell table:style-name="Tableau2.A2" office:value-type="string">
            <text:p text:style-name="Not_20_implemented"/>
          </table:table-cell>
          <table:table-cell table:style-name="Tableau2.A2" office:value-type="string">
            <text:p text:style-name="Table_20_Contents">revision</text:p>
          </table:table-cell>
          <table:table-cell table:style-name="Tableau2.A2" office:value-type="string">
            <text:p text:style-name="Table_20_Contents">integer</text:p>
          </table:table-cell>
          <table:table-cell table:style-name="Tableau2.D2" office:value-type="string">
            <text:p text:style-name="Table_20_Contents">get document in a fixed revision (cannot be used with latest=true).</text:p>
          </table:table-cell>
        </table:table-row>
        <table:table-row>
          <table:table-cell table:style-name="Tableau2.A2" office:value-type="string">
            <text:p text:style-name="Not_20_implemented"/>
          </table:table-cell>
          <table:table-cell table:style-name="Tableau2.A2" office:value-type="string">
            <text:p text:style-name="Table_20_Contents">context</text:p>
          </table:table-cell>
          <table:table-cell table:style-name="Tableau2.A2" office:value-type="string">
            <text:p text:style-name="Table_20_Contents">string</text:p>
          </table:table-cell>
          <table:table-cell table:style-name="Tableau2.D2" office:value-type="string">
            <text:p text:style-name="Table_20_Contents">the connection context.</text:p>
            <text:p text:style-name="Table_20_Contents">By default the last context used. To set if you want retrieve document from several server</text:p>
          </table:table-cell>
        </table:table-row>
        <table:table-row>
          <table:table-cell table:style-name="Tableau2.A2" office:value-type="string">
            <text:p text:style-name="Not_20_implemented"/>
          </table:table-cell>
          <table:table-cell table:style-name="Tableau2.A2" office:value-type="string">
            <text:p text:style-name="Table_20_Contents">withStyle</text:p>
          </table:table-cell>
          <table:table-cell table:style-name="Tableau2.A2" office:value-type="string">
            <text:p text:style-name="Table_20_Contents">boolean</text:p>
          </table:table-cell>
          <table:table-cell table:style-name="Tableau2.D2" office:value-type="string">
            <text:p text:style-name="Table_20_Contents">if true, complete document with default style properties which comes from FSS. Default is false.</text:p>
            <text:p text:style-name="Table_20_Contents">If false the getStyle method always return false</text:p>
          </table:table-cell>
        </table:table-row>
      </table:table>
      <text:p text:style-name="Standard"/>
      <text:h text:style-name="Heading_20_3" text:outline-level="3">Return</text:h>
      <text:p text:style-name="Standard">return false if document cannot exists or cannot be viewed.</text:p>
      <text:p text:style-name="Standard"/>
      <text:h text:style-name="Heading_20_2" text:outline-level="2">REST call</text:h>
      <text:p text:style-name="Standard"/>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Table_20_Contents">URL</text:p>
          </table:table-cell>
          <table:table-cell table:style-name="Tableau6.A1" office:value-type="string">
            <text:p text:style-name="Table_20_Contents">parameters</text:p>
          </table:table-cell>
          <table:table-cell table:style-name="Tableau6.A1" office:value-type="string">
            <text:p text:style-name="Table_20_Contents">return format</text:p>
          </table:table-cell>
          <table:table-cell table:style-name="Tableau6.D1" office:value-type="string">
            <text:p text:style-name="Table_20_Contents">return type</text:p>
          </table:table-cell>
        </table:table-row>
        <table:table-row>
          <table:table-cell table:style-name="Tableau6.A2" office:value-type="string">
            <text:p text:style-name="Table_20_Contents">GET /document/&lt;id&gt;</text:p>
          </table:table-cell>
          <table:table-cell table:style-name="Tableau6.A2" office:value-type="string">
            <text:p text:style-name="Table_20_Contents">&amp;latest=1</text:p>
          </table:table-cell>
          <table:table-cell table:style-name="Tableau6.A2" office:value-type="string">
            <text:p text:style-name="Table_20_Contents">json</text:p>
            <text:p text:style-name="Table_20_Contents">xml</text:p>
          </table:table-cell>
          <table:table-cell table:style-name="Tableau6.D2" office:value-type="string">
            <text:p text:style-name="Table_20_Contents">200 : rest document object</text:p>
            <text:p text:style-name="Table_20_Contents">404 : rest error object (not found)</text:p>
            <text:p text:style-name="Table_20_Contents">401 : rest error object (forbidden)</text:p>
          </table:table-cell>
        </table:table-row>
      </table:table>
      <text:p text:style-name="Standard"/>
      <text:p text:style-name="Standard"/>
      <text:p text:style-name="Standard">Configuration option</text:p>
      <text:h text:style-name="Heading_20_2" text:outline-level="2"><text:soft-page-break/>Private properties</text:h>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Entete_20_tableau"/>
            </table:table-cell>
            <table:table-cell table:style-name="Tableau7.A1" office:value-type="string">
              <text:p text:style-name="Entete_20_tableau">property</text:p>
            </table:table-cell>
            <table:table-cell table:style-name="Tableau7.A1" office:value-type="string">
              <text:p text:style-name="Entete_20_tableau">type</text:p>
            </table:table-cell>
            <table:table-cell table:style-name="Tableau7.D1" office:value-type="string">
              <text:p text:style-name="Entete_20_tableau">description</text:p>
            </table:table-cell>
          </table:table-row>
        </table:table-header-rows>
        <table:table-row table:style-name="Tableau7.1">
          <table:table-cell table:style-name="Tableau7.A2" office:value-type="string">
            <text:p text:style-name="Validate">X</text:p>
          </table:table-cell>
          <table:table-cell table:style-name="Tableau7.A2" office:value-type="string">
            <text:p text:style-name="Table_20_Contents">id</text:p>
          </table:table-cell>
          <table:table-cell table:style-name="Tableau7.A2" office:value-type="string">
            <text:p text:style-name="Table_20_Contents">integer</text:p>
          </table:table-cell>
          <table:table-cell table:style-name="Tableau7.D2" office:value-type="string">
            <text:p text:style-name="Table_20_Contents">unique document identificator</text:p>
          </table:table-cell>
        </table:table-row>
        <table:table-row table:style-name="Tableau7.1">
          <table:table-cell table:style-name="Tableau7.A2" office:value-type="string">
            <text:p text:style-name="Validate">X</text:p>
          </table:table-cell>
          <table:table-cell table:style-name="Tableau7.A2" office:value-type="string">
            <text:p text:style-name="Table_20_Contents">initid</text:p>
          </table:table-cell>
          <table:table-cell table:style-name="Tableau7.A2" office:value-type="string">
            <text:p text:style-name="Table_20_Contents">integer</text:p>
          </table:table-cell>
          <table:table-cell table:style-name="Tableau7.D2" office:value-type="string">
            <text:p text:style-name="Table_20_Contents">document identificator of first revision</text:p>
          </table:table-cell>
        </table:table-row>
        <table:table-row table:style-name="Tableau7.1">
          <table:table-cell table:style-name="Tableau7.A2" office:value-type="string">
            <text:p text:style-name="Table_20_Contents"><text:span text:style-name="Private_20_property"/></text:p>
          </table:table-cell>
          <table:table-cell table:style-name="Tableau7.A2" office:value-type="string">
            <text:p text:style-name="Table_20_Contents"><text:span text:style-name="Private_20_property"/></text:p>
          </table:table-cell>
          <table:table-cell table:style-name="Tableau7.A2" office:value-type="string">
            <text:p text:style-name="Table_20_Contents"/>
          </table:table-cell>
          <table:table-cell table:style-name="Tableau7.D2" office:value-type="string">
            <text:p text:style-name="Table_20_Contents"/>
          </table:table-cell>
        </table:table-row>
        <table:table-row table:style-name="Tableau7.1">
          <table:table-cell table:style-name="Tableau7.A2" office:value-type="string">
            <text:p text:style-name="Validate">X</text:p>
          </table:table-cell>
          <table:table-cell table:style-name="Tableau7.A2" office:value-type="string">
            <text:p text:style-name="Table_20_Contents">name</text:p>
          </table:table-cell>
          <table:table-cell table:style-name="Tableau7.A2" office:value-type="string">
            <text:p text:style-name="Table_20_Contents">string (alphanum)</text:p>
          </table:table-cell>
          <table:table-cell table:style-name="Tableau7.D2" office:value-type="string">
            <text:p text:style-name="Table_20_Contents">foreign key of document. Must begin with a letter</text:p>
          </table:table-cell>
        </table:table-row>
        <table:table-row table:style-name="Tableau7.1">
          <table:table-cell table:style-name="Tableau7.A2" office:value-type="string">
            <text:p text:style-name="Validate">X</text:p>
          </table:table-cell>
          <table:table-cell table:style-name="Tableau7.A2" office:value-type="string">
            <text:p text:style-name="Table_20_Contents">revision</text:p>
          </table:table-cell>
          <table:table-cell table:style-name="Tableau7.A2" office:value-type="string">
            <text:p text:style-name="Table_20_Contents">integer (&gt;= 0)</text:p>
          </table:table-cell>
          <table:table-cell table:style-name="Tableau7.D2" office:value-type="string">
            <text:p text:style-name="Table_20_Contents"/>
          </table:table-cell>
        </table:table-row>
        <table:table-row table:style-name="Tableau7.1">
          <table:table-cell table:style-name="Tableau7.A2" office:value-type="string">
            <text:p text:style-name="Validate">X</text:p>
          </table:table-cell>
          <table:table-cell table:style-name="Tableau7.A2" office:value-type="string">
            <text:p text:style-name="Table_20_Contents">version</text:p>
          </table:table-cell>
          <table:table-cell table:style-name="Tableau7.A2" office:value-type="string">
            <text:p text:style-name="Table_20_Contents">string</text:p>
          </table:table-cell>
          <table:table-cell table:style-name="Tableau7.D2" office:value-type="string">
            <text:p text:style-name="Table_20_Contents"/>
          </table:table-cell>
        </table:table-row>
        <table:table-row table:style-name="Tableau7.1">
          <table:table-cell table:style-name="Tableau7.A2" office:value-type="string">
            <text:p text:style-name="Validate">X</text:p>
          </table:table-cell>
          <table:table-cell table:style-name="Tableau7.A2" office:value-type="string">
            <text:p text:style-name="Table_20_Contents">fromid</text:p>
          </table:table-cell>
          <table:table-cell table:style-name="Tableau7.A2" office:value-type="string">
            <text:p text:style-name="Table_20_Contents">integer(&gt;= 0)</text:p>
          </table:table-cell>
          <table:table-cell table:style-name="Tableau7.D2" office:value-type="string">
            <text:p text:style-name="Table_20_Contents">document identificator</text:p>
          </table:table-cell>
        </table:table-row>
        <table:table-row table:style-name="Tableau7.1">
          <table:table-cell table:style-name="Tableau7.A2" office:value-type="string">
            <text:p text:style-name="Validate">X</text:p>
          </table:table-cell>
          <table:table-cell table:style-name="Tableau7.A2" office:value-type="string">
            <text:p text:style-name="Table_20_Contents">doctype</text:p>
          </table:table-cell>
          <table:table-cell table:style-name="Tableau7.A2" office:value-type="string">
            <text:p text:style-name="Table_20_Contents">character [F|D|P|W|S]</text:p>
          </table:table-cell>
          <table:table-cell table:style-name="Tableau7.D2" office:value-type="string">
            <text:p text:style-name="Table_20_Contents"/>
          </table:table-cell>
        </table:table-row>
        <table:table-row table:style-name="Tableau7.1">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D2" office:value-type="string">
            <text:p text:style-name="Table_20_Contents"/>
          </table:table-cell>
        </table:table-row>
        <table:table-row table:style-name="Tableau7.1">
          <table:table-cell table:style-name="Tableau7.A2" office:value-type="string">
            <text:p text:style-name="Not_20_implemented">X</text:p>
          </table:table-cell>
          <table:table-cell table:style-name="Tableau7.A2" office:value-type="string">
            <text:p text:style-name="Table_20_Contents">noteid</text:p>
          </table:table-cell>
          <table:table-cell table:style-name="Tableau7.A2" office:value-type="string">
            <text:p text:style-name="Table_20_Contents">integer</text:p>
          </table:table-cell>
          <table:table-cell table:style-name="Tableau7.D2" office:value-type="string">
            <text:p text:style-name="Table_20_Contents">document identificator of <text:s/>note's document (post-it)</text:p>
          </table:table-cell>
        </table:table-row>
        <table:table-row table:style-name="Tableau7.1">
          <table:table-cell table:style-name="Tableau7.A2" office:value-type="string">
            <text:p text:style-name="Validate">X</text:p>
          </table:table-cell>
          <table:table-cell table:style-name="Tableau7.A2" office:value-type="string">
            <text:p text:style-name="Table_20_Contents">forumid</text:p>
          </table:table-cell>
          <table:table-cell table:style-name="Tableau7.A2" office:value-type="string">
            <text:p text:style-name="Table_20_Contents">integer</text:p>
          </table:table-cell>
          <table:table-cell table:style-name="Tableau7.D2" office:value-type="string">
            <text:p text:style-name="Table_20_Contents">document identificator of <text:s/>forum's document</text:p>
          </table:table-cell>
        </table:table-row>
        <table:table-row table:style-name="Tableau7.1">
          <table:table-cell table:style-name="Tableau7.A2" office:value-type="string">
            <text:p text:style-name="Validate">X</text:p>
          </table:table-cell>
          <table:table-cell table:style-name="Tableau7.A2" office:value-type="string">
            <text:p text:style-name="Table_20_Contents">cvid</text:p>
          </table:table-cell>
          <table:table-cell table:style-name="Tableau7.A2" office:value-type="string">
            <text:p text:style-name="Table_20_Contents">integer</text:p>
          </table:table-cell>
          <table:table-cell table:style-name="Tableau7.D2" office:value-type="string">
            <text:p text:style-name="Table_20_Contents">document identificator of view control's document</text:p>
          </table:table-cell>
        </table:table-row>
        <table:table-row table:style-name="Tableau7.1">
          <table:table-cell table:style-name="Tableau7.A2" office:value-type="string">
            <text:p text:style-name="Validate">X</text:p>
          </table:table-cell>
          <table:table-cell table:style-name="Tableau7.A2" office:value-type="string">
            <text:p text:style-name="Table_20_Contents">prelid</text:p>
          </table:table-cell>
          <table:table-cell table:style-name="Tableau7.A2" office:value-type="string">
            <text:p text:style-name="Table_20_Contents">integer</text:p>
          </table:table-cell>
          <table:table-cell table:style-name="Tableau7.D2" office:value-type="string">
            <text:p text:style-name="Table_20_Contents">document identificator of primary relation's document. Generally a folder document.</text:p>
          </table:table-cell>
        </table:table-row>
        <table:table-row>
          <table:table-cell table:style-name="Tableau7.A2" office:value-type="string">
            <text:p text:style-name="Validate">X</text:p>
          </table:table-cell>
          <table:table-cell table:style-name="Tableau7.A2" office:value-type="string">
            <text:p text:style-name="Table_20_Contents">wid</text:p>
          </table:table-cell>
          <table:table-cell table:style-name="Tableau7.A2" office:value-type="string">
            <text:p text:style-name="Table_20_Contents">integer</text:p>
          </table:table-cell>
          <table:table-cell table:style-name="Tableau7.D2" office:value-type="string">
            <text:p text:style-name="Table_20_Contents">document identificator of workflow's document</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D2" office:value-type="string">
            <text:p text:style-name="Table_20_Contents"/>
          </table:table-cell>
        </table:table-row>
        <table:table-row>
          <table:table-cell table:style-name="Tableau7.A2" office:value-type="string">
            <text:p text:style-name="Validate">X</text:p>
          </table:table-cell>
          <table:table-cell table:style-name="Tableau7.A2" office:value-type="string">
            <text:p text:style-name="Table_20_Contents">allocated</text:p>
          </table:table-cell>
          <table:table-cell table:style-name="Tableau7.A2" office:value-type="string">
            <text:p text:style-name="Table_20_Contents">integer</text:p>
          </table:table-cell>
          <table:table-cell table:style-name="Tableau7.D2" office:value-type="string">
            <text:p text:style-name="Table_20_Contents">user id</text:p>
          </table:table-cell>
        </table:table-row>
        <table:table-row>
          <table:table-cell table:style-name="Tableau7.A2" office:value-type="string">
            <text:p text:style-name="Validate">X</text:p>
          </table:table-cell>
          <table:table-cell table:style-name="Tableau7.A2" office:value-type="string">
            <text:p text:style-name="Table_20_Contents">owner</text:p>
          </table:table-cell>
          <table:table-cell table:style-name="Tableau7.A2" office:value-type="string">
            <text:p text:style-name="Table_20_Contents">integer</text:p>
          </table:table-cell>
          <table:table-cell table:style-name="Tableau7.D2" office:value-type="string">
            <text:p text:style-name="Table_20_Contents">user id</text:p>
          </table:table-cell>
        </table:table-row>
        <table:table-row>
          <table:table-cell table:style-name="Tableau7.A2" office:value-type="string">
            <text:p text:style-name="Table_20_Contents"/>
          </table:table-cell>
          <table:table-cell table:style-name="Tableau7.A2" office:value-type="string">
            <text:p text:style-name="Table_20_Contents"/>
          </table:table-cell>
          <table:table-cell table:style-name="Tableau7.A2" office:value-type="string">
            <text:p text:style-name="Table_20_Contents"/>
          </table:table-cell>
          <table:table-cell table:style-name="Tableau7.D2" office:value-type="string">
            <text:p text:style-name="Table_20_Contents"/>
          </table:table-cell>
        </table:table-row>
        <table:table-row>
          <table:table-cell table:style-name="Tableau7.A2" office:value-type="string">
            <text:p text:style-name="Validate">X</text:p>
          </table:table-cell>
          <table:table-cell table:style-name="Tableau7.A2" office:value-type="string">
            <text:p text:style-name="Table_20_Contents">mdate</text:p>
          </table:table-cell>
          <table:table-cell table:style-name="Tableau7.A2" office:value-type="string">
            <text:p text:style-name="Table_20_Contents">date</text:p>
          </table:table-cell>
          <table:table-cell table:style-name="Tableau7.D2" office:value-type="string">
            <text:p text:style-name="Table_20_Contents">modification date</text:p>
          </table:table-cell>
        </table:table-row>
        <table:table-row>
          <table:table-cell table:style-name="Tableau7.A2" office:value-type="string">
            <text:p text:style-name="Validate">X</text:p>
          </table:table-cell>
          <table:table-cell table:style-name="Tableau7.A2" office:value-type="string">
            <text:p text:style-name="Table_20_Contents">cdate</text:p>
          </table:table-cell>
          <table:table-cell table:style-name="Tableau7.A2" office:value-type="string">
            <text:p text:style-name="Table_20_Contents">date</text:p>
          </table:table-cell>
          <table:table-cell table:style-name="Tableau7.D2" office:value-type="string">
            <text:p text:style-name="Table_20_Contents">creation date of the revision. Not the creation date of initial revision</text:p>
          </table:table-cell>
        </table:table-row>
        <table:table-row>
          <table:table-cell table:style-name="Tableau7.A2" office:value-type="string">
            <text:p text:style-name="Validate">X</text:p>
          </table:table-cell>
          <table:table-cell table:style-name="Tableau7.A2" office:value-type="string">
            <text:p text:style-name="Table_20_Contents">adate</text:p>
          </table:table-cell>
          <table:table-cell table:style-name="Tableau7.A2" office:value-type="string">
            <text:p text:style-name="Table_20_Contents">date</text:p>
          </table:table-cell>
          <table:table-cell table:style-name="Tableau7.D2" office:value-type="string">
            <text:p text:style-name="Table_20_Contents">last access date. This date is updated if detailed view of document is displayed to a user.</text:p>
          </table:table-cell>
        </table:table-row>
        <table:table-row>
          <table:table-cell table:style-name="Tableau7.A2" office:value-type="string">
            <text:p text:style-name="Validate"/>
          </table:table-cell>
          <table:table-cell table:style-name="Tableau7.A2" office:value-type="string">
            <text:p text:style-name="Table_20_Contents">generateVersion</text:p>
          </table:table-cell>
          <table:table-cell table:style-name="Tableau7.A2" office:value-type="string">
            <text:p text:style-name="Table_20_Contents">float</text:p>
          </table:table-cell>
          <table:table-cell table:style-name="Tableau7.D2" office:value-type="string">
            <text:p text:style-name="Table_20_Contents">version of document generator</text:p>
          </table:table-cell>
        </table:table-row>
      </table:table>
      <text:p text:style-name="Standard">All these properties can be get by getProperty() method.</text:p>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oft-page-break/><text:s text:c="4"/>id: 1245,</text:p>
      <text:p text:style-name="Preformatted_20_Text"><text:s text:c="4"/>latest: true</text:p>
      <text:p text:style-name="Preformatted_20_Text">});</text:p>
      <text:p text:style-name="Preformatted_20_Text">if (myDoc.isAffected()) alert(Fdl.getLastErrorMessage());</text:p>
      <text:p text:style-name="Preformatted_20_Text">else {</text:p>
      <text:p text:style-name="Preformatted_20_Text"><text:s text:c="2"/>var myTitle=myDoc.getTitle();</text:p>
      <text:p text:style-name="Preformatted_20_Text"><text:s text:c="2"/>var myVal=myDoc.getValue({attrid:my_testattribute});</text:p>
      <text:p text:style-name="Preformatted_20_Text"><text:s text:c="2"/>if (myVal != null) alert('the test value is '+myVal);</text:p>
      <text:p text:style-name="Preformatted_20_Text">}</text:p>
      <text:p text:style-name="Text_20_body"/>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Entete_20_tableau"/>
            </table:table-cell>
            <table:table-cell table:style-name="Tableau8.A1" office:value-type="string">
              <text:p text:style-name="Entete_20_tableau">method</text:p>
            </table:table-cell>
            <table:table-cell table:style-name="Tableau8.C1" office:value-type="string">
              <text:p text:style-name="Entete_20_tableau">return type</text:p>
            </table:table-cell>
            <table:table-cell table:style-name="Tableau8.D1" office:value-type="string">
              <text:p text:style-name="Entete_20_tableau">description</text:p>
            </table:table-cell>
          </table:table-row>
        </table:table-header-rows>
        <table:table-row table:style-name="Tableau8.1">
          <table:table-cell table:style-name="Tableau8.A2" office:value-type="string">
            <text:p text:style-name="Validate">X</text:p>
          </table:table-cell>
          <table:table-cell table:style-name="Tableau8.A2" office:value-type="string">
            <text:p text:style-name="Table_20_Contents">getTitle()</text:p>
          </table:table-cell>
          <table:table-cell table:style-name="Tableau8.A2" office:value-type="string">
            <text:p text:style-name="Table_20_Contents">string</text:p>
          </table:table-cell>
          <table:table-cell table:style-name="Tableau8.D2" office:value-type="string">
            <text:p text:style-name="Table_20_Contents">title of document</text:p>
            <text:p text:style-name="Table_20_Contents"/>
          </table:table-cell>
        </table:table-row>
        <table:table-row table:style-name="Tableau8.1">
          <table:table-cell table:style-name="Tableau8.A2" office:value-type="string">
            <text:p text:style-name="Validate"/>
          </table:table-cell>
          <table:table-cell table:style-name="Tableau8.A2" office:value-type="string">
            <text:p text:style-name="Table_20_Contents">isAlive()</text:p>
          </table:table-cell>
          <table:table-cell table:style-name="Tableau8.A2" office:value-type="string">
            <text:p text:style-name="Table_20_Contents">boolean</text:p>
          </table:table-cell>
          <table:table-cell table:style-name="Tableau8.D2" office:value-type="string">
            <text:p text:style-name="Table_20_Contents">return true if document exist and is not in the trash</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isFixed()</text:p>
          </table:table-cell>
          <table:table-cell table:style-name="Tableau8.A2" office:value-type="string">
            <text:p text:style-name="Table_20_Contents">boolran</text:p>
          </table:table-cell>
          <table:table-cell table:style-name="Tableau8.D2" office:value-type="string">
            <text:p text:style-name="Table_20_Contents">true if it is not the latest revision</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isDeleted()</text:p>
          </table:table-cell>
          <table:table-cell table:style-name="Tableau8.A2" office:value-type="string">
            <text:p text:style-name="Table_20_Contents">boolean</text:p>
          </table:table-cell>
          <table:table-cell table:style-name="Tableau8.D2" office:value-type="string">
            <text:p text:style-name="Table_20_Contents">true is the document is in trash</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Icon(width)</text:p>
          </table:table-cell>
          <table:table-cell table:style-name="Tableau8.A2" office:value-type="string">
            <text:p text:style-name="Table_20_Contents">URL</text:p>
          </table:table-cell>
          <table:table-cell table:style-name="Tableau8.D2" office:value-type="string">
            <text:p text:style-name="Table_20_Contents">icon image of document</text:p>
            <text:p text:style-name="Preformatted_20_Text">var d=new Fdl.Document({id:9});</text:p>
            <text:p text:style-name="Preformatted_20_Text">var img=d.getIcon({width:48});</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State()</text:p>
          </table:table-cell>
          <table:table-cell table:style-name="Tableau8.A2" office:value-type="string">
            <text:p text:style-name="Table_20_Contents">string</text:p>
          </table:table-cell>
          <table:table-cell table:style-name="Tableau8.D2" office:value-type="string">
            <text:p text:style-name="Table_20_Contents">get state key. If no state return ''.</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Property(propid)</text:p>
          </table:table-cell>
          <table:table-cell table:style-name="Tableau8.A2" office:value-type="string">
            <text:p text:style-name="Table_20_Contents">string</text:p>
          </table:table-cell>
          <table:table-cell table:style-name="Tableau8.D2" office:value-type="string">
            <text:p text:style-name="Table_20_Contents">value of the property</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Properties()</text:p>
          </table:table-cell>
          <table:table-cell table:style-name="Tableau8.A2" office:value-type="string">
            <text:p text:style-name="Table_20_Contents">enumerate string</text:p>
          </table:table-cell>
          <table:table-cell table:style-name="Tableau8.D2" office:value-type="string">
            <text:p text:style-name="Table_20_Contents">all properties</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LocalisedState()</text:p>
          </table:table-cell>
          <table:table-cell table:style-name="Tableau8.A2" office:value-type="string">
            <text:p text:style-name="Table_20_Contents">string</text:p>
          </table:table-cell>
          <table:table-cell table:style-name="Tableau8.D2" office:value-type="string">
            <text:p text:style-name="Table_20_Contents">localized label state. Depend of user language preferences</text:p>
          </table:table-cell>
        </table:table-row>
        <table:table-row table:style-name="Tableau8.1">
          <table:table-cell table:style-name="Tableau8.A2" office:value-type="string">
            <text:p text:style-name="Table_20_Contents"/>
          </table:table-cell>
          <table:table-cell table:style-name="Tableau8.A2" office:value-type="string">
            <text:p text:style-name="Table_20_Contents">getColorState()</text:p>
          </table:table-cell>
          <table:table-cell table:style-name="Tableau8.A2" office:value-type="string">
            <text:p text:style-name="Table_20_Contents">color</text:p>
          </table:table-cell>
          <table:table-cell table:style-name="Tableau8.D2" office:value-type="string">
            <text:p text:style-name="Table_20_Contents">get color's state, (#rrggbb)</text:p>
            <text:p text:style-name="Table_20_Contents">if no color return 'transparent'.</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Value(attrid);</text:p>
          </table:table-cell>
          <table:table-cell table:style-name="Tableau8.A2" office:value-type="string">
            <text:p text:style-name="Table_20_Contents">any</text:p>
          </table:table-cell>
          <table:table-cell table:style-name="Tableau8.D2" office:value-type="string">
            <text:p text:style-name="Table_20_Contents">return the value of an attribute's document. The return type depend of attribute's type.</text:p>
            <text:p text:style-name="Table_20_Contents">If attribute's type is </text:p>
            <text:p text:style-name="Table_20_Contents">integer</text:p>
            <text:p text:style-name="Table_20_Contents">freedom type<text:tab/>javascript type</text:p>
            <text:p text:style-name="P1">integer, double, money<text:tab/>number</text:p>
            <text:p text:style-name="P1">date, timestamp, time<text:tab/>date</text:p>
            <text:p text:style-name="Table_20_Contents">others<text:tab/>string</text:p>
            <text:p text:style-name="Table_20_Contents">For multiple values in an attribute (like attribute in array) an array of matching type is returned.</text:p>
            <text:p text:style-name="Table_20_Contents">If value is empty, false is returned. Not to be confused with return null which means an error is occurs.</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Values()</text:p>
          </table:table-cell>
          <table:table-cell table:style-name="Tableau8.A2" office:value-type="string">
            <text:p text:style-name="Table_20_Contents">enumerate</text:p>
          </table:table-cell>
          <table:table-cell table:style-name="Tableau8.D2" office:value-type="string">
            <text:p text:style-name="Table_20_Contents">all values of each attributes</text:p>
          </table:table-cell>
        </table:table-row>
        <text:soft-page-break/>
        <table:table-row table:style-name="Tableau8.1">
          <table:table-cell table:style-name="Tableau8.A2" office:value-type="string">
            <text:p text:style-name="Not_20_implemented"/>
          </table:table-cell>
          <table:table-cell table:style-name="Tableau8.A2" office:value-type="string">
            <text:p text:style-name="Table_20_Contents">getTableValue(attrid)</text:p>
          </table:table-cell>
          <table:table-cell table:style-name="Tableau8.A2" office:value-type="string">
            <text:p text:style-name="Table_20_Contents">array of array</text:p>
          </table:table-cell>
          <table:table-cell table:style-name="Tableau8.D2" office:value-type="string">
            <text:p text:style-name="Table_20_Contents">return all values included in an freedom array attribute. </text:p>
            <text:p text:style-name="Preformatted_20_Text">var t=myDoc.getTableValue('my_table');</text:p>
            <text:p text:style-name="Preformatted_20_Text">{{'row 1, col 1', 'row 1, col 2')},</text:p>
            <text:p text:style-name="Preformatted_20_Text"><text:s text:c="2"/>{'row 2, col 1', 'row 2, col 2'}}</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addRowValue(attrid, values, index)</text:p>
          </table:table-cell>
          <table:table-cell table:style-name="Tableau8.A2" office:value-type="string">
            <text:p text:style-name="Table_20_Contents">boolean</text:p>
          </table:table-cell>
          <table:table-cell table:style-name="Tableau8.D2" office:value-type="string">
            <text:p text:style-name="Table_20_Contents">insert a new row in a table attribute</text:p>
            <text:p text:style-name="Table_20_Contents"/>
            <text:p text:style-name="Preformatted_20_Text">myDoc.addRowValue({</text:p>
            <text:p text:style-name="Preformatted_20_Text"><text:s text:c="2"/>attrid:'my_table',</text:p>
            <text:p text:style-name="Preformatted_20_Text"><text:s text:c="2"/>values:{my_c1:'one more', </text:p>
            <text:p text:style-name="Preformatted_20_Text"><text:s text:c="10"/>my_c2:'in second column'}});</text:p>
            <text:p text:style-name="Table_20_Contents"/>
            <text:p text:style-name="Table_20_Contents">by default is set after last row. If index is set, the row is inserted before the index row. Zero (0) means at first place, one the second place. If index is up to max row or if it negative, the row is inserted at the bottom of the table.</text:p>
            <text:p text:style-name="Table_20_Contents">Return true if insertion is ok.</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removeRowValue(attrid, index)</text:p>
          </table:table-cell>
          <table:table-cell table:style-name="Tableau8.A2" office:value-type="string">
            <text:p text:style-name="Table_20_Contents">boolean</text:p>
          </table:table-cell>
          <table:table-cell table:style-name="Tableau8.D2" office:value-type="string">
            <text:p text:style-name="Table_20_Contents">remove a row in the table. Index zero is the first row.</text:p>
            <text:p text:style-name="Table_20_Contents"><text:s/>next rows are moved up.</text:p>
            <text:p text:style-name="Table_20_Contents">Return true if deletion is ok.</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moveRowValue(attrid, fromindex, toindex)</text:p>
          </table:table-cell>
          <table:table-cell table:style-name="Tableau8.A2" office:value-type="string">
            <text:p text:style-name="Table_20_Contents">boolean</text:p>
          </table:table-cell>
          <table:table-cell table:style-name="Tableau8.D2" office:value-type="string">
            <text:p text:style-name="Table_20_Contents">move a <text:s/>row from 'fromindex' to 'toindex'.</text:p>
            <text:p text:style-name="Preformatted_20_Text">var good=myDoc.addRowValue({</text:p>
            <text:p text:style-name="Preformatted_20_Text"><text:s text:c="6"/>attrid:'my_table',</text:p>
            <text:p text:style-name="Preformatted_20_Text"><text:s text:c="6"/>fromindex:2, toindex:4});</text:p>
            <text:p text:style-name="Table_20_Contents"/>
            <text:p text:style-name="P2">0<text:tab/>A<text:tab/>after:<text:tab/>A</text:p>
            <text:p text:style-name="P2">1<text:tab/>B<text:tab/><text:tab/>B</text:p>
            <text:p text:style-name="P2">2<text:tab/>C<text:tab/><text:tab/>D</text:p>
            <text:p text:style-name="P2">3<text:tab/>D<text:tab/><text:tab/>E</text:p>
            <text:p text:style-name="P2">4<text:tab/>E<text:tab/><text:tab/>C</text:p>
            <text:p text:style-name="P2">5<text:tab/>F<text:tab/><text:tab/>F</text:p>
            <text:p text:style-name="Table_20_Contents"/>
            <text:p text:style-name="Table_20_Contents">Return true if fromindex and toindex exists.</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setValue(attrid,value)</text:p>
          </table:table-cell>
          <table:table-cell table:style-name="Tableau8.A2" office:value-type="string">
            <text:p text:style-name="Table_20_Contents">boolean</text:p>
          </table:table-cell>
          <table:table-cell table:style-name="Tableau8.D2" office:value-type="string">
            <text:p text:style-name="Table_20_Contents">Affect a new value to an attribute.</text:p>
            <text:p text:style-name="Table_20_Contents">The type of value must be in concordance with attribute type.</text:p>
            <text:p text:style-name="Table_20_Contents">Can be an array for attributes included in column or a complete array for array attributes</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canEdit()</text:p>
          </table:table-cell>
          <table:table-cell table:style-name="Tableau8.A2" office:value-type="string">
            <text:p text:style-name="Table_20_Contents">boolean</text:p>
          </table:table-cell>
          <table:table-cell table:style-name="Tableau8.D2" office:value-type="string">
            <text:p text:style-name="Table_20_Contents">Return true if user can edit this document; if has 'edit' control and no lock of another user is set</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getHistory()</text:p>
          </table:table-cell>
          <table:table-cell table:style-name="Tableau8.A2" office:value-type="string">
            <text:p text:style-name="Table_20_Contents">fdl.History</text:p>
          </table:table-cell>
          <table:table-cell table:style-name="Tableau8.D2" office:value-type="string">
            <text:p text:style-name="Table_20_Contents">Return history of the document</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applyMethod(method)</text:p>
          </table:table-cell>
          <table:table-cell table:style-name="Tableau8.A2" office:value-type="string">
            <text:p text:style-name="Table_20_Contents">any</text:p>
          </table:table-cell>
          <table:table-cell table:style-name="Tableau8.D2" office:value-type="string">
            <text:p text:style-name="Table_20_Contents">perform the specific method of a document. A specific method is a public and callable method declared by the family document.</text:p>
          </table:table-cell>
        </table:table-row>
        <text:soft-page-break/>
        <table:table-row table:style-name="Tableau8.1">
          <table:table-cell table:style-name="Tableau8.A2" office:value-type="string">
            <text:p text:style-name="Not_20_implemented"/>
          </table:table-cell>
          <table:table-cell table:style-name="Tableau8.A2" office:value-type="string">
            <text:p text:style-name="Table_20_Contents">hasMethod(method)</text:p>
          </table:table-cell>
          <table:table-cell table:style-name="Tableau8.A2" office:value-type="string">
            <text:p text:style-name="Table_20_Contents">boolean</text:p>
          </table:table-cell>
          <table:table-cell table:style-name="Tableau8.D2" office:value-type="string">
            <text:p text:style-name="Table_20_Contents">return true if document can execute the method</text:p>
            <text:p text:style-name="Preformatted_20_Text">if (myDoc.hasMethod({method:'myDivision'})) {</text:p>
            <text:p text:style-name="Preformatted_20_Text"><text:s text:c="2"/>var r =</text:p>
            <text:p text:style-name="Preformatted_20_Text"><text:s text:c="4"/>myDoc.applyMethod({method:'myDivision',</text:p>
            <text:p text:style-name="Preformatted_20_Text"><text:s text:c="21"/>dividande:4,</text:p>
            <text:p text:style-name="Preformatted_20_Text"><text:s text:c="21"/>diviseur:2.3});</text:p>
            <text:p text:style-name="Preformatted_20_Text">}</text:p>
            <text:p text:style-name="Table_20_Contents"/>
          </table:table-cell>
        </table:table-row>
        <table:table-row table:style-name="Tableau8.1">
          <table:table-cell table:style-name="Tableau8.A2" office:value-type="string">
            <text:p text:style-name="Validate">X</text:p>
          </table:table-cell>
          <table:table-cell table:style-name="Tableau8.A2" office:value-type="string">
            <text:p text:style-name="Table_20_Contents">save(form)</text:p>
          </table:table-cell>
          <table:table-cell table:style-name="Tableau8.A2" office:value-type="string">
            <text:p text:style-name="Table_20_Contents">boolean</text:p>
          </table:table-cell>
          <table:table-cell table:style-name="Tableau8.D2" office:value-type="string">
            <text:p text:style-name="Table_20_Contents">Save the document into the server.</text:p>
            <text:p text:style-name="Table_20_Contents">The object document is modified.</text:p>
            <text:p text:style-name="Table_20_Contents">can return null is document cannot be saved.</text:p>
            <text:p text:style-name="Table_20_Contents">If constrain not verified return is null.</text:p>
            <text:p text:style-name="Table_20_Contents">Can use ::verifyConstrain()</text:p>
            <text:p text:style-name="Table_20_Contents">If form is set, the document value can be retiieve from an HTML form.</text:p>
          </table:table-cell>
        </table:table-row>
        <table:table-row table:style-name="Tableau8.1">
          <table:table-cell table:style-name="Tableau8.A2" office:value-type="string">
            <text:p text:style-name="Validate"/>
          </table:table-cell>
          <table:table-cell table:style-name="Tableau8.A2" office:value-type="string">
            <text:p text:style-name="Table_20_Contents"/>
          </table:table-cell>
          <table:table-cell table:style-name="Tableau8.A2" office:value-type="string">
            <text:p text:style-name="Table_20_Contents"/>
          </table:table-cell>
          <table:table-cell table:style-name="Tableau8.D2" office:value-type="string">
            <text:p text:style-name="Table_20_Contents"/>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quickSave()</text:p>
          </table:table-cell>
          <table:table-cell table:style-name="Tableau8.A2" office:value-type="string">
            <text:p text:style-name="Table_20_Contents">boolean</text:p>
          </table:table-cell>
          <table:table-cell table:style-name="Tableau8.D2" office:value-type="string">
            <text:p text:style-name="Table_20_Contents">Save the document into the server but cannot trigger postModify() method. The object document is modified.</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verifyAllConstrains()</text:p>
          </table:table-cell>
          <table:table-cell table:style-name="Tableau8.A2" office:value-type="string">
            <text:p text:style-name="Table_20_Contents">data array</text:p>
          </table:table-cell>
          <table:table-cell table:style-name="Tableau8.D2" office:value-type="string">
            <text:p text:style-name="Table_20_Contents">verify all constrain defined in document</text:p>
            <text:p text:style-name="Table_20_Contents">return true if all constrain are verified</text:p>
            <text:p text:style-name="Table_20_Contents">else return </text:p>
            <text:p text:style-name="Preformatted_20_Text">[{my_attr:{reason:</text:p>
            <text:p text:style-name="Preformatted_20_Text"><text:s text:c="13"/>'date must be before today',</text:p>
            <text:p text:style-name="Preformatted_20_Text"><text:s text:c="11"/>suggest:['10/12/2009', <text:s text:c="17"/></text:p>
            <text:p text:style-name="Preformatted_20_Text"><text:s text:c="20"/>'02/03/2010']}]</text:p>
            <text:p text:style-name="Table_20_Contents">If attribute id is set, only constrain supported by this attribute is verified.</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verifyConstrain(attributeId)</text:p>
          </table:table-cell>
          <table:table-cell table:style-name="Tableau8.A2" office:value-type="string">
            <text:p text:style-name="Table_20_Contents">data</text:p>
          </table:table-cell>
          <table:table-cell table:style-name="Tableau8.D2" office:value-type="string">
            <text:p text:style-name="Table_20_Contents">constrain supported by this attribute is veryfied.</text:p>
            <text:p text:style-name="Table_20_Contents">return true if <text:s/>constrain are verified</text:p>
            <text:p text:style-name="Table_20_Contents">else return </text:p>
            <text:p text:style-name="Preformatted_20_Text">{my_attr:{reason:</text:p>
            <text:p text:style-name="Preformatted_20_Text"><text:s text:c="13"/>'date must be before today',</text:p>
            <text:p text:style-name="Preformatted_20_Text"><text:s text:c="11"/>suggest:['10/12/2009', <text:s text:c="17"/></text:p>
            <text:p text:style-name="Preformatted_20_Text"><text:s text:c="20"/>'02/03/2010']}</text:p>
            <text:p text:style-name="Table_20_Contents"><text:s/></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lock(auto)</text:p>
          </table:table-cell>
          <table:table-cell table:style-name="Tableau8.A2" office:value-type="string">
            <text:p text:style-name="Table_20_Contents">boolean</text:p>
          </table:table-cell>
          <table:table-cell table:style-name="Tableau8.D2" office:value-type="string">
            <text:p text:style-name="Table_20_Contents">lock the document. return true is lock succeeded</text:p>
            <text:p text:style-name="Table_20_Contents">The object document is modified.</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unlock(auto)</text:p>
          </table:table-cell>
          <table:table-cell table:style-name="Tableau8.A2" office:value-type="string">
            <text:p text:style-name="Table_20_Contents">boolean</text:p>
          </table:table-cell>
          <table:table-cell table:style-name="Tableau8.D2" office:value-type="string">
            <text:p text:style-name="Table_20_Contents">unlock the document return true is lock succeeded</text:p>
            <text:p text:style-name="Table_20_Contents">The object document is modified.</text:p>
          </table:table-cell>
        </table:table-row>
        <table:table-row table:style-name="Tableau8.1">
          <table:table-cell table:style-name="Tableau8.A2" office:value-type="string">
            <text:p text:style-name="Validate">X</text:p>
          </table:table-cell>
          <table:table-cell table:style-name="Tableau8.A2" office:value-type="string">
            <text:p text:style-name="Table_20_Contents">addRevision(comment, version)</text:p>
          </table:table-cell>
          <table:table-cell table:style-name="Tableau8.A2" office:value-type="string">
            <text:p text:style-name="Table_20_Contents"/>
          </table:table-cell>
          <table:table-cell table:style-name="Tableau8.D2" office:value-type="string">
            <text:p text:style-name="Table_20_Contents">The object document is modified.</text:p>
          </table:table-cell>
        </table:table-row>
        <table:table-row table:style-name="Tableau8.1">
          <table:table-cell table:style-name="Tableau8.A2" office:value-type="string">
            <text:p text:style-name="Validate"/>
          </table:table-cell>
          <table:table-cell table:style-name="Tableau8.A2" office:value-type="string">
            <text:p text:style-name="Table_20_Contents">remove(really)</text:p>
          </table:table-cell>
          <table:table-cell table:style-name="Tableau8.A2" office:value-type="string">
            <text:p text:style-name="Table_20_Contents">boolean</text:p>
          </table:table-cell>
          <table:table-cell table:style-name="Tableau8.D2" office:value-type="string">
            <text:p text:style-name="Table_20_Contents">put the document into the trash is really is false (this is the default value)</text:p>
            <text:p text:style-name="Table_20_Contents">If really is set to true, the document is destroyed, it cannot be restore.</text:p>
            <text:p text:style-name="Preformatted_20_Text">myDoc.remove({really:false});</text:p>
          </table:table-cell>
        </table:table-row>
        <text:soft-page-break/>
        <table:table-row table:style-name="Tableau8.1">
          <table:table-cell table:style-name="Tableau8.A2" office:value-type="string">
            <text:p text:style-name="Validate"/>
          </table:table-cell>
          <table:table-cell table:style-name="Tableau8.A2" office:value-type="string">
            <text:p text:style-name="Table_20_Contents">restore()</text:p>
          </table:table-cell>
          <table:table-cell table:style-name="Tableau8.A2" office:value-type="string">
            <text:p text:style-name="Table_20_Contents">boolean</text:p>
          </table:table-cell>
          <table:table-cell table:style-name="Tableau8.D2" office:value-type="string">
            <text:p text:style-name="Table_20_Contents">restore a document from the trash.</text:p>
          </table:table-cell>
        </table:table-row>
        <table:table-row table:style-name="Tableau8.1">
          <table:table-cell table:style-name="Tableau8.A2" office:value-type="string">
            <text:p text:style-name="Validate"/>
          </table:table-cell>
          <table:table-cell table:style-name="Tableau8.A2" office:value-type="string">
            <text:p text:style-name="Table_20_Contents">reload()</text:p>
          </table:table-cell>
          <table:table-cell table:style-name="Tableau8.A2" office:value-type="string">
            <text:p text:style-name="Table_20_Contents">boolean</text:p>
          </table:table-cell>
          <table:table-cell table:style-name="Tableau8.D2" office:value-type="string">
            <text:p text:style-name="Table_20_Contents">call server data to get new values</text:p>
          </table:table-cell>
        </table:table-row>
        <table:table-row table:style-name="Tableau8.1">
          <table:table-cell table:style-name="Tableau8.A2" office:value-type="string">
            <text:p text:style-name="Validate"/>
          </table:table-cell>
          <table:table-cell table:style-name="Tableau8.A2" office:value-type="string">
            <text:p text:style-name="Table_20_Contents">changeState()</text:p>
          </table:table-cell>
          <table:table-cell table:style-name="Tableau8.A2" office:value-type="string">
            <text:p text:style-name="Table_20_Contents">boolean</text:p>
          </table:table-cell>
          <table:table-cell table:style-name="Tableau8.D2" office:value-type="string">
            <text:p text:style-name="Table_20_Contents">Change the state</text:p>
            <text:p text:style-name="Table_20_Contents">return false if change failed</text:p>
            <text:p text:style-name="Preformatted_20_Text">if (!doc.changeState({state:'new_state'})) {</text:p>
            <text:p text:style-name="Preformatted_20_Text"><text:s text:c="3"/>alert(Fdl.getLastErrorMessage());</text:p>
            <text:p text:style-name="Preformatted_20_Text">}</text:p>
          </table:table-cell>
        </table:table-row>
        <table:table-row table:style-name="Tableau8.1">
          <table:table-cell table:style-name="Tableau8.A2" office:value-type="string">
            <text:p text:style-name="Validate"/>
          </table:table-cell>
          <table:table-cell table:style-name="Tableau8.A2" office:value-type="string">
            <text:p text:style-name="Table_20_Contents">getFollowingState()</text:p>
          </table:table-cell>
          <table:table-cell table:style-name="Tableau8.A2" office:value-type="string">
            <text:p text:style-name="Table_20_Contents">array </text:p>
          </table:table-cell>
          <table:table-cell table:style-name="Tableau8.D2" office:value-type="string">
            <text:p text:style-name="Table_20_Contents">[{state:'state1',</text:p>
            <text:p text:style-name="Table_20_Contents"><text:s text:c="2"/>label:'the state one',</text:p>
            <text:p text:style-name="Table_20_Contents"><text:s text:c="2"/>color:'#56FF54'},</text:p>
            <text:p text:style-name="Table_20_Contents"><text:s text:c="2"/>{state:'state2',</text:p>
            <text:p text:style-name="Table_20_Contents"><text:s text:c="2"/>label:'the second state',</text:p>
            <text:p text:style-name="Table_20_Contents"><text:s text:c="2"/>color:'#A6FF54'}]</text:p>
          </table:table-cell>
        </table:table-row>
        <table:table-row table:style-name="Tableau8.1">
          <table:table-cell table:style-name="Tableau8.A2" office:value-type="string">
            <text:p text:style-name="Validate"/>
          </table:table-cell>
          <table:table-cell table:style-name="Tableau8.A2" office:value-type="string">
            <text:p text:style-name="Table_20_Contents">hasWorkflow()</text:p>
          </table:table-cell>
          <table:table-cell table:style-name="Tableau8.A2" office:value-type="string">
            <text:p text:style-name="Table_20_Contents">boolean</text:p>
          </table:table-cell>
          <table:table-cell table:style-name="Tableau8.D2" office:value-type="string">
            <text:p text:style-name="Table_20_Contents"/>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getWorkflow()</text:p>
          </table:table-cell>
          <table:table-cell table:style-name="Tableau8.A2" office:value-type="string">
            <text:p text:style-name="Table_20_Contents">Document</text:p>
          </table:table-cell>
          <table:table-cell table:style-name="Tableau8.D2" office:value-type="string">
            <text:p text:style-name="Table_20_Contents"/>
          </table:table-cell>
        </table:table-row>
        <table:table-row table:style-name="Tableau8.1">
          <table:table-cell table:style-name="Tableau8.A2" office:value-type="string">
            <text:p text:style-name="Validate"/>
          </table:table-cell>
          <table:table-cell table:style-name="Tableau8.A2" office:value-type="string">
            <text:p text:style-name="Table_20_Contents">moveTo(folderId, fromFolderId)</text:p>
          </table:table-cell>
          <table:table-cell table:style-name="Tableau8.A2" office:value-type="string">
            <text:p text:style-name="Table_20_Contents">boolean</text:p>
          </table:table-cell>
          <table:table-cell table:style-name="Tableau8.D2" office:value-type="string">
            <text:p text:style-name="Table_20_Contents">move a document from a folder to another folder</text:p>
            <text:p text:style-name="Table_20_Contents">if fromFolderId is not set, the document is move from its primary folder (prelid property).</text:p>
            <text:p text:style-name="Preformatted_20_Text">myDoc.moveTo({folderId:9});</text:p>
          </table:table-cell>
        </table:table-row>
        <table:table-row table:style-name="Tableau8.1">
          <table:table-cell table:style-name="Tableau8.A2" office:value-type="string">
            <text:p text:style-name="Validate"/>
          </table:table-cell>
          <table:table-cell table:style-name="Tableau8.A2" office:value-type="string">
            <text:p text:style-name="Table_20_Contents">getDefaultConsultationView()</text:p>
          </table:table-cell>
          <table:table-cell table:style-name="Tableau8.A2" office:value-type="string">
            <text:p text:style-name="Table_20_Contents">object</text:p>
          </table:table-cell>
          <table:table-cell table:style-name="Tableau8.D2" office:value-type="string">
            <text:p text:style-name="Table_20_Contents">indicate a possible specific template to display document for the consultation</text:p>
            <text:p text:style-name="Table_20_Contents">return false is no default view.</text:p>
            <text:p text:style-name="Preformatted_20_Text">{extwidget: 'ext.fdl.DocumentSimpleFile',</text:p>
            <text:p text:style-name="Preformatted_20_Text"><text:s/>extsrc :'./mywidgets.js'} </text:p>
            <text:p text:style-name="Preformatted_20_Text">or may be </text:p>
            <text:p text:style-name="Preformatted_20_Text">{url:'http://...'}</text:p>
          </table:table-cell>
        </table:table-row>
        <table:table-row table:style-name="Tableau8.1">
          <table:table-cell table:style-name="Tableau8.A2" office:value-type="string">
            <text:p text:style-name="Validate"/>
          </table:table-cell>
          <table:table-cell table:style-name="Tableau8.A2" office:value-type="string">
            <text:p text:style-name="Table_20_Contents">getDefaultEditionView()</text:p>
          </table:table-cell>
          <table:table-cell table:style-name="Tableau8.A2" office:value-type="string">
            <text:p text:style-name="Table_20_Contents">object</text:p>
          </table:table-cell>
          <table:table-cell table:style-name="Tableau8.D2" office:value-type="string">
            <text:p text:style-name="Table_20_Contents">indicate a possible specific template to display document for the consultation</text:p>
            <text:p text:style-name="Table_20_Contents">return false is no default view.</text:p>
            <text:p text:style-name="Preformatted_20_Text">{widget: 'our_file'} </text:p>
            <text:p text:style-name="Preformatted_20_Text">or may be </text:p>
            <text:p text:style-name="Preformatted_20_Text">{url:'http://...'}</text:p>
          </table:table-cell>
        </table:table-row>
        <table:table-row table:style-name="Tableau8.1">
          <table:table-cell table:style-name="Tableau8.A2" office:value-type="string">
            <text:p text:style-name="Not_20_implemented"/>
          </table:table-cell>
          <table:table-cell table:style-name="Tableau8.A2" office:value-type="string">
            <text:p text:style-name="Table_20_Contents">getDefaultPrintView()</text:p>
          </table:table-cell>
          <table:table-cell table:style-name="Tableau8.A2" office:value-type="string">
            <text:p text:style-name="Table_20_Contents">object</text:p>
          </table:table-cell>
          <table:table-cell table:style-name="Tableau8.D2" office:value-type="string">
            <text:p text:style-name="Table_20_Contents">indicate a possible specific template to display document for the consultation</text:p>
            <text:p text:style-name="Preformatted_20_Text">{widget: 'our_file'} </text:p>
            <text:p text:style-name="Preformatted_20_Text">or may be </text:p>
            <text:p text:style-name="Preformatted_20_Text">{url:'http://...'}</text:p>
          </table:table-cell>
        </table:table-row>
        <table:table-row table:style-name="Tableau8.1">
          <table:table-cell table:style-name="Tableau8.A2" office:value-type="string">
            <text:p text:style-name="Validate"/>
          </table:table-cell>
          <table:table-cell table:style-name="Tableau8.A2" office:value-type="string">
            <text:p text:style-name="Table_20_Contents">getViews()</text:p>
          </table:table-cell>
          <table:table-cell table:style-name="Tableau8.A2" office:value-type="string">
            <text:p text:style-name="Table_20_Contents">object list</text:p>
          </table:table-cell>
          <table:table-cell table:style-name="Tableau8.D2" office:value-type="string">
            <text:p text:style-name="Table_20_Contents">indicate a possible specific template to display document for the consultation</text:p>
            <text:p text:style-name="Preformatted_20_Text">[{kind:'edition',extwidget: 'our_file', label : 'view a simple file'},</text:p>
            <text:p text:style-name="Preformatted_20_Text"><text:s/>{kind:'consultation', extwidget: 'our_file', label:'edit a simple file'},</text:p>
            <text:p text:style-name="Preformatted_20_Text"><text:s/>{type:'print', url: 'http://'}]</text:p>
            <text:p text:style-name="Preformatted_20_Text"/>
          </table:table-cell>
        </table:table-row>
        <text:soft-page-break/>
        <table:table-row table:style-name="Tableau8.1">
          <table:table-cell table:style-name="Tableau8.A43" office:value-type="string">
            <text:p text:style-name="Validate"/>
          </table:table-cell>
          <table:table-cell table:style-name="Tableau8.A43" office:value-type="string">
            <text:p text:style-name="Table_20_Contents">getProfilAcls()</text:p>
          </table:table-cell>
          <table:table-cell table:style-name="Tableau8.A43" office:value-type="string">
            <text:p text:style-name="Table_20_Contents">object</text:p>
          </table:table-cell>
          <table:table-cell table:style-name="Tableau8.D43" office:value-type="string">
            <text:p text:style-name="Table_20_Contents">return a list a acl descriptions. A description is compound of </text:p>
            <text:p text:style-name="Table_20_Contents"><text:s text:c="2"/>- description: the usage of access</text:p>
            <text:p text:style-name="Table_20_Contents"><text:s text:c="2"/>- ldescription : the localized usage</text:p>
            <text:p text:style-name="Table_20_Contents"><text:s text:c="2"/>- control : a boolean to know if user has the access</text:p>
          </table:table-cell>
        </table:table-row>
        <table:table-row table:style-name="Tableau8.1">
          <table:table-cell table:style-name="Tableau8.A43" office:value-type="string">
            <text:p text:style-name="Validate"/>
          </table:table-cell>
          <table:table-cell table:style-name="Tableau8.A43" office:value-type="string">
            <text:p text:style-name="Table_20_Contents">control(acl)</text:p>
          </table:table-cell>
          <table:table-cell table:style-name="Tableau8.A43" office:value-type="string">
            <text:p text:style-name="Table_20_Contents">boolean</text:p>
          </table:table-cell>
          <table:table-cell table:style-name="Tableau8.D43" office:value-type="string">
            <text:p text:style-name="Table_20_Contents">test if current user has the access set in parameter.</text:p>
            <text:p text:style-name="Preformatted_20_Text">if (doc.control({acl:'edit'})) {</text:p>
            <text:p text:style-name="Preformatted_20_Text">}</text:p>
          </table:table-cell>
        </table:table-row>
        <table:table-row table:style-name="Tableau8.1">
          <table:table-cell table:style-name="Tableau8.A2" office:value-type="string">
            <text:p text:style-name="Validate"/>
          </table:table-cell>
          <table:table-cell table:style-name="Tableau8.A2" office:value-type="string">
            <text:p text:style-name="Table_20_Contents">getAttachedTimers</text:p>
          </table:table-cell>
          <table:table-cell table:style-name="Tableau8.A2" office:value-type="string">
            <text:p text:style-name="Table_20_Contents">array</text:p>
          </table:table-cell>
          <table:table-cell table:style-name="Tableau8.D2" office:value-type="string">
            <text:p text:style-name="Table_20_Contents">a array of timer's description, order by execution date</text:p>
            <text:p text:style-name="Preformatted_20_Text"><text:bookmark text:name="values"/>delay - [0.0416666666667]</text:p>
            <text:p text:style-name="Preformatted_20_Text">actions -[object Object]</text:p>
            <text:p text:style-name="Preformatted_20_Text">............state - [cr_redacted]</text:p>
            <text:p text:style-name="Preformatted_20_Text">............tmail - []</text:p>
            <text:p text:style-name="Preformatted_20_Text">............method - []</text:p>
            <text:p text:style-name="Preformatted_20_Text"/>
            <text:p text:style-name="Preformatted_20_Text">execdate - [2009-08-15 16:40]</text:p>
            <text:p text:style-name="Preformatted_20_Text">execdelay - [3.00138000026]</text:p>
            <text:p text:style-name="Preformatted_20_Text">timerid - [47232]</text:p>
            <text:p text:style-name="Preformatted_20_Text">timertitle - [Mon minuteur]</text:p>
            <text:p text:style-name="Preformatted_20_Text">local -[object Object]</text:p>
            <text:p text:style-name="Preformatted_20_Text">............lstate - [rédigé]</text:p>
            <text:p text:style-name="Preformatted_20_Text">............lmethod - [false]</text:p>
            <text:p text:style-name="Preformatted_20_Text">............tmailtitle - []</text:p>
            <text:p text:style-name="P3">............hdelay - [3 jours 1 minute ]</text:p>
            <text:p text:style-name="Table_20_Contents">delay are in days. </text:p>
            <text:p text:style-name="Table_20_Contents">action.state : the state to set the document</text:p>
            <text:p text:style-name="Table_20_Contents">action.tmail : the identifiactor of mail template</text:p>
            <text:p text:style-name="Table_20_Contents">action.method: document method to call</text:p>
            <text:p text:style-name="Table_20_Contents">local contains some informations localized in current user language.</text:p>
          </table:table-cell>
        </table:table-row>
      </table:table>
      <text:h text:style-name="Heading_20_2" text:outline-level="2"/>
      <text:p text:style-name="Standard"/>
      <text:h text:style-name="Heading_20_1" text:outline-level="1">Fdl.Attribute<text:tab/></text:h>
      <text:p text:style-name="Standard"/>
      <table:table table:name="Tableau11" table:style-name="Tableau11">
        <table:table-column table:style-name="Tableau11.A"/>
        <table:table-column table:style-name="Tableau11.B"/>
        <table:table-row>
          <table:table-cell table:style-name="Tableau11.A1" office:value-type="string">
            <text:p text:style-name="Standard">Package</text:p>
          </table:table-cell>
          <table:table-cell table:style-name="Tableau11.B1" office:value-type="string">
            <text:p text:style-name="Standard">Fdl</text:p>
          </table:table-cell>
        </table:table-row>
        <table:table-row>
          <table:table-cell table:style-name="Tableau11.A2" office:value-type="string">
            <text:p text:style-name="Standard">Defined in</text:p>
          </table:table-cell>
          <table:table-cell table:style-name="Tableau11.B2" office:value-type="string">
            <text:p text:style-name="Standard">fdl.js</text:p>
          </table:table-cell>
        </table:table-row>
        <table:table-row>
          <table:table-cell table:style-name="Tableau11.A2" office:value-type="string">
            <text:p text:style-name="Standard">Class</text:p>
          </table:table-cell>
          <table:table-cell table:style-name="Tableau11.B2" office:value-type="string">
            <text:p text:style-name="Standard">Attribute</text:p>
          </table:table-cell>
        </table:table-row>
        <table:table-row>
          <table:table-cell table:style-name="Tableau11.A2" office:value-type="string">
            <text:p text:style-name="Standard">Subclasses</text:p>
          </table:table-cell>
          <table:table-cell table:style-name="Tableau11.B2" office:value-type="string">
            <text:p text:style-name="Standard">NodeAttribute, LeafAttribute, </text:p>
            <text:p text:style-name="Standard"/>
          </table:table-cell>
        </table:table-row>
        <table:table-row>
          <table:table-cell table:style-name="Tableau11.A2" office:value-type="string">
            <text:p text:style-name="Standard">Extends</text:p>
          </table:table-cell>
          <table:table-cell table:style-name="Tableau11.B2" office:value-type="string">
            <text:p text:style-name="Standard"/>
          </table:table-cell>
        </table:table-row>
      </table:table>
      <text:p text:style-name="Standard"/>
      <text:h text:style-name="Heading_20_2" text:outline-level="2">Constructor</text:h>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var myAttr=myDoc.getAttribute({id:'my_attr'});</text:p>
      <text:p text:style-name="Standard"/>
      <text:p text:style-name="Standard"/>
      <table:table table:name="Tableau15" table:style-name="Tableau15">
        <table:table-column table:style-name="Tableau15.A"/>
        <table:table-column table:style-name="Tableau15.B"/>
        <table:table-column table:style-name="Tableau15.C"/>
        <table:table-row>
          <table:table-cell table:style-name="Tableau15.A1" office:value-type="string">
            <text:p text:style-name="Entete_20_tableau">property</text:p>
          </table:table-cell>
          <table:table-cell table:style-name="Tableau15.A1" office:value-type="string">
            <text:p text:style-name="Entete_20_tableau">type</text:p>
          </table:table-cell>
          <table:table-cell table:style-name="Tableau15.C1" office:value-type="string">
            <text:p text:style-name="Entete_20_tableau">description</text:p>
          </table:table-cell>
        </table:table-row>
        <table:table-row>
          <table:table-cell table:style-name="Tableau15.A2" office:value-type="string">
            <text:p text:style-name="Table_20_Contents">id</text:p>
          </table:table-cell>
          <table:table-cell table:style-name="Tableau15.A2" office:value-type="string">
            <text:p text:style-name="Table_20_Contents">integer</text:p>
          </table:table-cell>
          <table:table-cell table:style-name="Tableau15.C2" office:value-type="string">
            <text:p text:style-name="Table_20_Contents">attribute identificator</text:p>
          </table:table-cell>
        </table:table-row>
      </table:table>
      <text:p text:style-name="Standard"/>
      <text:p text:style-name="Standard"/>
      <text:h text:style-name="Heading_20_3" text:outline-level="3">Return</text:h>
      <text:p text:style-name="Standard">return false if attribute cannot exists.</text:p>
      <text:h text:style-name="Heading_20_2" text:outline-level="2">Public properties</text:h>
      <text:p text:style-name="Standard"/>
      <table:table table:name="Tableau16" table:style-name="Tableau16">
        <table:table-column table:style-name="Tableau16.A"/>
        <table:table-column table:style-name="Tableau16.B"/>
        <table:table-column table:style-name="Tableau16.C"/>
        <table:table-row>
          <table:table-cell table:style-name="Tableau16.A1" office:value-type="string">
            <text:p text:style-name="Entete_20_tableau">parameter</text:p>
          </table:table-cell>
          <table:table-cell table:style-name="Tableau16.A1" office:value-type="string">
            <text:p text:style-name="Entete_20_tableau">type</text:p>
          </table:table-cell>
          <table:table-cell table:style-name="Tableau16.C1" office:value-type="string">
            <text:p text:style-name="Entete_20_tableau">description</text:p>
          </table:table-cell>
        </table:table-row>
        <table:table-row>
          <table:table-cell table:style-name="Tableau16.A2" office:value-type="string">
            <text:p text:style-name="Table_20_Contents">id</text:p>
          </table:table-cell>
          <table:table-cell table:style-name="Tableau16.A2" office:value-type="string">
            <text:p text:style-name="Table_20_Contents">string</text:p>
          </table:table-cell>
          <table:table-cell table:style-name="Tableau16.C2" office:value-type="string">
            <text:p text:style-name="Table_20_Contents">identificator</text:p>
            <text:p text:style-name="Table_20_Contents"/>
          </table:table-cell>
        </table:table-row>
        <table:table-row>
          <table:table-cell table:style-name="Tableau16.A2" office:value-type="string">
            <text:p text:style-name="Table_20_Contents">type</text:p>
          </table:table-cell>
          <table:table-cell table:style-name="Tableau16.A2" office:value-type="string">
            <text:p text:style-name="Table_20_Contents">string</text:p>
          </table:table-cell>
          <table:table-cell table:style-name="Tableau16.C2" office:value-type="string">
            <text:p text:style-name="Table_20_Contents">type of attribute</text:p>
            <text:p text:style-name="Table_20_Contents">can be :</text:p>
            <text:list xml:id="list348066760" text:style-name="L1">
              <text:list-item>
                <text:p text:style-name="P4">text</text:p>
              </text:list-item>
              <text:list-item>
                <text:p text:style-name="P4">longtext</text:p>
              </text:list-item>
              <text:list-item>
                <text:p text:style-name="P4">htmltext</text:p>
              </text:list-item>
              <text:list-item>
                <text:p text:style-name="P4">integer</text:p>
              </text:list-item>
              <text:list-item>
                <text:p text:style-name="P4">double</text:p>
              </text:list-item>
              <text:list-item>
                <text:p text:style-name="P4">money</text:p>
              </text:list-item>
              <text:list-item>
                <text:p text:style-name="P4">date</text:p>
              </text:list-item>
              <text:list-item>
                <text:p text:style-name="P4">time</text:p>
              </text:list-item>
              <text:list-item>
                <text:p text:style-name="P4">timestamp</text:p>
              </text:list-item>
              <text:list-item>
                <text:p text:style-name="P4">docid</text:p>
              </text:list-item>
              <text:list-item>
                <text:p text:style-name="P4">enum</text:p>
              </text:list-item>
              <text:list-item>
                <text:p text:style-name="P4">color</text:p>
              </text:list-item>
              <text:list-item>
                <text:p text:style-name="P4">idoc</text:p>
              </text:list-item>
            </text:list>
          </table:table-cell>
        </table:table-row>
        <text:soft-page-break/>
        <table:table-row>
          <table:table-cell table:style-name="Tableau16.A2" office:value-type="string">
            <text:p text:style-name="Table_20_Contents">famId</text:p>
          </table:table-cell>
          <table:table-cell table:style-name="Tableau16.A2" office:value-type="string">
            <text:p text:style-name="Table_20_Contents">integer</text:p>
          </table:table-cell>
          <table:table-cell table:style-name="Tableau16.C2" office:value-type="string">
            <text:p text:style-name="Table_20_Contents">family identificator where attribute is defined</text:p>
          </table:table-cell>
        </table:table-row>
        <table:table-row>
          <table:table-cell table:style-name="Tableau16.A2" office:value-type="string">
            <text:p text:style-name="Table_20_Contents">parentId</text:p>
          </table:table-cell>
          <table:table-cell table:style-name="Tableau16.A2" office:value-type="string">
            <text:p text:style-name="Table_20_Contents">string</text:p>
          </table:table-cell>
          <table:table-cell table:style-name="Tableau16.C2" office:value-type="string">
            <text:p text:style-name="Table_20_Contents">attribut identificator where attribute is attached</text:p>
          </table:table-cell>
        </table:table-row>
        <table:table-row>
          <table:table-cell table:style-name="Tableau16.A2" office:value-type="string">
            <text:p text:style-name="Table_20_Contents">usefor</text:p>
          </table:table-cell>
          <table:table-cell table:style-name="Tableau16.A2" office:value-type="string">
            <text:p text:style-name="Table_20_Contents">character</text:p>
          </table:table-cell>
          <table:table-cell table:style-name="Tableau16.C2" office:value-type="string">
            <text:p text:style-name="Table_20_Contents">if is 'Q', it is a parameter attributes</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13" table:style-name="Tableau13">
        <table:table-column table:style-name="Tableau13.A"/>
        <table:table-column table:style-name="Tableau13.B"/>
        <table:table-column table:style-name="Tableau13.C"/>
        <table:table-column table:style-name="Tableau13.D"/>
        <table:table-header-rows>
          <table:table-row table:style-name="Tableau13.1">
            <table:table-cell table:style-name="Tableau13.A1" office:value-type="string">
              <text:p text:style-name="Entete_20_tableau"/>
            </table:table-cell>
            <table:table-cell table:style-name="Tableau13.A1" office:value-type="string">
              <text:p text:style-name="Entete_20_tableau">method</text:p>
            </table:table-cell>
            <table:table-cell table:style-name="Tableau13.C1" office:value-type="string">
              <text:p text:style-name="Entete_20_tableau">return type</text:p>
            </table:table-cell>
            <table:table-cell table:style-name="Tableau13.D1" office:value-type="string">
              <text:p text:style-name="Entete_20_tableau">description</text:p>
            </table:table-cell>
          </table:table-row>
        </table:table-header-rows>
        <table:table-row table:style-name="Tableau13.1">
          <table:table-cell table:style-name="Tableau13.A2" office:value-type="string">
            <text:p text:style-name="Validate">X</text:p>
          </table:table-cell>
          <table:table-cell table:style-name="Tableau13.A2" office:value-type="string">
            <text:p text:style-name="Table_20_Contents">getVisibility()</text:p>
          </table:table-cell>
          <table:table-cell table:style-name="Tableau13.A2" office:value-type="string">
            <text:p text:style-name="Table_20_Contents">character</text:p>
          </table:table-cell>
          <table:table-cell table:style-name="Tableau13.D2" office:value-type="string">
            <text:p text:style-name="Table_20_Contents">can be W,R,H,O,I,S,U</text:p>
            <text:p text:style-name="Table_20_Contents">visibility after a mask is applied</text:p>
          </table:table-cell>
        </table:table-row>
        <table:table-row table:style-name="Tableau13.1">
          <table:table-cell table:style-name="Tableau13.A2" office:value-type="string">
            <text:p text:style-name="Table_20_Contents"/>
          </table:table-cell>
          <table:table-cell table:style-name="Tableau13.A2" office:value-type="string">
            <text:p text:style-name="Table_20_Contents">getDefaultVisibility()</text:p>
          </table:table-cell>
          <table:table-cell table:style-name="Tableau13.A2" office:value-type="string">
            <text:p text:style-name="Table_20_Contents">character</text:p>
          </table:table-cell>
          <table:table-cell table:style-name="Tableau13.D2" office:value-type="string">
            <text:p text:style-name="Table_20_Contents">original visibility defined in family</text:p>
          </table:table-cell>
        </table:table-row>
        <table:table-row table:style-name="Tableau13.1">
          <table:table-cell table:style-name="Tableau13.A2" office:value-type="string">
            <text:p text:style-name="Validate">X</text:p>
          </table:table-cell>
          <table:table-cell table:style-name="Tableau13.A2" office:value-type="string">
            <text:p text:style-name="Table_20_Contents">getLabel()</text:p>
          </table:table-cell>
          <table:table-cell table:style-name="Tableau13.A2" office:value-type="string">
            <text:p text:style-name="Table_20_Contents">string</text:p>
          </table:table-cell>
          <table:table-cell table:style-name="Tableau13.D2" office:value-type="string">
            <text:p text:style-name="Table_20_Contents">localized label of attribute</text:p>
          </table:table-cell>
        </table:table-row>
        <table:table-row table:style-name="Tableau13.1">
          <table:table-cell table:style-name="Tableau13.A2" office:value-type="string">
            <text:p text:style-name="Not_20_implemented"/>
          </table:table-cell>
          <table:table-cell table:style-name="Tableau13.A2" office:value-type="string">
            <text:p text:style-name="Table_20_Contents">getEditionDescription()</text:p>
          </table:table-cell>
          <table:table-cell table:style-name="Tableau13.A2" office:value-type="string">
            <text:p text:style-name="Table_20_Contents">string</text:p>
          </table:table-cell>
          <table:table-cell table:style-name="Tableau13.D2" office:value-type="string">
            <text:p text:style-name="Table_20_Contents">localized label. It contain instruction to complete the attribute</text:p>
          </table:table-cell>
        </table:table-row>
        <table:table-row table:style-name="Tableau13.1">
          <table:table-cell table:style-name="Tableau13.A2" office:value-type="string">
            <text:p text:style-name="Not_20_implemented"/>
          </table:table-cell>
          <table:table-cell table:style-name="Tableau13.A2" office:value-type="string">
            <text:p text:style-name="Table_20_Contents">getDescription()</text:p>
          </table:table-cell>
          <table:table-cell table:style-name="Tableau13.A2" office:value-type="string">
            <text:p text:style-name="Table_20_Contents">string</text:p>
          </table:table-cell>
          <table:table-cell table:style-name="Tableau13.D2" office:value-type="string">
            <text:p text:style-name="Table_20_Contents">localized description. More detailed usage of the attribute</text:p>
          </table:table-cell>
        </table:table-row>
        <table:table-row table:style-name="Tableau13.1">
          <table:table-cell table:style-name="Tableau13.A2" office:value-type="string">
            <text:p text:style-name="Not_20_implemented"/>
          </table:table-cell>
          <table:table-cell table:style-name="Tableau13.A2" office:value-type="string">
            <text:p text:style-name="Table_20_Contents">inArray()</text:p>
          </table:table-cell>
          <table:table-cell table:style-name="Tableau13.A2" office:value-type="string">
            <text:p text:style-name="Table_20_Contents">boolean</text:p>
          </table:table-cell>
          <table:table-cell table:style-name="Tableau13.D2" office:value-type="string">
            <text:p text:style-name="Table_20_Contents">return true id attribute is a column of an array attribute</text:p>
          </table:table-cell>
        </table:table-row>
        <table:table-row table:style-name="Tableau13.1">
          <table:table-cell table:style-name="Tableau13.A2" office:value-type="string">
            <text:p text:style-name="Not_20_implemented"/>
          </table:table-cell>
          <table:table-cell table:style-name="Tableau13.A2" office:value-type="string">
            <text:p text:style-name="Table_20_Contents">getStyle()</text:p>
          </table:table-cell>
          <table:table-cell table:style-name="Tableau13.A2" office:value-type="string">
            <text:p text:style-name="Table_20_Contents">array</text:p>
          </table:table-cell>
          <table:table-cell table:style-name="Tableau13.D2" office:value-type="string">
            <text:p text:style-name="Table_20_Contents">return all options defined for representation of this attributes. Depend of attribute's type</text:p>
            <text:p text:style-name="Table_20_Contents">{{edition-size:3,background-color:'red'}}</text:p>
          </table:table-cell>
        </table:table-row>
        <table:table-row table:style-name="Tableau13.1">
          <table:table-cell table:style-name="Tableau13.A2" office:value-type="string">
            <text:p text:style-name="Validate">X</text:p>
          </table:table-cell>
          <table:table-cell table:style-name="Tableau13.A2" office:value-type="string">
            <text:p text:style-name="Table_20_Contents">getOption(optionid)</text:p>
          </table:table-cell>
          <table:table-cell table:style-name="Tableau13.A2" office:value-type="string">
            <text:p text:style-name="Table_20_Contents">string</text:p>
          </table:table-cell>
          <table:table-cell table:style-name="Tableau13.D2" office:value-type="string">
            <text:p text:style-name="Table_20_Contents">value of the option. null if not set</text:p>
          </table:table-cell>
        </table:table-row>
        <table:table-row table:style-name="Tableau13.1">
          <table:table-cell table:style-name="Tableau13.A2" office:value-type="string">
            <text:p text:style-name="Validate">X</text:p>
          </table:table-cell>
          <table:table-cell table:style-name="Tableau13.A2" office:value-type="string">
            <text:p text:style-name="Table_20_Contents">getOptions()</text:p>
          </table:table-cell>
          <table:table-cell table:style-name="Tableau13.A2" office:value-type="string">
            <text:p text:style-name="Table_20_Contents">enumerate string</text:p>
          </table:table-cell>
          <table:table-cell table:style-name="Tableau13.D2" office:value-type="string">
            <text:p text:style-name="Table_20_Contents">all declared options values</text:p>
          </table:table-cell>
        </table:table-row>
        <table:table-row table:style-name="Tableau13.1">
          <table:table-cell table:style-name="Tableau13.A2" office:value-type="string">
            <text:p text:style-name="Not_20_implemented"/>
          </table:table-cell>
          <table:table-cell table:style-name="Tableau13.A2" office:value-type="string">
            <text:p text:style-name="Table_20_Contents">getStyle(style)</text:p>
          </table:table-cell>
          <table:table-cell table:style-name="Tableau13.A2" office:value-type="string">
            <text:p text:style-name="Table_20_Contents">string</text:p>
          </table:table-cell>
          <table:table-cell table:style-name="Tableau13.D2" office:value-type="string">
            <text:p text:style-name="Table_20_Contents">return value of an style. null is option is undefined</text:p>
            <text:p text:style-name="Table_20_Contents"/>
            <text:p text:style-name="Preformatted_20_Text">var opt=myAttr.getStyle('edition-size')</text:p>
          </table:table-cell>
        </table:table-row>
        <table:table-row table:style-name="Tableau13.1">
          <table:table-cell table:style-name="Tableau13.A2" office:value-type="string">
            <text:p text:style-name="Validate"/>
          </table:table-cell>
          <table:table-cell table:style-name="Tableau13.A2" office:value-type="string">
            <text:p text:style-name="Table_20_Contents">getParent</text:p>
          </table:table-cell>
          <table:table-cell table:style-name="Tableau13.A2" office:value-type="string">
            <text:p text:style-name="Table_20_Contents">Attribute</text:p>
          </table:table-cell>
          <table:table-cell table:style-name="Tableau13.D2" office:value-type="string">
            <text:p text:style-name="Table_20_Contents">return the attribute parent (attribute parentId).</text:p>
            <text:p text:style-name="Table_20_Contents">return null if has no parent</text:p>
          </table:table-cell>
        </table:table-row>
      </table:table>
      <text:h text:style-name="Heading_20_1" text:outline-level="1">Fdl.NodeAttribute<text:tab/></text:h>
      <text:p text:style-name="Standard"/>
      <table:table table:name="Tableau32" table:style-name="Tableau32">
        <table:table-column table:style-name="Tableau32.A"/>
        <table:table-column table:style-name="Tableau32.B"/>
        <table:table-row>
          <table:table-cell table:style-name="Tableau32.A1" office:value-type="string">
            <text:p text:style-name="Standard">Package</text:p>
          </table:table-cell>
          <table:table-cell table:style-name="Tableau32.B1" office:value-type="string">
            <text:p text:style-name="Standard"><text:s/>Fdl</text:p>
          </table:table-cell>
        </table:table-row>
        <table:table-row>
          <table:table-cell table:style-name="Tableau32.A2" office:value-type="string">
            <text:p text:style-name="Standard">Defined in</text:p>
          </table:table-cell>
          <table:table-cell table:style-name="Tableau32.B2" office:value-type="string">
            <text:p text:style-name="Standard">fdl.js</text:p>
          </table:table-cell>
        </table:table-row>
        <table:table-row>
          <table:table-cell table:style-name="Tableau32.A2" office:value-type="string">
            <text:p text:style-name="Standard">Class</text:p>
          </table:table-cell>
          <table:table-cell table:style-name="Tableau32.B2" office:value-type="string">
            <text:p text:style-name="Standard">NodeAttribute</text:p>
          </table:table-cell>
        </table:table-row>
        <table:table-row>
          <table:table-cell table:style-name="Tableau32.A2" office:value-type="string">
            <text:p text:style-name="Standard">Subclasses</text:p>
          </table:table-cell>
          <table:table-cell table:style-name="Tableau32.B2" office:value-type="string">
            <text:p text:style-name="Standard">ArrayAttribute, TabAttribute, FrameAttribute, </text:p>
          </table:table-cell>
        </table:table-row>
        <table:table-row>
          <table:table-cell table:style-name="Tableau32.A2" office:value-type="string">
            <text:p text:style-name="Standard">Extends</text:p>
          </table:table-cell>
          <table:table-cell table:style-name="Tableau32.B2" office:value-type="string">
            <text:p text:style-name="Standard">Attribut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mp;&amp; (myAttr.typeOf=='Fdl.NodeAttribute')) {</text:p>
      <text:p text:style-name="Preformatted_20_Text"><text:s text:c="5"/>var childs=myAttr.getChildAttribute();</text:p>
      <text:p text:style-name="Preformatted_20_Text"><text:s text:c="5"/>var nchild=childs.length;</text:p>
      <text:p text:style-name="Preformatted_20_Text"><text:s text:c="2"/>}</text:p>
      <text:p text:style-name="Preformatted_20_Text">}</text:p>
      <text:p text:style-name="Standard"/>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Entete_20_tableau"/>
            </table:table-cell>
            <table:table-cell table:style-name="Tableau9.A1" office:value-type="string">
              <text:p text:style-name="Entete_20_tableau">method</text:p>
            </table:table-cell>
            <table:table-cell table:style-name="Tableau9.C1" office:value-type="string">
              <text:p text:style-name="Entete_20_tableau">return type</text:p>
            </table:table-cell>
            <table:table-cell table:style-name="Tableau9.D1" office:value-type="string">
              <text:p text:style-name="Entete_20_tableau">description</text:p>
            </table:table-cell>
          </table:table-row>
        </table:table-header-rows>
        <table:table-row table:style-name="Tableau9.1">
          <table:table-cell table:style-name="Tableau9.A2" office:value-type="string">
            <text:p text:style-name="Not_20_implemented"/>
          </table:table-cell>
          <table:table-cell table:style-name="Tableau9.A2" office:value-type="string">
            <text:p text:style-name="Table_20_Contents">getChildAttributes()</text:p>
          </table:table-cell>
          <table:table-cell table:style-name="Tableau9.A2" office:value-type="string">
            <text:p text:style-name="Table_20_Contents">list of Attribute</text:p>
          </table:table-cell>
          <table:table-cell table:style-name="Tableau9.D2" office:value-type="string">
            <text:p text:style-name="Table_20_Contents">return direct child attributes. These attributes can be LeafAttribute or NodeAttribute.</text:p>
          </table:table-cell>
        </table:table-row>
      </table:table>
      <text:h text:style-name="Heading_20_2" text:outline-level="2">Style properties</text:h>
      <table:table table:name="Tableau81" table:style-name="Tableau81">
        <table:table-column table:style-name="Tableau81.A"/>
        <table:table-column table:style-name="Tableau81.B"/>
        <table:table-column table:style-name="Tableau81.C"/>
        <table:table-header-rows>
          <table:table-row table:style-name="Tableau81.1">
            <table:table-cell table:style-name="Tableau81.A1" office:value-type="string">
              <text:p text:style-name="Entete_20_tableau">property</text:p>
            </table:table-cell>
            <table:table-cell table:style-name="Tableau81.B1" office:value-type="string">
              <text:p text:style-name="Entete_20_tableau">return type</text:p>
            </table:table-cell>
            <table:table-cell table:style-name="Tableau81.C1" office:value-type="string">
              <text:p text:style-name="Entete_20_tableau">description</text:p>
            </table:table-cell>
          </table:table-row>
        </table:table-header-rows>
        <table:table-row table:style-name="Tableau81.1">
          <table:table-cell table:style-name="Tableau81.A2" office:value-type="string">
            <text:p text:style-name="Table_20_Contents"/>
          </table:table-cell>
          <table:table-cell table:style-name="Tableau81.A2" office:value-type="string">
            <text:p text:style-name="Table_20_Contents"/>
          </table:table-cell>
          <table:table-cell table:style-name="Tableau81.C2" office:value-type="string">
            <text:p text:style-name="Table_20_Contents"/>
          </table:table-cell>
        </table:table-row>
        <table:table-row table:style-name="Tableau81.1">
          <table:table-cell table:style-name="Tableau81.A2" office:value-type="string">
            <text:p text:style-name="Table_20_Contents"/>
          </table:table-cell>
          <table:table-cell table:style-name="Tableau81.A2" office:value-type="string">
            <text:p text:style-name="Table_20_Contents"/>
          </table:table-cell>
          <table:table-cell table:style-name="Tableau81.C2" office:value-type="string">
            <text:p text:style-name="Table_20_Contents"/>
          </table:table-cell>
        </table:table-row>
        <table:table-row table:style-name="Tableau81.1">
          <table:table-cell table:style-name="Tableau81.A2" office:value-type="string">
            <text:p text:style-name="Table_20_Contents"/>
          </table:table-cell>
          <table:table-cell table:style-name="Tableau81.A2" office:value-type="string">
            <text:p text:style-name="Table_20_Contents"/>
          </table:table-cell>
          <table:table-cell table:style-name="Tableau81.C2" office:value-type="string">
            <text:p text:style-name="Table_20_Contents"/>
          </table:table-cell>
        </table:table-row>
        <table:table-row table:style-name="Tableau81.1">
          <table:table-cell table:style-name="Tableau81.A2" office:value-type="string">
            <text:p text:style-name="Table_20_Contents"/>
          </table:table-cell>
          <table:table-cell table:style-name="Tableau81.A2" office:value-type="string">
            <text:p text:style-name="Table_20_Contents"/>
          </table:table-cell>
          <table:table-cell table:style-name="Tableau81.C2" office:value-type="string">
            <text:p text:style-name="Table_20_Contents"/>
          </table:table-cell>
        </table:table-row>
      </table:table>
      <text:h text:style-name="Heading_20_1" text:outline-level="1">Fdl.TabAttribute</text:h>
      <text:p text:style-name="Standard"/>
      <table:table table:name="Tableau51" table:style-name="Tableau51">
        <table:table-column table:style-name="Tableau51.A"/>
        <table:table-column table:style-name="Tableau51.B"/>
        <table:table-row>
          <table:table-cell table:style-name="Tableau51.A1" office:value-type="string">
            <text:p text:style-name="Standard">Package</text:p>
          </table:table-cell>
          <table:table-cell table:style-name="Tableau51.B1" office:value-type="string">
            <text:p text:style-name="Standard"><text:s/>Fdl</text:p>
          </table:table-cell>
        </table:table-row>
        <table:table-row>
          <table:table-cell table:style-name="Tableau51.A2" office:value-type="string">
            <text:p text:style-name="Standard">Defined in</text:p>
          </table:table-cell>
          <table:table-cell table:style-name="Tableau51.B2" office:value-type="string">
            <text:p text:style-name="Standard">fdl.js</text:p>
          </table:table-cell>
        </table:table-row>
        <table:table-row>
          <table:table-cell table:style-name="Tableau51.A2" office:value-type="string">
            <text:p text:style-name="Standard">Class</text:p>
          </table:table-cell>
          <table:table-cell table:style-name="Tableau51.B2" office:value-type="string">
            <text:p text:style-name="Standard">TabAttribute</text:p>
          </table:table-cell>
        </table:table-row>
        <table:table-row>
          <table:table-cell table:style-name="Tableau51.A2" office:value-type="string">
            <text:p text:style-name="Standard">Subclasses</text:p>
          </table:table-cell>
          <table:table-cell table:style-name="Tableau51.B2" office:value-type="string">
            <text:p text:style-name="Standard"><text:s/></text:p>
          </table:table-cell>
        </table:table-row>
        <table:table-row>
          <table:table-cell table:style-name="Tableau51.A2" office:value-type="string">
            <text:p text:style-name="Standard">Extends</text:p>
          </table:table-cell>
          <table:table-cell table:style-name="Tableau51.B2" office:value-type="string">
            <text:p text:style-name="Standard">AttributeNod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Standard"/>
      <table:table table:name="Tableau52" table:style-name="Tableau52">
        <table:table-column table:style-name="Tableau52.A"/>
        <table:table-column table:style-name="Tableau52.B"/>
        <table:table-column table:style-name="Tableau52.C"/>
        <table:table-header-rows>
          <table:table-row table:style-name="Tableau52.1">
            <table:table-cell table:style-name="Tableau52.A1" office:value-type="string">
              <text:p text:style-name="Entete_20_tableau">method</text:p>
            </table:table-cell>
            <table:table-cell table:style-name="Tableau52.B1" office:value-type="string">
              <text:p text:style-name="Entete_20_tableau">return type</text:p>
            </table:table-cell>
            <table:table-cell table:style-name="Tableau52.C1" office:value-type="string">
              <text:p text:style-name="Entete_20_tableau">description</text:p>
            </table:table-cell>
          </table:table-row>
        </table:table-header-rows>
        <table:table-row table:style-name="Tableau52.1">
          <table:table-cell table:style-name="Tableau52.A2" office:value-type="string">
            <text:p text:style-name="Table_20_Contents"/>
          </table:table-cell>
          <table:table-cell table:style-name="Tableau52.A2" office:value-type="string">
            <text:p text:style-name="Table_20_Contents"/>
          </table:table-cell>
          <table:table-cell table:style-name="Tableau52.C2" office:value-type="string">
            <text:p text:style-name="Table_20_Contents"/>
          </table:table-cell>
        </table:table-row>
      </table:table>
      <text:p text:style-name="Text_20_body"/>
      <text:h text:style-name="Heading_20_2" text:outline-level="2">Style properties</text:h>
      <table:table table:name="Tableau53" table:style-name="Tableau53">
        <table:table-column table:style-name="Tableau53.A"/>
        <table:table-column table:style-name="Tableau53.B"/>
        <table:table-column table:style-name="Tableau53.C"/>
        <table:table-header-rows>
          <table:table-row table:style-name="Tableau53.1">
            <table:table-cell table:style-name="Tableau53.A1" office:value-type="string">
              <text:p text:style-name="Entete_20_tableau">property</text:p>
            </table:table-cell>
            <table:table-cell table:style-name="Tableau53.B1" office:value-type="string">
              <text:p text:style-name="Entete_20_tableau">return type</text:p>
            </table:table-cell>
            <table:table-cell table:style-name="Tableau53.C1" office:value-type="string">
              <text:p text:style-name="Entete_20_tableau">description</text:p>
            </table:table-cell>
          </table:table-row>
        </table:table-header-rows>
        <table:table-row table:style-name="Tableau53.1">
          <table:table-cell table:style-name="Tableau53.A2" office:value-type="string">
            <text:p text:style-name="Table_20_Contents">displayLabel</text:p>
          </table:table-cell>
          <table:table-cell table:style-name="Tableau53.A2" office:value-type="string">
            <text:p text:style-name="Table_20_Contents">string</text:p>
          </table:table-cell>
          <table:table-cell table:style-name="Tableau53.C2" office:value-type="string">
            <text:p text:style-name="Table_20_Contents">none, up , left</text:p>
            <text:p text:style-name="Table_20_Contents">up by default</text:p>
            <text:p text:style-name="Table_20_Contents">if up, horizontal navigation if perform</text:p>
            <text:p text:style-name="Table_20_Contents">if left it is vertical </text:p>
          </table:table-cell>
        </table:table-row>
        <table:table-row table:style-name="Tableau53.1">
          <table:table-cell table:style-name="Tableau53.A2" office:value-type="string">
            <text:p text:style-name="Table_20_Contents">backgroundColorLabel</text:p>
          </table:table-cell>
          <table:table-cell table:style-name="Tableau53.A2" office:value-type="string">
            <text:p text:style-name="Table_20_Contents">color</text:p>
          </table:table-cell>
          <table:table-cell table:style-name="Tableau53.C2" office:value-type="string">
            <text:p text:style-name="Table_20_Contents">the background color of the tab label</text:p>
            <text:p text:style-name="Table_20_Contents">by default based on system style</text:p>
          </table:table-cell>
        </table:table-row>
        <table:table-row table:style-name="Tableau53.1">
          <table:table-cell table:style-name="Tableau53.A2" office:value-type="string">
            <text:p text:style-name="Table_20_Contents">colorLabel</text:p>
          </table:table-cell>
          <table:table-cell table:style-name="Tableau53.A2" office:value-type="string">
            <text:p text:style-name="Table_20_Contents">color</text:p>
          </table:table-cell>
          <table:table-cell table:style-name="Tableau53.C2" office:value-type="string">
            <text:p text:style-name="Table_20_Contents">the color of label text</text:p>
          </table:table-cell>
        </table:table-row>
        <table:table-row table:style-name="Tableau53.1">
          <table:table-cell table:style-name="Tableau53.A2" office:value-type="string">
            <text:p text:style-name="Table_20_Contents">backgroundColor</text:p>
          </table:table-cell>
          <table:table-cell table:style-name="Tableau53.A2" office:value-type="string">
            <text:p text:style-name="Table_20_Contents">color</text:p>
          </table:table-cell>
          <table:table-cell table:style-name="Tableau53.C2" office:value-type="string">
            <text:p text:style-name="Table_20_Contents">the background color of the contain of the tab</text:p>
          </table:table-cell>
        </table:table-row>
      </table:table>
      <text:h text:style-name="Heading_20_1" text:outline-level="1">Fdl.FieldSetAttribute</text:h>
      <text:p text:style-name="Standard"/>
      <table:table table:name="Tableau82" table:style-name="Tableau82">
        <table:table-column table:style-name="Tableau82.A"/>
        <table:table-column table:style-name="Tableau82.B"/>
        <table:table-row>
          <table:table-cell table:style-name="Tableau82.A1" office:value-type="string">
            <text:p text:style-name="Standard">Package</text:p>
          </table:table-cell>
          <table:table-cell table:style-name="Tableau82.B1" office:value-type="string">
            <text:p text:style-name="Standard"><text:s/>Fdl</text:p>
          </table:table-cell>
        </table:table-row>
        <table:table-row>
          <table:table-cell table:style-name="Tableau82.A2" office:value-type="string">
            <text:p text:style-name="Standard">Defined in</text:p>
          </table:table-cell>
          <table:table-cell table:style-name="Tableau82.B2" office:value-type="string">
            <text:p text:style-name="Standard">fdl.js</text:p>
          </table:table-cell>
        </table:table-row>
        <table:table-row>
          <table:table-cell table:style-name="Tableau82.A2" office:value-type="string">
            <text:p text:style-name="Standard">Class</text:p>
          </table:table-cell>
          <table:table-cell table:style-name="Tableau82.B2" office:value-type="string">
            <text:p text:style-name="Standard">FieldSetAttribute</text:p>
          </table:table-cell>
        </table:table-row>
        <table:table-row>
          <table:table-cell table:style-name="Tableau82.A2" office:value-type="string">
            <text:p text:style-name="Standard">Subclasses</text:p>
          </table:table-cell>
          <table:table-cell table:style-name="Tableau82.B2" office:value-type="string">
            <text:p text:style-name="Standard"><text:s/></text:p>
          </table:table-cell>
        </table:table-row>
        <table:table-row>
          <table:table-cell table:style-name="Tableau82.A2" office:value-type="string">
            <text:p text:style-name="Standard">Extends</text:p>
          </table:table-cell>
          <table:table-cell table:style-name="Tableau82.B2" office:value-type="string">
            <text:p text:style-name="Standard">AttributeNod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Standard"/>
      <table:table table:name="Tableau83" table:style-name="Tableau83">
        <table:table-column table:style-name="Tableau83.A"/>
        <table:table-column table:style-name="Tableau83.B"/>
        <table:table-column table:style-name="Tableau83.C"/>
        <table:table-header-rows>
          <table:table-row table:style-name="Tableau83.1">
            <table:table-cell table:style-name="Tableau83.A1" office:value-type="string">
              <text:p text:style-name="Entete_20_tableau">method</text:p>
            </table:table-cell>
            <table:table-cell table:style-name="Tableau83.B1" office:value-type="string">
              <text:p text:style-name="Entete_20_tableau">return type</text:p>
            </table:table-cell>
            <table:table-cell table:style-name="Tableau83.C1" office:value-type="string">
              <text:p text:style-name="Entete_20_tableau">description</text:p>
            </table:table-cell>
          </table:table-row>
        </table:table-header-rows>
        <table:table-row table:style-name="Tableau83.1">
          <table:table-cell table:style-name="Tableau83.A2" office:value-type="string">
            <text:p text:style-name="Table_20_Contents"/>
          </table:table-cell>
          <table:table-cell table:style-name="Tableau83.A2" office:value-type="string">
            <text:p text:style-name="Table_20_Contents"/>
          </table:table-cell>
          <table:table-cell table:style-name="Tableau83.C2" office:value-type="string">
            <text:p text:style-name="Table_20_Contents"/>
          </table:table-cell>
        </table:table-row>
      </table:table>
      <text:p text:style-name="Text_20_body"/>
      <text:h text:style-name="Heading_20_2" text:outline-level="2">Style properties</text:h>
      <table:table table:name="Tableau84" table:style-name="Tableau84">
        <table:table-column table:style-name="Tableau84.A"/>
        <table:table-column table:style-name="Tableau84.B"/>
        <table:table-column table:style-name="Tableau84.C"/>
        <table:table-header-rows>
          <table:table-row table:style-name="Tableau84.1">
            <table:table-cell table:style-name="Tableau84.A1" office:value-type="string">
              <text:p text:style-name="Entete_20_tableau">property</text:p>
            </table:table-cell>
            <table:table-cell table:style-name="Tableau84.B1" office:value-type="string">
              <text:p text:style-name="Entete_20_tableau">return type</text:p>
            </table:table-cell>
            <table:table-cell table:style-name="Tableau84.C1" office:value-type="string">
              <text:p text:style-name="Entete_20_tableau">description</text:p>
            </table:table-cell>
          </table:table-row>
        </table:table-header-rows>
        <table:table-row table:style-name="Tableau84.1">
          <table:table-cell table:style-name="Tableau84.A2" office:value-type="string">
            <text:p text:style-name="Table_20_Contents">displayLabel</text:p>
          </table:table-cell>
          <table:table-cell table:style-name="Tableau84.A2" office:value-type="string">
            <text:p text:style-name="Table_20_Contents">string</text:p>
          </table:table-cell>
          <table:table-cell table:style-name="Tableau84.C2" office:value-type="string">
            <text:p text:style-name="Table_20_Contents">none, up , left</text:p>
            <text:p text:style-name="Table_20_Contents">up by default</text:p>
            <text:p text:style-name="Table_20_Contents">if up, horizontal navigation if perform</text:p>
            <text:p text:style-name="Table_20_Contents">if left it is vertical </text:p>
          </table:table-cell>
        </table:table-row>
        <table:table-row table:style-name="Tableau84.1">
          <table:table-cell table:style-name="Tableau84.A2" office:value-type="string">
            <text:p text:style-name="Table_20_Contents">backgroundColorLabel</text:p>
          </table:table-cell>
          <table:table-cell table:style-name="Tableau84.A2" office:value-type="string">
            <text:p text:style-name="Table_20_Contents">color</text:p>
          </table:table-cell>
          <table:table-cell table:style-name="Tableau84.C2" office:value-type="string">
            <text:p text:style-name="Table_20_Contents">the background color of the tab label</text:p>
            <text:p text:style-name="Table_20_Contents">by default based on system style</text:p>
          </table:table-cell>
        </table:table-row>
        <table:table-row table:style-name="Tableau84.1">
          <table:table-cell table:style-name="Tableau84.A2" office:value-type="string">
            <text:p text:style-name="Table_20_Contents">colorLabel</text:p>
          </table:table-cell>
          <table:table-cell table:style-name="Tableau84.A2" office:value-type="string">
            <text:p text:style-name="Table_20_Contents">color</text:p>
          </table:table-cell>
          <table:table-cell table:style-name="Tableau84.C2" office:value-type="string">
            <text:p text:style-name="Table_20_Contents">the color of label text</text:p>
          </table:table-cell>
        </table:table-row>
        <table:table-row table:style-name="Tableau84.1">
          <table:table-cell table:style-name="Tableau84.A2" office:value-type="string">
            <text:p text:style-name="Table_20_Contents">backgroundColor</text:p>
          </table:table-cell>
          <table:table-cell table:style-name="Tableau84.A2" office:value-type="string">
            <text:p text:style-name="Table_20_Contents">color</text:p>
          </table:table-cell>
          <table:table-cell table:style-name="Tableau84.C2" office:value-type="string">
            <text:p text:style-name="Table_20_Contents">the background color of the contain of the fieldSet</text:p>
          </table:table-cell>
        </table:table-row>
        <table:table-row table:style-name="Tableau84.1">
          <table:table-cell table:style-name="Tableau84.A2" office:value-type="string">
            <text:p text:style-name="Table_20_Contents">rightOf</text:p>
          </table:table-cell>
          <table:table-cell table:style-name="Tableau84.A2" office:value-type="string">
            <text:p text:style-name="Table_20_Contents">boolean</text:p>
          </table:table-cell>
          <table:table-cell table:style-name="Tableau84.C2" office:value-type="string">
            <text:p text:style-name="Table_20_Contents">the attribute is not displayed under the precedent but right of the precedent attribute</text:p>
          </table:table-cell>
        </table:table-row>
      </table:table>
      <text:p text:style-name="Header"/>
      <text:h text:style-name="Heading_20_1" text:outline-level="1">Fdl.ArrayAttribute<text:tab/></text:h>
      <text:p text:style-name="Standard"/>
      <table:table table:name="Tableau46" table:style-name="Tableau46">
        <table:table-column table:style-name="Tableau46.A"/>
        <table:table-column table:style-name="Tableau46.B"/>
        <table:table-row>
          <table:table-cell table:style-name="Tableau46.A1" office:value-type="string">
            <text:p text:style-name="Standard">Package</text:p>
          </table:table-cell>
          <table:table-cell table:style-name="Tableau46.B1" office:value-type="string">
            <text:p text:style-name="Standard"><text:s/>Fdl</text:p>
          </table:table-cell>
        </table:table-row>
        <table:table-row>
          <table:table-cell table:style-name="Tableau46.A2" office:value-type="string">
            <text:p text:style-name="Standard">Defined in</text:p>
          </table:table-cell>
          <table:table-cell table:style-name="Tableau46.B2" office:value-type="string">
            <text:p text:style-name="Standard">fdl.js</text:p>
          </table:table-cell>
        </table:table-row>
        <table:table-row>
          <table:table-cell table:style-name="Tableau46.A2" office:value-type="string">
            <text:p text:style-name="Standard">Class</text:p>
          </table:table-cell>
          <table:table-cell table:style-name="Tableau46.B2" office:value-type="string">
            <text:p text:style-name="Standard">ArrayAttribute</text:p>
          </table:table-cell>
        </table:table-row>
        <table:table-row>
          <table:table-cell table:style-name="Tableau46.A2" office:value-type="string">
            <text:p text:style-name="Standard">Subclasses</text:p>
          </table:table-cell>
          <table:table-cell table:style-name="Tableau46.B2" office:value-type="string">
            <text:p text:style-name="Standard">ArrayAttribute, TabAttribute, FrameAttribute, </text:p>
          </table:table-cell>
        </table:table-row>
        <table:table-row>
          <table:table-cell table:style-name="Tableau46.A2" office:value-type="string">
            <text:p text:style-name="Standard">Extends</text:p>
          </table:table-cell>
          <table:table-cell table:style-name="Tableau46.B2" office:value-type="string">
            <text:p text:style-name="Standard">AttributeNod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mp;&amp; (myAttr.typeOf=='Fdl.NodeAttribute')) {</text:p>
      <text:p text:style-name="Preformatted_20_Text"><text:s text:c="5"/>var childs=myAttr.getChildAttribute();</text:p>
      <text:p text:style-name="Preformatted_20_Text"><text:s text:c="5"/>var nchild=childs.length;</text:p>
      <text:p text:style-name="Preformatted_20_Text"><text:s text:c="2"/>}</text:p>
      <text:p text:style-name="Preformatted_20_Text">}</text:p>
      <text:p text:style-name="Standard"/>
      <table:table table:name="Tableau47" table:style-name="Tableau47">
        <table:table-column table:style-name="Tableau47.A"/>
        <table:table-column table:style-name="Tableau47.B"/>
        <table:table-column table:style-name="Tableau47.C"/>
        <table:table-header-rows>
          <table:table-row table:style-name="Tableau47.1">
            <table:table-cell table:style-name="Tableau47.A1" office:value-type="string">
              <text:p text:style-name="Entete_20_tableau">method</text:p>
            </table:table-cell>
            <table:table-cell table:style-name="Tableau47.B1" office:value-type="string">
              <text:p text:style-name="Entete_20_tableau">return type</text:p>
            </table:table-cell>
            <table:table-cell table:style-name="Tableau47.C1" office:value-type="string">
              <text:p text:style-name="Entete_20_tableau">description</text:p>
            </table:table-cell>
          </table:table-row>
        </table:table-header-rows>
        <table:table-row table:style-name="Tableau47.1">
          <table:table-cell table:style-name="Tableau47.A2" office:value-type="string">
            <text:p text:style-name="Table_20_Contents">getMaxRow()</text:p>
          </table:table-cell>
          <table:table-cell table:style-name="Tableau47.A2" office:value-type="string">
            <text:p text:style-name="Table_20_Contents">integer</text:p>
          </table:table-cell>
          <table:table-cell table:style-name="Tableau47.C2" office:value-type="string">
            <text:p text:style-name="Table_20_Contents">return max row that the user can set</text:p>
          </table:table-cell>
        </table:table-row>
        <table:table-row table:style-name="Tableau47.1">
          <table:table-cell table:style-name="Tableau47.A2" office:value-type="string">
            <text:p text:style-name="Table_20_Contents">canAddRow()</text:p>
          </table:table-cell>
          <table:table-cell table:style-name="Tableau47.A2" office:value-type="string">
            <text:p text:style-name="Table_20_Contents">boolean</text:p>
          </table:table-cell>
          <table:table-cell table:style-name="Tableau47.C2" office:value-type="string">
            <text:p text:style-name="Table_20_Contents">true if user can add a new row in a table</text:p>
          </table:table-cell>
        </table:table-row>
        <table:table-row table:style-name="Tableau47.1">
          <table:table-cell table:style-name="Tableau47.A2" office:value-type="string">
            <text:p text:style-name="Table_20_Contents">isSortable</text:p>
          </table:table-cell>
          <table:table-cell table:style-name="Tableau47.A2" office:value-type="string">
            <text:p text:style-name="Table_20_Contents">boolean</text:p>
          </table:table-cell>
          <table:table-cell table:style-name="Tableau47.C2" office:value-type="string">
            <text:p text:style-name="Table_20_Contents">if false no column can be sort neither if attribute is sortable</text:p>
          </table:table-cell>
        </table:table-row>
        <table:table-row table:style-name="Tableau47.1">
          <table:table-cell table:style-name="Tableau47.A2" office:value-type="string">
            <text:p text:style-name="Table_20_Contents">getRowBackgroundColors</text:p>
          </table:table-cell>
          <table:table-cell table:style-name="Tableau47.A2" office:value-type="string">
            <text:p text:style-name="Table_20_Contents">list of colors</text:p>
          </table:table-cell>
          <table:table-cell table:style-name="Tableau47.C2" office:value-type="string">
            <text:p text:style-name="Table_20_Contents">get background color for cells by row</text:p>
          </table:table-cell>
        </table:table-row>
        <table:table-row table:style-name="Tableau47.1">
          <table:table-cell table:style-name="Tableau47.A2" office:value-type="string">
            <text:p text:style-name="Table_20_Contents">getRowForegroundColorl</text:p>
          </table:table-cell>
          <table:table-cell table:style-name="Tableau47.A2" office:value-type="string">
            <text:p text:style-name="Table_20_Contents">list of color</text:p>
          </table:table-cell>
          <table:table-cell table:style-name="Tableau47.C2" office:value-type="string">
            <text:p text:style-name="Table_20_Contents">get foreground color for cells by row</text:p>
          </table:table-cell>
        </table:table-row>
        <table:table-row table:style-name="Tableau47.1">
          <table:table-cell table:style-name="Tableau47.A2" office:value-type="string">
            <text:p text:style-name="Table_20_Contents">getElements</text:p>
          </table:table-cell>
          <table:table-cell table:style-name="Tableau47.A2" office:value-type="string">
            <text:p text:style-name="Table_20_Contents">attributes array</text:p>
          </table:table-cell>
          <table:table-cell table:style-name="Tableau47.C2" office:value-type="string">
            <text:p text:style-name="Table_20_Contents">get attributes which are inside the array</text:p>
          </table:table-cell>
        </table:table-row>
      </table:table>
      <text:p text:style-name="Text_20_body"/>
      <text:h text:style-name="Heading_20_2" text:outline-level="2">Style properties</text:h>
      <table:table table:name="Tableau49" table:style-name="Tableau49">
        <table:table-column table:style-name="Tableau49.A"/>
        <table:table-column table:style-name="Tableau49.B"/>
        <table:table-column table:style-name="Tableau49.C"/>
        <table:table-header-rows>
          <table:table-row table:style-name="Tableau49.1">
            <table:table-cell table:style-name="Tableau49.A1" office:value-type="string">
              <text:p text:style-name="Entete_20_tableau">property</text:p>
            </table:table-cell>
            <table:table-cell table:style-name="Tableau49.B1" office:value-type="string">
              <text:p text:style-name="Entete_20_tableau">return type</text:p>
            </table:table-cell>
            <table:table-cell table:style-name="Tableau49.C1" office:value-type="string">
              <text:p text:style-name="Entete_20_tableau">description</text:p>
            </table:table-cell>
          </table:table-row>
        </table:table-header-rows>
        <table:table-row table:style-name="Tableau49.1">
          <table:table-cell table:style-name="Tableau49.A2" office:value-type="string">
            <text:p text:style-name="Table_20_Contents">displayLabel</text:p>
          </table:table-cell>
          <table:table-cell table:style-name="Tableau49.A2" office:value-type="string">
            <text:p text:style-name="Table_20_Contents">string</text:p>
          </table:table-cell>
          <table:table-cell table:style-name="Tableau49.C2" office:value-type="string">
            <text:p text:style-name="Table_20_Contents">none, up , left</text:p>
            <text:p text:style-name="Table_20_Contents">left by default</text:p>
          </table:table-cell>
        </table:table-row>
        <table:table-row table:style-name="Tableau49.1">
          <table:table-cell table:style-name="Tableau49.A2" office:value-type="string">
            <text:p text:style-name="Table_20_Contents">oddRowBackgroundColor</text:p>
          </table:table-cell>
          <table:table-cell table:style-name="Tableau49.A2" office:value-type="string">
            <text:p text:style-name="Table_20_Contents">color</text:p>
          </table:table-cell>
          <table:table-cell table:style-name="Tableau49.C2" office:value-type="string">
            <text:p text:style-name="Table_20_Contents">background color for odd row</text:p>
          </table:table-cell>
        </table:table-row>
        <table:table-row table:style-name="Tableau49.1">
          <table:table-cell table:style-name="Tableau49.A2" office:value-type="string">
            <text:p text:style-name="Table_20_Contents">evenRowBackgroundColor</text:p>
          </table:table-cell>
          <table:table-cell table:style-name="Tableau49.A2" office:value-type="string">
            <text:p text:style-name="Table_20_Contents">color</text:p>
          </table:table-cell>
          <table:table-cell table:style-name="Tableau49.C2" office:value-type="string">
            <text:p text:style-name="Table_20_Contents">background color for even row</text:p>
          </table:table-cell>
        </table:table-row>
        <table:table-row table:style-name="Tableau49.1">
          <table:table-cell table:style-name="Tableau49.A2" office:value-type="string">
            <text:p text:style-name="Table_20_Contents">rightOf</text:p>
          </table:table-cell>
          <table:table-cell table:style-name="Tableau49.A2" office:value-type="string">
            <text:p text:style-name="Table_20_Contents">boolean</text:p>
          </table:table-cell>
          <table:table-cell table:style-name="Tableau49.C2" office:value-type="string">
            <text:p text:style-name="Table_20_Contents">the array is not displayed under the precedent but right of the precedent attribute</text:p>
          </table:table-cell>
        </table:table-row>
      </table:table>
      <text:h text:style-name="Heading_20_1" text:outline-level="1">Fdl.LeafAttribute<text:tab/></text:h>
      <text:p text:style-name="Standard"/>
      <table:table table:name="Tableau33" table:style-name="Tableau33">
        <table:table-column table:style-name="Tableau33.A"/>
        <table:table-column table:style-name="Tableau33.B"/>
        <table:table-row>
          <table:table-cell table:style-name="Tableau33.A1" office:value-type="string">
            <text:p text:style-name="Standard">Package</text:p>
          </table:table-cell>
          <table:table-cell table:style-name="Tableau33.B1" office:value-type="string">
            <text:p text:style-name="Standard"><text:s/>Fdl</text:p>
          </table:table-cell>
        </table:table-row>
        <table:table-row>
          <table:table-cell table:style-name="Tableau33.A2" office:value-type="string">
            <text:p text:style-name="Standard">Defined in</text:p>
          </table:table-cell>
          <table:table-cell table:style-name="Tableau33.B2" office:value-type="string">
            <text:p text:style-name="Standard">fdl.js</text:p>
          </table:table-cell>
        </table:table-row>
        <table:table-row>
          <table:table-cell table:style-name="Tableau33.A2" office:value-type="string">
            <text:p text:style-name="Standard">Class</text:p>
          </table:table-cell>
          <table:table-cell table:style-name="Tableau33.B2" office:value-type="string">
            <text:p text:style-name="Standard">Attribute</text:p>
          </table:table-cell>
        </table:table-row>
        <table:table-row>
          <table:table-cell table:style-name="Tableau33.A2" office:value-type="string">
            <text:p text:style-name="Standard">Subclasses</text:p>
          </table:table-cell>
          <table:table-cell table:style-name="Tableau33.B2" office:value-type="string">
            <text:p text:style-name="Standard">EnumAttribute, NumericAttribute, TextAttribute, RelationAttribute, ColorAttribute, DateAttribute,</text:p>
            <text:p text:style-name="Standard">ThesaurusAttribute,FileAttribute</text:p>
          </table:table-cell>
        </table:table-row>
        <table:table-row>
          <table:table-cell table:style-name="Tableau33.A2" office:value-type="string">
            <text:p text:style-name="Standard">Extends</text:p>
          </table:table-cell>
          <table:table-cell table:style-name="Tableau33.B2" office:value-type="string">
            <text:p text:style-name="Standard">Attribute</text:p>
          </table:table-cell>
        </table:table-row>
      </table:table>
      <text:h text:style-name="Heading_20_2" text:outline-level="2">Public properties</text:h>
      <text:p text:style-name="Standard"/>
      <table:table table:name="Tableau57" table:style-name="Tableau57">
        <table:table-column table:style-name="Tableau57.A"/>
        <table:table-column table:style-name="Tableau57.B"/>
        <table:table-column table:style-name="Tableau57.C"/>
        <table:table-row>
          <table:table-cell table:style-name="Tableau57.A1" office:value-type="string">
            <text:p text:style-name="Entete_20_tableau">parameter</text:p>
          </table:table-cell>
          <table:table-cell table:style-name="Tableau57.A1" office:value-type="string">
            <text:p text:style-name="Entete_20_tableau">type</text:p>
          </table:table-cell>
          <table:table-cell table:style-name="Tableau57.C1" office:value-type="string">
            <text:p text:style-name="Entete_20_tableau">description</text:p>
          </table:table-cell>
        </table:table-row>
        <table:table-row>
          <table:table-cell table:style-name="Tableau57.A2" office:value-type="string">
            <text:p text:style-name="Table_20_Contents">rank</text:p>
          </table:table-cell>
          <table:table-cell table:style-name="Tableau57.A2" office:value-type="string">
            <text:p text:style-name="Table_20_Contents">integer</text:p>
          </table:table-cell>
          <table:table-cell table:style-name="Tableau57.C2" office:value-type="string">
            <text:p text:style-name="Table_20_Contents">order where is displayed the attribute in a default document view.</text:p>
          </table:table-cell>
        </table:table-row>
        <table:table-row>
          <table:table-cell table:style-name="Tableau57.A2" office:value-type="string">
            <text:p text:style-name="Table_20_Contents">needed</text:p>
          </table:table-cell>
          <table:table-cell table:style-name="Tableau57.A2" office:value-type="string">
            <text:p text:style-name="Table_20_Contents">boolean</text:p>
          </table:table-cell>
          <table:table-cell table:style-name="Tableau57.C2" office:value-type="string">
            <text:p text:style-name="Table_20_Contents">true if attribute value must not be null</text:p>
          </table:table-cell>
        </table:table-row>
        <table:table-row>
          <table:table-cell table:style-name="Tableau57.A2" office:value-type="string">
            <text:p text:style-name="Table_20_Contents">inAbstract</text:p>
          </table:table-cell>
          <table:table-cell table:style-name="Tableau57.A2" office:value-type="string">
            <text:p text:style-name="Table_20_Contents">boolean</text:p>
          </table:table-cell>
          <table:table-cell table:style-name="Tableau57.C2" office:value-type="string">
            <text:p text:style-name="Table_20_Contents">true if attribute must be viewed when use abstract document view</text:p>
          </table:table-cell>
        </table:table-row>
        <table:table-row>
          <table:table-cell table:style-name="Tableau57.A2" office:value-type="string">
            <text:p text:style-name="Table_20_Contents">inTitle</text:p>
          </table:table-cell>
          <table:table-cell table:style-name="Tableau57.A2" office:value-type="string">
            <text:p text:style-name="Table_20_Contents">boolean</text:p>
          </table:table-cell>
          <table:table-cell table:style-name="Tableau57.C2" office:value-type="string">
            <text:p text:style-name="Table_20_Contents">true if attributes values is a part of titl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10" table:style-name="Tableau10">
        <table:table-column table:style-name="Tableau10.A"/>
        <table:table-column table:style-name="Tableau10.B"/>
        <table:table-column table:style-name="Tableau10.C"/>
        <table:table-header-rows>
          <table:table-row table:style-name="Tableau10.1">
            <table:table-cell table:style-name="Tableau10.A1" office:value-type="string">
              <text:p text:style-name="Entete_20_tableau">method</text:p>
            </table:table-cell>
            <table:table-cell table:style-name="Tableau10.B1" office:value-type="string">
              <text:p text:style-name="Entete_20_tableau">return type</text:p>
            </table:table-cell>
            <table:table-cell table:style-name="Tableau10.C1" office:value-type="string">
              <text:p text:style-name="Entete_20_tableau">description</text:p>
            </table:table-cell>
          </table:table-row>
        </table:table-header-rows>
        <table:table-row table:style-name="Tableau10.1">
          <table:table-cell table:style-name="Tableau10.A2" office:value-type="string">
            <text:p text:style-name="Table_20_Contents">hasConstrain()</text:p>
          </table:table-cell>
          <table:table-cell table:style-name="Tableau10.A2" office:value-type="string">
            <text:p text:style-name="Table_20_Contents">boolean</text:p>
          </table:table-cell>
          <table:table-cell table:style-name="Tableau10.C2" office:value-type="string">
            <text:p text:style-name="Table_20_Contents">return true if attribute has defined a constraint</text:p>
            <text:p text:style-name="Table_20_Contents"/>
          </table:table-cell>
        </table:table-row>
        <table:table-row table:style-name="Tableau10.1">
          <table:table-cell table:style-name="Tableau10.A2" office:value-type="string">
            <text:p text:style-name="Table_20_Contents">dependConstrain()</text:p>
          </table:table-cell>
          <table:table-cell table:style-name="Tableau10.A2" office:value-type="string">
            <text:p text:style-name="Table_20_Contents">list of attribute</text:p>
          </table:table-cell>
          <table:table-cell table:style-name="Tableau10.C2" office:value-type="string">
            <text:p text:style-name="Table_20_Contents">return the list of attributes where constrain depends.</text:p>
            <text:p text:style-name="Table_20_Contents">If constrain is 'X+Y &gt; Z', then Z depends on X and Y attributes.</text:p>
          </table:table-cell>
        </table:table-row>
      </table:table>
      <text:h text:style-name="Heading_20_2" text:outline-level="2"><text:soft-page-break/>Style properties</text:h>
      <table:table table:name="Tableau50" table:style-name="Tableau50">
        <table:table-column table:style-name="Tableau50.A"/>
        <table:table-column table:style-name="Tableau50.B"/>
        <table:table-column table:style-name="Tableau50.C"/>
        <table:table-header-rows>
          <table:table-row table:style-name="Tableau50.1">
            <table:table-cell table:style-name="Tableau50.A1" office:value-type="string">
              <text:p text:style-name="Entete_20_tableau">property</text:p>
            </table:table-cell>
            <table:table-cell table:style-name="Tableau50.B1" office:value-type="string">
              <text:p text:style-name="Entete_20_tableau">return type</text:p>
            </table:table-cell>
            <table:table-cell table:style-name="Tableau50.C1" office:value-type="string">
              <text:p text:style-name="Entete_20_tableau">description</text:p>
            </table:table-cell>
          </table:table-row>
        </table:table-header-rows>
        <table:table-row table:style-name="Tableau50.1">
          <table:table-cell table:style-name="Tableau50.A2" office:value-type="string">
            <text:p text:style-name="Table_20_Contents">width</text:p>
          </table:table-cell>
          <table:table-cell table:style-name="Tableau50.A2" office:value-type="string">
            <text:p text:style-name="Table_20_Contents">string</text:p>
          </table:table-cell>
          <table:table-cell table:style-name="Tableau50.C2" office:value-type="string">
            <text:p text:style-name="Table_20_Contents">100px or 10%</text:p>
            <text:p text:style-name="Table_20_Contents">the width of the box attribute</text:p>
            <text:p text:style-name="Table_20_Contents">100% by default</text:p>
          </table:table-cell>
        </table:table-row>
        <table:table-row table:style-name="Tableau50.1">
          <table:table-cell table:style-name="Tableau50.A2" office:value-type="string">
            <text:p text:style-name="Table_20_Contents">height</text:p>
          </table:table-cell>
          <table:table-cell table:style-name="Tableau50.A2" office:value-type="string">
            <text:p text:style-name="Table_20_Contents">string</text:p>
          </table:table-cell>
          <table:table-cell table:style-name="Tableau50.C2" office:value-type="string">
            <text:p text:style-name="Table_20_Contents">auto by default</text:p>
          </table:table-cell>
        </table:table-row>
        <table:table-row table:style-name="Tableau50.1">
          <table:table-cell table:style-name="Tableau50.A2" office:value-type="string">
            <text:p text:style-name="Table_20_Contents">displayLabel</text:p>
          </table:table-cell>
          <table:table-cell table:style-name="Tableau50.A2" office:value-type="string">
            <text:p text:style-name="Table_20_Contents">string</text:p>
          </table:table-cell>
          <table:table-cell table:style-name="Tableau50.C2" office:value-type="string">
            <text:p text:style-name="Table_20_Contents">none, up , left</text:p>
            <text:p text:style-name="Table_20_Contents">left by default</text:p>
          </table:table-cell>
        </table:table-row>
        <table:table-row table:style-name="Tableau50.1">
          <table:table-cell table:style-name="Tableau50.A2" office:value-type="string">
            <text:p text:style-name="Table_20_Contents">showEmpty</text:p>
          </table:table-cell>
          <table:table-cell table:style-name="Tableau50.A2" office:value-type="string">
            <text:p text:style-name="Table_20_Contents">string</text:p>
          </table:table-cell>
          <table:table-cell table:style-name="Tableau50.C2" office:value-type="string">
            <text:p text:style-name="Table_20_Contents">the string to display when value if empty</text:p>
            <text:p text:style-name="Table_20_Contents">by default empty string are not displayed in consultation mode.</text:p>
          </table:table-cell>
        </table:table-row>
        <table:table-row table:style-name="Tableau50.1">
          <table:table-cell table:style-name="Tableau50.A2" office:value-type="string">
            <text:p text:style-name="Table_20_Contents">editionEmpty</text:p>
          </table:table-cell>
          <table:table-cell table:style-name="Tableau50.A2" office:value-type="string">
            <text:p text:style-name="Table_20_Contents">string</text:p>
          </table:table-cell>
          <table:table-cell table:style-name="Tableau50.C2" office:value-type="string">
            <text:p text:style-name="Table_20_Contents">the string to display inside the input in edition mode when value is empty</text:p>
          </table:table-cell>
        </table:table-row>
        <table:table-row table:style-name="Tableau50.1">
          <table:table-cell table:style-name="Tableau50.A2" office:value-type="string">
            <text:p text:style-name="Table_20_Contents">rightOf</text:p>
          </table:table-cell>
          <table:table-cell table:style-name="Tableau50.A2" office:value-type="string">
            <text:p text:style-name="Table_20_Contents">boolean</text:p>
          </table:table-cell>
          <table:table-cell table:style-name="Tableau50.C2" office:value-type="string">
            <text:p text:style-name="Table_20_Contents">the attribute is not displayed under the precedent but right of the precedent attribute</text:p>
          </table:table-cell>
        </table:table-row>
        <table:table-row table:style-name="Tableau50.1">
          <table:table-cell table:style-name="Tableau50.A2" office:value-type="string">
            <text:p text:style-name="Table_20_Contents"/>
          </table:table-cell>
          <table:table-cell table:style-name="Tableau50.A2" office:value-type="string">
            <text:p text:style-name="Table_20_Contents"/>
          </table:table-cell>
          <table:table-cell table:style-name="Tableau50.C2" office:value-type="string">
            <text:p text:style-name="Table_20_Contents"/>
          </table:table-cell>
        </table:table-row>
      </table:table>
      <text:p text:style-name="Text_20_body"/>
      <text:h text:style-name="Heading_20_1" text:outline-level="1">Fdl.EnumAttribute<text:tab/></text:h>
      <text:p text:style-name="Standard"/>
      <table:table table:name="Tableau34" table:style-name="Tableau34">
        <table:table-column table:style-name="Tableau34.A"/>
        <table:table-column table:style-name="Tableau34.B"/>
        <table:table-row>
          <table:table-cell table:style-name="Tableau34.A1" office:value-type="string">
            <text:p text:style-name="Standard">Package</text:p>
          </table:table-cell>
          <table:table-cell table:style-name="Tableau34.B1" office:value-type="string">
            <text:p text:style-name="Standard"><text:s/>Fdl</text:p>
          </table:table-cell>
        </table:table-row>
        <table:table-row>
          <table:table-cell table:style-name="Tableau34.A2" office:value-type="string">
            <text:p text:style-name="Standard">Defined in</text:p>
          </table:table-cell>
          <table:table-cell table:style-name="Tableau34.B2" office:value-type="string">
            <text:p text:style-name="Standard">fdl.js</text:p>
          </table:table-cell>
        </table:table-row>
        <table:table-row>
          <table:table-cell table:style-name="Tableau34.A2" office:value-type="string">
            <text:p text:style-name="Standard">Class</text:p>
          </table:table-cell>
          <table:table-cell table:style-name="Tableau34.B2" office:value-type="string">
            <text:p text:style-name="Standard">EnumAttribute</text:p>
          </table:table-cell>
        </table:table-row>
        <table:table-row>
          <table:table-cell table:style-name="Tableau34.A2" office:value-type="string">
            <text:p text:style-name="Standard">Subclasses</text:p>
          </table:table-cell>
          <table:table-cell table:style-name="Tableau34.B2" office:value-type="string">
            <text:p text:style-name="Standard"/>
          </table:table-cell>
        </table:table-row>
        <table:table-row>
          <table:table-cell table:style-name="Tableau34.A2" office:value-type="string">
            <text:p text:style-name="Standard">Extends</text:p>
          </table:table-cell>
          <table:table-cell table:style-name="Tableau34.B2" office:value-type="string">
            <text:p text:style-name="Standard">LeafAttribut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35" table:style-name="Tableau35">
        <table:table-column table:style-name="Tableau35.A"/>
        <table:table-column table:style-name="Tableau35.B"/>
        <table:table-column table:style-name="Tableau35.C"/>
        <table:table-header-rows>
          <table:table-row table:style-name="Tableau35.1">
            <table:table-cell table:style-name="Tableau35.A1" office:value-type="string">
              <text:p text:style-name="Entete_20_tableau">method</text:p>
            </table:table-cell>
            <table:table-cell table:style-name="Tableau35.B1" office:value-type="string">
              <text:p text:style-name="Entete_20_tableau">return type</text:p>
            </table:table-cell>
            <table:table-cell table:style-name="Tableau35.C1" office:value-type="string">
              <text:p text:style-name="Entete_20_tableau">description</text:p>
            </table:table-cell>
          </table:table-row>
        </table:table-header-rows>
        <table:table-row table:style-name="Tableau35.1">
          <table:table-cell table:style-name="Tableau35.A2" office:value-type="string">
            <text:p text:style-name="Table_20_Contents">getEnumItems</text:p>
          </table:table-cell>
          <table:table-cell table:style-name="Tableau35.A2" office:value-type="string">
            <text:p text:style-name="Table_20_Contents">array of string couple</text:p>
          </table:table-cell>
          <table:table-cell table:style-name="Tableau35.C2" office:value-type="string">
            <text:p text:style-name="Table_20_Contents">return the list of key/label that are defined for the enumerate. The label is localized from current language user.</text:p>
            <text:p text:style-name="Preformatted_20_Text">[{key:'M':label:'Male'},</text:p>
            <text:p text:style-name="Preformatted_20_Text"><text:s/>{key:'F':label:'Female'],</text:p>
            <text:p text:style-name="Preformatted_20_Text"><text:s/>{key:'H',label:'Hermaphrodite'}]</text:p>
          </table:table-cell>
        </table:table-row>
        <table:table-row table:style-name="Tableau35.1">
          <table:table-cell table:style-name="Tableau35.A2" office:value-type="string">
            <text:p text:style-name="Table_20_Contents">isMultiple()</text:p>
          </table:table-cell>
          <table:table-cell table:style-name="Tableau35.A2" office:value-type="string">
            <text:p text:style-name="Table_20_Contents">boolean</text:p>
          </table:table-cell>
          <table:table-cell table:style-name="Tableau35.C2" office:value-type="string">
            <text:p text:style-name="Table_20_Contents">return true if can select more than one choice</text:p>
          </table:table-cell>
        </table:table-row>
        <table:table-row table:style-name="Tableau35.1">
          <table:table-cell table:style-name="Tableau35.A2" office:value-type="string">
            <text:p text:style-name="Table_20_Contents">preSelectFirstItem()</text:p>
          </table:table-cell>
          <table:table-cell table:style-name="Tableau35.A2" office:value-type="string">
            <text:p text:style-name="Table_20_Contents">boolean</text:p>
          </table:table-cell>
          <table:table-cell table:style-name="Tableau35.C2" office:value-type="string">
            <text:p text:style-name="Table_20_Contents">true <text:s/>if the first item must be selected if no value set</text:p>
          </table:table-cell>
        </table:table-row>
        <table:table-row table:style-name="Tableau35.1">
          <table:table-cell table:style-name="Tableau35.A2" office:value-type="string">
            <text:p text:style-name="Table_20_Contents">isOther()</text:p>
          </table:table-cell>
          <table:table-cell table:style-name="Tableau35.A2" office:value-type="string">
            <text:p text:style-name="Table_20_Contents">boolean</text:p>
          </table:table-cell>
          <table:table-cell table:style-name="Tableau35.C2" office:value-type="string">
            <text:p text:style-name="Table_20_Contents">true if user can precise an other choice than possibles choices</text:p>
          </table:table-cell>
        </table:table-row>
        <table:table-row table:style-name="Tableau35.1">
          <table:table-cell table:style-name="Tableau35.A2" office:value-type="string">
            <text:p text:style-name="Table_20_Contents">canAdd()</text:p>
          </table:table-cell>
          <table:table-cell table:style-name="Tableau35.A2" office:value-type="string">
            <text:p text:style-name="Table_20_Contents">boolean</text:p>
          </table:table-cell>
          <table:table-cell table:style-name="Tableau35.C2" office:value-type="string">
            <text:p text:style-name="Table_20_Contents">true if user can add a new choice in item list</text:p>
          </table:table-cell>
        </table:table-row>
        <table:table-row table:style-name="Tableau35.1">
          <table:table-cell table:style-name="Tableau35.A2" office:value-type="string">
            <text:p text:style-name="Table_20_Contents">setNewItem(key,label)</text:p>
          </table:table-cell>
          <table:table-cell table:style-name="Tableau35.A2" office:value-type="string">
            <text:p text:style-name="Table_20_Contents">boolean</text:p>
          </table:table-cell>
          <table:table-cell table:style-name="Tableau35.C2" office:value-type="string">
            <text:p text:style-name="Table_20_Contents">add new Item in attribute. If return . true the complete is done else the new item has be added.</text:p>
            <text:p text:style-name="Table_20_Contents">Fdl.getLastErrorMessage() indicate the reason.</text:p>
            <text:p text:style-name="Table_20_Contents">The raison can be key exists or user has no privilege.</text:p>
          </table:table-cell>
        </table:table-row>
      </table:table>
      <text:p text:style-name="Text_20_body"/>
      <text:h text:style-name="Heading_20_2" text:outline-level="2">Style properties</text:h>
      <table:table table:name="Tableau54" table:style-name="Tableau54">
        <table:table-column table:style-name="Tableau54.A"/>
        <table:table-column table:style-name="Tableau54.B"/>
        <table:table-column table:style-name="Tableau54.C"/>
        <table:table-header-rows>
          <table:table-row table:style-name="Tableau54.1">
            <table:table-cell table:style-name="Tableau54.A1" office:value-type="string">
              <text:p text:style-name="Entete_20_tableau">property</text:p>
            </table:table-cell>
            <table:table-cell table:style-name="Tableau54.B1" office:value-type="string">
              <text:p text:style-name="Entete_20_tableau">return type</text:p>
            </table:table-cell>
            <table:table-cell table:style-name="Tableau54.C1" office:value-type="string">
              <text:p text:style-name="Entete_20_tableau">description</text:p>
            </table:table-cell>
          </table:table-row>
        </table:table-header-rows>
        <table:table-row table:style-name="Tableau54.1">
          <table:table-cell table:style-name="Tableau54.A2" office:value-type="string">
            <text:p text:style-name="Table_20_Contents">enum-align</text:p>
          </table:table-cell>
          <table:table-cell table:style-name="Tableau54.A2" office:value-type="string">
            <text:p text:style-name="Table_20_Contents">string</text:p>
          </table:table-cell>
          <table:table-cell table:style-name="Tableau54.C2" office:value-type="string">
            <text:p text:style-name="Table_20_Contents">horizontal , vertical, list, selector</text:p>
            <text:p text:style-name="Table_20_Contents"/>
          </table:table-cell>
        </table:table-row>
        <table:table-row table:style-name="Tableau54.1">
          <table:table-cell table:style-name="Tableau54.A2" office:value-type="string">
            <text:p text:style-name="Table_20_Contents"/>
          </table:table-cell>
          <table:table-cell table:style-name="Tableau54.A2" office:value-type="string">
            <text:p text:style-name="Table_20_Contents"/>
          </table:table-cell>
          <table:table-cell table:style-name="Tableau54.C2" office:value-type="string">
            <text:p text:style-name="Table_20_Contents"/>
          </table:table-cell>
        </table:table-row>
      </table:table>
      <text:p text:style-name="Text_20_body"/>
      <text:h text:style-name="Heading_20_1" text:outline-level="1">Fdl.NumericAttribute<text:tab/></text:h>
      <text:p text:style-name="Standard"/>
      <table:table table:name="Tableau36" table:style-name="Tableau36">
        <table:table-column table:style-name="Tableau36.A"/>
        <table:table-column table:style-name="Tableau36.B"/>
        <table:table-row>
          <table:table-cell table:style-name="Tableau36.A1" office:value-type="string">
            <text:p text:style-name="Standard">Package</text:p>
          </table:table-cell>
          <table:table-cell table:style-name="Tableau36.B1" office:value-type="string">
            <text:p text:style-name="Standard"><text:s/>Fdl</text:p>
          </table:table-cell>
        </table:table-row>
        <table:table-row>
          <table:table-cell table:style-name="Tableau36.A2" office:value-type="string">
            <text:p text:style-name="Standard">Defined in</text:p>
          </table:table-cell>
          <table:table-cell table:style-name="Tableau36.B2" office:value-type="string">
            <text:p text:style-name="Standard">fdl.js</text:p>
          </table:table-cell>
        </table:table-row>
        <table:table-row>
          <table:table-cell table:style-name="Tableau36.A2" office:value-type="string">
            <text:p text:style-name="Standard">Class</text:p>
          </table:table-cell>
          <table:table-cell table:style-name="Tableau36.B2" office:value-type="string">
            <text:p text:style-name="Standard">NumericAttribute</text:p>
          </table:table-cell>
        </table:table-row>
        <table:table-row>
          <table:table-cell table:style-name="Tableau36.A2" office:value-type="string">
            <text:p text:style-name="Standard">Subclasses</text:p>
          </table:table-cell>
          <table:table-cell table:style-name="Tableau36.B2" office:value-type="string">
            <text:p text:style-name="Standard"/>
          </table:table-cell>
        </table:table-row>
        <table:table-row>
          <table:table-cell table:style-name="Tableau36.A2" office:value-type="string">
            <text:p text:style-name="Standard">Extends</text:p>
          </table:table-cell>
          <table:table-cell table:style-name="Tableau36.B2" office:value-type="string">
            <text:p text:style-name="Standard">LeafAttribute</text:p>
          </table:table-cell>
        </table:table-row>
      </table:table>
      <text:h text:style-name="Heading_20_2" text:outline-level="2">Public properties</text:h>
      <text:p text:style-name="Standard"/>
      <table:table table:name="Tableau48" table:style-name="Tableau48">
        <table:table-column table:style-name="Tableau48.A"/>
        <table:table-column table:style-name="Tableau48.B"/>
        <table:table-column table:style-name="Tableau48.C"/>
        <table:table-row>
          <table:table-cell table:style-name="Tableau48.A1" office:value-type="string">
            <text:p text:style-name="Entete_20_tableau">property</text:p>
          </table:table-cell>
          <table:table-cell table:style-name="Tableau48.A1" office:value-type="string">
            <text:p text:style-name="Entete_20_tableau">type</text:p>
          </table:table-cell>
          <table:table-cell table:style-name="Tableau48.C1" office:value-type="string">
            <text:p text:style-name="Entete_20_tableau">description</text:p>
          </table:table-cell>
        </table:table-row>
        <table:table-row>
          <table:table-cell table:style-name="Tableau48.A2" office:value-type="string">
            <text:p text:style-name="Table_20_Contents">maxValue</text:p>
          </table:table-cell>
          <table:table-cell table:style-name="Tableau48.A2" office:value-type="string">
            <text:p text:style-name="Table_20_Contents">numeric</text:p>
          </table:table-cell>
          <table:table-cell table:style-name="Tableau48.C2" office:value-type="string">
            <text:p text:style-name="Table_20_Contents">the maximum possible value. The maximum is included in possibility range</text:p>
          </table:table-cell>
        </table:table-row>
        <table:table-row>
          <table:table-cell table:style-name="Tableau48.A2" office:value-type="string">
            <text:p text:style-name="Table_20_Contents">minValue</text:p>
          </table:table-cell>
          <table:table-cell table:style-name="Tableau48.A2" office:value-type="string">
            <text:p text:style-name="Table_20_Contents">numeric</text:p>
          </table:table-cell>
          <table:table-cell table:style-name="Tableau48.C2" office:value-type="string">
            <text:p text:style-name="Table_20_Contents">the minimum possible value. The minimum is included in possibility range</text:p>
          </table:table-cell>
        </table:table-row>
        <table:table-row>
          <table:table-cell table:style-name="Tableau48.A2" office:value-type="string">
            <text:p text:style-name="Table_20_Contents">precision</text:p>
          </table:table-cell>
          <table:table-cell table:style-name="Tableau48.A2" office:value-type="string">
            <text:p text:style-name="Table_20_Contents">integer</text:p>
          </table:table-cell>
          <table:table-cell table:style-name="Tableau48.C2" office:value-type="string">
            <text:p text:style-name="Table_20_Contents">the maximum number of decimal </text:p>
            <text:p text:style-name="Table_20_Contents">If 0 is is an integer.</text:p>
          </table:table-cell>
        </table:table-row>
        <table:table-row>
          <table:table-cell table:style-name="Tableau48.A2" office:value-type="string">
            <text:p text:style-name="Table_20_Contents">format</text:p>
          </table:table-cell>
          <table:table-cell table:style-name="Tableau48.A2" office:value-type="string">
            <text:p text:style-name="Table_20_Contents">string</text:p>
          </table:table-cell>
          <table:table-cell table:style-name="Tableau48.C2" office:value-type="string">
            <text:p text:style-name="Table_20_Contents">format of output (like in C language)</text:p>
            <text:p text:style-name="Table_20_Contents">Can be '%.02f km' (2 decimal digit) or '%04d' (4 digits)</text:p>
          </table:table-cell>
        </table:table-row>
      </table:table>
      <text:p text:style-name="Standard"/>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37" table:style-name="Tableau37">
        <table:table-column table:style-name="Tableau37.A"/>
        <table:table-column table:style-name="Tableau37.B"/>
        <table:table-column table:style-name="Tableau37.C"/>
        <table:table-header-rows>
          <table:table-row table:style-name="Tableau37.1">
            <table:table-cell table:style-name="Tableau37.A1" office:value-type="string">
              <text:p text:style-name="Entete_20_tableau">method</text:p>
            </table:table-cell>
            <table:table-cell table:style-name="Tableau37.B1" office:value-type="string">
              <text:p text:style-name="Entete_20_tableau">return type</text:p>
            </table:table-cell>
            <table:table-cell table:style-name="Tableau37.C1" office:value-type="string">
              <text:p text:style-name="Entete_20_tableau">description</text:p>
            </table:table-cell>
          </table:table-row>
        </table:table-header-rows>
        <table:table-row table:style-name="Tableau37.1">
          <table:table-cell table:style-name="Tableau37.A2" office:value-type="string">
            <text:p text:style-name="Table_20_Contents">isInteger()</text:p>
          </table:table-cell>
          <table:table-cell table:style-name="Tableau37.A2" office:value-type="string">
            <text:p text:style-name="Table_20_Contents">boolean</text:p>
          </table:table-cell>
          <table:table-cell table:style-name="Tableau37.C2" office:value-type="string">
            <text:p text:style-name="Table_20_Contents">values can be in natural range</text:p>
          </table:table-cell>
        </table:table-row>
        <table:table-row table:style-name="Tableau37.1">
          <table:table-cell table:style-name="Tableau37.A2" office:value-type="string">
            <text:p text:style-name="Table_20_Contents">isPositive()</text:p>
          </table:table-cell>
          <table:table-cell table:style-name="Tableau37.A2" office:value-type="string">
            <text:p text:style-name="Table_20_Contents">boolean</text:p>
          </table:table-cell>
          <table:table-cell table:style-name="Tableau37.C2" office:value-type="string">
            <text:p text:style-name="Table_20_Contents">values can be only in positive value. 0 is considered like a positive value</text:p>
          </table:table-cell>
        </table:table-row>
        <table:table-row table:style-name="Tableau37.1">
          <table:table-cell table:style-name="Tableau37.A2" office:value-type="string">
            <text:p text:style-name="Table_20_Contents">isFloat()</text:p>
          </table:table-cell>
          <table:table-cell table:style-name="Tableau37.A2" office:value-type="string">
            <text:p text:style-name="Table_20_Contents">boolean</text:p>
          </table:table-cell>
          <table:table-cell table:style-name="Tableau37.C2" office:value-type="string">
            <text:p text:style-name="Table_20_Contents">values can be in decimal range</text:p>
          </table:table-cell>
        </table:table-row>
        <table:table-row table:style-name="Tableau37.1">
          <table:table-cell table:style-name="Tableau37.A2" office:value-type="string">
            <text:p text:style-name="Table_20_Contents"/>
          </table:table-cell>
          <table:table-cell table:style-name="Tableau37.A2" office:value-type="string">
            <text:p text:style-name="Table_20_Contents"/>
          </table:table-cell>
          <table:table-cell table:style-name="Tableau37.C2" office:value-type="string">
            <text:p text:style-name="Table_20_Contents"/>
          </table:table-cell>
        </table:table-row>
        <table:table-row table:style-name="Tableau37.1">
          <table:table-cell table:style-name="Tableau37.A2" office:value-type="string">
            <text:p text:style-name="Table_20_Contents"/>
          </table:table-cell>
          <table:table-cell table:style-name="Tableau37.A2" office:value-type="string">
            <text:p text:style-name="Table_20_Contents"/>
          </table:table-cell>
          <table:table-cell table:style-name="Tableau37.C2" office:value-type="string">
            <text:p text:style-name="Table_20_Contents"/>
          </table:table-cell>
        </table:table-row>
      </table:table>
      <text:h text:style-name="Heading_20_2" text:outline-level="2"><text:soft-page-break/>Style properties</text:h>
      <table:table table:name="Tableau55" table:style-name="Tableau55">
        <table:table-column table:style-name="Tableau55.A"/>
        <table:table-column table:style-name="Tableau55.B"/>
        <table:table-column table:style-name="Tableau55.C"/>
        <table:table-header-rows>
          <table:table-row table:style-name="Tableau55.1">
            <table:table-cell table:style-name="Tableau55.A1" office:value-type="string">
              <text:p text:style-name="Entete_20_tableau">property</text:p>
            </table:table-cell>
            <table:table-cell table:style-name="Tableau55.B1" office:value-type="string">
              <text:p text:style-name="Entete_20_tableau">return type</text:p>
            </table:table-cell>
            <table:table-cell table:style-name="Tableau55.C1" office:value-type="string">
              <text:p text:style-name="Entete_20_tableau">description</text:p>
            </table:table-cell>
          </table:table-row>
        </table:table-header-rows>
        <table:table-row table:style-name="Tableau55.1">
          <table:table-cell table:style-name="Tableau55.A2" office:value-type="string">
            <text:p text:style-name="Table_20_Contents">numericFormat</text:p>
          </table:table-cell>
          <table:table-cell table:style-name="Tableau55.A2" office:value-type="string">
            <text:p text:style-name="Table_20_Contents">string</text:p>
          </table:table-cell>
          <table:table-cell table:style-name="Tableau55.C2" office:value-type="string">
            <text:p text:style-name="Table_20_Contents">9 is a digit, S the sign, and V the decimal point</text:p>
            <text:p text:style-name="Table_20_Contents">example : </text:p>
            <text:p text:style-name="Table_20_Contents">the number 1234.67789</text:p>
            <text:p text:style-name="Table_20_Contents">99V99 =&gt; 1234.68</text:p>
            <text:p text:style-name="Table_20_Contents">99999V =&gt; 01234</text:p>
            <text:p text:style-name="Table_20_Contents">SV99 =&gt; +1234.68</text:p>
            <text:p text:style-name="Table_20_Contents">S =&gt; +1234.67789</text:p>
            <text:p text:style-name="Table_20_Contents">9V999999 =&gt; 1234.677890</text:p>
            <text:p text:style-name="Table_20_Contents">9 =&gt; 1234</text:p>
            <text:p text:style-name="Table_20_Contents">9V =&gt; 1234.67789</text:p>
            <text:p text:style-name="Table_20_Contents">9V99$ =&gt; 1234.68$</text:p>
            <text:p text:style-name="Table_20_Contents">9,999V99€=&gt;1,234.68€</text:p>
            <text:p text:style-name="Table_20_Contents"/>
          </table:table-cell>
        </table:table-row>
      </table:table>
      <text:h text:style-name="Heading_20_1" text:outline-level="1">Fdl.TextAttribute<text:tab/></text:h>
      <text:p text:style-name="Standard"/>
      <table:table table:name="Tableau38" table:style-name="Tableau38">
        <table:table-column table:style-name="Tableau38.A"/>
        <table:table-column table:style-name="Tableau38.B"/>
        <table:table-row>
          <table:table-cell table:style-name="Tableau38.A1" office:value-type="string">
            <text:p text:style-name="Standard">Package</text:p>
          </table:table-cell>
          <table:table-cell table:style-name="Tableau38.B1" office:value-type="string">
            <text:p text:style-name="Standard"><text:s/>Fdl</text:p>
          </table:table-cell>
        </table:table-row>
        <table:table-row>
          <table:table-cell table:style-name="Tableau38.A2" office:value-type="string">
            <text:p text:style-name="Standard">Defined in</text:p>
          </table:table-cell>
          <table:table-cell table:style-name="Tableau38.B2" office:value-type="string">
            <text:p text:style-name="Standard">fdl.js</text:p>
          </table:table-cell>
        </table:table-row>
        <table:table-row>
          <table:table-cell table:style-name="Tableau38.A2" office:value-type="string">
            <text:p text:style-name="Standard">Class</text:p>
          </table:table-cell>
          <table:table-cell table:style-name="Tableau38.B2" office:value-type="string">
            <text:p text:style-name="Standard">TextAttribute</text:p>
          </table:table-cell>
        </table:table-row>
        <table:table-row>
          <table:table-cell table:style-name="Tableau38.A2" office:value-type="string">
            <text:p text:style-name="Standard">Subclasses</text:p>
          </table:table-cell>
          <table:table-cell table:style-name="Tableau38.B2" office:value-type="string">
            <text:p text:style-name="Standard"/>
          </table:table-cell>
        </table:table-row>
        <table:table-row>
          <table:table-cell table:style-name="Tableau38.A2" office:value-type="string">
            <text:p text:style-name="Standard">Extends</text:p>
          </table:table-cell>
          <table:table-cell table:style-name="Tableau38.B2" office:value-type="string">
            <text:p text:style-name="Standard">LeafAttribut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39" table:style-name="Tableau39">
        <table:table-column table:style-name="Tableau39.A"/>
        <table:table-column table:style-name="Tableau39.B"/>
        <table:table-column table:style-name="Tableau39.C"/>
        <table:table-header-rows>
          <table:table-row table:style-name="Tableau39.1">
            <table:table-cell table:style-name="Tableau39.A1" office:value-type="string">
              <text:p text:style-name="Entete_20_tableau">method</text:p>
            </table:table-cell>
            <table:table-cell table:style-name="Tableau39.B1" office:value-type="string">
              <text:p text:style-name="Entete_20_tableau">return type</text:p>
            </table:table-cell>
            <table:table-cell table:style-name="Tableau39.C1" office:value-type="string">
              <text:p text:style-name="Entete_20_tableau">description</text:p>
            </table:table-cell>
          </table:table-row>
        </table:table-header-rows>
        <table:table-row table:style-name="Tableau39.1">
          <table:table-cell table:style-name="Tableau39.A2" office:value-type="string">
            <text:p text:style-name="Table_20_Contents"/>
          </table:table-cell>
          <table:table-cell table:style-name="Tableau39.A2" office:value-type="string">
            <text:p text:style-name="Table_20_Contents"/>
          </table:table-cell>
          <table:table-cell table:style-name="Tableau39.C2" office:value-type="string">
            <text:p text:style-name="Table_20_Contents"/>
          </table:table-cell>
        </table:table-row>
      </table:table>
      <text:h text:style-name="Heading_20_2" text:outline-level="2">Public properties</text:h>
      <text:p text:style-name="Standard"/>
      <table:table table:name="Tableau56" table:style-name="Tableau56">
        <table:table-column table:style-name="Tableau56.A"/>
        <table:table-column table:style-name="Tableau56.B"/>
        <table:table-column table:style-name="Tableau56.C"/>
        <table:table-row>
          <table:table-cell table:style-name="Tableau56.A1" office:value-type="string">
            <text:p text:style-name="Entete_20_tableau">property</text:p>
          </table:table-cell>
          <table:table-cell table:style-name="Tableau56.A1" office:value-type="string">
            <text:p text:style-name="Entete_20_tableau">type</text:p>
          </table:table-cell>
          <table:table-cell table:style-name="Tableau56.C1" office:value-type="string">
            <text:p text:style-name="Entete_20_tableau">description</text:p>
          </table:table-cell>
        </table:table-row>
        <table:table-row>
          <table:table-cell table:style-name="Tableau56.A2" office:value-type="string">
            <text:p text:style-name="Table_20_Contents">inputFormat</text:p>
          </table:table-cell>
          <table:table-cell table:style-name="Tableau56.A2" office:value-type="string">
            <text:p text:style-name="Table_20_Contents">regexp</text:p>
          </table:table-cell>
          <table:table-cell table:style-name="Tableau56.C2" office:value-type="string">
            <text:p text:style-name="Table_20_Contents">regular expression to constrain input</text:p>
            <text:p text:style-name="Table_20_Contents">example '[A-Z]{3}-[0-9]' to explicit an input like ABC-3 or ZRD-5</text:p>
            <text:p text:style-name="Table_20_Contents"/>
          </table:table-cell>
        </table:table-row>
        <table:table-row>
          <table:table-cell table:style-name="Tableau56.A2" office:value-type="string">
            <text:p text:style-name="Table_20_Contents">maximumSize</text:p>
          </table:table-cell>
          <table:table-cell table:style-name="Tableau56.A2" office:value-type="string">
            <text:p text:style-name="Table_20_Contents">positive integer</text:p>
          </table:table-cell>
          <table:table-cell table:style-name="Tableau56.C2" office:value-type="string">
            <text:p text:style-name="Table_20_Contents">a limit for string length, 0 means unlimit.</text:p>
          </table:table-cell>
        </table:table-row>
      </table:table>
      <text:h text:style-name="Heading_20_2" text:outline-level="2">Style properties</text:h>
      <table:table table:name="Tableau79" table:style-name="Tableau79">
        <table:table-column table:style-name="Tableau79.A"/>
        <table:table-column table:style-name="Tableau79.B"/>
        <table:table-column table:style-name="Tableau79.C"/>
        <table:table-header-rows>
          <table:table-row table:style-name="Tableau79.1">
            <table:table-cell table:style-name="Tableau79.A1" office:value-type="string">
              <text:p text:style-name="Entete_20_tableau">property</text:p>
            </table:table-cell>
            <table:table-cell table:style-name="Tableau79.B1" office:value-type="string">
              <text:p text:style-name="Entete_20_tableau">return type</text:p>
            </table:table-cell>
            <table:table-cell table:style-name="Tableau79.C1" office:value-type="string">
              <text:p text:style-name="Entete_20_tableau">description</text:p>
            </table:table-cell>
          </table:table-row>
        </table:table-header-rows>
        <table:table-row table:style-name="Tableau79.1">
          <table:table-cell table:style-name="Tableau79.A2" office:value-type="string">
            <text:p text:style-name="Table_20_Contents">outputFormat</text:p>
          </table:table-cell>
          <table:table-cell table:style-name="Tableau79.A2" office:value-type="string">
            <text:p text:style-name="Table_20_Contents">string</text:p>
          </table:table-cell>
          <table:table-cell table:style-name="Tableau79.C2" office:value-type="string">
            <text:p text:style-name="Table_20_Contents">format of output </text:p>
            <text:p text:style-name="Table_20_Contents">X is the value. If X is 'hello'</text:p>
            <text:p text:style-name="Table_20_Contents"><text:s/>'X world' display 'hello world'</text:p>
            <text:p text:style-name="Table_20_Contents">XX display the X character.</text:p>
          </table:table-cell>
        </table:table-row>
        <table:table-row table:style-name="Tableau79.1">
          <table:table-cell table:style-name="Tableau79.A2" office:value-type="string">
            <text:p text:style-name="Table_20_Contents"/>
          </table:table-cell>
          <table:table-cell table:style-name="Tableau79.A2" office:value-type="string">
            <text:p text:style-name="Table_20_Contents"/>
          </table:table-cell>
          <table:table-cell table:style-name="Tableau79.C2" office:value-type="string">
            <text:p text:style-name="Table_20_Contents"/>
          </table:table-cell>
        </table:table-row>
      </table:table>
      <text:h text:style-name="Heading_20_1" text:outline-level="1">Fdl.FileAttribute<text:tab/></text:h>
      <text:p text:style-name="Standard"/>
      <table:table table:name="Tableau58" table:style-name="Tableau58">
        <table:table-column table:style-name="Tableau58.A"/>
        <table:table-column table:style-name="Tableau58.B"/>
        <table:table-row>
          <table:table-cell table:style-name="Tableau58.A1" office:value-type="string">
            <text:p text:style-name="Standard">Package</text:p>
          </table:table-cell>
          <table:table-cell table:style-name="Tableau58.B1" office:value-type="string">
            <text:p text:style-name="Standard"><text:s/>Fdl</text:p>
          </table:table-cell>
        </table:table-row>
        <table:table-row>
          <table:table-cell table:style-name="Tableau58.A2" office:value-type="string">
            <text:p text:style-name="Standard">Defined in</text:p>
          </table:table-cell>
          <table:table-cell table:style-name="Tableau58.B2" office:value-type="string">
            <text:p text:style-name="Standard">fdl.js</text:p>
          </table:table-cell>
        </table:table-row>
        <table:table-row>
          <table:table-cell table:style-name="Tableau58.A2" office:value-type="string">
            <text:p text:style-name="Standard">Class</text:p>
          </table:table-cell>
          <table:table-cell table:style-name="Tableau58.B2" office:value-type="string">
            <text:p text:style-name="Standard">FileAttribute</text:p>
          </table:table-cell>
        </table:table-row>
        <table:table-row>
          <table:table-cell table:style-name="Tableau58.A2" office:value-type="string">
            <text:p text:style-name="Standard">Subclasses</text:p>
          </table:table-cell>
          <table:table-cell table:style-name="Tableau58.B2" office:value-type="string">
            <text:p text:style-name="Standard"/>
          </table:table-cell>
        </table:table-row>
        <table:table-row>
          <table:table-cell table:style-name="Tableau58.A2" office:value-type="string">
            <text:p text:style-name="Standard">Extends</text:p>
          </table:table-cell>
          <table:table-cell table:style-name="Tableau58.B2" office:value-type="string">
            <text:p text:style-name="Standard">LeafAttribut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59" table:style-name="Tableau59">
        <table:table-column table:style-name="Tableau59.A"/>
        <table:table-column table:style-name="Tableau59.B"/>
        <table:table-column table:style-name="Tableau59.C"/>
        <table:table-header-rows>
          <table:table-row table:style-name="Tableau59.1">
            <table:table-cell table:style-name="Tableau59.A1" office:value-type="string">
              <text:p text:style-name="Entete_20_tableau">method</text:p>
            </table:table-cell>
            <table:table-cell table:style-name="Tableau59.B1" office:value-type="string">
              <text:p text:style-name="Entete_20_tableau">return type</text:p>
            </table:table-cell>
            <table:table-cell table:style-name="Tableau59.C1" office:value-type="string">
              <text:p text:style-name="Entete_20_tableau">description</text:p>
            </table:table-cell>
          </table:table-row>
        </table:table-header-rows>
        <table:table-row table:style-name="Tableau59.1">
          <table:table-cell table:style-name="Tableau59.A2" office:value-type="string">
            <text:p text:style-name="Table_20_Contents">getThumbnail(width, height)</text:p>
          </table:table-cell>
          <table:table-cell table:style-name="Tableau59.A2" office:value-type="string">
            <text:p text:style-name="Table_20_Contents">url/data</text:p>
          </table:table-cell>
          <table:table-cell table:style-name="Tableau59.C2" office:value-type="string">
            <text:p text:style-name="Table_20_Contents">return the thumbnail of a file. May be null if it cannot retrieve thumbnail.</text:p>
            <text:p text:style-name="Table_20_Contents">size can be precise (default width is 100px) </text:p>
          </table:table-cell>
        </table:table-row>
        <table:table-row table:style-name="Tableau59.1">
          <table:table-cell table:style-name="Tableau59.A2" office:value-type="string">
            <text:p text:style-name="Table_20_Contents">getUrl</text:p>
          </table:table-cell>
          <table:table-cell table:style-name="Tableau59.A2" office:value-type="string">
            <text:p text:style-name="Table_20_Contents">url</text:p>
          </table:table-cell>
          <table:table-cell table:style-name="Tableau59.C2" office:value-type="string">
            <text:p text:style-name="Table_20_Contents">get Url to retrieve file. Can be null if not authorized</text:p>
          </table:table-cell>
        </table:table-row>
        <table:table-row table:style-name="Tableau59.1">
          <table:table-cell table:style-name="Tableau59.A2" office:value-type="string">
            <text:p text:style-name="Table_20_Contents">storeFile(file)</text:p>
          </table:table-cell>
          <table:table-cell table:style-name="Tableau59.A2" office:value-type="string">
            <text:p text:style-name="Table_20_Contents"/>
          </table:table-cell>
          <table:table-cell table:style-name="Tableau59.C2" office:value-type="string">
            <text:p text:style-name="Table_20_Contents">?? <text:span text:style-name="T1">how can store local file to the server</text:span></text:p>
          </table:table-cell>
        </table:table-row>
      </table:table>
      <text:h text:style-name="Heading_20_2" text:outline-level="2">Public properties</text:h>
      <text:p text:style-name="Standard"/>
      <table:table table:name="Tableau60" table:style-name="Tableau60">
        <table:table-column table:style-name="Tableau60.A"/>
        <table:table-column table:style-name="Tableau60.B"/>
        <table:table-column table:style-name="Tableau60.C"/>
        <table:table-row>
          <table:table-cell table:style-name="Tableau60.A1" office:value-type="string">
            <text:p text:style-name="Entete_20_tableau">property</text:p>
          </table:table-cell>
          <table:table-cell table:style-name="Tableau60.A1" office:value-type="string">
            <text:p text:style-name="Entete_20_tableau">type</text:p>
          </table:table-cell>
          <table:table-cell table:style-name="Tableau60.C1" office:value-type="string">
            <text:p text:style-name="Entete_20_tableau">description</text:p>
          </table:table-cell>
        </table:table-row>
        <table:table-row>
          <table:table-cell table:style-name="Tableau60.A2" office:value-type="string">
            <text:p text:style-name="Table_20_Contents"/>
          </table:table-cell>
          <table:table-cell table:style-name="Tableau60.A2" office:value-type="string">
            <text:p text:style-name="Table_20_Contents"/>
          </table:table-cell>
          <table:table-cell table:style-name="Tableau60.C2" office:value-type="string">
            <text:p text:style-name="Table_20_Contents"/>
          </table:table-cell>
        </table:table-row>
        <table:table-row>
          <table:table-cell table:style-name="Tableau60.A2" office:value-type="string">
            <text:p text:style-name="Table_20_Contents"/>
          </table:table-cell>
          <table:table-cell table:style-name="Tableau60.A2" office:value-type="string">
            <text:p text:style-name="Table_20_Contents"/>
          </table:table-cell>
          <table:table-cell table:style-name="Tableau60.C2" office:value-type="string">
            <text:p text:style-name="Table_20_Contents"/>
          </table:table-cell>
        </table:table-row>
        <table:table-row>
          <table:table-cell table:style-name="Tableau60.A2" office:value-type="string">
            <text:p text:style-name="Table_20_Contents"/>
          </table:table-cell>
          <table:table-cell table:style-name="Tableau60.A2" office:value-type="string">
            <text:p text:style-name="Table_20_Contents"/>
          </table:table-cell>
          <table:table-cell table:style-name="Tableau60.C2" office:value-type="string">
            <text:p text:style-name="Table_20_Contents"/>
          </table:table-cell>
        </table:table-row>
        <table:table-row>
          <table:table-cell table:style-name="Tableau60.A2" office:value-type="string">
            <text:p text:style-name="Table_20_Contents"/>
          </table:table-cell>
          <table:table-cell table:style-name="Tableau60.A2" office:value-type="string">
            <text:p text:style-name="Table_20_Contents"/>
          </table:table-cell>
          <table:table-cell table:style-name="Tableau60.C2" office:value-type="string">
            <text:p text:style-name="Table_20_Contents"/>
          </table:table-cell>
        </table:table-row>
      </table:table>
      <text:h text:style-name="Heading_20_1" text:outline-level="1">Fdl.DateAttribute<text:tab/></text:h>
      <text:p text:style-name="Standard"/>
      <table:table table:name="Tableau40" table:style-name="Tableau40">
        <table:table-column table:style-name="Tableau40.A"/>
        <table:table-column table:style-name="Tableau40.B"/>
        <table:table-row>
          <table:table-cell table:style-name="Tableau40.A1" office:value-type="string">
            <text:p text:style-name="Standard">Package</text:p>
          </table:table-cell>
          <table:table-cell table:style-name="Tableau40.B1" office:value-type="string">
            <text:p text:style-name="Standard"><text:s/>Fdl</text:p>
          </table:table-cell>
        </table:table-row>
        <table:table-row>
          <table:table-cell table:style-name="Tableau40.A2" office:value-type="string">
            <text:p text:style-name="Standard">Defined in</text:p>
          </table:table-cell>
          <table:table-cell table:style-name="Tableau40.B2" office:value-type="string">
            <text:p text:style-name="Standard">fdl.js</text:p>
          </table:table-cell>
        </table:table-row>
        <table:table-row>
          <table:table-cell table:style-name="Tableau40.A2" office:value-type="string">
            <text:p text:style-name="Standard">Class</text:p>
          </table:table-cell>
          <table:table-cell table:style-name="Tableau40.B2" office:value-type="string">
            <text:p text:style-name="Standard">DateAttribute</text:p>
          </table:table-cell>
        </table:table-row>
        <table:table-row>
          <table:table-cell table:style-name="Tableau40.A2" office:value-type="string">
            <text:p text:style-name="Standard">Subclasses</text:p>
          </table:table-cell>
          <table:table-cell table:style-name="Tableau40.B2" office:value-type="string">
            <text:p text:style-name="Standard"/>
          </table:table-cell>
        </table:table-row>
        <table:table-row>
          <table:table-cell table:style-name="Tableau40.A2" office:value-type="string">
            <text:p text:style-name="Standard">Extends</text:p>
          </table:table-cell>
          <table:table-cell table:style-name="Tableau40.B2" office:value-type="string">
            <text:p text:style-name="Standard">LeafAttribut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41" table:style-name="Tableau41">
        <table:table-column table:style-name="Tableau41.A"/>
        <table:table-column table:style-name="Tableau41.B"/>
        <table:table-column table:style-name="Tableau41.C"/>
        <table:table-header-rows>
          <table:table-row table:style-name="Tableau41.1">
            <table:table-cell table:style-name="Tableau41.A1" office:value-type="string">
              <text:p text:style-name="Entete_20_tableau">method</text:p>
            </table:table-cell>
            <table:table-cell table:style-name="Tableau41.B1" office:value-type="string">
              <text:p text:style-name="Entete_20_tableau">return type</text:p>
            </table:table-cell>
            <table:table-cell table:style-name="Tableau41.C1" office:value-type="string">
              <text:p text:style-name="Entete_20_tableau">description</text:p>
            </table:table-cell>
          </table:table-row>
        </table:table-header-rows>
        <table:table-row table:style-name="Tableau41.1">
          <table:table-cell table:style-name="Tableau41.A2" office:value-type="string">
            <text:p text:style-name="Table_20_Contents">setDateFormat(format)</text:p>
          </table:table-cell>
          <table:table-cell table:style-name="Tableau41.A2" office:value-type="string">
            <text:p text:style-name="Table_20_Contents">boolean</text:p>
          </table:table-cell>
          <table:table-cell table:style-name="Tableau41.C2" office:value-type="string">
            <text:p text:style-name="Table_20_Contents">to change returned value</text:p>
            <text:p text:style-name="Table_20_Contents"/>
            <text:p text:style-name="Table_20_Contents">myAttr.setDateFormat('%Y-%m-%d');</text:p>
            <text:p text:style-name="Table_20_Contents">var v=myDoc.getValue(myAttr.id);</text:p>
          </table:table-cell>
        </table:table-row>
        <table:table-row table:style-name="Tableau41.1">
          <table:table-cell table:style-name="Tableau41.A2" office:value-type="string">
            <text:p text:style-name="Table_20_Contents">getDateFormat</text:p>
          </table:table-cell>
          <table:table-cell table:style-name="Tableau41.A2" office:value-type="string">
            <text:p text:style-name="Table_20_Contents">string</text:p>
          </table:table-cell>
          <table:table-cell table:style-name="Tableau41.C2" office:value-type="string">
            <text:p text:style-name="Table_20_Contents">return default date format.</text:p>
          </table:table-cell>
        </table:table-row>
        <table:table-row table:style-name="Tableau41.1">
          <table:table-cell table:style-name="Tableau41.A2" office:value-type="string">
            <text:p text:style-name="Table_20_Contents">hasTime()</text:p>
          </table:table-cell>
          <table:table-cell table:style-name="Tableau41.A2" office:value-type="string">
            <text:p text:style-name="Table_20_Contents">boolean</text:p>
          </table:table-cell>
          <table:table-cell table:style-name="Tableau41.C2" office:value-type="string">
            <text:p text:style-name="Table_20_Contents">true if attribute contain also hours, minute and second precision. If false no hours can be set.</text:p>
          </table:table-cell>
        </table:table-row>
      </table:table>
      <text:h text:style-name="Heading_20_2" text:outline-level="2">Style properties</text:h>
      <table:table table:name="Tableau80" table:style-name="Tableau80">
        <table:table-column table:style-name="Tableau80.A"/>
        <table:table-column table:style-name="Tableau80.B"/>
        <table:table-column table:style-name="Tableau80.C"/>
        <table:table-header-rows>
          <table:table-row table:style-name="Tableau80.1">
            <table:table-cell table:style-name="Tableau80.A1" office:value-type="string">
              <text:p text:style-name="Entete_20_tableau">property</text:p>
            </table:table-cell>
            <table:table-cell table:style-name="Tableau80.B1" office:value-type="string">
              <text:p text:style-name="Entete_20_tableau">return type</text:p>
            </table:table-cell>
            <table:table-cell table:style-name="Tableau80.C1" office:value-type="string">
              <text:p text:style-name="Entete_20_tableau">description</text:p>
            </table:table-cell>
          </table:table-row>
        </table:table-header-rows>
        <table:table-row table:style-name="Tableau80.1">
          <table:table-cell table:style-name="Tableau80.A2" office:value-type="string">
            <text:p text:style-name="Table_20_Contents">outputFormat</text:p>
          </table:table-cell>
          <table:table-cell table:style-name="Tableau80.A2" office:value-type="string">
            <text:p text:style-name="Table_20_Contents">string</text:p>
          </table:table-cell>
          <table:table-cell table:style-name="Tableau80.C2" office:value-type="string">
            <text:p text:style-name="Table_20_Contents">format of output like use in strftime function</text:p>
            <text:p text:style-name="Table_20_Contents">%d %m %Y =&gt; 23 12 2009</text:p>
            <text:p text:style-name="Table_20_Contents">%d %m %y %H:%M =&gt; 23 12 09 13:56</text:p>
            <text:p text:style-name="Table_20_Contents"/>
          </table:table-cell>
        </table:table-row>
        <table:table-row table:style-name="Tableau80.1">
          <table:table-cell table:style-name="Tableau80.A2" office:value-type="string">
            <text:p text:style-name="Table_20_Contents"/>
          </table:table-cell>
          <table:table-cell table:style-name="Tableau80.A2" office:value-type="string">
            <text:p text:style-name="Table_20_Contents"/>
          </table:table-cell>
          <table:table-cell table:style-name="Tableau80.C2" office:value-type="string">
            <text:p text:style-name="Table_20_Contents"/>
          </table:table-cell>
        </table:table-row>
      </table:table>
      <text:h text:style-name="Heading_20_1" text:outline-level="1">Fdl.DurationAttribute<text:tab/></text:h>
      <text:p text:style-name="Standard"/>
      <table:table table:name="Tableau91" table:style-name="Tableau91">
        <table:table-column table:style-name="Tableau91.A"/>
        <table:table-column table:style-name="Tableau91.B"/>
        <table:table-row>
          <table:table-cell table:style-name="Tableau91.A1" office:value-type="string">
            <text:p text:style-name="Standard">Package</text:p>
          </table:table-cell>
          <table:table-cell table:style-name="Tableau91.B1" office:value-type="string">
            <text:p text:style-name="Standard"><text:s/>Fdl</text:p>
          </table:table-cell>
        </table:table-row>
        <table:table-row>
          <table:table-cell table:style-name="Tableau91.A2" office:value-type="string">
            <text:p text:style-name="Standard">Defined in</text:p>
          </table:table-cell>
          <table:table-cell table:style-name="Tableau91.B2" office:value-type="string">
            <text:p text:style-name="Standard">fdl.js</text:p>
          </table:table-cell>
        </table:table-row>
        <table:table-row>
          <table:table-cell table:style-name="Tableau91.A2" office:value-type="string">
            <text:p text:style-name="Standard">Class</text:p>
          </table:table-cell>
          <table:table-cell table:style-name="Tableau91.B2" office:value-type="string">
            <text:p text:style-name="Standard">DurationAttribute</text:p>
          </table:table-cell>
        </table:table-row>
        <table:table-row>
          <table:table-cell table:style-name="Tableau91.A2" office:value-type="string">
            <text:p text:style-name="Standard">Subclasses</text:p>
          </table:table-cell>
          <table:table-cell table:style-name="Tableau91.B2" office:value-type="string">
            <text:p text:style-name="Standard"/>
          </table:table-cell>
        </table:table-row>
        <table:table-row>
          <table:table-cell table:style-name="Tableau91.A2" office:value-type="string">
            <text:p text:style-name="Standard">Extends</text:p>
          </table:table-cell>
          <table:table-cell table:style-name="Tableau91.B2" office:value-type="string">
            <text:p text:style-name="Standard">LeafAttribut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p text:style-name="Standard"/>
      <table:table table:name="Tableau92" table:style-name="Tableau92">
        <table:table-column table:style-name="Tableau92.A"/>
        <table:table-column table:style-name="Tableau92.B"/>
        <table:table-column table:style-name="Tableau92.C"/>
        <table:table-header-rows>
          <table:table-row table:style-name="Tableau92.1">
            <table:table-cell table:style-name="Tableau92.A1" office:value-type="string">
              <text:p text:style-name="Entete_20_tableau">method</text:p>
            </table:table-cell>
            <table:table-cell table:style-name="Tableau92.B1" office:value-type="string">
              <text:p text:style-name="Entete_20_tableau">return type</text:p>
            </table:table-cell>
            <table:table-cell table:style-name="Tableau92.C1" office:value-type="string">
              <text:p text:style-name="Entete_20_tableau">description</text:p>
            </table:table-cell>
          </table:table-row>
        </table:table-header-rows>
        <table:table-row table:style-name="Tableau92.1">
          <table:table-cell table:style-name="Tableau92.A2" office:value-type="string">
            <text:p text:style-name="Table_20_Contents">setDateFormat(format)</text:p>
          </table:table-cell>
          <table:table-cell table:style-name="Tableau92.A2" office:value-type="string">
            <text:p text:style-name="Table_20_Contents">boolean</text:p>
          </table:table-cell>
          <table:table-cell table:style-name="Tableau92.C2" office:value-type="string">
            <text:p text:style-name="Table_20_Contents">to change returned value</text:p>
            <text:p text:style-name="Table_20_Contents"/>
            <text:p text:style-name="Table_20_Contents">myAttr.setDateFormat('%Y-%m-%d');</text:p>
            <text:p text:style-name="Table_20_Contents">var v=myDoc.getValue(myAttr.id);</text:p>
          </table:table-cell>
        </table:table-row>
        <table:table-row table:style-name="Tableau92.1">
          <table:table-cell table:style-name="Tableau92.A2" office:value-type="string">
            <text:p text:style-name="Table_20_Contents">getDateFormat</text:p>
          </table:table-cell>
          <table:table-cell table:style-name="Tableau92.A2" office:value-type="string">
            <text:p text:style-name="Table_20_Contents">string</text:p>
          </table:table-cell>
          <table:table-cell table:style-name="Tableau92.C2" office:value-type="string">
            <text:p text:style-name="Table_20_Contents">return default date format.</text:p>
          </table:table-cell>
        </table:table-row>
        <table:table-row table:style-name="Tableau92.1">
          <table:table-cell table:style-name="Tableau92.A2" office:value-type="string">
            <text:p text:style-name="Table_20_Contents">hasTime()</text:p>
          </table:table-cell>
          <table:table-cell table:style-name="Tableau92.A2" office:value-type="string">
            <text:p text:style-name="Table_20_Contents">boolean</text:p>
          </table:table-cell>
          <table:table-cell table:style-name="Tableau92.C2" office:value-type="string">
            <text:p text:style-name="Table_20_Contents">true if attribute contain also hours, minute and second precision. If false no hours can be set.</text:p>
          </table:table-cell>
        </table:table-row>
      </table:table>
      <text:h text:style-name="Heading_20_2" text:outline-level="2">Style properties</text:h>
      <table:table table:name="Tableau93" table:style-name="Tableau93">
        <table:table-column table:style-name="Tableau93.A"/>
        <table:table-column table:style-name="Tableau93.B"/>
        <table:table-column table:style-name="Tableau93.C"/>
        <table:table-header-rows>
          <table:table-row table:style-name="Tableau93.1">
            <table:table-cell table:style-name="Tableau93.A1" office:value-type="string">
              <text:p text:style-name="Entete_20_tableau">property</text:p>
            </table:table-cell>
            <table:table-cell table:style-name="Tableau93.B1" office:value-type="string">
              <text:p text:style-name="Entete_20_tableau">return type</text:p>
            </table:table-cell>
            <table:table-cell table:style-name="Tableau93.C1" office:value-type="string">
              <text:p text:style-name="Entete_20_tableau">description</text:p>
            </table:table-cell>
          </table:table-row>
        </table:table-header-rows>
        <table:table-row table:style-name="Tableau93.1">
          <table:table-cell table:style-name="Tableau93.A2" office:value-type="string">
            <text:p text:style-name="Table_20_Contents">outputFormat</text:p>
          </table:table-cell>
          <table:table-cell table:style-name="Tableau93.A2" office:value-type="string">
            <text:p text:style-name="Table_20_Contents">string</text:p>
          </table:table-cell>
          <table:table-cell table:style-name="Tableau93.C2" office:value-type="string">
            <text:p text:style-name="Table_20_Contents">format of output like use in strftime function</text:p>
            <text:p text:style-name="Table_20_Contents">%H:%M =&gt; 23 12 09 13:56</text:p>
            <text:p text:style-name="Table_20_Contents"/>
          </table:table-cell>
        </table:table-row>
        <table:table-row table:style-name="Tableau93.1">
          <table:table-cell table:style-name="Tableau93.A2" office:value-type="string">
            <text:p text:style-name="Table_20_Contents"/>
          </table:table-cell>
          <table:table-cell table:style-name="Tableau93.A2" office:value-type="string">
            <text:p text:style-name="Table_20_Contents"/>
          </table:table-cell>
          <table:table-cell table:style-name="Tableau93.C2" office:value-type="string">
            <text:p text:style-name="Table_20_Contents"/>
          </table:table-cell>
        </table:table-row>
      </table:table>
      <text:h text:style-name="Heading_20_1" text:outline-level="1">Fdl.ColorAttribute<text:tab/></text:h>
      <text:p text:style-name="Standard"/>
      <table:table table:name="Tableau42" table:style-name="Tableau42">
        <table:table-column table:style-name="Tableau42.A"/>
        <table:table-column table:style-name="Tableau42.B"/>
        <table:table-row>
          <table:table-cell table:style-name="Tableau42.A1" office:value-type="string">
            <text:p text:style-name="Standard">Package</text:p>
          </table:table-cell>
          <table:table-cell table:style-name="Tableau42.B1" office:value-type="string">
            <text:p text:style-name="Standard"><text:s/>Fdl</text:p>
          </table:table-cell>
        </table:table-row>
        <table:table-row>
          <table:table-cell table:style-name="Tableau42.A2" office:value-type="string">
            <text:p text:style-name="Standard">Defined in</text:p>
          </table:table-cell>
          <table:table-cell table:style-name="Tableau42.B2" office:value-type="string">
            <text:p text:style-name="Standard">fdl.js</text:p>
          </table:table-cell>
        </table:table-row>
        <table:table-row>
          <table:table-cell table:style-name="Tableau42.A2" office:value-type="string">
            <text:p text:style-name="Standard">Class</text:p>
          </table:table-cell>
          <table:table-cell table:style-name="Tableau42.B2" office:value-type="string">
            <text:p text:style-name="Standard">EnumAttribute</text:p>
          </table:table-cell>
        </table:table-row>
        <table:table-row>
          <table:table-cell table:style-name="Tableau42.A2" office:value-type="string">
            <text:p text:style-name="Standard">Subclasses</text:p>
          </table:table-cell>
          <table:table-cell table:style-name="Tableau42.B2" office:value-type="string">
            <text:p text:style-name="Standard"/>
          </table:table-cell>
        </table:table-row>
        <table:table-row>
          <table:table-cell table:style-name="Tableau42.A2" office:value-type="string">
            <text:p text:style-name="Standard">Extends</text:p>
          </table:table-cell>
          <table:table-cell table:style-name="Tableau42.B2" office:value-type="string">
            <text:p text:style-name="Standard">LeafAttribute</text:p>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alert(Fdl.getLastErrorMessage());</text:p>
      <text:p text:style-name="Preformatted_20_Text">else {</text:p>
      <text:p text:style-name="Preformatted_20_Text"><text:s text:c="2"/>var myAttr=myDoc.getAttribute({id:my_testattribute});</text:p>
      <text:p text:style-name="Preformatted_20_Text"><text:s text:c="2"/>if (myAttr != null) alert('the test label is '+myAttr.getLabel());</text:p>
      <text:p text:style-name="Preformatted_20_Text">}</text:p>
      <text:h text:style-name="Heading_20_2" text:outline-level="2">Public properties</text:h>
      <text:p text:style-name="Standard"/>
      <table:table table:name="Tableau94" table:style-name="Tableau94">
        <table:table-column table:style-name="Tableau94.A"/>
        <table:table-column table:style-name="Tableau94.B"/>
        <table:table-column table:style-name="Tableau94.C"/>
        <table:table-row>
          <table:table-cell table:style-name="Tableau94.A1" office:value-type="string">
            <text:p text:style-name="Entete_20_tableau">property</text:p>
          </table:table-cell>
          <table:table-cell table:style-name="Tableau94.A1" office:value-type="string">
            <text:p text:style-name="Entete_20_tableau">type</text:p>
          </table:table-cell>
          <table:table-cell table:style-name="Tableau94.C1" office:value-type="string">
            <text:p text:style-name="Entete_20_tableau">description</text:p>
          </table:table-cell>
        </table:table-row>
        <table:table-row>
          <table:table-cell table:style-name="Tableau94.A2" office:value-type="string">
            <text:p text:style-name="Table_20_Contents">colormap</text:p>
          </table:table-cell>
          <table:table-cell table:style-name="Tableau94.A2" office:value-type="string">
            <text:p text:style-name="Table_20_Contents">array of colors to choose</text:p>
          </table:table-cell>
          <table:table-cell table:style-name="Tableau94.C2" office:value-type="string">
            <text:p text:style-name="Table_20_Contents">array of RGB based colors</text:p>
            <text:p text:style-name="Table_20_Contents">exemple ; ['#34AA55', '#FF00FF']</text:p>
            <text:p text:style-name="Table_20_Contents">if not specified a defaut colormap is used</text:p>
          </table:table-cell>
        </table:table-row>
        <table:table-row>
          <table:table-cell table:style-name="Tableau94.A2" office:value-type="string">
            <text:p text:style-name="Table_20_Contents"/>
          </table:table-cell>
          <table:table-cell table:style-name="Tableau94.A2" office:value-type="string">
            <text:p text:style-name="Table_20_Contents"/>
          </table:table-cell>
          <table:table-cell table:style-name="Tableau94.C2" office:value-type="string">
            <text:p text:style-name="Table_20_Contents"/>
          </table:table-cell>
        </table:table-row>
      </table:table>
      <text:h text:style-name="Heading_20_2" text:outline-level="2"/>
      <table:table table:name="Tableau43" table:style-name="Tableau43">
        <table:table-column table:style-name="Tableau43.A"/>
        <table:table-column table:style-name="Tableau43.B"/>
        <table:table-column table:style-name="Tableau43.C"/>
        <table:table-header-rows>
          <table:table-row table:style-name="Tableau43.1">
            <table:table-cell table:style-name="Tableau43.A1" office:value-type="string">
              <text:p text:style-name="Entete_20_tableau">method</text:p>
            </table:table-cell>
            <table:table-cell table:style-name="Tableau43.B1" office:value-type="string">
              <text:p text:style-name="Entete_20_tableau">return type</text:p>
            </table:table-cell>
            <table:table-cell table:style-name="Tableau43.C1" office:value-type="string">
              <text:p text:style-name="Entete_20_tableau">description</text:p>
            </table:table-cell>
          </table:table-row>
        </table:table-header-rows>
        <table:table-row table:style-name="Tableau43.1">
          <table:table-cell table:style-name="Tableau43.A2" office:value-type="string">
            <text:p text:style-name="Table_20_Contents"/>
          </table:table-cell>
          <table:table-cell table:style-name="Tableau43.A2" office:value-type="string">
            <text:p text:style-name="Table_20_Contents"/>
          </table:table-cell>
          <table:table-cell table:style-name="Tableau43.C2" office:value-type="string">
            <text:p text:style-name="Table_20_Contents"/>
          </table:table-cell>
        </table:table-row>
      </table:table>
      <text:h text:style-name="Heading_20_1" text:outline-level="1">Fdl.RelationAttribute<text:tab/></text:h>
      <text:p text:style-name="Standard"/>
      <table:table table:name="Tableau44" table:style-name="Tableau44">
        <table:table-column table:style-name="Tableau44.A"/>
        <table:table-column table:style-name="Tableau44.B"/>
        <table:table-row>
          <table:table-cell table:style-name="Tableau44.A1" office:value-type="string">
            <text:p text:style-name="Standard">Package</text:p>
          </table:table-cell>
          <table:table-cell table:style-name="Tableau44.B1" office:value-type="string">
            <text:p text:style-name="Standard"><text:s/>Fdl</text:p>
          </table:table-cell>
        </table:table-row>
        <table:table-row>
          <table:table-cell table:style-name="Tableau44.A2" office:value-type="string">
            <text:p text:style-name="Standard">Defined in</text:p>
          </table:table-cell>
          <table:table-cell table:style-name="Tableau44.B2" office:value-type="string">
            <text:p text:style-name="Standard">fdl.js</text:p>
          </table:table-cell>
        </table:table-row>
        <table:table-row>
          <table:table-cell table:style-name="Tableau44.A2" office:value-type="string">
            <text:p text:style-name="Standard">Class</text:p>
          </table:table-cell>
          <table:table-cell table:style-name="Tableau44.B2" office:value-type="string">
            <text:p text:style-name="Standard">RelationAttribute</text:p>
          </table:table-cell>
        </table:table-row>
        <table:table-row>
          <table:table-cell table:style-name="Tableau44.A2" office:value-type="string">
            <text:p text:style-name="Standard">Subclasses</text:p>
          </table:table-cell>
          <table:table-cell table:style-name="Tableau44.B2" office:value-type="string">
            <text:p text:style-name="Standard"/>
          </table:table-cell>
        </table:table-row>
        <table:table-row>
          <table:table-cell table:style-name="Tableau44.A2" office:value-type="string">
            <text:p text:style-name="Standard">Extends</text:p>
          </table:table-cell>
          <table:table-cell table:style-name="Tableau44.B2" office:value-type="string">
            <text:p text:style-name="Standard">LeafAttribute</text:p>
          </table:table-cell>
        </table:table-row>
      </table:table>
      <text:h text:style-name="Heading_20_2" text:outline-level="2">Public properties</text:h>
      <text:p text:style-name="Standard"/>
      <table:table table:name="Tableau65" table:style-name="Tableau65">
        <table:table-column table:style-name="Tableau65.A"/>
        <table:table-column table:style-name="Tableau65.B"/>
        <table:table-column table:style-name="Tableau65.C"/>
        <table:table-row>
          <table:table-cell table:style-name="Tableau65.A1" office:value-type="string">
            <text:p text:style-name="Entete_20_tableau">property</text:p>
          </table:table-cell>
          <table:table-cell table:style-name="Tableau65.A1" office:value-type="string">
            <text:p text:style-name="Entete_20_tableau">type</text:p>
          </table:table-cell>
          <table:table-cell table:style-name="Tableau65.C1" office:value-type="string">
            <text:p text:style-name="Entete_20_tableau">description</text:p>
          </table:table-cell>
        </table:table-row>
        <table:table-row>
          <table:table-cell table:style-name="Tableau65.A2" office:value-type="string">
            <text:p text:style-name="Table_20_Contents">familyId</text:p>
          </table:table-cell>
          <table:table-cell table:style-name="Tableau65.A2" office:value-type="string">
            <text:p text:style-name="Table_20_Contents">array of integer</text:p>
          </table:table-cell>
          <table:table-cell table:style-name="Tableau65.C2" office:value-type="string">
            <text:p text:style-name="Table_20_Contents">return family identificators compatible for the relation</text:p>
            <text:p text:style-name="Table_20_Contents"/>
          </table:table-cell>
        </table:table-row>
        <table:table-row>
          <table:table-cell table:style-name="Tableau65.A2" office:value-type="string">
            <text:p text:style-name="Table_20_Contents"/>
          </table:table-cell>
          <table:table-cell table:style-name="Tableau65.A2" office:value-type="string">
            <text:p text:style-name="Table_20_Contents"/>
          </table:table-cell>
          <table:table-cell table:style-name="Tableau65.C2" office:value-type="string">
            <text:p text:style-name="Table_20_Contents"/>
          </table:table-cell>
        </table:table-row>
        <table:table-row>
          <table:table-cell table:style-name="Tableau65.A2" office:value-type="string">
            <text:p text:style-name="Table_20_Contents"/>
          </table:table-cell>
          <table:table-cell table:style-name="Tableau65.A2" office:value-type="string">
            <text:p text:style-name="Table_20_Contents"/>
          </table:table-cell>
          <table:table-cell table:style-name="Tableau65.C2" office:value-type="string">
            <text:p text:style-name="Table_20_Contents"/>
          </table:table-cell>
        </table:table-row>
        <table:table-row>
          <table:table-cell table:style-name="Tableau65.A2" office:value-type="string">
            <text:p text:style-name="Table_20_Contents"/>
          </table:table-cell>
          <table:table-cell table:style-name="Tableau65.A2" office:value-type="string">
            <text:p text:style-name="Table_20_Contents"/>
          </table:table-cell>
          <table:table-cell table:style-name="Tableau65.C2" office:value-type="string">
            <text:p text:style-name="Table_20_Contents"/>
          </table:table-cell>
        </table:table-row>
      </table:table>
      <text:h text:style-name="Heading_20_2" text:outline-level="2">Public methods</text:h>
      <text:p text:style-name="Text_20_body">All methods can return null if an error exception is triggered.</text:p>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
      <text:p text:style-name="Standard"/>
      <table:table table:name="Tableau45" table:style-name="Tableau45">
        <table:table-column table:style-name="Tableau45.A"/>
        <table:table-column table:style-name="Tableau45.B"/>
        <table:table-column table:style-name="Tableau45.C"/>
        <table:table-column table:style-name="Tableau45.D"/>
        <table:table-header-rows>
          <table:table-row table:style-name="Tableau45.1">
            <table:table-cell table:style-name="Tableau45.A1" office:value-type="string">
              <text:p text:style-name="Entete_20_tableau"/>
            </table:table-cell>
            <table:table-cell table:style-name="Tableau45.A1" office:value-type="string">
              <text:p text:style-name="Entete_20_tableau">method</text:p>
            </table:table-cell>
            <table:table-cell table:style-name="Tableau45.C1" office:value-type="string">
              <text:p text:style-name="Entete_20_tableau">return type</text:p>
            </table:table-cell>
            <table:table-cell table:style-name="Tableau45.D1" office:value-type="string">
              <text:p text:style-name="Entete_20_tableau">description</text:p>
            </table:table-cell>
          </table:table-row>
        </table:table-header-rows>
        <table:table-row table:style-name="Tableau45.1">
          <table:table-cell table:style-name="Tableau45.A2" office:value-type="string">
            <text:p text:style-name="Validate"/>
          </table:table-cell>
          <table:table-cell table:style-name="Tableau45.A2" office:value-type="string">
            <text:p text:style-name="Table_20_Contents">getTitle()</text:p>
          </table:table-cell>
          <table:table-cell table:style-name="Tableau45.A2" office:value-type="string">
            <text:p text:style-name="Table_20_Contents">string</text:p>
          </table:table-cell>
          <table:table-cell table:style-name="Tableau45.D2" office:value-type="string">
            <text:p text:style-name="Table_20_Contents">get title of target document</text:p>
          </table:table-cell>
        </table:table-row>
        <table:table-row table:style-name="Tableau45.1">
          <table:table-cell table:style-name="Tableau45.A2" office:value-type="string">
            <text:p text:style-name="Table_20_Contents"/>
          </table:table-cell>
          <table:table-cell table:style-name="Tableau45.A2" office:value-type="string">
            <text:p text:style-name="Table_20_Contents">retrieveProposal(key)</text:p>
          </table:table-cell>
          <table:table-cell table:style-name="Tableau45.A2" office:value-type="string">
            <text:p text:style-name="Table_20_Contents">array of {display,id,title}</text:p>
          </table:table-cell>
          <table:table-cell table:style-name="Tableau45.D2" office:value-type="string">
            <text:p text:style-name="Table_20_Contents">return all document of family which title match key</text:p>
            <text:p text:style-name="Preformatted_20_Text">var r=myAttr.retrieveProposal({key:foo});</text:p>
            <text:p text:style-name="Preformatted_20_Text">r=[{display:first document,id:3456,</text:p>
            <text:p text:style-name="Preformatted_20_Text"><text:s text:c="8"/>title:'first document'},</text:p>
            <text:p text:style-name="Preformatted_20_Text"><text:s text:c="3"/>{display:second document,id:3476,</text:p>
            <text:p text:style-name="Preformatted_20_Text"><text:s text:c="8"/>title:'second <text:s/>document'}]</text:p>
            <text:p text:style-name="Table_20_Contents"/>
            <text:p text:style-name="Table_20_Contents">The display is the display title which the user can see to identify the document. Generally is equal to the title's document.</text:p>
            <text:p text:style-name="Table_20_Contents">The id is the identificator of document to link</text:p>
            <text:p text:style-name="Table_20_Contents">The title is the title of document to link</text:p>
          </table:table-cell>
        </table:table-row>
        <text:soft-page-break/>
        <table:table-row table:style-name="Tableau45.1">
          <table:table-cell table:style-name="Tableau45.A2" office:value-type="string">
            <text:p text:style-name="Not_20_implemented"/>
          </table:table-cell>
          <table:table-cell table:style-name="Tableau45.A2" office:value-type="string">
            <text:p text:style-name="Table_20_Contents">isMultiple()</text:p>
          </table:table-cell>
          <table:table-cell table:style-name="Tableau45.A2" office:value-type="string">
            <text:p text:style-name="Table_20_Contents">boolean</text:p>
          </table:table-cell>
          <table:table-cell table:style-name="Tableau45.D2" office:value-type="string">
            <text:p text:style-name="Table_20_Contents">return true if user can select several documents</text:p>
          </table:table-cell>
        </table:table-row>
      </table:table>
      <text:p text:style-name="Text_20_body"/>
      <text:h text:style-name="Heading_20_1" text:outline-level="1">Fdl.DocumentHistory<text:tab/></text:h>
      <text:p text:style-name="Standard"/>
      <table:table table:name="Tableau12" table:style-name="Tableau12">
        <table:table-column table:style-name="Tableau12.A"/>
        <table:table-column table:style-name="Tableau12.B"/>
        <table:table-row>
          <table:table-cell table:style-name="Tableau12.A1" office:value-type="string">
            <text:p text:style-name="Standard">Package</text:p>
          </table:table-cell>
          <table:table-cell table:style-name="Tableau12.B1" office:value-type="string">
            <text:p text:style-name="Standard"><text:s/>Fdl</text:p>
          </table:table-cell>
        </table:table-row>
        <table:table-row>
          <table:table-cell table:style-name="Tableau12.A2" office:value-type="string">
            <text:p text:style-name="Standard">Defined in</text:p>
          </table:table-cell>
          <table:table-cell table:style-name="Tableau12.B2" office:value-type="string">
            <text:p text:style-name="Standard">fdl.js</text:p>
          </table:table-cell>
        </table:table-row>
        <table:table-row>
          <table:table-cell table:style-name="Tableau12.A2" office:value-type="string">
            <text:p text:style-name="Standard">Class</text:p>
          </table:table-cell>
          <table:table-cell table:style-name="Tableau12.B2" office:value-type="string">
            <text:p text:style-name="Standard">DocumentHistory</text:p>
          </table:table-cell>
        </table:table-row>
        <table:table-row>
          <table:table-cell table:style-name="Tableau12.A2" office:value-type="string">
            <text:p text:style-name="Standard">Subclasses</text:p>
          </table:table-cell>
          <table:table-cell table:style-name="Tableau12.B2" office:value-type="string">
            <text:p text:style-name="Standard"/>
          </table:table-cell>
        </table:table-row>
        <table:table-row>
          <table:table-cell table:style-name="Tableau12.A2" office:value-type="string">
            <text:p text:style-name="Standard">Extends</text:p>
          </table:table-cell>
          <table:table-cell table:style-name="Tableau12.B2" office:value-type="string">
            <text:p text:style-name="Standard"/>
          </table:table-cell>
        </table:table-row>
      </table:table>
      <text:p text:style-name="Standard"/>
      <text:h text:style-name="Heading_20_2" text:outline-level="2">Constructor</text:h>
      <text:p text:style-name="Preformatted_20_Text">var myDoc = new Fdl.Document({</text:p>
      <text:p text:style-name="Preformatted_20_Text"><text:s text:c="4"/>id: 1245,</text:p>
      <text:p text:style-name="Preformatted_20_Text"><text:s text:c="4"/>latest: true</text:p>
      <text:p text:style-name="Preformatted_20_Text">});</text:p>
      <text:p text:style-name="Preformatted_20_Text">if (! myDoc.isAlive()){</text:p>
      <text:p text:style-name="Preformatted_20_Text"><text:s text:c="3"/>var myHisto=myDoc.getHistory();</text:p>
      <text:p text:style-name="Preformatted_20_Text">}</text:p>
      <text:p text:style-name="Preformatted_20_Text"/>
      <text:p text:style-name="Preformatted_20_Text">// Or</text:p>
      <text:p text:style-name="Preformatted_20_Text">var myHisto=new Fdl.DocumentHistory({id:1234})</text:p>
      <text:p text:style-name="Preformatted_20_Text"/>
      <text:p text:style-name="Preformatted_20_Text">var itemList=myHisto.getItems();</text:p>
      <text:p text:style-name="Standard"/>
      <table:table table:name="Tableau18" table:style-name="Tableau18">
        <table:table-column table:style-name="Tableau18.A"/>
        <table:table-column table:style-name="Tableau18.B"/>
        <table:table-column table:style-name="Tableau18.C"/>
        <table:table-row>
          <table:table-cell table:style-name="Tableau18.A1" office:value-type="string">
            <text:p text:style-name="Entete_20_tableau">parameter</text:p>
          </table:table-cell>
          <table:table-cell table:style-name="Tableau18.A1" office:value-type="string">
            <text:p text:style-name="Entete_20_tableau">type</text:p>
          </table:table-cell>
          <table:table-cell table:style-name="Tableau18.C1" office:value-type="string">
            <text:p text:style-name="Entete_20_tableau">description</text:p>
          </table:table-cell>
        </table:table-row>
        <table:table-row>
          <table:table-cell table:style-name="Tableau18.A2" office:value-type="string">
            <text:p text:style-name="Table_20_Contents">id</text:p>
          </table:table-cell>
          <table:table-cell table:style-name="Tableau18.A2" office:value-type="string">
            <text:p text:style-name="Table_20_Contents">any</text:p>
          </table:table-cell>
          <table:table-cell table:style-name="Tableau18.C2" office:value-type="string">
            <text:p text:style-name="Table_20_Contents">numeric identificator or logical name (string)</text:p>
            <text:p text:style-name="Table_20_Contents"/>
          </table:table-cell>
        </table:table-row>
      </table:table>
      <text:h text:style-name="Heading_20_2" text:outline-level="2">Public properties</text:h>
      <text:p text:style-name="Standard"/>
      <table:table table:name="Tableau17" table:style-name="Tableau17">
        <table:table-column table:style-name="Tableau17.A"/>
        <table:table-column table:style-name="Tableau17.B"/>
        <table:table-column table:style-name="Tableau17.C"/>
        <table:table-row>
          <table:table-cell table:style-name="Tableau17.A1" office:value-type="string">
            <text:p text:style-name="Entete_20_tableau">property</text:p>
          </table:table-cell>
          <table:table-cell table:style-name="Tableau17.A1" office:value-type="string">
            <text:p text:style-name="Entete_20_tableau">type</text:p>
          </table:table-cell>
          <table:table-cell table:style-name="Tableau17.C1" office:value-type="string">
            <text:p text:style-name="Entete_20_tableau">description</text:p>
          </table:table-cell>
        </table:table-row>
        <table:table-row>
          <table:table-cell table:style-name="Tableau17.A2" office:value-type="string">
            <text:p text:style-name="Table_20_Contents">notice</text:p>
          </table:table-cell>
          <table:table-cell table:style-name="Tableau17.A2" office:value-type="string">
            <text:p text:style-name="Table_20_Contents">constant integer</text:p>
          </table:table-cell>
          <table:table-cell table:style-name="Tableau17.C2" office:value-type="string">
            <text:p text:style-name="Table_20_Contents">binary mask</text:p>
          </table:table-cell>
        </table:table-row>
        <table:table-row>
          <table:table-cell table:style-name="Tableau17.A2" office:value-type="string">
            <text:p text:style-name="Table_20_Contents">info</text:p>
          </table:table-cell>
          <table:table-cell table:style-name="Tableau17.A2" office:value-type="string">
            <text:p text:style-name="Table_20_Contents">constant integer</text:p>
          </table:table-cell>
          <table:table-cell table:style-name="Tableau17.C2" office:value-type="string">
            <text:p text:style-name="Table_20_Contents">binary mask</text:p>
          </table:table-cell>
        </table:table-row>
        <table:table-row>
          <table:table-cell table:style-name="Tableau17.A2" office:value-type="string">
            <text:p text:style-name="Table_20_Contents">message</text:p>
          </table:table-cell>
          <table:table-cell table:style-name="Tableau17.A2" office:value-type="string">
            <text:p text:style-name="Table_20_Contents">constant integer</text:p>
          </table:table-cell>
          <table:table-cell table:style-name="Tableau17.C2" office:value-type="string">
            <text:p text:style-name="Table_20_Contents">binary mask</text:p>
          </table:table-cell>
        </table:table-row>
        <table:table-row>
          <table:table-cell table:style-name="Tableau17.A2" office:value-type="string">
            <text:p text:style-name="Table_20_Contents">warning</text:p>
          </table:table-cell>
          <table:table-cell table:style-name="Tableau17.A2" office:value-type="string">
            <text:p text:style-name="Table_20_Contents">constant integer</text:p>
          </table:table-cell>
          <table:table-cell table:style-name="Tableau17.C2" office:value-type="string">
            <text:p text:style-name="Table_20_Contents">binary mask</text:p>
          </table:table-cell>
        </table:table-row>
        <table:table-row>
          <table:table-cell table:style-name="Tableau17.A2" office:value-type="string">
            <text:p text:style-name="Table_20_Contents">error</text:p>
          </table:table-cell>
          <table:table-cell table:style-name="Tableau17.A2" office:value-type="string">
            <text:p text:style-name="Table_20_Contents">constant integer</text:p>
          </table:table-cell>
          <table:table-cell table:style-name="Tableau17.C2" office:value-type="string">
            <text:p text:style-name="Table_20_Contents">binary mask</text:p>
          </table:table-cell>
        </table:table-row>
        <table:table-row>
          <table:table-cell table:style-name="Tableau17.A2" office:value-type="string">
            <text:p text:style-name="Table_20_Contents">all</text:p>
          </table:table-cell>
          <table:table-cell table:style-name="Tableau17.A2" office:value-type="string">
            <text:p text:style-name="Table_20_Contents">constant integer</text:p>
          </table:table-cell>
          <table:table-cell table:style-name="Tableau17.C2" office:value-type="string">
            <text:p text:style-name="Table_20_Contents">notice | info | message | warning | errot</text:p>
          </table:table-cell>
        </table:table-row>
      </table:table>
      <text:p text:style-name="Standard"/>
      <text:p text:style-name="Standard"/>
      <text:h text:style-name="Heading_20_2" text:outline-level="2"><text:soft-page-break/>Public methods</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Entete_20_tableau">method</text:p>
            </table:table-cell>
            <table:table-cell table:style-name="Tableau14.B1" office:value-type="string">
              <text:p text:style-name="Entete_20_tableau">return type</text:p>
            </table:table-cell>
            <table:table-cell table:style-name="Tableau14.C1" office:value-type="string">
              <text:p text:style-name="Entete_20_tableau">description</text:p>
            </table:table-cell>
          </table:table-row>
        </table:table-header-rows>
        <table:table-row table:style-name="Tableau14.1">
          <table:table-cell table:style-name="Tableau14.A2" office:value-type="string">
            <text:p text:style-name="Table_20_Contents">getItems(level,code)</text:p>
          </table:table-cell>
          <table:table-cell table:style-name="Tableau14.A2" office:value-type="string">
            <text:p text:style-name="Table_20_Contents">list of DocumentHistoryItem</text:p>
          </table:table-cell>
          <table:table-cell table:style-name="Tableau14.C2" office:value-type="string">
            <text:p text:style-name="Table_20_Contents">if level or/and code are set, a filter is apply in history's entry.</text:p>
            <text:p text:style-name="Table_20_Contents"/>
            <text:p text:style-name="Preformatted_20_Text">var myList=myHisto.getItems({</text:p>
            <text:p text:style-name="Preformatted_20_Text"><text:s text:c="2"/>level:myHisto.notice | myHisto.info})</text:p>
            <text:p text:style-name="Table_20_Contents"/>
            <text:p text:style-name="Table_20_Contents">By default level is set to all | (! notice). All except notice.</text:p>
          </table:table-cell>
        </table:table-row>
      </table:table>
      <text:p text:style-name="Standard"/>
      <text:h text:style-name="Heading_20_1" text:outline-level="1">Fdl.DocumentHistoryItem</text:h>
      <text:p text:style-name="Standard"/>
      <table:table table:name="Tableau19" table:style-name="Tableau19">
        <table:table-column table:style-name="Tableau19.A"/>
        <table:table-column table:style-name="Tableau19.B"/>
        <table:table-row>
          <table:table-cell table:style-name="Tableau19.A1" office:value-type="string">
            <text:p text:style-name="Standard">Package</text:p>
          </table:table-cell>
          <table:table-cell table:style-name="Tableau19.B1" office:value-type="string">
            <text:p text:style-name="Standard"><text:s/>Fdl</text:p>
          </table:table-cell>
        </table:table-row>
        <table:table-row>
          <table:table-cell table:style-name="Tableau19.A2" office:value-type="string">
            <text:p text:style-name="Standard">Defined in</text:p>
          </table:table-cell>
          <table:table-cell table:style-name="Tableau19.B2" office:value-type="string">
            <text:p text:style-name="Standard">fdl.js</text:p>
          </table:table-cell>
        </table:table-row>
        <table:table-row>
          <table:table-cell table:style-name="Tableau19.A2" office:value-type="string">
            <text:p text:style-name="Standard">Class</text:p>
          </table:table-cell>
          <table:table-cell table:style-name="Tableau19.B2" office:value-type="string">
            <text:p text:style-name="Standard">DocumentHistoryItem</text:p>
          </table:table-cell>
        </table:table-row>
        <table:table-row>
          <table:table-cell table:style-name="Tableau19.A2" office:value-type="string">
            <text:p text:style-name="Standard">Subclasses</text:p>
          </table:table-cell>
          <table:table-cell table:style-name="Tableau19.B2" office:value-type="string">
            <text:p text:style-name="Standard"/>
          </table:table-cell>
        </table:table-row>
        <table:table-row>
          <table:table-cell table:style-name="Tableau19.A2" office:value-type="string">
            <text:p text:style-name="Standard">Extends</text:p>
          </table:table-cell>
          <table:table-cell table:style-name="Tableau19.B2" office:value-type="string">
            <text:p text:style-name="Standard"/>
          </table:table-cell>
        </table:table-row>
      </table:table>
      <text:p text:style-name="Standard"/>
      <text:h text:style-name="Heading_20_2" text:outline-level="2">Constructor</text:h>
      <text:p text:style-name="Preformatted_20_Text">var myHisto=new Fdl.DocumentHistory({id:1234})</text:p>
      <text:p text:style-name="Preformatted_20_Text">if (myHisto != null) {</text:p>
      <text:p text:style-name="Preformatted_20_Text"><text:s text:c="2"/>var itemList=myHisto.getItems();</text:p>
      <text:p text:style-name="Preformatted_20_Text">}</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Entete_20_tableau">parameter</text:p>
          </table:table-cell>
          <table:table-cell table:style-name="Tableau20.A1" office:value-type="string">
            <text:p text:style-name="Entete_20_tableau">type</text:p>
          </table:table-cell>
          <table:table-cell table:style-name="Tableau20.C1" office:value-type="string">
            <text:p text:style-name="Entete_20_tableau">description</text:p>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h text:style-name="Heading_20_2" text:outline-level="2">Public properties</text:h>
      <text:p text:style-name="Standard"/>
      <table:table table:name="Tableau21" table:style-name="Tableau21">
        <table:table-column table:style-name="Tableau21.A"/>
        <table:table-column table:style-name="Tableau21.B"/>
        <table:table-column table:style-name="Tableau21.C"/>
        <table:table-row>
          <table:table-cell table:style-name="Tableau21.A1" office:value-type="string">
            <text:p text:style-name="Entete_20_tableau">property</text:p>
          </table:table-cell>
          <table:table-cell table:style-name="Tableau21.A1" office:value-type="string">
            <text:p text:style-name="Entete_20_tableau">type</text:p>
          </table:table-cell>
          <table:table-cell table:style-name="Tableau21.C1" office:value-type="string">
            <text:p text:style-name="Entete_20_tableau">description</text:p>
          </table:table-cell>
        </table:table-row>
        <table:table-row>
          <table:table-cell table:style-name="Tableau21.A2" office:value-type="string">
            <text:p text:style-name="Table_20_Contents">id</text:p>
          </table:table-cell>
          <table:table-cell table:style-name="Tableau21.A2" office:value-type="string">
            <text:p text:style-name="Table_20_Contents">integer</text:p>
          </table:table-cell>
          <table:table-cell table:style-name="Tableau21.C2" office:value-type="string">
            <text:p text:style-name="Table_20_Contents">document identificator</text:p>
          </table:table-cell>
        </table:table-row>
        <table:table-row>
          <table:table-cell table:style-name="Tableau21.A2" office:value-type="string">
            <text:p text:style-name="Table_20_Contents">initId</text:p>
          </table:table-cell>
          <table:table-cell table:style-name="Tableau21.A2" office:value-type="string">
            <text:p text:style-name="Table_20_Contents">integer</text:p>
          </table:table-cell>
          <table:table-cell table:style-name="Tableau21.C2" office:value-type="string">
            <text:p text:style-name="Table_20_Contents">document identificator of revision 0</text:p>
          </table:table-cell>
        </table:table-row>
        <table:table-row>
          <table:table-cell table:style-name="Tableau21.A2" office:value-type="string">
            <text:p text:style-name="Table_20_Contents">userId</text:p>
          </table:table-cell>
          <table:table-cell table:style-name="Tableau21.A2" office:value-type="string">
            <text:p text:style-name="Table_20_Contents">integer</text:p>
          </table:table-cell>
          <table:table-cell table:style-name="Tableau21.C2" office:value-type="string">
            <text:p text:style-name="Table_20_Contents">user identificator of the entry's author</text:p>
          </table:table-cell>
        </table:table-row>
        <table:table-row>
          <table:table-cell table:style-name="Tableau21.A2" office:value-type="string">
            <text:p text:style-name="Table_20_Contents">userName</text:p>
          </table:table-cell>
          <table:table-cell table:style-name="Tableau21.A2" office:value-type="string">
            <text:p text:style-name="Table_20_Contents">string</text:p>
          </table:table-cell>
          <table:table-cell table:style-name="Tableau21.C2" office:value-type="string">
            <text:p text:style-name="Table_20_Contents">user first name and last name of the author</text:p>
          </table:table-cell>
        </table:table-row>
        <table:table-row>
          <table:table-cell table:style-name="Tableau21.A2" office:value-type="string">
            <text:p text:style-name="Table_20_Contents">date</text:p>
          </table:table-cell>
          <table:table-cell table:style-name="Tableau21.A2" office:value-type="string">
            <text:p text:style-name="Table_20_Contents">date</text:p>
          </table:table-cell>
          <table:table-cell table:style-name="Tableau21.C2" office:value-type="string">
            <text:p text:style-name="Table_20_Contents">entry's date</text:p>
          </table:table-cell>
        </table:table-row>
        <table:table-row>
          <table:table-cell table:style-name="Tableau21.A2" office:value-type="string">
            <text:p text:style-name="Table_20_Contents">level</text:p>
          </table:table-cell>
          <table:table-cell table:style-name="Tableau21.A2" office:value-type="string">
            <text:p text:style-name="Table_20_Contents">enum</text:p>
          </table:table-cell>
          <table:table-cell table:style-name="Tableau21.C2" office:value-type="string">
            <text:p text:style-name="Table_20_Contents">one of </text:p>
            <text:list xml:id="list112350634" text:style-name="L2">
              <text:list-item>
                <text:p text:style-name="P5">notice</text:p>
              </text:list-item>
              <text:list-item>
                <text:p text:style-name="P5">info</text:p>
              </text:list-item>
              <text:list-item>
                <text:p text:style-name="P5">message</text:p>
              </text:list-item>
              <text:list-item>
                <text:p text:style-name="P5">warning</text:p>
              </text:list-item>
              <text:list-item>
                <text:p text:style-name="P5">error</text:p>
              </text:list-item>
            </text:list>
            <text:p text:style-name="Table_20_Contents"/>
          </table:table-cell>
        </table:table-row>
        <table:table-row>
          <table:table-cell table:style-name="Tableau21.A2" office:value-type="string">
            <text:p text:style-name="Table_20_Contents">code</text:p>
          </table:table-cell>
          <table:table-cell table:style-name="Tableau21.A2" office:value-type="string">
            <text:p text:style-name="Table_20_Contents">alphanum</text:p>
          </table:table-cell>
          <table:table-cell table:style-name="Tableau21.C2" office:value-type="string">
            <text:p text:style-name="Table_20_Contents">code to identify a kind of entry. Exemple : CREATE, MODIFY, REVISION</text:p>
          </table:table-cell>
        </table:table-row>
        <table:table-row>
          <table:table-cell table:style-name="Tableau21.A2" office:value-type="string">
            <text:p text:style-name="Table_20_Contents">comment</text:p>
          </table:table-cell>
          <table:table-cell table:style-name="Tableau21.A2" office:value-type="string">
            <text:p text:style-name="Table_20_Contents">string</text:p>
          </table:table-cell>
          <table:table-cell table:style-name="Tableau21.C2" office:value-type="string">
            <text:p text:style-name="Table_20_Contents">Comment of the entry. <text:s/></text:p>
          </table:table-cell>
        </table:table-row>
      </table:table>
      <text:p text:style-name="Standard"/>
      <text:h text:style-name="Heading_20_2" text:outline-level="2">Public methods</text:h>
      <text:p text:style-name="Text_20_body">none</text:p>
      <text:h text:style-name="Heading_20_1" text:outline-level="1">Fdl.Collection<text:tab/></text:h>
      <text:p text:style-name="Standard"/>
      <table:table table:name="Tableau24" table:style-name="Tableau24">
        <table:table-column table:style-name="Tableau24.A"/>
        <table:table-column table:style-name="Tableau24.B"/>
        <table:table-row>
          <table:table-cell table:style-name="Tableau24.A1" office:value-type="string">
            <text:p text:style-name="Standard">Package</text:p>
          </table:table-cell>
          <table:table-cell table:style-name="Tableau24.B1" office:value-type="string">
            <text:p text:style-name="Standard"><text:s/>Fdl</text:p>
          </table:table-cell>
        </table:table-row>
        <table:table-row>
          <table:table-cell table:style-name="Tableau24.A2" office:value-type="string">
            <text:p text:style-name="Standard">Defined in</text:p>
          </table:table-cell>
          <table:table-cell table:style-name="Tableau24.B2" office:value-type="string">
            <text:p text:style-name="Standard">fdl.js</text:p>
          </table:table-cell>
        </table:table-row>
        <table:table-row>
          <table:table-cell table:style-name="Tableau24.A2" office:value-type="string">
            <text:p text:style-name="Standard">Class</text:p>
          </table:table-cell>
          <table:table-cell table:style-name="Tableau24.B2" office:value-type="string">
            <text:p text:style-name="Standard">Collection</text:p>
          </table:table-cell>
        </table:table-row>
        <table:table-row>
          <table:table-cell table:style-name="Tableau24.A2" office:value-type="string">
            <text:p text:style-name="Standard">Subclasses</text:p>
          </table:table-cell>
          <table:table-cell table:style-name="Tableau24.B2" office:value-type="string">
            <text:p text:style-name="Standard"/>
          </table:table-cell>
        </table:table-row>
        <table:table-row>
          <table:table-cell table:style-name="Tableau24.A2" office:value-type="string">
            <text:p text:style-name="Standard">Extends</text:p>
          </table:table-cell>
          <table:table-cell table:style-name="Tableau24.B2" office:value-type="string">
            <text:p text:style-name="Standard">Document</text:p>
          </table:table-cell>
        </table:table-row>
      </table:table>
      <text:p text:style-name="Standard"/>
      <text:h text:style-name="Heading_20_2" text:outline-level="2">Constructor</text:h>
      <text:p text:style-name="Preformatted_20_Text">var myDoc = new Fdl.Collection({</text:p>
      <text:p text:style-name="Preformatted_20_Text"><text:s text:c="4"/>id: 1245,</text:p>
      <text:p text:style-name="Preformatted_20_Text"><text:s text:c="4"/>latest: true</text:p>
      <text:p text:style-name="Preformatted_20_Text">});</text:p>
      <text:p text:style-name="Preformatted_20_Text"/>
      <text:p text:style-name="Standard"/>
      <table:table table:name="Tableau25" table:style-name="Tableau25">
        <table:table-column table:style-name="Tableau25.A"/>
        <table:table-column table:style-name="Tableau25.B"/>
        <table:table-column table:style-name="Tableau25.C"/>
        <table:table-row>
          <table:table-cell table:style-name="Tableau25.A1" office:value-type="string">
            <text:p text:style-name="Entete_20_tableau">parameter</text:p>
          </table:table-cell>
          <table:table-cell table:style-name="Tableau25.A1" office:value-type="string">
            <text:p text:style-name="Entete_20_tableau">type</text:p>
          </table:table-cell>
          <table:table-cell table:style-name="Tableau25.C1" office:value-type="string">
            <text:p text:style-name="Entete_20_tableau">description</text:p>
          </table:table-cell>
        </table:table-row>
        <table:table-row>
          <table:table-cell table:style-name="Tableau25.A2" office:value-type="string">
            <text:p text:style-name="Table_20_Contents"/>
          </table:table-cell>
          <table:table-cell table:style-name="Tableau25.A2" office:value-type="string">
            <text:p text:style-name="Table_20_Contents"/>
          </table:table-cell>
          <table:table-cell table:style-name="Tableau25.C2" office:value-type="string">
            <text:p text:style-name="Table_20_Contents"/>
          </table:table-cell>
        </table:table-row>
      </table:table>
      <text:p text:style-name="Standard"/>
      <text:h text:style-name="Heading_20_3" text:outline-level="3">Return</text:h>
      <text:p text:style-name="Standard">return false if document cannot exists or cannot be viewed or if it is not a collection</text:p>
      <text:p text:style-name="Standard"/>
      <text:h text:style-name="Heading_20_2" text:outline-level="2">Public properties</text:h>
      <text:p text:style-name="Standard"/>
      <table:table table:name="Tableau26" table:style-name="Tableau26">
        <table:table-column table:style-name="Tableau26.A"/>
        <table:table-column table:style-name="Tableau26.B"/>
        <table:table-column table:style-name="Tableau26.C"/>
        <table:table-row>
          <table:table-cell table:style-name="Tableau26.A1" office:value-type="string">
            <text:p text:style-name="Entete_20_tableau">property</text:p>
          </table:table-cell>
          <table:table-cell table:style-name="Tableau26.A1" office:value-type="string">
            <text:p text:style-name="Entete_20_tableau">type</text:p>
          </table:table-cell>
          <table:table-cell table:style-name="Tableau26.C1" office:value-type="string">
            <text:p text:style-name="Entete_20_tableau">description</text:p>
          </table:table-cell>
        </table:table-row>
        <table:table-row>
          <table:table-cell table:style-name="Tableau26.A2" office:value-type="string">
            <text:p text:style-name="Table_20_Contents"/>
          </table:table-cell>
          <table:table-cell table:style-name="Tableau26.A2" office:value-type="string">
            <text:p text:style-name="Table_20_Contents"/>
          </table:table-cell>
          <table:table-cell table:style-name="Tableau26.C2" office:value-type="string">
            <text:p text:style-name="Table_20_Contents"/>
          </table:table-cell>
        </table:table-row>
      </table:table>
      <text:h text:style-name="Heading_20_2" text:outline-level="2">Public methods</text:h>
      <table:table table:name="Tableau27" table:style-name="Tableau27">
        <table:table-column table:style-name="Tableau27.A"/>
        <table:table-column table:style-name="Tableau27.B"/>
        <table:table-column table:style-name="Tableau27.C"/>
        <table:table-header-rows>
          <table:table-row table:style-name="Tableau27.1">
            <table:table-cell table:style-name="Tableau27.A1" office:value-type="string">
              <text:p text:style-name="Entete_20_tableau">method</text:p>
            </table:table-cell>
            <table:table-cell table:style-name="Tableau27.B1" office:value-type="string">
              <text:p text:style-name="Entete_20_tableau">return type</text:p>
            </table:table-cell>
            <table:table-cell table:style-name="Tableau27.C1" office:value-type="string">
              <text:p text:style-name="Entete_20_tableau">description</text:p>
            </table:table-cell>
          </table:table-row>
        </table:table-header-rows>
        <table:table-row table:style-name="Tableau27.1">
          <table:table-cell table:style-name="Tableau27.A2" office:value-type="string">
            <text:p text:style-name="Table_20_Contents">getContent()</text:p>
          </table:table-cell>
          <table:table-cell table:style-name="Tableau27.A2" office:value-type="string">
            <text:p text:style-name="Table_20_Contents">DocumentList</text:p>
          </table:table-cell>
          <table:table-cell table:style-name="Tableau27.C2" office:value-type="string">
            <text:p text:style-name="Table_20_Contents">Return the contain of a collection - generally a folder</text:p>
          </table:table-cell>
        </table:table-row>
        <text:soft-page-break/>
        <table:table-row table:style-name="Tableau27.1">
          <table:table-cell table:style-name="Tableau27.A2" office:value-type="string">
            <text:p text:style-name="Table_20_Contents">insertDocument(id)</text:p>
          </table:table-cell>
          <table:table-cell table:style-name="Tableau27.A2" office:value-type="string">
            <text:p text:style-name="Table_20_Contents">integer</text:p>
          </table:table-cell>
          <table:table-cell table:style-name="Tableau27.C2" office:value-type="string">
            <text:p text:style-name="Table_20_Contents">insert a new document reference in a collection. return document identificator it is inserted. false if already in collection and null if cannot be. Use DocError::getLastError() to know the raison.</text:p>
            <text:p text:style-name="Table_20_Contents">id parameter is the document of document to insert.</text:p>
            <text:p text:style-name="Table_20_Contents">id can be also a document identificator list</text:p>
            <text:p text:style-name="Table_20_Contents"/>
            <text:p text:style-name="Preformatted_20_Text">var c=new Fdl.Collection({id:1234});</text:p>
            <text:p text:style-name="Preformatted_20_Text">ic (c &amp;&amp; c.isAlive()) {</text:p>
            <text:p text:style-name="Preformatted_20_Text"><text:s text:c="2"/>if (c.insertDocument({id:1245})) alert('1245 inserted');</text:p>
            <text:p text:style-name="Preformatted_20_Text"><text:s text:c="2"/>if (c.insertDocument({id:{6785,6545,8787}}) alert('3 documents inserted');</text:p>
            <text:p text:style-name="Preformatted_20_Text"><text:s text:c="2"/></text:p>
            <text:p text:style-name="Preformatted_20_Text">}</text:p>
          </table:table-cell>
        </table:table-row>
        <table:table-row table:style-name="Tableau27.1">
          <table:table-cell table:style-name="Tableau27.A2" office:value-type="string">
            <text:p text:style-name="Table_20_Contents">unlinkDocument(id)</text:p>
          </table:table-cell>
          <table:table-cell table:style-name="Tableau27.A2" office:value-type="string">
            <text:p text:style-name="Table_20_Contents">integer</text:p>
          </table:table-cell>
          <table:table-cell table:style-name="Tableau27.C2" office:value-type="string">
            <text:p text:style-name="Table_20_Contents"/>
          </table:table-cell>
        </table:table-row>
        <table:table-row table:style-name="Tableau27.1">
          <table:table-cell table:style-name="Tableau27.A2" office:value-type="string">
            <text:p text:style-name="Table_20_Contents">clearContent()</text:p>
          </table:table-cell>
          <table:table-cell table:style-name="Tableau27.A2" office:value-type="string">
            <text:p text:style-name="Table_20_Contents">boolean</text:p>
          </table:table-cell>
          <table:table-cell table:style-name="Tableau27.C2" office:value-type="string">
            <text:p text:style-name="Table_20_Contents">delete all references of the contain. Not delete documents.</text:p>
          </table:table-cell>
        </table:table-row>
        <table:table-row table:style-name="Tableau27.1">
          <table:table-cell table:style-name="Tableau27.A2" office:value-type="string">
            <text:p text:style-name="Table_20_Contents">unlinkContent(recursive)</text:p>
          </table:table-cell>
          <table:table-cell table:style-name="Tableau27.A2" office:value-type="string">
            <text:p text:style-name="Table_20_Contents">integer list</text:p>
          </table:table-cell>
          <table:table-cell table:style-name="Tableau27.C2" office:value-type="string">
            <text:p text:style-name="Table_20_Contents">delete all documents of the contain. If deletion cannot be perform of one or several documents, the not deleted document not appears in return variable. The cause of the error can be seen in last error messages.</text:p>
            <text:p text:style-name="Table_20_Contents"/>
          </table:table-cell>
        </table:table-row>
        <table:table-row table:style-name="Tableau27.1">
          <table:table-cell table:style-name="Tableau27.A2" office:value-type="string">
            <text:p text:style-name="Table_20_Contents">reviseContent(recursive)</text:p>
          </table:table-cell>
          <table:table-cell table:style-name="Tableau27.A2" office:value-type="string">
            <text:p text:style-name="Table_20_Contents">integer list</text:p>
          </table:table-cell>
          <table:table-cell table:style-name="Tableau27.C2" office:value-type="string">
            <text:p text:style-name="Table_20_Contents">revise all documents of the contain.</text:p>
          </table:table-cell>
        </table:table-row>
      </table:table>
      <text:h text:style-name="Heading_20_1" text:outline-level="1">Fdl.SearchDocument<text:tab/></text:h>
      <text:p text:style-name="Standard"/>
      <table:table table:name="Tableau28" table:style-name="Tableau28">
        <table:table-column table:style-name="Tableau28.A"/>
        <table:table-column table:style-name="Tableau28.B"/>
        <table:table-row>
          <table:table-cell table:style-name="Tableau28.A1" office:value-type="string">
            <text:p text:style-name="Standard">Package</text:p>
          </table:table-cell>
          <table:table-cell table:style-name="Tableau28.B1" office:value-type="string">
            <text:p text:style-name="Standard"><text:s/>Fdl</text:p>
          </table:table-cell>
        </table:table-row>
        <table:table-row>
          <table:table-cell table:style-name="Tableau28.A2" office:value-type="string">
            <text:p text:style-name="Standard">Defined in</text:p>
          </table:table-cell>
          <table:table-cell table:style-name="Tableau28.B2" office:value-type="string">
            <text:p text:style-name="Standard">fdl.js</text:p>
          </table:table-cell>
        </table:table-row>
        <table:table-row>
          <table:table-cell table:style-name="Tableau28.A2" office:value-type="string">
            <text:p text:style-name="Standard">Class</text:p>
          </table:table-cell>
          <table:table-cell table:style-name="Tableau28.B2" office:value-type="string">
            <text:p text:style-name="Standard">SearchDocument</text:p>
          </table:table-cell>
        </table:table-row>
        <table:table-row>
          <table:table-cell table:style-name="Tableau28.A2" office:value-type="string">
            <text:p text:style-name="Standard">Subclasses</text:p>
          </table:table-cell>
          <table:table-cell table:style-name="Tableau28.B2" office:value-type="string">
            <text:p text:style-name="Standard"/>
          </table:table-cell>
        </table:table-row>
        <table:table-row>
          <table:table-cell table:style-name="Tableau28.A2" office:value-type="string">
            <text:p text:style-name="Standard">Extends</text:p>
          </table:table-cell>
          <table:table-cell table:style-name="Tableau28.B2" office:value-type="string">
            <text:p text:style-name="Standard"/>
          </table:table-cell>
        </table:table-row>
      </table:table>
      <text:p text:style-name="Standard"/>
      <text:h text:style-name="Heading_20_2" text:outline-level="2">Constructor</text:h>
      <text:p text:style-name="Preformatted_20_Text">var myDoc = new Fdl.SearchDocument({</text:p>
      <text:p text:style-name="Preformatted_20_Text"><text:s text:c="4"/>familyid: 1245</text:p>
      <text:p text:style-name="Preformatted_20_Text">});</text:p>
      <text:p text:style-name="Preformatted_20_Text"/>
      <text:p text:style-name="Standard"/>
      <table:table table:name="Tableau29" table:style-name="Tableau29">
        <table:table-column table:style-name="Tableau29.A"/>
        <table:table-column table:style-name="Tableau29.B"/>
        <table:table-column table:style-name="Tableau29.C"/>
        <table:table-row>
          <table:table-cell table:style-name="Tableau29.A1" office:value-type="string">
            <text:p text:style-name="Entete_20_tableau">parameter</text:p>
          </table:table-cell>
          <table:table-cell table:style-name="Tableau29.A1" office:value-type="string">
            <text:p text:style-name="Entete_20_tableau">type</text:p>
          </table:table-cell>
          <table:table-cell table:style-name="Tableau29.C1" office:value-type="string">
            <text:p text:style-name="Entete_20_tableau">description</text:p>
          </table:table-cell>
        </table:table-row>
        <table:table-row>
          <table:table-cell table:style-name="Tableau29.A2" office:value-type="string">
            <text:p text:style-name="Table_20_Contents"/>
          </table:table-cell>
          <table:table-cell table:style-name="Tableau29.A2" office:value-type="string">
            <text:p text:style-name="Table_20_Contents"/>
          </table:table-cell>
          <table:table-cell table:style-name="Tableau29.C2" office:value-type="string">
            <text:p text:style-name="Table_20_Contents"/>
          </table:table-cell>
        </table:table-row>
      </table:table>
      <text:p text:style-name="Standard"/>
      <text:h text:style-name="Heading_20_3" text:outline-level="3">Return</text:h>
      <text:p text:style-name="Standard">return false if document cannot exists or cannot be viewed or if it is not a collection</text:p>
      <text:p text:style-name="Standard"/>
      <text:h text:style-name="Heading_20_2" text:outline-level="2">Public properties</text:h>
      <text:p text:style-name="Standard"/>
      <table:table table:name="Tableau30" table:style-name="Tableau30">
        <table:table-column table:style-name="Tableau30.A"/>
        <table:table-column table:style-name="Tableau30.B"/>
        <table:table-column table:style-name="Tableau30.C"/>
        <table:table-row>
          <table:table-cell table:style-name="Tableau30.A1" office:value-type="string">
            <text:p text:style-name="Entete_20_tableau">property</text:p>
          </table:table-cell>
          <table:table-cell table:style-name="Tableau30.A1" office:value-type="string">
            <text:p text:style-name="Entete_20_tableau">type</text:p>
          </table:table-cell>
          <table:table-cell table:style-name="Tableau30.C1" office:value-type="string">
            <text:p text:style-name="Entete_20_tableau">description</text:p>
          </table:table-cell>
        </table:table-row>
        <table:table-row>
          <table:table-cell table:style-name="Tableau30.A2" office:value-type="string">
            <text:p text:style-name="Table_20_Contents">start</text:p>
          </table:table-cell>
          <table:table-cell table:style-name="Tableau30.A2" office:value-type="string">
            <text:p text:style-name="Table_20_Contents">integer</text:p>
          </table:table-cell>
          <table:table-cell table:style-name="Tableau30.C2" office:value-type="string">
            <text:p text:style-name="Table_20_Contents">the offset to return results</text:p>
            <text:p text:style-name="Table_20_Contents">default is 0</text:p>
          </table:table-cell>
        </table:table-row>
        <table:table-row>
          <table:table-cell table:style-name="Tableau30.A2" office:value-type="string">
            <text:p text:style-name="Table_20_Contents">slice</text:p>
          </table:table-cell>
          <table:table-cell table:style-name="Tableau30.A2" office:value-type="string">
            <text:p text:style-name="Table_20_Contents">integer/string</text:p>
          </table:table-cell>
          <table:table-cell table:style-name="Tableau30.C2" office:value-type="string">
            <text:p text:style-name="Table_20_Contents">the limit of returned resaul</text:p>
            <text:p text:style-name="Table_20_Contents">default is 50.</text:p>
            <text:p text:style-name="Table_20_Contents">If slice='ALL', all results are returned : may be have very large output</text:p>
          </table:table-cell>
        </table:table-row>
        <table:table-row>
          <table:table-cell table:style-name="Tableau30.A2" office:value-type="string">
            <text:p text:style-name="Table_20_Contents"/>
          </table:table-cell>
          <table:table-cell table:style-name="Tableau30.A2" office:value-type="string">
            <text:p text:style-name="Table_20_Contents"/>
          </table:table-cell>
          <table:table-cell table:style-name="Tableau30.C2" office:value-type="string">
            <text:p text:style-name="Table_20_Contents"/>
          </table:table-cell>
        </table:table-row>
      </table:table>
      <text:h text:style-name="Heading_20_2" text:outline-level="2">Public methods</text:h>
      <table:table table:name="Tableau31" table:style-name="Tableau31">
        <table:table-column table:style-name="Tableau31.A"/>
        <table:table-column table:style-name="Tableau31.B"/>
        <table:table-column table:style-name="Tableau31.C"/>
        <table:table-column table:style-name="Tableau31.D"/>
        <table:table-header-rows>
          <table:table-row table:style-name="Tableau31.1">
            <table:table-cell table:style-name="Tableau31.A1" office:value-type="string">
              <text:p text:style-name="Entete_20_tableau"/>
            </table:table-cell>
            <table:table-cell table:style-name="Tableau31.A1" office:value-type="string">
              <text:p text:style-name="Entete_20_tableau">method</text:p>
            </table:table-cell>
            <table:table-cell table:style-name="Tableau31.C1" office:value-type="string">
              <text:p text:style-name="Entete_20_tableau">return type</text:p>
            </table:table-cell>
            <table:table-cell table:style-name="Tableau31.D1" office:value-type="string">
              <text:p text:style-name="Entete_20_tableau">description</text:p>
            </table:table-cell>
          </table:table-row>
        </table:table-header-rows>
        <table:table-row table:style-name="Tableau31.1">
          <table:table-cell table:style-name="Tableau31.A2" office:value-type="string">
            <text:p text:style-name="Table_20_Contents">X</text:p>
          </table:table-cell>
          <table:table-cell table:style-name="Tableau31.A2" office:value-type="string">
            <text:p text:style-name="Table_20_Contents">search(mode,key,famid)</text:p>
          </table:table-cell>
          <table:table-cell table:style-name="Tableau31.A2" office:value-type="string">
            <text:p text:style-name="Table_20_Contents">document list</text:p>
          </table:table-cell>
          <table:table-cell table:style-name="Tableau31.D2" office:value-type="string">
            <text:p text:style-name="Table_20_Contents">return list of filtered documents</text:p>
            <text:p text:style-name="Table_20_Contents">mode is (word|regexp) default is word</text:p>
            <text:p text:style-name="Table_20_Contents">key</text:p>
          </table:table-cell>
        </table:table-row>
        <table:table-row table:style-name="Tableau31.1">
          <table:table-cell table:style-name="Tableau31.A2" office:value-type="string">
            <text:p text:style-name="Table_20_Contents">X</text:p>
          </table:table-cell>
          <table:table-cell table:style-name="Tableau31.A2" office:value-type="string">
            <text:p text:style-name="Table_20_Contents">count()</text:p>
          </table:table-cell>
          <table:table-cell table:style-name="Tableau31.A2" office:value-type="string">
            <text:p text:style-name="Table_20_Contents">integer</text:p>
          </table:table-cell>
          <table:table-cell table:style-name="Tableau31.D2" office:value-type="string">
            <text:p text:style-name="Table_20_Contents">the total available results. Can be up to slice</text:p>
          </table:table-cell>
        </table:table-row>
      </table:table>
      <text:p text:style-name="Standard"/>
      <text:h text:style-name="Heading_20_1" text:outline-level="1">Fdl.User<text:tab/></text:h>
      <text:p text:style-name="Standard"/>
      <table:table table:name="Tableau61" table:style-name="Tableau61">
        <table:table-column table:style-name="Tableau61.A"/>
        <table:table-column table:style-name="Tableau61.B"/>
        <table:table-row>
          <table:table-cell table:style-name="Tableau61.A1" office:value-type="string">
            <text:p text:style-name="Standard">Package</text:p>
          </table:table-cell>
          <table:table-cell table:style-name="Tableau61.B1" office:value-type="string">
            <text:p text:style-name="Standard"><text:s/>Fdl</text:p>
          </table:table-cell>
        </table:table-row>
        <table:table-row>
          <table:table-cell table:style-name="Tableau61.A2" office:value-type="string">
            <text:p text:style-name="Standard">Defined in</text:p>
          </table:table-cell>
          <table:table-cell table:style-name="Tableau61.B2" office:value-type="string">
            <text:p text:style-name="Standard">fdl.js</text:p>
          </table:table-cell>
        </table:table-row>
        <table:table-row>
          <table:table-cell table:style-name="Tableau61.A2" office:value-type="string">
            <text:p text:style-name="Standard">Class</text:p>
          </table:table-cell>
          <table:table-cell table:style-name="Tableau61.B2" office:value-type="string">
            <text:p text:style-name="Standard">User</text:p>
          </table:table-cell>
        </table:table-row>
        <table:table-row>
          <table:table-cell table:style-name="Tableau61.A2" office:value-type="string">
            <text:p text:style-name="Standard">Subclasses</text:p>
          </table:table-cell>
          <table:table-cell table:style-name="Tableau61.B2" office:value-type="string">
            <text:p text:style-name="Standard"/>
          </table:table-cell>
        </table:table-row>
        <table:table-row>
          <table:table-cell table:style-name="Tableau61.A2" office:value-type="string">
            <text:p text:style-name="Standard">Extends</text:p>
          </table:table-cell>
          <table:table-cell table:style-name="Tableau61.B2" office:value-type="string">
            <text:p text:style-name="Standard">Document</text:p>
          </table:table-cell>
        </table:table-row>
      </table:table>
      <text:p text:style-name="Standard"/>
      <text:p text:style-name="Standard"/>
      <text:h text:style-name="Heading_20_2" text:outline-level="2">Constructor</text:h>
      <text:p text:style-name="Preformatted_20_Text">var myDoc = new Fdl.User({</text:p>
      <text:p text:style-name="Preformatted_20_Text"><text:s text:c="4"/>id: 12</text:p>
      <text:p text:style-name="Preformatted_20_Text">});</text:p>
      <text:p text:style-name="Preformatted_20_Text"/>
      <text:p text:style-name="Standard"/>
      <table:table table:name="Tableau62" table:style-name="Tableau62">
        <table:table-column table:style-name="Tableau62.A"/>
        <table:table-column table:style-name="Tableau62.B"/>
        <table:table-column table:style-name="Tableau62.C"/>
        <table:table-row>
          <table:table-cell table:style-name="Tableau62.A1" office:value-type="string">
            <text:p text:style-name="Entete_20_tableau">parameter</text:p>
          </table:table-cell>
          <table:table-cell table:style-name="Tableau62.A1" office:value-type="string">
            <text:p text:style-name="Entete_20_tableau">type</text:p>
          </table:table-cell>
          <table:table-cell table:style-name="Tableau62.C1" office:value-type="string">
            <text:p text:style-name="Entete_20_tableau">description</text:p>
          </table:table-cell>
        </table:table-row>
        <table:table-row>
          <table:table-cell table:style-name="Tableau62.A2" office:value-type="string">
            <text:p text:style-name="Table_20_Contents">id</text:p>
          </table:table-cell>
          <table:table-cell table:style-name="Tableau62.A2" office:value-type="string">
            <text:p text:style-name="Table_20_Contents">integer</text:p>
          </table:table-cell>
          <table:table-cell table:style-name="Tableau62.C2" office:value-type="string">
            <text:p text:style-name="Table_20_Contents">system identificator of user. It is the value of attribute 'us_whatid' of a user document.</text:p>
            <text:p text:style-name="Table_20_Contents"/>
          </table:table-cell>
        </table:table-row>
        <table:table-row>
          <table:table-cell table:style-name="Tableau62.A2" office:value-type="string">
            <text:p text:style-name="Table_20_Contents"/>
          </table:table-cell>
          <table:table-cell table:style-name="Tableau62.A2" office:value-type="string">
            <text:p text:style-name="Table_20_Contents"/>
          </table:table-cell>
          <table:table-cell table:style-name="Tableau62.C2" office:value-type="string">
            <text:p text:style-name="Table_20_Contents"/>
          </table:table-cell>
        </table:table-row>
        <table:table-row>
          <table:table-cell table:style-name="Tableau62.A2" office:value-type="string">
            <text:p text:style-name="Table_20_Contents"/>
          </table:table-cell>
          <table:table-cell table:style-name="Tableau62.A2" office:value-type="string">
            <text:p text:style-name="Table_20_Contents"/>
          </table:table-cell>
          <table:table-cell table:style-name="Tableau62.C2" office:value-type="string">
            <text:p text:style-name="Table_20_Contents"/>
          </table:table-cell>
        </table:table-row>
        <table:table-row>
          <table:table-cell table:style-name="Tableau62.A2" office:value-type="string">
            <text:p text:style-name="Table_20_Contents"/>
          </table:table-cell>
          <table:table-cell table:style-name="Tableau62.A2" office:value-type="string">
            <text:p text:style-name="Table_20_Contents"/>
          </table:table-cell>
          <table:table-cell table:style-name="Tableau62.C2" office:value-type="string">
            <text:p text:style-name="Table_20_Contents"/>
          </table:table-cell>
        </table:table-row>
      </table:table>
      <text:p text:style-name="Standard"/>
      <text:h text:style-name="Heading_20_3" text:outline-level="3">Return</text:h>
      <text:p text:style-name="Standard">return false if user cannot exists or cannot be viewed.</text:p>
      <text:h text:style-name="Heading_20_2" text:outline-level="2">Public properties</text:h>
      <text:p text:style-name="Standard"/>
      <table:table table:name="Tableau69" table:style-name="Tableau69">
        <table:table-column table:style-name="Tableau69.A"/>
        <table:table-column table:style-name="Tableau69.B"/>
        <table:table-column table:style-name="Tableau69.C"/>
        <table:table-row>
          <table:table-cell table:style-name="Tableau69.A1" office:value-type="string">
            <text:p text:style-name="Entete_20_tableau">property</text:p>
          </table:table-cell>
          <table:table-cell table:style-name="Tableau69.A1" office:value-type="string">
            <text:p text:style-name="Entete_20_tableau">type</text:p>
          </table:table-cell>
          <table:table-cell table:style-name="Tableau69.C1" office:value-type="string">
            <text:p text:style-name="Entete_20_tableau">description</text:p>
          </table:table-cell>
        </table:table-row>
        <table:table-row>
          <table:table-cell table:style-name="Tableau69.A2" office:value-type="string">
            <text:p text:style-name="Table_20_Contents">id</text:p>
          </table:table-cell>
          <table:table-cell table:style-name="Tableau69.A2" office:value-type="string">
            <text:p text:style-name="Table_20_Contents">integer</text:p>
          </table:table-cell>
          <table:table-cell table:style-name="Tableau69.C2" office:value-type="string">
            <text:p text:style-name="Table_20_Contents">system identificator</text:p>
          </table:table-cell>
        </table:table-row>
        <table:table-row>
          <table:table-cell table:style-name="Tableau69.A2" office:value-type="string">
            <text:p text:style-name="Table_20_Contents">login</text:p>
          </table:table-cell>
          <table:table-cell table:style-name="Tableau69.A2" office:value-type="string">
            <text:p text:style-name="Table_20_Contents">string</text:p>
          </table:table-cell>
          <table:table-cell table:style-name="Tableau69.C2" office:value-type="string">
            <text:p text:style-name="Table_20_Contents">login identificator</text:p>
          </table:table-cell>
        </table:table-row>
        <table:table-row>
          <table:table-cell table:style-name="Tableau69.A2" office:value-type="string">
            <text:p text:style-name="Table_20_Contents"/>
          </table:table-cell>
          <table:table-cell table:style-name="Tableau69.A2" office:value-type="string">
            <text:p text:style-name="Table_20_Contents"/>
          </table:table-cell>
          <table:table-cell table:style-name="Tableau69.C2" office:value-type="string">
            <text:p text:style-name="Table_20_Contents"/>
          </table:table-cell>
        </table:table-row>
      </table:table>
      <text:p text:style-name="Standard"/>
      <text:h text:style-name="Heading_20_2" text:outline-level="2">Public methods</text:h>
      <text:p text:style-name="Standard"/>
      <table:table table:name="Tableau70" table:style-name="Tableau70">
        <table:table-column table:style-name="Tableau70.A"/>
        <table:table-column table:style-name="Tableau70.B"/>
        <table:table-column table:style-name="Tableau70.C"/>
        <table:table-header-rows>
          <table:table-row table:style-name="Tableau70.1">
            <table:table-cell table:style-name="Tableau70.A1" office:value-type="string">
              <text:p text:style-name="Entete_20_tableau">method</text:p>
            </table:table-cell>
            <table:table-cell table:style-name="Tableau70.B1" office:value-type="string">
              <text:p text:style-name="Entete_20_tableau">return type</text:p>
            </table:table-cell>
            <table:table-cell table:style-name="Tableau70.C1" office:value-type="string">
              <text:p text:style-name="Entete_20_tableau">description</text:p>
            </table:table-cell>
          </table:table-row>
        </table:table-header-rows>
        <table:table-row table:style-name="Tableau70.1">
          <table:table-cell table:style-name="Tableau70.A2" office:value-type="string">
            <text:p text:style-name="Table_20_Contents">getDisplayName()</text:p>
          </table:table-cell>
          <table:table-cell table:style-name="Tableau70.A2" office:value-type="string">
            <text:p text:style-name="Table_20_Contents">string</text:p>
          </table:table-cell>
          <table:table-cell table:style-name="Tableau70.C2" office:value-type="string">
            <text:p text:style-name="Table_20_Contents">get display name generally : first name followed by last name</text:p>
          </table:table-cell>
        </table:table-row>
        <text:soft-page-break/>
        <table:table-row table:style-name="Tableau70.1">
          <table:table-cell table:style-name="Tableau70.A2" office:value-type="string">
            <text:p text:style-name="Table_20_Contents">getMail()</text:p>
          </table:table-cell>
          <table:table-cell table:style-name="Tableau70.A2" office:value-type="string">
            <text:p text:style-name="Table_20_Contents">string</text:p>
          </table:table-cell>
          <table:table-cell table:style-name="Tableau70.C2" office:value-type="string">
            <text:p text:style-name="Table_20_Contents">get email of user. Can be empty if has no email.</text:p>
          </table:table-cell>
        </table:table-row>
        <table:table-row table:style-name="Tableau70.1">
          <table:table-cell table:style-name="Tableau70.A2" office:value-type="string">
            <text:p text:style-name="Table_20_Contents">changePassword(password)</text:p>
          </table:table-cell>
          <table:table-cell table:style-name="Tableau70.A2" office:value-type="string">
            <text:p text:style-name="Table_20_Contents">boolean</text:p>
          </table:table-cell>
          <table:table-cell table:style-name="Tableau70.C2" office:value-type="string">
            <text:p text:style-name="Table_20_Contents">set a new password for the current user. Can be set for the current user. if return is false the password is unchanged. Can be un-sufficient privilege reason.</text:p>
            <text:p text:style-name="Table_20_Contents"/>
            <text:p text:style-name="Table_20_Contents">var u=Fdl.getUser();</text:p>
            <text:p text:style-name="Table_20_Contents">if (u) {</text:p>
            <text:p text:style-name="Table_20_Contents"><text:s text:c="4"/>var good =u.changePassword({password:'secret'});</text:p>
            <text:p text:style-name="Table_20_Contents"><text:s text:c="2"/>if (!good) alert(Fdl.getLast</text:p>
            <text:p text:style-name="Table_20_Contents">}</text:p>
          </table:table-cell>
        </table:table-row>
      </table:table>
      <text:h text:style-name="Heading_20_1" text:outline-level="1">Fdl.Context<text:tab/></text:h>
      <text:p text:style-name="Standard"/>
      <table:table table:name="Tableau74" table:style-name="Tableau74">
        <table:table-column table:style-name="Tableau74.A"/>
        <table:table-column table:style-name="Tableau74.B"/>
        <table:table-row>
          <table:table-cell table:style-name="Tableau74.A1" office:value-type="string">
            <text:p text:style-name="Standard">Package</text:p>
          </table:table-cell>
          <table:table-cell table:style-name="Tableau74.B1" office:value-type="string">
            <text:p text:style-name="Standard"><text:s/>Fdl</text:p>
          </table:table-cell>
        </table:table-row>
        <table:table-row>
          <table:table-cell table:style-name="Tableau74.A2" office:value-type="string">
            <text:p text:style-name="Standard">Defined in</text:p>
          </table:table-cell>
          <table:table-cell table:style-name="Tableau74.B2" office:value-type="string">
            <text:p text:style-name="Standard">fdl.js</text:p>
          </table:table-cell>
        </table:table-row>
        <table:table-row>
          <table:table-cell table:style-name="Tableau74.A2" office:value-type="string">
            <text:p text:style-name="Standard">Class</text:p>
          </table:table-cell>
          <table:table-cell table:style-name="Tableau74.B2" office:value-type="string">
            <text:p text:style-name="Standard">Context</text:p>
          </table:table-cell>
        </table:table-row>
        <table:table-row>
          <table:table-cell table:style-name="Tableau74.A2" office:value-type="string">
            <text:p text:style-name="Standard">Subclasses</text:p>
          </table:table-cell>
          <table:table-cell table:style-name="Tableau74.B2" office:value-type="string">
            <text:p text:style-name="Standard"/>
          </table:table-cell>
        </table:table-row>
        <table:table-row>
          <table:table-cell table:style-name="Tableau74.A2" office:value-type="string">
            <text:p text:style-name="Standard">Extends</text:p>
          </table:table-cell>
          <table:table-cell table:style-name="Tableau74.B2" office:value-type="string">
            <text:p text:style-name="Standard"/>
          </table:table-cell>
        </table:table-row>
      </table:table>
      <text:p text:style-name="Standard"/>
      <text:p text:style-name="Standard">The context is necessary to establish connection to freedom server.</text:p>
      <text:p text:style-name="Standard">Before retrieve information from freedom server, </text:p>
      <text:h text:style-name="Heading_20_2" text:outline-level="2">Constructor</text:h>
      <text:p text:style-name="Preformatted_20_Text">var myContext = new Fdl.connect({</text:p>
      <text:p text:style-name="Preformatted_20_Text"><text:s text:c="4"/>url:'http://myserver',</text:p>
      <text:p text:style-name="Preformatted_20_Text"><text:s text:c="4"/>login:'mylogin',</text:p>
      <text:p text:style-name="Preformatted_20_Text"><text:s text:c="4"/>password:'secret'</text:p>
      <text:p text:style-name="Preformatted_20_Text">});</text:p>
      <text:p text:style-name="Preformatted_20_Text">if (Fdl.isConnected()) {</text:p>
      <text:p text:style-name="Preformatted_20_Text"><text:s text:c="4"/>var d = new Fdl.Document(({id:9});</text:p>
      <text:p text:style-name="Preformatted_20_Text">} else alert(Fdl.getLastErrorMessage());</text:p>
      <text:p text:style-name="Standard"/>
      <table:table table:name="Tableau75" table:style-name="Tableau75">
        <table:table-column table:style-name="Tableau75.A"/>
        <table:table-column table:style-name="Tableau75.B"/>
        <table:table-column table:style-name="Tableau75.C"/>
        <table:table-row>
          <table:table-cell table:style-name="Tableau75.A1" office:value-type="string">
            <text:p text:style-name="Entete_20_tableau">parameter</text:p>
          </table:table-cell>
          <table:table-cell table:style-name="Tableau75.A1" office:value-type="string">
            <text:p text:style-name="Entete_20_tableau">type</text:p>
          </table:table-cell>
          <table:table-cell table:style-name="Tableau75.C1" office:value-type="string">
            <text:p text:style-name="Entete_20_tableau">description</text:p>
          </table:table-cell>
        </table:table-row>
        <table:table-row>
          <table:table-cell table:style-name="Tableau75.A2" office:value-type="string">
            <text:p text:style-name="Table_20_Contents">url</text:p>
          </table:table-cell>
          <table:table-cell table:style-name="Tableau75.A2" office:value-type="string">
            <text:p text:style-name="Table_20_Contents">url</text:p>
          </table:table-cell>
          <table:table-cell table:style-name="Tableau75.C2" office:value-type="string">
            <text:p text:style-name="Table_20_Contents">server address. If not set it is the http host address (from window.location.pathname)</text:p>
            <text:p text:style-name="Table_20_Contents"/>
          </table:table-cell>
        </table:table-row>
        <table:table-row>
          <table:table-cell table:style-name="Tableau75.A2" office:value-type="string">
            <text:p text:style-name="Table_20_Contents">login</text:p>
          </table:table-cell>
          <table:table-cell table:style-name="Tableau75.A2" office:value-type="string">
            <text:p text:style-name="Table_20_Contents">string</text:p>
          </table:table-cell>
          <table:table-cell table:style-name="Tableau75.C2" office:value-type="string">
            <text:p text:style-name="Table_20_Contents">user login to connect to</text:p>
          </table:table-cell>
        </table:table-row>
        <table:table-row>
          <table:table-cell table:style-name="Tableau75.A2" office:value-type="string">
            <text:p text:style-name="Table_20_Contents">password</text:p>
          </table:table-cell>
          <table:table-cell table:style-name="Tableau75.A2" office:value-type="string">
            <text:p text:style-name="Table_20_Contents">string</text:p>
          </table:table-cell>
          <table:table-cell table:style-name="Tableau75.C2" office:value-type="string">
            <text:p text:style-name="Table_20_Contents">user password</text:p>
          </table:table-cell>
        </table:table-row>
        <table:table-row>
          <table:table-cell table:style-name="Tableau75.A2" office:value-type="string">
            <text:p text:style-name="Table_20_Contents">session</text:p>
          </table:table-cell>
          <table:table-cell table:style-name="Tableau75.A2" office:value-type="string">
            <text:p text:style-name="Table_20_Contents">string</text:p>
          </table:table-cell>
          <table:table-cell table:style-name="Tableau75.C2" office:value-type="string">
            <text:p text:style-name="Table_20_Contents">user session</text:p>
            <text:p text:style-name="Table_20_Contents">set session if if the server authentication provider</text:p>
          </table:table-cell>
        </table:table-row>
        <table:table-row>
          <table:table-cell table:style-name="Tableau75.A2" office:value-type="string">
            <text:p text:style-name="Table_20_Contents">anonymous</text:p>
          </table:table-cell>
          <table:table-cell table:style-name="Tableau75.A2" office:value-type="string">
            <text:p text:style-name="Table_20_Contents">boolean</text:p>
          </table:table-cell>
          <table:table-cell table:style-name="Tableau75.C2" office:value-type="string">
            <text:p text:style-name="Table_20_Contents">set to true is try an anonymous connection. </text:p>
          </table:table-cell>
        </table:table-row>
        <table:table-row>
          <table:table-cell table:style-name="Tableau75.A2" office:value-type="string">
            <text:p text:style-name="Table_20_Contents">authProvider</text:p>
          </table:table-cell>
          <table:table-cell table:style-name="Tableau75.A2" office:value-type="string">
            <text:p text:style-name="Table_20_Contents">string</text:p>
          </table:table-cell>
          <table:table-cell table:style-name="Tableau75.C2" office:value-type="string">
            <text:p text:style-name="Table_20_Contents"/>
          </table:table-cell>
        </table:table-row>
        <table:table-row>
          <table:table-cell table:style-name="Tableau75.A2" office:value-type="string">
            <text:p text:style-name="Table_20_Contents">context</text:p>
          </table:table-cell>
          <table:table-cell table:style-name="Tableau75.A2" office:value-type="string">
            <text:p text:style-name="Table_20_Contents">string</text:p>
          </table:table-cell>
          <table:table-cell table:style-name="Tableau75.C2" office:value-type="string">
            <text:p text:style-name="Table_20_Contents">if freedom server managed several context (several database), we could choose one of this.</text:p>
            <text:p text:style-name="Table_20_Contents">Use the 'default' context by default.</text:p>
          </table:table-cell>
        </table:table-row>
      </table:table>
      <text:p text:style-name="Standard"/>
      <text:h text:style-name="Heading_20_3" text:outline-level="3">Return</text:h>
      <text:p text:style-name="Standard">return false if context cannot be set.</text:p>
      <text:p text:style-name="Standard">The default authenticate provider, use a cookie to identify the user. If a valid authenticate session cookie is already set before <text:s/>the call to connect, user and <text:soft-page-break/>password are not required.</text:p>
      <text:h text:style-name="Heading_20_2" text:outline-level="2">Public properties</text:h>
      <text:p text:style-name="Standard"/>
      <table:table table:name="Tableau76" table:style-name="Tableau76">
        <table:table-column table:style-name="Tableau76.A"/>
        <table:table-column table:style-name="Tableau76.B"/>
        <table:table-column table:style-name="Tableau76.C"/>
        <table:table-header-rows>
          <table:table-row>
            <table:table-cell table:style-name="Tableau76.A1" office:value-type="string">
              <text:p text:style-name="Entete_20_tableau">property</text:p>
            </table:table-cell>
            <table:table-cell table:style-name="Tableau76.A1" office:value-type="string">
              <text:p text:style-name="Entete_20_tableau">type</text:p>
            </table:table-cell>
            <table:table-cell table:style-name="Tableau76.C1" office:value-type="string">
              <text:p text:style-name="Entete_20_tableau">description</text:p>
            </table:table-cell>
          </table:table-row>
        </table:table-header-rows>
        <table:table-row>
          <table:table-cell table:style-name="Tableau76.A2" office:value-type="string">
            <text:p text:style-name="Table_20_Contents">id</text:p>
          </table:table-cell>
          <table:table-cell table:style-name="Tableau76.A2" office:value-type="string">
            <text:p text:style-name="Table_20_Contents">string</text:p>
          </table:table-cell>
          <table:table-cell table:style-name="Tableau76.C2" office:value-type="string">
            <text:p text:style-name="Table_20_Contents">the identificator context</text:p>
          </table:table-cell>
        </table:table-row>
        <table:table-row>
          <table:table-cell table:style-name="Tableau76.A2" office:value-type="string">
            <text:p text:style-name="Table_20_Contents">url</text:p>
          </table:table-cell>
          <table:table-cell table:style-name="Tableau76.A2" office:value-type="string">
            <text:p text:style-name="Table_20_Contents">url</text:p>
          </table:table-cell>
          <table:table-cell table:style-name="Tableau76.C2" office:value-type="string">
            <text:p text:style-name="Table_20_Contents">serveur address</text:p>
          </table:table-cell>
        </table:table-row>
        <table:table-row>
          <table:table-cell table:style-name="Tableau76.A2" office:value-type="string">
            <text:p text:style-name="Table_20_Contents">login</text:p>
          </table:table-cell>
          <table:table-cell table:style-name="Tableau76.A2" office:value-type="string">
            <text:p text:style-name="Table_20_Contents">string</text:p>
          </table:table-cell>
          <table:table-cell table:style-name="Tableau76.C2" office:value-type="string">
            <text:p text:style-name="Table_20_Contents">the user login</text:p>
          </table:table-cell>
        </table:table-row>
        <table:table-row>
          <table:table-cell table:style-name="Tableau76.A2" office:value-type="string">
            <text:p text:style-name="Table_20_Contents"/>
          </table:table-cell>
          <table:table-cell table:style-name="Tableau76.A2" office:value-type="string">
            <text:p text:style-name="Table_20_Contents"/>
          </table:table-cell>
          <table:table-cell table:style-name="Tableau76.C2" office:value-type="string">
            <text:p text:style-name="Table_20_Contents"/>
          </table:table-cell>
        </table:table-row>
      </table:table>
      <text:h text:style-name="Heading_20_2" text:outline-level="2">Private properties</text:h>
      <text:p text:style-name="Standard"/>
      <table:table table:name="Tableau78" table:style-name="Tableau78">
        <table:table-column table:style-name="Tableau78.A"/>
        <table:table-column table:style-name="Tableau78.B"/>
        <table:table-column table:style-name="Tableau78.C"/>
        <table:table-header-rows>
          <table:table-row>
            <table:table-cell table:style-name="Tableau78.A1" office:value-type="string">
              <text:p text:style-name="Entete_20_tableau">property</text:p>
            </table:table-cell>
            <table:table-cell table:style-name="Tableau78.A1" office:value-type="string">
              <text:p text:style-name="Entete_20_tableau">type</text:p>
            </table:table-cell>
            <table:table-cell table:style-name="Tableau78.C1" office:value-type="string">
              <text:p text:style-name="Entete_20_tableau">description</text:p>
            </table:table-cell>
          </table:table-row>
        </table:table-header-rows>
        <table:table-row>
          <table:table-cell table:style-name="Tableau78.A2" office:value-type="string">
            <text:p text:style-name="Table_20_Contents">preConnect()</text:p>
          </table:table-cell>
          <table:table-cell table:style-name="Tableau78.A2" office:value-type="string">
            <text:p text:style-name="Table_20_Contents">boolean</text:p>
          </table:table-cell>
          <table:table-cell table:style-name="Tableau78.C2" office:value-type="string">
            <text:p text:style-name="Table_20_Contents">all connection parameters if sended to preConnect()</text:p>
            <text:p text:style-name="Table_20_Contents">This method can be modify when create another context object.</text:p>
          </table:table-cell>
        </table:table-row>
        <table:table-row>
          <table:table-cell table:style-name="Tableau78.A2" office:value-type="string">
            <text:p text:style-name="Table_20_Contents">postConnect()</text:p>
          </table:table-cell>
          <table:table-cell table:style-name="Tableau78.A2" office:value-type="string">
            <text:p text:style-name="Table_20_Contents"/>
          </table:table-cell>
          <table:table-cell table:style-name="Tableau78.C2" office:value-type="string">
            <text:p text:style-name="Table_20_Contents"/>
          </table:table-cell>
        </table:table-row>
        <table:table-row>
          <table:table-cell table:style-name="Tableau78.A2" office:value-type="string">
            <text:p text:style-name="Table_20_Contents">preSend(url)</text:p>
          </table:table-cell>
          <table:table-cell table:style-name="Tableau78.A2" office:value-type="string">
            <text:p text:style-name="Table_20_Contents"/>
          </table:table-cell>
          <table:table-cell table:style-name="Tableau78.C2" office:value-type="string">
            <text:p text:style-name="Table_20_Contents"/>
          </table:table-cell>
        </table:table-row>
        <table:table-row>
          <table:table-cell table:style-name="Tableau78.A2" office:value-type="string">
            <text:p text:style-name="Table_20_Contents">postSend(url,data)</text:p>
          </table:table-cell>
          <table:table-cell table:style-name="Tableau78.A2" office:value-type="string">
            <text:p text:style-name="Table_20_Contents"/>
          </table:table-cell>
          <table:table-cell table:style-name="Tableau78.C2" office:value-type="string">
            <text:p text:style-name="Table_20_Contents"/>
          </table:table-cell>
        </table:table-row>
      </table:table>
      <text:h text:style-name="Heading_20_2" text:outline-level="2">Public methods</text:h>
      <table:table table:name="Tableau77" table:style-name="Tableau77">
        <table:table-column table:style-name="Tableau77.A"/>
        <table:table-column table:style-name="Tableau77.B"/>
        <table:table-column table:style-name="Tableau77.C"/>
        <table:table-header-rows>
          <table:table-row table:style-name="Tableau77.1">
            <table:table-cell table:style-name="Tableau77.A1" office:value-type="string">
              <text:p text:style-name="Entete_20_tableau">method</text:p>
            </table:table-cell>
            <table:table-cell table:style-name="Tableau77.B1" office:value-type="string">
              <text:p text:style-name="Entete_20_tableau">return type</text:p>
            </table:table-cell>
            <table:table-cell table:style-name="Tableau77.C1" office:value-type="string">
              <text:p text:style-name="Entete_20_tableau">description</text:p>
            </table:table-cell>
          </table:table-row>
        </table:table-header-rows>
        <table:table-row table:style-name="Tableau77.1">
          <table:table-cell table:style-name="Tableau77.A2" office:value-type="string">
            <text:p text:style-name="Table_20_Contents"/>
          </table:table-cell>
          <table:table-cell table:style-name="Tableau77.A2" office:value-type="string">
            <text:p text:style-name="Table_20_Contents"/>
          </table:table-cell>
          <table:table-cell table:style-name="Tableau77.C2" office:value-type="string">
            <text:p text:style-name="Table_20_Contents"/>
          </table:table-cell>
        </table:table-row>
      </table:table>
      <text:p text:style-name="Text_20_body"/>
      <text:h text:style-name="Heading_20_1" text:outline-level="1">Fdl.Application<text:tab/></text:h>
      <text:p text:style-name="Standard"/>
      <table:table table:name="Tableau22" table:style-name="Tableau22">
        <table:table-column table:style-name="Tableau22.A"/>
        <table:table-column table:style-name="Tableau22.B"/>
        <table:table-row>
          <table:table-cell table:style-name="Tableau22.A1" office:value-type="string">
            <text:p text:style-name="Standard">Package</text:p>
          </table:table-cell>
          <table:table-cell table:style-name="Tableau22.B1" office:value-type="string">
            <text:p text:style-name="Standard"><text:s/>Fdl</text:p>
          </table:table-cell>
        </table:table-row>
        <table:table-row>
          <table:table-cell table:style-name="Tableau22.A2" office:value-type="string">
            <text:p text:style-name="Standard">Defined in</text:p>
          </table:table-cell>
          <table:table-cell table:style-name="Tableau22.B2" office:value-type="string">
            <text:p text:style-name="Standard">fdl.js</text:p>
          </table:table-cell>
        </table:table-row>
        <table:table-row>
          <table:table-cell table:style-name="Tableau22.A2" office:value-type="string">
            <text:p text:style-name="Standard">Class</text:p>
          </table:table-cell>
          <table:table-cell table:style-name="Tableau22.B2" office:value-type="string">
            <text:p text:style-name="Standard">Application</text:p>
          </table:table-cell>
        </table:table-row>
        <table:table-row>
          <table:table-cell table:style-name="Tableau22.A2" office:value-type="string">
            <text:p text:style-name="Standard">Subclasses</text:p>
          </table:table-cell>
          <table:table-cell table:style-name="Tableau22.B2" office:value-type="string">
            <text:p text:style-name="Standard"/>
          </table:table-cell>
        </table:table-row>
        <table:table-row>
          <table:table-cell table:style-name="Tableau22.A2" office:value-type="string">
            <text:p text:style-name="Standard">Extends</text:p>
          </table:table-cell>
          <table:table-cell table:style-name="Tableau22.B2" office:value-type="string">
            <text:p text:style-name="Standard"/>
          </table:table-cell>
        </table:table-row>
      </table:table>
      <text:p text:style-name="Standard"/>
      <text:h text:style-name="Heading_20_2" text:outline-level="2">Constructor</text:h>
      <text:p text:style-name="Preformatted_20_Text">var myApp = new Fdl.Application({</text:p>
      <text:p text:style-name="Preformatted_20_Text"><text:s text:c="4"/>name: 'bawball'</text:p>
      <text:p text:style-name="Preformatted_20_Text">});</text:p>
      <text:p text:style-name="Preformatted_20_Text">if (myApp != null) {</text:p>
      <text:p text:style-name="Preformatted_20_Text"><text:s text:c="3"/>var r=myApp.launch({action:'main'});</text:p>
      <text:p text:style-name="Preformatted_20_Text">}</text:p>
      <text:p text:style-name="Standard"/>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tableau">parameter</text:p>
          </table:table-cell>
          <table:table-cell table:style-name="Tableau23.A1" office:value-type="string">
            <text:p text:style-name="Entete_20_tableau">type</text:p>
          </table:table-cell>
          <table:table-cell table:style-name="Tableau23.C1" office:value-type="string">
            <text:p text:style-name="Entete_20_tableau">description</text:p>
          </table:table-cell>
        </table:table-row>
        <table:table-row>
          <table:table-cell table:style-name="Tableau23.A2" office:value-type="string">
            <text:p text:style-name="Table_20_Contents">name</text:p>
          </table:table-cell>
          <table:table-cell table:style-name="Tableau23.A2" office:value-type="string">
            <text:p text:style-name="Table_20_Contents">string</text:p>
          </table:table-cell>
          <table:table-cell table:style-name="Tableau23.C2" office:value-type="string">
            <text:p text:style-name="Table_20_Contents">identificator of application.</text:p>
            <text:p text:style-name="Table_20_Contents"/>
            <text:p text:style-name="Table_20_Contents"/>
          </table:table-cell>
        </table:table-row>
      </table:table>
      <text:p text:style-name="Standard"/>
      <text:h text:style-name="Heading_20_3" text:outline-level="3">Return</text:h>
      <text:p text:style-name="Standard">return false if user cannot exists or cannot be viewed.</text:p>
      <text:h text:style-name="Heading_20_2" text:outline-level="2">Public properties</text:h>
      <text:p text:style-name="Standard"/>
      <table:table table:name="Tableau63" table:style-name="Tableau63">
        <table:table-column table:style-name="Tableau63.A"/>
        <table:table-column table:style-name="Tableau63.B"/>
        <table:table-column table:style-name="Tableau63.C"/>
        <table:table-row>
          <table:table-cell table:style-name="Tableau63.A1" office:value-type="string">
            <text:p text:style-name="Entete_20_tableau">property</text:p>
          </table:table-cell>
          <table:table-cell table:style-name="Tableau63.A1" office:value-type="string">
            <text:p text:style-name="Entete_20_tableau">type</text:p>
          </table:table-cell>
          <table:table-cell table:style-name="Tableau63.C1" office:value-type="string">
            <text:p text:style-name="Entete_20_tableau">description</text:p>
          </table:table-cell>
        </table:table-row>
        <table:table-row>
          <table:table-cell table:style-name="Tableau63.A2" office:value-type="string">
            <text:p text:style-name="Table_20_Contents"/>
          </table:table-cell>
          <table:table-cell table:style-name="Tableau63.A2" office:value-type="string">
            <text:p text:style-name="Table_20_Contents"/>
          </table:table-cell>
          <table:table-cell table:style-name="Tableau63.C2" office:value-type="string">
            <text:p text:style-name="Table_20_Contents"/>
          </table:table-cell>
        </table:table-row>
        <table:table-row>
          <table:table-cell table:style-name="Tableau63.A2" office:value-type="string">
            <text:p text:style-name="Table_20_Contents"/>
          </table:table-cell>
          <table:table-cell table:style-name="Tableau63.A2" office:value-type="string">
            <text:p text:style-name="Table_20_Contents"/>
          </table:table-cell>
          <table:table-cell table:style-name="Tableau63.C2" office:value-type="string">
            <text:p text:style-name="Table_20_Contents"/>
          </table:table-cell>
        </table:table-row>
      </table:table>
      <text:h text:style-name="Heading_20_2" text:outline-level="2">Public methods</text:h>
      <table:table table:name="Tableau64" table:style-name="Tableau64">
        <table:table-column table:style-name="Tableau64.A"/>
        <table:table-column table:style-name="Tableau64.B"/>
        <table:table-column table:style-name="Tableau64.C"/>
        <table:table-header-rows>
          <table:table-row table:style-name="Tableau64.1">
            <table:table-cell table:style-name="Tableau64.A1" office:value-type="string">
              <text:p text:style-name="Entete_20_tableau">method</text:p>
            </table:table-cell>
            <table:table-cell table:style-name="Tableau64.B1" office:value-type="string">
              <text:p text:style-name="Entete_20_tableau">return type</text:p>
            </table:table-cell>
            <table:table-cell table:style-name="Tableau64.C1" office:value-type="string">
              <text:p text:style-name="Entete_20_tableau">description</text:p>
            </table:table-cell>
          </table:table-row>
        </table:table-header-rows>
        <table:table-row table:style-name="Tableau64.1">
          <table:table-cell table:style-name="Tableau64.A2" office:value-type="string">
            <text:p text:style-name="Table_20_Contents">getParam(key)</text:p>
          </table:table-cell>
          <table:table-cell table:style-name="Tableau64.A2" office:value-type="string">
            <text:p text:style-name="Table_20_Contents">string</text:p>
          </table:table-cell>
          <table:table-cell table:style-name="Tableau64.C2" office:value-type="string">
            <text:p text:style-name="Table_20_Contents">get value of application parameter</text:p>
          </table:table-cell>
        </table:table-row>
        <table:table-row table:style-name="Tableau64.1">
          <table:table-cell table:style-name="Tableau64.A2" office:value-type="string">
            <text:p text:style-name="Table_20_Contents">setParam(key,value)</text:p>
          </table:table-cell>
          <table:table-cell table:style-name="Tableau64.A2" office:value-type="string">
            <text:p text:style-name="Table_20_Contents">boolean</text:p>
          </table:table-cell>
          <table:table-cell table:style-name="Tableau64.C2" office:value-type="string">
            <text:p text:style-name="Table_20_Contents">set value of application parameter.</text:p>
            <text:p text:style-name="Table_20_Contents">IF it is a user parameter, the value for current user is set.</text:p>
            <text:p text:style-name="Table_20_Contents">Can be false, if not authorized to modify.</text:p>
            <text:p text:style-name="Table_20_Contents">Is null is key not exists</text:p>
          </table:table-cell>
        </table:table-row>
        <table:table-row table:style-name="Tableau64.1">
          <table:table-cell table:style-name="Tableau64.A2" office:value-type="string">
            <text:p text:style-name="Table_20_Contents">getLabel()</text:p>
          </table:table-cell>
          <table:table-cell table:style-name="Tableau64.A2" office:value-type="string">
            <text:p text:style-name="Table_20_Contents">string</text:p>
          </table:table-cell>
          <table:table-cell table:style-name="Tableau64.C2" office:value-type="string">
            <text:p text:style-name="Table_20_Contents">localized short name</text:p>
          </table:table-cell>
        </table:table-row>
        <table:table-row table:style-name="Tableau64.1">
          <table:table-cell table:style-name="Tableau64.A2" office:value-type="string">
            <text:p text:style-name="Table_20_Contents">getDescription()</text:p>
          </table:table-cell>
          <table:table-cell table:style-name="Tableau64.A2" office:value-type="string">
            <text:p text:style-name="Table_20_Contents">string</text:p>
          </table:table-cell>
          <table:table-cell table:style-name="Tableau64.C2" office:value-type="string">
            <text:p text:style-name="Table_20_Contents">localized description</text:p>
          </table:table-cell>
        </table:table-row>
        <table:table-row table:style-name="Tableau64.1">
          <table:table-cell table:style-name="Tableau64.A2" office:value-type="string">
            <text:p text:style-name="Table_20_Contents">getIcon()</text:p>
          </table:table-cell>
          <table:table-cell table:style-name="Tableau64.A2" office:value-type="string">
            <text:p text:style-name="Table_20_Contents">url</text:p>
          </table:table-cell>
          <table:table-cell table:style-name="Tableau64.C2" office:value-type="string">
            <text:p text:style-name="Table_20_Contents">get application icon</text:p>
          </table:table-cell>
        </table:table-row>
        <text:soft-page-break/>
        <table:table-row table:style-name="Tableau64.1">
          <table:table-cell table:style-name="Tableau64.A2" office:value-type="string">
            <text:p text:style-name="Table_20_Contents">launch(action, <text:s/>...)</text:p>
          </table:table-cell>
          <table:table-cell table:style-name="Tableau64.A2" office:value-type="string">
            <text:p text:style-name="Table_20_Contents">ActionResult</text:p>
          </table:table-cell>
          <table:table-cell table:style-name="Tableau64.C2" office:value-type="string">
            <text:p text:style-name="Table_20_Contents">call specific action declared in application</text:p>
            <text:p text:style-name="Preformatted_20_Text">var a=Fdl.getApplication();</text:p>
            <text:p text:style-name="Preformatted_20_Text">var r=d.launch({action:'my_act',</text:p>
            <text:p text:style-name="Preformatted_20_Text"><text:s text:c="16"/>my_argument:12});</text:p>
            <text:p text:style-name="Preformatted_20_Text">/* r={data:{a:1,b:'a text'},</text:p>
            <text:p text:style-name="Preformatted_20_Text"><text:s text:c="6"/>html:'&lt;h1&gt;The result&lt;/h1&gt;'</text:p>
            <text:p text:style-name="Preformatted_20_Text"><text:s text:c="6"/>js:'alert("result retrieve")'</text:p>
            <text:p text:style-name="Preformatted_20_Text"><text:s text:c="5"/>}</text:p>
            <text:p text:style-name="Preformatted_20_Text">*/</text:p>
            <text:p text:style-name="Table_20_Contents"/>
          </table:table-cell>
        </table:table-row>
      </table:table>
      <text:h text:style-name="Heading_20_1" text:outline-level="1">Fdl.ActionResult</text:h>
      <text:p text:style-name="Standard"/>
      <table:table table:name="Tableau66" table:style-name="Tableau66">
        <table:table-column table:style-name="Tableau66.A"/>
        <table:table-column table:style-name="Tableau66.B"/>
        <table:table-row>
          <table:table-cell table:style-name="Tableau66.A1" office:value-type="string">
            <text:p text:style-name="Standard">Package</text:p>
          </table:table-cell>
          <table:table-cell table:style-name="Tableau66.B1" office:value-type="string">
            <text:p text:style-name="Standard"><text:s/>Fdl</text:p>
          </table:table-cell>
        </table:table-row>
        <table:table-row>
          <table:table-cell table:style-name="Tableau66.A2" office:value-type="string">
            <text:p text:style-name="Standard">Defined in</text:p>
          </table:table-cell>
          <table:table-cell table:style-name="Tableau66.B2" office:value-type="string">
            <text:p text:style-name="Standard">fdl.js</text:p>
          </table:table-cell>
        </table:table-row>
        <table:table-row>
          <table:table-cell table:style-name="Tableau66.A2" office:value-type="string">
            <text:p text:style-name="Standard">Class</text:p>
          </table:table-cell>
          <table:table-cell table:style-name="Tableau66.B2" office:value-type="string">
            <text:p text:style-name="Standard">ActionResult</text:p>
          </table:table-cell>
        </table:table-row>
        <table:table-row>
          <table:table-cell table:style-name="Tableau66.A2" office:value-type="string">
            <text:p text:style-name="Standard">Subclasses</text:p>
          </table:table-cell>
          <table:table-cell table:style-name="Tableau66.B2" office:value-type="string">
            <text:p text:style-name="Standard">none</text:p>
          </table:table-cell>
        </table:table-row>
        <table:table-row>
          <table:table-cell table:style-name="Tableau66.A2" office:value-type="string">
            <text:p text:style-name="Standard">Extends</text:p>
          </table:table-cell>
          <table:table-cell table:style-name="Tableau66.B2" office:value-type="string">
            <text:p text:style-name="Standard">none</text:p>
          </table:table-cell>
        </table:table-row>
      </table:table>
      <text:p text:style-name="Standard"/>
      <text:p text:style-name="Standard">Object returned by Fdl.Application.launch() method.</text:p>
      <text:p text:style-name="Standard"><text:s/></text:p>
      <text:p text:style-name="Preformatted_20_Text"/>
      <text:p text:style-name="Preformatted_20_Text"/>
      <text:h text:style-name="Heading_20_2" text:outline-level="2">Public properties</text:h>
      <text:p text:style-name="Standard"/>
      <table:table table:name="Tableau67" table:style-name="Tableau67">
        <table:table-column table:style-name="Tableau67.A"/>
        <table:table-column table:style-name="Tableau67.B"/>
        <table:table-column table:style-name="Tableau67.C"/>
        <table:table-row>
          <table:table-cell table:style-name="Tableau67.A1" office:value-type="string">
            <text:p text:style-name="Entete_20_tableau">property</text:p>
          </table:table-cell>
          <table:table-cell table:style-name="Tableau67.A1" office:value-type="string">
            <text:p text:style-name="Entete_20_tableau">type</text:p>
          </table:table-cell>
          <table:table-cell table:style-name="Tableau67.C1" office:value-type="string">
            <text:p text:style-name="Entete_20_tableau">description</text:p>
          </table:table-cell>
        </table:table-row>
        <table:table-row>
          <table:table-cell table:style-name="Tableau67.A2" office:value-type="string">
            <text:p text:style-name="Table_20_Contents">html</text:p>
          </table:table-cell>
          <table:table-cell table:style-name="Tableau67.A2" office:value-type="string">
            <text:p text:style-name="Table_20_Contents">string</text:p>
          </table:table-cell>
          <table:table-cell table:style-name="Tableau67.C2" office:value-type="string">
            <text:p text:style-name="Table_20_Contents">html fragment</text:p>
            <text:p text:style-name="Table_20_Contents"/>
          </table:table-cell>
        </table:table-row>
        <table:table-row>
          <table:table-cell table:style-name="Tableau67.A2" office:value-type="string">
            <text:p text:style-name="Table_20_Contents">js</text:p>
          </table:table-cell>
          <table:table-cell table:style-name="Tableau67.A2" office:value-type="string">
            <text:p text:style-name="Table_20_Contents">string</text:p>
          </table:table-cell>
          <table:table-cell table:style-name="Tableau67.C2" office:value-type="string">
            <text:p text:style-name="Table_20_Contents">javascript code</text:p>
          </table:table-cell>
        </table:table-row>
        <table:table-row>
          <table:table-cell table:style-name="Tableau67.A2" office:value-type="string">
            <text:p text:style-name="Table_20_Contents">data</text:p>
          </table:table-cell>
          <table:table-cell table:style-name="Tableau67.A2" office:value-type="string">
            <text:p text:style-name="Table_20_Contents">json</text:p>
          </table:table-cell>
          <table:table-cell table:style-name="Tableau67.C2" office:value-type="string">
            <text:p text:style-name="Table_20_Contents">javascript object</text:p>
          </table:table-cell>
        </table:table-row>
      </table:table>
      <text:p text:style-name="Standard"/>
      <text:h text:style-name="Heading_20_2" text:outline-level="2">Public methods</text:h>
      <text:p text:style-name="Standard"/>
      <table:table table:name="Tableau68" table:style-name="Tableau68">
        <table:table-column table:style-name="Tableau68.A"/>
        <table:table-column table:style-name="Tableau68.B"/>
        <table:table-column table:style-name="Tableau68.C"/>
        <table:table-header-rows>
          <table:table-row>
            <table:table-cell table:style-name="Tableau68.A1" office:value-type="string">
              <text:p text:style-name="Entete_20_tableau">method</text:p>
            </table:table-cell>
            <table:table-cell table:style-name="Tableau68.B1" office:value-type="string">
              <text:p text:style-name="Entete_20_tableau">return type</text:p>
            </table:table-cell>
            <table:table-cell table:style-name="Tableau68.C1" office:value-type="string">
              <text:p text:style-name="Entete_20_tableau">description</text:p>
            </table:table-cell>
          </table:table-row>
        </table:table-header-rows>
        <table:table-row>
          <table:table-cell table:style-name="Tableau68.A2" office:value-type="string">
            <text:p text:style-name="Table_20_Contents"/>
          </table:table-cell>
          <table:table-cell table:style-name="Tableau68.A2" office:value-type="string">
            <text:p text:style-name="Table_20_Contents"/>
          </table:table-cell>
          <table:table-cell table:style-name="Tableau68.C2" office:value-type="string">
            <text:p text:style-name="Table_20_Contents"/>
          </table:table-cell>
        </table:table-row>
      </table:table>
      <text:h text:style-name="Heading_20_1" text:outline-level="1">Fdl.Family</text:h>
      <text:p text:style-name="Standard"/>
      <table:table table:name="Tableau85" table:style-name="Tableau85">
        <table:table-column table:style-name="Tableau85.A"/>
        <table:table-column table:style-name="Tableau85.B"/>
        <table:table-row>
          <table:table-cell table:style-name="Tableau85.A1" office:value-type="string">
            <text:p text:style-name="Standard">Package</text:p>
          </table:table-cell>
          <table:table-cell table:style-name="Tableau85.B1" office:value-type="string">
            <text:p text:style-name="Standard"><text:s/>Fdl</text:p>
          </table:table-cell>
        </table:table-row>
        <table:table-row>
          <table:table-cell table:style-name="Tableau85.A2" office:value-type="string">
            <text:p text:style-name="Standard">Defined in</text:p>
          </table:table-cell>
          <table:table-cell table:style-name="Tableau85.B2" office:value-type="string">
            <text:p text:style-name="Standard">fdl.js</text:p>
          </table:table-cell>
        </table:table-row>
        <table:table-row>
          <table:table-cell table:style-name="Tableau85.A2" office:value-type="string">
            <text:p text:style-name="Standard">Class</text:p>
          </table:table-cell>
          <table:table-cell table:style-name="Tableau85.B2" office:value-type="string">
            <text:p text:style-name="Standard">Family</text:p>
          </table:table-cell>
        </table:table-row>
        <table:table-row>
          <table:table-cell table:style-name="Tableau85.A2" office:value-type="string">
            <text:p text:style-name="Standard">Subclasses</text:p>
          </table:table-cell>
          <table:table-cell table:style-name="Tableau85.B2" office:value-type="string">
            <text:p text:style-name="Standard">none</text:p>
          </table:table-cell>
        </table:table-row>
        <table:table-row>
          <table:table-cell table:style-name="Tableau85.A2" office:value-type="string">
            <text:p text:style-name="Standard">Extends</text:p>
          </table:table-cell>
          <table:table-cell table:style-name="Tableau85.B2" office:value-type="string">
            <text:p text:style-name="Standard">Document</text:p>
          </table:table-cell>
        </table:table-row>
      </table:table>
      <text:p text:style-name="Standard"/>
      <text:p text:style-name="Standard"/>
      <text:p text:style-name="Preformatted_20_Text">var doc=new Fdl.Family({id:'USER'});</text:p>
      <text:p text:style-name="Preformatted_20_Text">if (doc.isAlive()) {</text:p>
      <text:p text:style-name="Preformatted_20_Text"><text:s text:c="2"/>if (! doc.addAttribute({attributeId:'my_tst',</text:p>
      <text:p text:style-name="Preformatted_20_Text"><text:tab/><text:tab/><text:tab/><text:tab/> <text:s/>parent:'us_fr_ident',</text:p>
      <text:p text:style-name="Preformatted_20_Text"><text:tab/><text:tab/><text:tab/><text:tab/> <text:s/>type:'longtext',</text:p>
      <text:p text:style-name="Preformatted_20_Text"><text:tab/><text:tab/><text:tab/><text:tab/> <text:s/>visibility:'W',</text:p>
      <text:p text:style-name="Preformatted_20_Text"><text:tab/><text:tab/><text:tab/><text:tab/> <text:s/>label:'a first test',</text:p>
      <text:p text:style-name="Preformatted_20_Text"><text:tab/><text:tab/><text:tab/><text:tab/> <text:s/>order:30})) {</text:p>
      <text:p text:style-name="Preformatted_20_Text"><text:tab/><text:tab/>alert(Fdl.getLastErrorMessage());</text:p>
      <text:p text:style-name="Preformatted_20_Text"><text:tab/> <text:s text:c="3"/>}</text:p>
      <text:p text:style-name="Preformatted_20_Text">}</text:p>
      <text:p text:style-name="Standard"/>
      <text:h text:style-name="Heading_20_2" text:outline-level="2">Public properties</text:h>
      <text:p text:style-name="Standard"/>
      <table:table table:name="Tableau86" table:style-name="Tableau86">
        <table:table-column table:style-name="Tableau86.A" table:number-columns-repeated="2"/>
        <table:table-column table:style-name="Tableau86.C"/>
        <table:table-row>
          <table:table-cell table:style-name="Tableau86.A1" office:value-type="string">
            <text:p text:style-name="Entete_20_tableau">property</text:p>
          </table:table-cell>
          <table:table-cell table:style-name="Tableau86.A1" office:value-type="string">
            <text:p text:style-name="Entete_20_tableau">type</text:p>
          </table:table-cell>
          <table:table-cell table:style-name="Tableau86.C1" office:value-type="string">
            <text:p text:style-name="Entete_20_tableau">description</text:p>
          </table:table-cell>
        </table:table-row>
        <table:table-row>
          <table:table-cell table:style-name="Tableau86.A2" office:value-type="string">
            <text:p text:style-name="Table_20_Contents"/>
          </table:table-cell>
          <table:table-cell table:style-name="Tableau86.A2" office:value-type="string">
            <text:p text:style-name="Table_20_Contents"/>
          </table:table-cell>
          <table:table-cell table:style-name="Tableau86.C2" office:value-type="string">
            <text:p text:style-name="Table_20_Contents"/>
          </table:table-cell>
        </table:table-row>
        <table:table-row>
          <table:table-cell table:style-name="Tableau86.A2" office:value-type="string">
            <text:p text:style-name="Table_20_Contents"/>
          </table:table-cell>
          <table:table-cell table:style-name="Tableau86.A2" office:value-type="string">
            <text:p text:style-name="Table_20_Contents"/>
          </table:table-cell>
          <table:table-cell table:style-name="Tableau86.C2" office:value-type="string">
            <text:p text:style-name="Table_20_Contents"/>
          </table:table-cell>
        </table:table-row>
        <table:table-row>
          <table:table-cell table:style-name="Tableau86.A2" office:value-type="string">
            <text:p text:style-name="Table_20_Contents"/>
          </table:table-cell>
          <table:table-cell table:style-name="Tableau86.A2" office:value-type="string">
            <text:p text:style-name="Table_20_Contents"/>
          </table:table-cell>
          <table:table-cell table:style-name="Tableau86.C2" office:value-type="string">
            <text:p text:style-name="Table_20_Contents"/>
          </table:table-cell>
        </table:table-row>
      </table:table>
      <text:p text:style-name="Standard"/>
      <text:h text:style-name="Heading_20_2" text:outline-level="2">Public methods</text:h>
      <text:p text:style-name="Standard"/>
      <table:table table:name="Tableau87" table:style-name="Tableau87">
        <table:table-column table:style-name="Tableau87.A"/>
        <table:table-column table:style-name="Tableau87.B"/>
        <table:table-column table:style-name="Tableau87.C"/>
        <table:table-header-rows>
          <table:table-row>
            <table:table-cell table:style-name="Tableau87.A1" office:value-type="string">
              <text:p text:style-name="Entete_20_tableau">method</text:p>
            </table:table-cell>
            <table:table-cell table:style-name="Tableau87.B1" office:value-type="string">
              <text:p text:style-name="Entete_20_tableau">return type</text:p>
            </table:table-cell>
            <table:table-cell table:style-name="Tableau87.C1" office:value-type="string">
              <text:p text:style-name="Entete_20_tableau">description</text:p>
            </table:table-cell>
          </table:table-row>
        </table:table-header-rows>
        <table:table-row>
          <table:table-cell table:style-name="Tableau87.A2" office:value-type="string">
            <text:p text:style-name="Table_20_Contents">addAttribute</text:p>
          </table:table-cell>
          <table:table-cell table:style-name="Tableau87.A2" office:value-type="string">
            <text:p text:style-name="Table_20_Contents">bool</text:p>
          </table:table-cell>
          <table:table-cell table:style-name="Tableau87.C2" office:value-type="string">
            <text:p text:style-name="Table_20_Contents">parameters:</text:p>
            <text:list xml:id="list1695495755" text:style-name="L3">
              <text:list-item>
                <text:p text:style-name="P6">attributeId</text:p>
              </text:list-item>
              <text:list-item>
                <text:p text:style-name="P6">label</text:p>
              </text:list-item>
              <text:list-item>
                <text:p text:style-name="P6">type</text:p>
              </text:list-item>
              <text:list-item>
                <text:p text:style-name="P6">visibility</text:p>
              </text:list-item>
              <text:list-item>
                <text:p text:style-name="P6">parent </text:p>
              </text:list-item>
              <text:list-item>
                <text:p text:style-name="P6">needed</text:p>
              </text:list-item>
              <text:list-item>
                <text:p text:style-name="P6">inTitle</text:p>
              </text:list-item>
              <text:list-item>
                <text:p text:style-name="P6">inAbstract</text:p>
              </text:list-item>
              <text:list-item>
                <text:p text:style-name="P6">link</text:p>
              </text:list-item>
              <text:list-item>
                <text:p text:style-name="P6">elink</text:p>
              </text:list-item>
              <text:list-item>
                <text:p text:style-name="P6">order</text:p>
              </text:list-item>
              <text:list-item>
                <text:p text:style-name="P6">phpFile</text:p>
              </text:list-item>
              <text:list-item>
                <text:p text:style-name="P6">phpFunction</text:p>
              </text:list-item>
              <text:list-item>
                <text:p text:style-name="P6">constraint</text:p>
              </text:list-item>
              <text:list-item>
                <text:p text:style-name="P6"><text:soft-page-break/>options</text:p>
              </text:list-item>
            </text:list>
            <text:p text:style-name="Table_20_Contents">The attributeId must not exists.</text:p>
            <text:p text:style-name="Table_20_Contents"/>
            <text:p text:style-name="Table_20_Contents">The order can be a integer number. But it can be also a string like :</text:p>
            <text:p text:style-name="Table_20_Contents">'upto my_brother' to indicate that id must be inserted up 'my_brother' attribute.</text:p>
            <text:p text:style-name="Table_20_Contents">The key 'downto my_brother' can be set also.</text:p>
          </table:table-cell>
        </table:table-row>
        <table:table-row>
          <table:table-cell table:style-name="Tableau87.A2" office:value-type="string">
            <text:p text:style-name="Table_20_Contents">modifyAttribute</text:p>
          </table:table-cell>
          <table:table-cell table:style-name="Tableau87.A2" office:value-type="string">
            <text:p text:style-name="Table_20_Contents">bool</text:p>
          </table:table-cell>
          <table:table-cell table:style-name="Tableau87.C2" office:value-type="string">
            <text:p text:style-name="Table_20_Contents">Same as addAttribute. The attributeId must exists.</text:p>
          </table:table-cell>
        </table:table-row>
        <table:table-row>
          <table:table-cell table:style-name="Tableau87.A2" office:value-type="string">
            <text:p text:style-name="Table_20_Contents">removeAttribute</text:p>
          </table:table-cell>
          <table:table-cell table:style-name="Tableau87.A2" office:value-type="string">
            <text:p text:style-name="Table_20_Contents">bool</text:p>
          </table:table-cell>
          <table:table-cell table:style-name="Tableau87.C2" office:value-type="string">
            <text:p text:style-name="Table_20_Contents">Parameter is only the attributeId.</text:p>
            <text:p text:style-name="Table_20_Contents"/>
          </table:table-cell>
        </table:table-row>
      </table:table>
      <text:h text:style-name="Heading_20_1" text:outline-level="1">Fdl.Workflow</text:h>
      <text:p text:style-name="Standard"/>
      <table:table table:name="Tableau88" table:style-name="Tableau88">
        <table:table-column table:style-name="Tableau88.A"/>
        <table:table-column table:style-name="Tableau88.B"/>
        <table:table-row>
          <table:table-cell table:style-name="Tableau88.A1" office:value-type="string">
            <text:p text:style-name="Standard">Package</text:p>
          </table:table-cell>
          <table:table-cell table:style-name="Tableau88.B1" office:value-type="string">
            <text:p text:style-name="Standard"><text:s/>Fdl</text:p>
          </table:table-cell>
        </table:table-row>
        <table:table-row>
          <table:table-cell table:style-name="Tableau88.A2" office:value-type="string">
            <text:p text:style-name="Standard">Defined in</text:p>
          </table:table-cell>
          <table:table-cell table:style-name="Tableau88.B2" office:value-type="string">
            <text:p text:style-name="Standard">fdl.js</text:p>
          </table:table-cell>
        </table:table-row>
        <table:table-row>
          <table:table-cell table:style-name="Tableau88.A2" office:value-type="string">
            <text:p text:style-name="Standard">Class</text:p>
          </table:table-cell>
          <table:table-cell table:style-name="Tableau88.B2" office:value-type="string">
            <text:p text:style-name="Standard">Workflow</text:p>
          </table:table-cell>
        </table:table-row>
        <table:table-row>
          <table:table-cell table:style-name="Tableau88.A2" office:value-type="string">
            <text:p text:style-name="Standard">Subclasses</text:p>
          </table:table-cell>
          <table:table-cell table:style-name="Tableau88.B2" office:value-type="string">
            <text:p text:style-name="Standard">none</text:p>
          </table:table-cell>
        </table:table-row>
        <table:table-row>
          <table:table-cell table:style-name="Tableau88.A2" office:value-type="string">
            <text:p text:style-name="Standard">Extends</text:p>
          </table:table-cell>
          <table:table-cell table:style-name="Tableau88.B2" office:value-type="string">
            <text:p text:style-name="Standard">Document</text:p>
          </table:table-cell>
        </table:table-row>
      </table:table>
      <text:p text:style-name="Standard"/>
      <text:p text:style-name="Standard"/>
      <text:p text:style-name="Preformatted_20_Text">var doc=new Fdl.Worflow({id:46903});</text:p>
      <text:p text:style-name="Preformatted_20_Text">if (doc.isAlive()) {</text:p>
      <text:p text:style-name="Preformatted_20_Text"><text:s text:c="2"/>var states=doc.getStates();</text:p>
      <text:p text:style-name="Preformatted_20_Text">}</text:p>
      <text:p text:style-name="Standard"/>
      <text:h text:style-name="Heading_20_2" text:outline-level="2">Public properties</text:h>
      <text:p text:style-name="Standard"/>
      <table:table table:name="Tableau89" table:style-name="Tableau89">
        <table:table-column table:style-name="Tableau89.A" table:number-columns-repeated="2"/>
        <table:table-column table:style-name="Tableau89.C"/>
        <table:table-row>
          <table:table-cell table:style-name="Tableau89.A1" office:value-type="string">
            <text:p text:style-name="Entete_20_tableau">property</text:p>
          </table:table-cell>
          <table:table-cell table:style-name="Tableau89.A1" office:value-type="string">
            <text:p text:style-name="Entete_20_tableau">type</text:p>
          </table:table-cell>
          <table:table-cell table:style-name="Tableau89.C1" office:value-type="string">
            <text:p text:style-name="Entete_20_tableau">description</text:p>
          </table:table-cell>
        </table:table-row>
        <table:table-row>
          <table:table-cell table:style-name="Tableau89.A2" office:value-type="string">
            <text:p text:style-name="Table_20_Contents"/>
          </table:table-cell>
          <table:table-cell table:style-name="Tableau89.A2" office:value-type="string">
            <text:p text:style-name="Table_20_Contents"/>
          </table:table-cell>
          <table:table-cell table:style-name="Tableau89.C2" office:value-type="string">
            <text:p text:style-name="Table_20_Contents"/>
          </table:table-cell>
        </table:table-row>
        <table:table-row>
          <table:table-cell table:style-name="Tableau89.A2" office:value-type="string">
            <text:p text:style-name="Table_20_Contents"/>
          </table:table-cell>
          <table:table-cell table:style-name="Tableau89.A2" office:value-type="string">
            <text:p text:style-name="Table_20_Contents"/>
          </table:table-cell>
          <table:table-cell table:style-name="Tableau89.C2" office:value-type="string">
            <text:p text:style-name="Table_20_Contents"/>
          </table:table-cell>
        </table:table-row>
        <table:table-row>
          <table:table-cell table:style-name="Tableau89.A2" office:value-type="string">
            <text:p text:style-name="Table_20_Contents"/>
          </table:table-cell>
          <table:table-cell table:style-name="Tableau89.A2" office:value-type="string">
            <text:p text:style-name="Table_20_Contents"/>
          </table:table-cell>
          <table:table-cell table:style-name="Tableau89.C2" office:value-type="string">
            <text:p text:style-name="Table_20_Contents"/>
          </table:table-cell>
        </table:table-row>
      </table:table>
      <text:p text:style-name="Standard"/>
      <text:h text:style-name="Heading_20_2" text:outline-level="2">Public methods</text:h>
      <text:p text:style-name="Standard"/>
      <table:table table:name="Tableau90" table:style-name="Tableau90">
        <table:table-column table:style-name="Tableau90.A"/>
        <table:table-column table:style-name="Tableau90.B"/>
        <table:table-column table:style-name="Tableau90.C"/>
        <table:table-header-rows>
          <table:table-row>
            <table:table-cell table:style-name="Tableau90.A1" office:value-type="string">
              <text:p text:style-name="Entete_20_tableau">method</text:p>
            </table:table-cell>
            <table:table-cell table:style-name="Tableau90.B1" office:value-type="string">
              <text:p text:style-name="Entete_20_tableau">return type</text:p>
            </table:table-cell>
            <table:table-cell table:style-name="Tableau90.C1" office:value-type="string">
              <text:p text:style-name="Entete_20_tableau">description</text:p>
            </table:table-cell>
          </table:table-row>
        </table:table-header-rows>
        <table:table-row>
          <table:table-cell table:style-name="Tableau90.A2" office:value-type="string">
            <text:p text:style-name="Table_20_Contents">getStates()</text:p>
          </table:table-cell>
          <table:table-cell table:style-name="Tableau90.A2" office:value-type="string">
            <text:p text:style-name="Table_20_Contents">list</text:p>
          </table:table-cell>
          <table:table-cell table:style-name="Tableau90.C2" office:value-type="string">
            <text:p text:style-name="Table_20_Contents">return description of states:</text:p>
            <text:p text:style-name="Preformatted_20_Text"><text:bookmark text:name="info"/>cr_init -[object Object]</text:p>
            <text:p text:style-name="Preformatted_20_Text">......key - [cr_init]</text:p>
            <text:p text:style-name="Preformatted_20_Text">......activity - [Rédaction]</text:p>
            <text:p text:style-name="Preformatted_20_Text">......label - [initialisé]</text:p>
            <text:p text:style-name="Preformatted_20_Text"/>
            <text:p text:style-name="Preformatted_20_Text">cr_redacted -[object Object]</text:p>
            <text:p text:style-name="Preformatted_20_Text">......key - [cr_redacted]</text:p>
            <text:p text:style-name="Preformatted_20_Text">......activity - [Vérification]</text:p>
            <text:p text:style-name="Preformatted_20_Text">......label - [rédigé]</text:p>
            <text:p text:style-name="Preformatted_20_Text"/>
            <text:p text:style-name="Preformatted_20_Text"/>
            <text:p text:style-name="Table_20_Contents"/>
          </table:table-cell>
        </table:table-row>
        <table:table-row>
          <table:table-cell table:style-name="Tableau90.A2" office:value-type="string">
            <text:p text:style-name="Table_20_Contents">getTransitions</text:p>
          </table:table-cell>
          <table:table-cell table:style-name="Tableau90.A2" office:value-type="string">
            <text:p text:style-name="Table_20_Contents">array</text:p>
          </table:table-cell>
          <table:table-cell table:style-name="Tableau90.C2" office:value-type="string">
            <text:p text:style-name="Table_20_Contents">Return transition. Triple (start, finish an transition type)</text:p>
            <text:p text:style-name="Preformatted_20_Text"><text:bookmark text:name="info1"/>Array</text:p>
            <text:p text:style-name="Preformatted_20_Text">0 -[object Object]</text:p>
            <text:p text:style-name="Preformatted_20_Text">......start - [cr_init]</text:p>
            <text:p text:style-name="Preformatted_20_Text">......finish - [cr_redacted]</text:p>
            <text:p text:style-name="Preformatted_20_Text">......transitionType - [Tcr_redacted]</text:p>
            <text:p text:style-name="Preformatted_20_Text"/>
            <text:p text:style-name="Preformatted_20_Text"><text:soft-page-break/>1 -[object Object]</text:p>
            <text:p text:style-name="Preformatted_20_Text">......start - [cr_redacted]</text:p>
            <text:p text:style-name="Preformatted_20_Text">......finish - [cr_published]</text:p>
            <text:p text:style-name="Preformatted_20_Text">......transitionType - [Tcr_published]</text:p>
            <text:p text:style-name="Preformatted_20_Text"/>
            <text:p text:style-name="Preformatted_20_Text">2 -[object Object]</text:p>
            <text:p text:style-name="Preformatted_20_Text">......start - [cr_redacted]</text:p>
            <text:p text:style-name="Preformatted_20_Text">......finish - [cr_refused]</text:p>
            <text:p text:style-name="P3">......transitionType - [Tcr_refused]</text:p>
            <text:p text:style-name="Table_20_Contents"/>
          </table:table-cell>
        </table:table-row>
        <table:table-row>
          <table:table-cell table:style-name="Tableau90.A2" office:value-type="string">
            <text:p text:style-name="Table_20_Contents">getTransitionTypes</text:p>
          </table:table-cell>
          <table:table-cell table:style-name="Tableau90.A2" office:value-type="string">
            <text:p text:style-name="Table_20_Contents">list</text:p>
          </table:table-cell>
          <table:table-cell table:style-name="Tableau90.C2" office:value-type="string">
            <text:p text:style-name="Table_20_Contents">Definition of transition</text:p>
            <text:p text:style-name="Preformatted_20_Text"><text:bookmark text:name="info2"/>Tcr_redacted -[object Object]</text:p>
            <text:p text:style-name="Preformatted_20_Text">......key - [Tcr_redacted]</text:p>
            <text:p text:style-name="Preformatted_20_Text">......label - [pour approbation]</text:p>
            <text:p text:style-name="Preformatted_20_Text">......ask - [Array]</text:p>
            <text:p text:style-name="Preformatted_20_Text">......preMethod - []</text:p>
            <text:p text:style-name="Preformatted_20_Text">......postMethod - []</text:p>
            <text:p text:style-name="Preformatted_20_Text">......noComment - [false]</text:p>
            <text:p text:style-name="Preformatted_20_Text"/>
            <text:p text:style-name="Preformatted_20_Text">Tcr_published -[object Object]</text:p>
            <text:p text:style-name="Preformatted_20_Text">......key - [Tcr_published]</text:p>
            <text:p text:style-name="Preformatted_20_Text">......label - [pour diffusion]</text:p>
            <text:p text:style-name="Preformatted_20_Text">......ask - []</text:p>
            <text:p text:style-name="Preformatted_20_Text">......preMethod - []</text:p>
            <text:p text:style-name="Preformatted_20_Text">......postMethod - []</text:p>
            <text:p text:style-name="P3">......noComment - [false]</text:p>
            <text:p text:style-name="Table_20_Contents"/>
          </table:table-cell>
        </table:table-row>
        <table:table-row>
          <table:table-cell table:style-name="Tableau90.A2" office:value-type="string">
            <text:p text:style-name="Table_20_Contents">addState</text:p>
          </table:table-cell>
          <table:table-cell table:style-name="Tableau90.A2" office:value-type="string">
            <text:p text:style-name="Table_20_Contents">bool</text:p>
          </table:table-cell>
          <table:table-cell table:style-name="Tableau90.C2" office:value-type="string">
            <text:p text:style-name="Table_20_Contents">add a new state</text:p>
            <text:p text:style-name="Preformatted_20_Text">if (! doc.addState({key:'my_state',</text:p>
            <text:p text:style-name="Preformatted_20_Text"><text:s text:c="8"/>activity:'my activity',</text:p>
            <text:p text:style-name="Preformatted_20_Text"><text:s text:c="8"/>label:'adjective of state'}))</text:p>
            <text:p text:style-name="Preformatted_20_Text"><text:s text:c="3"/>alert(Fdl.getLastErrorMessage());</text:p>
          </table:table-cell>
        </table:table-row>
        <table:table-row>
          <table:table-cell table:style-name="Tableau90.A2" office:value-type="string">
            <text:p text:style-name="Table_20_Contents">modifyState</text:p>
          </table:table-cell>
          <table:table-cell table:style-name="Tableau90.A2" office:value-type="string">
            <text:p text:style-name="Table_20_Contents">bool</text:p>
          </table:table-cell>
          <table:table-cell table:style-name="Tableau90.C2" office:value-type="string">
            <text:p text:style-name="Table_20_Contents"/>
          </table:table-cell>
        </table:table-row>
        <table:table-row>
          <table:table-cell table:style-name="Tableau90.A2" office:value-type="string">
            <text:p text:style-name="Table_20_Contents">removeState</text:p>
          </table:table-cell>
          <table:table-cell table:style-name="Tableau90.A2" office:value-type="string">
            <text:p text:style-name="Table_20_Contents">bool</text:p>
          </table:table-cell>
          <table:table-cell table:style-name="Tableau90.C2" office:value-type="string">
            <text:p text:style-name="Table_20_Contents"/>
            <text:p text:style-name="Preformatted_20_Text">if (! doc.removeState({key:'my_state'}))</text:p>
            <text:p text:style-name="Preformatted_20_Text"><text:s text:c="3"/>alert(Fdl.getLastErrorMessage());</text:p>
          </table:table-cell>
        </table:table-row>
        <table:table-row>
          <table:table-cell table:style-name="Tableau90.A2" office:value-type="string">
            <text:p text:style-name="Table_20_Contents">addTransitionType</text:p>
          </table:table-cell>
          <table:table-cell table:style-name="Tableau90.A2" office:value-type="string">
            <text:p text:style-name="Table_20_Contents"/>
          </table:table-cell>
          <table:table-cell table:style-name="Tableau90.C2" office:value-type="string">
            <text:p text:style-name="Table_20_Contents">Add a new transition type to describe label and methods</text:p>
            <text:p text:style-name="Table_20_Contents">parameters are</text:p>
            <text:list xml:id="list1137578011" text:style-name="L4">
              <text:list-item>
                <text:p text:style-name="P7">key</text:p>
              </text:list-item>
              <text:list-item>
                <text:p text:style-name="P7">label</text:p>
              </text:list-item>
              <text:list-item>
                <text:p text:style-name="P7">preMethod</text:p>
              </text:list-item>
              <text:list-item>
                <text:p text:style-name="P7">postMethod</text:p>
              </text:list-item>
              <text:list-item>
                <text:p text:style-name="P7">ask</text:p>
              </text:list-item>
              <text:list-item>
                <text:p text:style-name="P7">noComment</text:p>
              </text:list-item>
            </text:list>
            <text:p text:style-name="Preformatted_20_Text">if (! doc.addTransitionType(</text:p>
            <text:p text:style-name="Preformatted_20_Text"><text:s text:c="3"/>{key:'T_one, label:'my first transition'}))</text:p>
            <text:p text:style-name="Preformatted_20_Text">alert(Fdl.getLastErrorMessage());</text:p>
          </table:table-cell>
        </table:table-row>
        <table:table-row>
          <table:table-cell table:style-name="Tableau90.A2" office:value-type="string">
            <text:p text:style-name="Table_20_Contents">removeTransitionType</text:p>
          </table:table-cell>
          <table:table-cell table:style-name="Tableau90.A2" office:value-type="string">
            <text:p text:style-name="Table_20_Contents"/>
          </table:table-cell>
          <table:table-cell table:style-name="Tableau90.C2" office:value-type="string">
            <text:p text:style-name="Table_20_Contents">The only parameter is the key</text:p>
            <text:p text:style-name="Preformatted_20_Text">if (! G.removeTransitionType({key:'T_one'}))</text:p>
            <text:p text:style-name="Preformatted_20_Text">alert(Fdl.getLastErrorMessage());</text:p>
          </table:table-cell>
        </table:table-row>
        <text:soft-page-break/>
        <table:table-row>
          <table:table-cell table:style-name="Tableau90.A2" office:value-type="string">
            <text:p text:style-name="Table_20_Contents">modifyTransitionType</text:p>
          </table:table-cell>
          <table:table-cell table:style-name="Tableau90.A2" office:value-type="string">
            <text:p text:style-name="Table_20_Contents"/>
          </table:table-cell>
          <table:table-cell table:style-name="Tableau90.C2" office:value-type="string">
            <text:p text:style-name="Table_20_Contents"/>
          </table:table-cell>
        </table:table-row>
        <table:table-row>
          <table:table-cell table:style-name="Tableau90.A11" office:value-type="string">
            <text:p text:style-name="Table_20_Contents">addTransition</text:p>
          </table:table-cell>
          <table:table-cell table:style-name="Tableau90.A11" office:value-type="string">
            <text:p text:style-name="Table_20_Contents">bool</text:p>
          </table:table-cell>
          <table:table-cell table:style-name="Tableau90.C11" office:value-type="string">
            <text:p text:style-name="Table_20_Contents">Add a new transition, three args are needed.</text:p>
            <text:p text:style-name="Preformatted_20_Text">if (! doc.addTransition(</text:p>
            <text:p text:style-name="Preformatted_20_Text"><text:s text:c="3"/>{start:'my_stateone',</text:p>
            <text:p text:style-name="Preformatted_20_Text"><text:s text:c="4"/>finish:'my_statetwo',</text:p>
            <text:p text:style-name="Preformatted_20_Text"><text:s text:c="4"/>transitionType:'my_transition'}))</text:p>
            <text:p text:style-name="Preformatted_20_Text">alert(Fdl.getLastErrorMessage());</text:p>
          </table:table-cell>
        </table:table-row>
        <table:table-row>
          <table:table-cell table:style-name="Tableau90.A2" office:value-type="string">
            <text:p text:style-name="Table_20_Contents">removeTransition</text:p>
          </table:table-cell>
          <table:table-cell table:style-name="Tableau90.A2" office:value-type="string">
            <text:p text:style-name="Table_20_Contents">bool</text:p>
          </table:table-cell>
          <table:table-cell table:style-name="Tableau90.C2" office:value-type="string">
            <text:p text:style-name="Table_20_Contents">remove a transition</text:p>
            <text:p text:style-name="Preformatted_20_Text">if (! doc.addTransition(</text:p>
            <text:p text:style-name="Preformatted_20_Text"><text:s text:c="3"/>{start:'my_stateone',</text:p>
            <text:p text:style-name="Preformatted_20_Text"><text:s text:c="4"/>finish:'my_statetwo'}))</text:p>
            <text:p text:style-name="Preformatted_20_Text">alert(Fdl.getLastErrorMessa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OpenSymbol" svg:font-family="OpenSymbol"/>
    <style:font-face style:name="StarSymbol" svg:font-family="StarSymbol"/>
    <style:font-face style:name="DejaVu Sans Mono" svg:font-family="'DejaVu Sans Mono'" style:font-family-generic="modern" style:font-pitch="fixed"/>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font-size-asian="10.5pt"/>
    </style:style>
    <style:style style:name="Heading" style:family="paragraph" style:parent-style-name="Standard" style:next-style-name="Text_20_body" style:class="text">
      <style:paragraph-properties fo:margin-top="0.423cm" fo:margin-bottom="0.212cm" fo:text-align="center" style:justify-single-word="false" style:shadow="none"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page-number="auto" fo:padding="0.049cm" fo:border="0.002cm solid #808080" style:shadow="none"/>
      <style:text-properties style:font-name="DejaVu Sans Mono" fo:font-size="10pt" fo:language="zxx" fo:country="none"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text-properties fo:font-size="10pt" fo:font-weight="normal" style:font-size-asian="10.5pt"/>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ete_20_tableau" style:display-name="Entete tableau" style:family="paragraph" style:parent-style-name="Table_20_Contents">
      <style:paragraph-properties fo:background-color="#ccccff" style:shadow="none">
        <style:background-image/>
      </style:paragraph-properties>
      <style:text-properties fo:background-color="transparent" style:font-size-asian="10.5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artiel" style:family="paragraph" style:parent-style-name="Table_20_Contents">
      <style:paragraph-properties fo:background-color="#ff950e">
        <style:background-image/>
      </style:paragraph-properties>
    </style:style>
    <style:style style:name="Validate" style:family="paragraph" style:parent-style-name="Table_20_Contents">
      <style:paragraph-properties fo:background-color="#579d1c">
        <style:background-image/>
      </style:paragraph-properties>
    </style:style>
    <style:style style:name="Not_20_implemented" style:display-name="Not implemented" style:family="paragraph" style:parent-style-name="Table_20_Contents">
      <style:paragraph-properties fo:background-color="#c90016">
        <style:background-image/>
      </style:paragraph-properties>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Private_20_property" style:display-name="Private property" style:family="text">
      <style:text-properties style:text-line-through-style="solid" style:text-line-through-type="doubl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itle>fdl client api specification</text:title><text:tab/><text:tab/>revision <text:editing-cycles>149</text:editing-cycl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fdl client api specification</dc:title>
    <meta:creation-date>2009-03-06T14:16:28</meta:creation-date>
    <dc:date>2009-10-12T17:58:52</dc:date>
    <meta:editing-cycles>149</meta:editing-cycles>
    <meta:editing-duration>PT98H13M09S</meta:editing-duration>
    <meta:document-statistic meta:table-count="94" meta:image-count="0" meta:object-count="0" meta:page-count="47" meta:paragraph-count="1836" meta:word-count="5064" meta:character-count="35985"/>
    <meta:user-defined meta:name="Info 1"/>
    <meta:user-defined meta:name="Info 2"/>
    <meta:user-defined meta:name="Info 3"/>
    <meta:user-defined meta:name="Info 4"/>
  </office:meta>
</office:document-meta>
</file>